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9677in" svg:y="13.3083in">
            <draw:object draw:notify-on-update-of-ranges="jd_from_badi_date.F1:jd_from_badi_date.F1 jd_from_badi_date.F2:jd_from_badi_date.F653 jd_from_badi_date.G1:jd_from_badi_date.G1 jd_from_badi_date.G2:jd_from_badi_date.G6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ce1"/>
          <table:table-cell table:style-name="ce1" office:value-type="string" calcext:value-type="string" table:number-columns-spanned="5" table:number-rows-spanned="1">
            <text:p>Generated with ./contrib/misc/full_partial.py -aG</text:p>
          </table:table-cell>
          <table:covered-table-cell table:number-columns-repeated="4" table:style-name="ce1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-260-01-01T00:00:00</text:p>
          </table:table-cell>
          <table:table-cell office:value-type="float" office:value="2299317.5" calcext:value-type="float">
            <text:p>2299317.5</text:p>
          </table:table-cell>
          <table:table-cell office:value-type="string" calcext:value-type="string">
            <text:p>1583-03-21T00:00:00</text:p>
          </table:table-cell>
          <table:table-cell office:value-type="float" office:value="2299317.5" calcext:value-type="float">
            <text:p>2299317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03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8.5" calcext:value-type="float">
            <text:p>2300048.5</text:p>
          </table:table-cell>
          <table:table-cell office:value-type="string" calcext:value-type="string">
            <text:p>1585-03-21T00:00:00</text:p>
          </table:table-cell>
          <table:table-cell office:value-type="float" office:value="2300048.5" calcext:value-type="float">
            <text:p>2300048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3.5" calcext:value-type="float">
            <text:p>2300413.5</text:p>
          </table:table-cell>
          <table:table-cell office:value-type="string" calcext:value-type="string">
            <text:p>1586-03-21T00:00:00</text:p>
          </table:table-cell>
          <table:table-cell office:value-type="float" office:value="2300413.5" calcext:value-type="float">
            <text:p>2300413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8.5" calcext:value-type="float">
            <text:p>2300778.5</text:p>
          </table:table-cell>
          <table:table-cell office:value-type="string" calcext:value-type="string">
            <text:p>1587-03-21T00:00:00</text:p>
          </table:table-cell>
          <table:table-cell office:value-type="float" office:value="2300778.5" calcext:value-type="float">
            <text:p>2300778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3.5" calcext:value-type="float">
            <text:p>2301143.5</text:p>
          </table:table-cell>
          <table:table-cell office:value-type="string" calcext:value-type="string">
            <text:p>1588-03-20T00:00:00</text:p>
          </table:table-cell>
          <table:table-cell office:value-type="float" office:value="2301143.5" calcext:value-type="float">
            <text:p>2301143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9.5" calcext:value-type="float">
            <text:p>2301509.5</text:p>
          </table:table-cell>
          <table:table-cell office:value-type="string" calcext:value-type="string">
            <text:p>1589-03-21T00:00:00</text:p>
          </table:table-cell>
          <table:table-cell office:value-type="float" office:value="2301509.5" calcext:value-type="float">
            <text:p>2301509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4.5" calcext:value-type="float">
            <text:p>2301874.5</text:p>
          </table:table-cell>
          <table:table-cell office:value-type="string" calcext:value-type="string">
            <text:p>1590-03-21T00:00:00</text:p>
          </table:table-cell>
          <table:table-cell office:value-type="float" office:value="2301874.5" calcext:value-type="float">
            <text:p>2301874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9.5" calcext:value-type="float">
            <text:p>2302239.5</text:p>
          </table:table-cell>
          <table:table-cell office:value-type="string" calcext:value-type="string">
            <text:p>1591-03-21T00:00:00</text:p>
          </table:table-cell>
          <table:table-cell office:value-type="float" office:value="2302239.5" calcext:value-type="float">
            <text:p>2302239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4.5" calcext:value-type="float">
            <text:p>2302604.5</text:p>
          </table:table-cell>
          <table:table-cell office:value-type="string" calcext:value-type="string">
            <text:p>1592-03-20T00:00:00</text:p>
          </table:table-cell>
          <table:table-cell office:value-type="float" office:value="2302604.5" calcext:value-type="float">
            <text:p>2302604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70.5" calcext:value-type="float">
            <text:p>2302970.5</text:p>
          </table:table-cell>
          <table:table-cell office:value-type="string" calcext:value-type="string">
            <text:p>1593-03-21T00:00:00</text:p>
          </table:table-cell>
          <table:table-cell office:value-type="float" office:value="2302970.5" calcext:value-type="float">
            <text:p>2302970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5.5" calcext:value-type="float">
            <text:p>2303335.5</text:p>
          </table:table-cell>
          <table:table-cell office:value-type="string" calcext:value-type="string">
            <text:p>1594-03-21T00:00:00</text:p>
          </table:table-cell>
          <table:table-cell office:value-type="float" office:value="2303335.5" calcext:value-type="float">
            <text:p>2303335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700.5" calcext:value-type="float">
            <text:p>2303700.5</text:p>
          </table:table-cell>
          <table:table-cell office:value-type="string" calcext:value-type="string">
            <text:p>1595-03-21T00:00:00</text:p>
          </table:table-cell>
          <table:table-cell office:value-type="float" office:value="2303700.5" calcext:value-type="float">
            <text:p>2303700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5.5" calcext:value-type="float">
            <text:p>2304065.5</text:p>
          </table:table-cell>
          <table:table-cell office:value-type="string" calcext:value-type="string">
            <text:p>1596-03-20T00:00:00</text:p>
          </table:table-cell>
          <table:table-cell office:value-type="float" office:value="2304065.5" calcext:value-type="float">
            <text:p>2304065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03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6.5" calcext:value-type="float">
            <text:p>2304796.5</text:p>
          </table:table-cell>
          <table:table-cell office:value-type="string" calcext:value-type="string">
            <text:p>1598-03-21T00:00:00</text:p>
          </table:table-cell>
          <table:table-cell office:value-type="float" office:value="2304796.5" calcext:value-type="float">
            <text:p>2304796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61.5" calcext:value-type="float">
            <text:p>2305161.5</text:p>
          </table:table-cell>
          <table:table-cell office:value-type="string" calcext:value-type="string">
            <text:p>1599-03-21T00:00:00</text:p>
          </table:table-cell>
          <table:table-cell office:value-type="float" office:value="2305161.5" calcext:value-type="float">
            <text:p>2305161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6.5" calcext:value-type="float">
            <text:p>2305526.5</text:p>
          </table:table-cell>
          <table:table-cell office:value-type="string" calcext:value-type="string">
            <text:p>1600-03-20T00:00:00</text:p>
          </table:table-cell>
          <table:table-cell office:value-type="float" office:value="2305526.5" calcext:value-type="float">
            <text:p>2305526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03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7.5" calcext:value-type="float">
            <text:p>2306257.5</text:p>
          </table:table-cell>
          <table:table-cell office:value-type="string" calcext:value-type="string">
            <text:p>1602-03-21T00:00:00</text:p>
          </table:table-cell>
          <table:table-cell office:value-type="float" office:value="2306257.5" calcext:value-type="float">
            <text:p>2306257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2.5" calcext:value-type="float">
            <text:p>2306622.5</text:p>
          </table:table-cell>
          <table:table-cell office:value-type="string" calcext:value-type="string">
            <text:p>1603-03-21T00:00:00</text:p>
          </table:table-cell>
          <table:table-cell office:value-type="float" office:value="2306622.5" calcext:value-type="float">
            <text:p>2306622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7.5" calcext:value-type="float">
            <text:p>2306987.5</text:p>
          </table:table-cell>
          <table:table-cell office:value-type="string" calcext:value-type="string">
            <text:p>1604-03-20T00:00:00</text:p>
          </table:table-cell>
          <table:table-cell office:value-type="float" office:value="2306987.5" calcext:value-type="float">
            <text:p>2306987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03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8.5" calcext:value-type="float">
            <text:p>2307718.5</text:p>
          </table:table-cell>
          <table:table-cell office:value-type="string" calcext:value-type="string">
            <text:p>1606-03-21T00:00:00</text:p>
          </table:table-cell>
          <table:table-cell office:value-type="float" office:value="2307718.5" calcext:value-type="float">
            <text:p>2307718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3.5" calcext:value-type="float">
            <text:p>2308083.5</text:p>
          </table:table-cell>
          <table:table-cell office:value-type="string" calcext:value-type="string">
            <text:p>1607-03-21T00:00:00</text:p>
          </table:table-cell>
          <table:table-cell office:value-type="float" office:value="2308083.5" calcext:value-type="float">
            <text:p>2308083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8.5" calcext:value-type="float">
            <text:p>2308448.5</text:p>
          </table:table-cell>
          <table:table-cell office:value-type="string" calcext:value-type="string">
            <text:p>1608-03-20T00:00:00</text:p>
          </table:table-cell>
          <table:table-cell office:value-type="float" office:value="2308448.5" calcext:value-type="float">
            <text:p>2308448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03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9.5" calcext:value-type="float">
            <text:p>2309179.5</text:p>
          </table:table-cell>
          <table:table-cell office:value-type="string" calcext:value-type="string">
            <text:p>1610-03-21T00:00:00</text:p>
          </table:table-cell>
          <table:table-cell office:value-type="float" office:value="2309179.5" calcext:value-type="float">
            <text:p>2309179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4.5" calcext:value-type="float">
            <text:p>2309544.5</text:p>
          </table:table-cell>
          <table:table-cell office:value-type="string" calcext:value-type="string">
            <text:p>1611-03-21T00:00:00</text:p>
          </table:table-cell>
          <table:table-cell office:value-type="float" office:value="2309544.5" calcext:value-type="float">
            <text:p>2309544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9.5" calcext:value-type="float">
            <text:p>2309909.5</text:p>
          </table:table-cell>
          <table:table-cell office:value-type="string" calcext:value-type="string">
            <text:p>1612-03-20T00:00:00</text:p>
          </table:table-cell>
          <table:table-cell office:value-type="float" office:value="2309909.5" calcext:value-type="float">
            <text:p>2309909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03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40.5" calcext:value-type="float">
            <text:p>2310640.5</text:p>
          </table:table-cell>
          <table:table-cell office:value-type="string" calcext:value-type="string">
            <text:p>1614-03-21T00:00:00</text:p>
          </table:table-cell>
          <table:table-cell office:value-type="float" office:value="2310640.5" calcext:value-type="float">
            <text:p>2310640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5.5" calcext:value-type="float">
            <text:p>2311005.5</text:p>
          </table:table-cell>
          <table:table-cell office:value-type="string" calcext:value-type="string">
            <text:p>1615-03-21T00:00:00</text:p>
          </table:table-cell>
          <table:table-cell office:value-type="float" office:value="2311005.5" calcext:value-type="float">
            <text:p>2311005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70.5" calcext:value-type="float">
            <text:p>2311370.5</text:p>
          </table:table-cell>
          <table:table-cell office:value-type="string" calcext:value-type="string">
            <text:p>1616-03-20T00:00:00</text:p>
          </table:table-cell>
          <table:table-cell office:value-type="float" office:value="2311370.5" calcext:value-type="float">
            <text:p>2311370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03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101.5" calcext:value-type="float">
            <text:p>2312101.5</text:p>
          </table:table-cell>
          <table:table-cell office:value-type="string" calcext:value-type="string">
            <text:p>1618-03-21T00:00:00</text:p>
          </table:table-cell>
          <table:table-cell office:value-type="float" office:value="2312101.5" calcext:value-type="float">
            <text:p>2312101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6.5" calcext:value-type="float">
            <text:p>2312466.5</text:p>
          </table:table-cell>
          <table:table-cell office:value-type="string" calcext:value-type="string">
            <text:p>1619-03-21T00:00:00</text:p>
          </table:table-cell>
          <table:table-cell office:value-type="float" office:value="2312466.5" calcext:value-type="float">
            <text:p>2312466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31.5" calcext:value-type="float">
            <text:p>2312831.5</text:p>
          </table:table-cell>
          <table:table-cell office:value-type="string" calcext:value-type="string">
            <text:p>1620-03-20T00:00:00</text:p>
          </table:table-cell>
          <table:table-cell office:value-type="float" office:value="2312831.5" calcext:value-type="float">
            <text:p>2312831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6.5" calcext:value-type="float">
            <text:p>2313196.5</text:p>
          </table:table-cell>
          <table:table-cell office:value-type="string" calcext:value-type="string">
            <text:p>1621-03-20T00:00:00</text:p>
          </table:table-cell>
          <table:table-cell office:value-type="float" office:value="2313196.5" calcext:value-type="float">
            <text:p>2313196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2.5" calcext:value-type="float">
            <text:p>2313562.5</text:p>
          </table:table-cell>
          <table:table-cell office:value-type="string" calcext:value-type="string">
            <text:p>1622-03-21T00:00:00</text:p>
          </table:table-cell>
          <table:table-cell office:value-type="float" office:value="2313562.5" calcext:value-type="float">
            <text:p>2313562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7.5" calcext:value-type="float">
            <text:p>2313927.5</text:p>
          </table:table-cell>
          <table:table-cell office:value-type="string" calcext:value-type="string">
            <text:p>1623-03-21T00:00:00</text:p>
          </table:table-cell>
          <table:table-cell office:value-type="float" office:value="2313927.5" calcext:value-type="float">
            <text:p>2313927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2.5" calcext:value-type="float">
            <text:p>2314292.5</text:p>
          </table:table-cell>
          <table:table-cell office:value-type="string" calcext:value-type="string">
            <text:p>1624-03-20T00:00:00</text:p>
          </table:table-cell>
          <table:table-cell office:value-type="float" office:value="2314292.5" calcext:value-type="float">
            <text:p>2314292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7.5" calcext:value-type="float">
            <text:p>2314657.5</text:p>
          </table:table-cell>
          <table:table-cell office:value-type="string" calcext:value-type="string">
            <text:p>1625-03-20T00:00:00</text:p>
          </table:table-cell>
          <table:table-cell office:value-type="float" office:value="2314657.5" calcext:value-type="float">
            <text:p>2314657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3.5" calcext:value-type="float">
            <text:p>2315023.5</text:p>
          </table:table-cell>
          <table:table-cell office:value-type="string" calcext:value-type="string">
            <text:p>1626-03-21T00:00:00</text:p>
          </table:table-cell>
          <table:table-cell office:value-type="float" office:value="2315023.5" calcext:value-type="float">
            <text:p>2315023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8.5" calcext:value-type="float">
            <text:p>2315388.5</text:p>
          </table:table-cell>
          <table:table-cell office:value-type="string" calcext:value-type="string">
            <text:p>1627-03-21T00:00:00</text:p>
          </table:table-cell>
          <table:table-cell office:value-type="float" office:value="2315388.5" calcext:value-type="float">
            <text:p>2315388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3.5" calcext:value-type="float">
            <text:p>2315753.5</text:p>
          </table:table-cell>
          <table:table-cell office:value-type="string" calcext:value-type="string">
            <text:p>1628-03-20T00:00:00</text:p>
          </table:table-cell>
          <table:table-cell office:value-type="float" office:value="2315753.5" calcext:value-type="float">
            <text:p>2315753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8.5" calcext:value-type="float">
            <text:p>2316118.5</text:p>
          </table:table-cell>
          <table:table-cell office:value-type="string" calcext:value-type="string">
            <text:p>1629-03-20T00:00:00</text:p>
          </table:table-cell>
          <table:table-cell office:value-type="float" office:value="2316118.5" calcext:value-type="float">
            <text:p>2316118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03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9.5" calcext:value-type="float">
            <text:p>2316849.5</text:p>
          </table:table-cell>
          <table:table-cell office:value-type="string" calcext:value-type="string">
            <text:p>1631-03-21T00:00:00</text:p>
          </table:table-cell>
          <table:table-cell office:value-type="float" office:value="2316849.5" calcext:value-type="float">
            <text:p>2316849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4.5" calcext:value-type="float">
            <text:p>2317214.5</text:p>
          </table:table-cell>
          <table:table-cell office:value-type="string" calcext:value-type="string">
            <text:p>1632-03-20T00:00:00</text:p>
          </table:table-cell>
          <table:table-cell office:value-type="float" office:value="2317214.5" calcext:value-type="float">
            <text:p>2317214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9.5" calcext:value-type="float">
            <text:p>2317579.5</text:p>
          </table:table-cell>
          <table:table-cell office:value-type="string" calcext:value-type="string">
            <text:p>1633-03-20T00:00:00</text:p>
          </table:table-cell>
          <table:table-cell office:value-type="float" office:value="2317579.5" calcext:value-type="float">
            <text:p>2317579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03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10.5" calcext:value-type="float">
            <text:p>2318310.5</text:p>
          </table:table-cell>
          <table:table-cell office:value-type="string" calcext:value-type="string">
            <text:p>1635-03-21T00:00:00</text:p>
          </table:table-cell>
          <table:table-cell office:value-type="float" office:value="2318310.5" calcext:value-type="float">
            <text:p>2318310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5.5" calcext:value-type="float">
            <text:p>2318675.5</text:p>
          </table:table-cell>
          <table:table-cell office:value-type="string" calcext:value-type="string">
            <text:p>1636-03-20T00:00:00</text:p>
          </table:table-cell>
          <table:table-cell office:value-type="float" office:value="2318675.5" calcext:value-type="float">
            <text:p>2318675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40.5" calcext:value-type="float">
            <text:p>2319040.5</text:p>
          </table:table-cell>
          <table:table-cell office:value-type="string" calcext:value-type="string">
            <text:p>1637-03-20T00:00:00</text:p>
          </table:table-cell>
          <table:table-cell office:value-type="float" office:value="2319040.5" calcext:value-type="float">
            <text:p>2319040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03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71.5" calcext:value-type="float">
            <text:p>2319771.5</text:p>
          </table:table-cell>
          <table:table-cell office:value-type="string" calcext:value-type="string">
            <text:p>1639-03-21T00:00:00</text:p>
          </table:table-cell>
          <table:table-cell office:value-type="float" office:value="2319771.5" calcext:value-type="float">
            <text:p>2319771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6.5" calcext:value-type="float">
            <text:p>2320136.5</text:p>
          </table:table-cell>
          <table:table-cell office:value-type="string" calcext:value-type="string">
            <text:p>1640-03-20T00:00:00</text:p>
          </table:table-cell>
          <table:table-cell office:value-type="float" office:value="2320136.5" calcext:value-type="float">
            <text:p>2320136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501.5" calcext:value-type="float">
            <text:p>2320501.5</text:p>
          </table:table-cell>
          <table:table-cell office:value-type="string" calcext:value-type="string">
            <text:p>1641-03-20T00:00:00</text:p>
          </table:table-cell>
          <table:table-cell office:value-type="float" office:value="2320501.5" calcext:value-type="float">
            <text:p>2320501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03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2.5" calcext:value-type="float">
            <text:p>2321232.5</text:p>
          </table:table-cell>
          <table:table-cell office:value-type="string" calcext:value-type="string">
            <text:p>1643-03-21T00:00:00</text:p>
          </table:table-cell>
          <table:table-cell office:value-type="float" office:value="2321232.5" calcext:value-type="float">
            <text:p>2321232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7.5" calcext:value-type="float">
            <text:p>2321597.5</text:p>
          </table:table-cell>
          <table:table-cell office:value-type="string" calcext:value-type="string">
            <text:p>1644-03-20T00:00:00</text:p>
          </table:table-cell>
          <table:table-cell office:value-type="float" office:value="2321597.5" calcext:value-type="float">
            <text:p>2321597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2.5" calcext:value-type="float">
            <text:p>2321962.5</text:p>
          </table:table-cell>
          <table:table-cell office:value-type="string" calcext:value-type="string">
            <text:p>1645-03-20T00:00:00</text:p>
          </table:table-cell>
          <table:table-cell office:value-type="float" office:value="2321962.5" calcext:value-type="float">
            <text:p>2321962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03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3.5" calcext:value-type="float">
            <text:p>2322693.5</text:p>
          </table:table-cell>
          <table:table-cell office:value-type="string" calcext:value-type="string">
            <text:p>1647-03-21T00:00:00</text:p>
          </table:table-cell>
          <table:table-cell office:value-type="float" office:value="2322693.5" calcext:value-type="float">
            <text:p>2322693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8.5" calcext:value-type="float">
            <text:p>2323058.5</text:p>
          </table:table-cell>
          <table:table-cell office:value-type="string" calcext:value-type="string">
            <text:p>1648-03-20T00:00:00</text:p>
          </table:table-cell>
          <table:table-cell office:value-type="float" office:value="2323058.5" calcext:value-type="float">
            <text:p>2323058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3.5" calcext:value-type="float">
            <text:p>2323423.5</text:p>
          </table:table-cell>
          <table:table-cell office:value-type="string" calcext:value-type="string">
            <text:p>1649-03-20T00:00:00</text:p>
          </table:table-cell>
          <table:table-cell office:value-type="float" office:value="2323423.5" calcext:value-type="float">
            <text:p>2323423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03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4.5" calcext:value-type="float">
            <text:p>2324154.5</text:p>
          </table:table-cell>
          <table:table-cell office:value-type="string" calcext:value-type="string">
            <text:p>1651-03-21T00:00:00</text:p>
          </table:table-cell>
          <table:table-cell office:value-type="float" office:value="2324154.5" calcext:value-type="float">
            <text:p>2324154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9.5" calcext:value-type="float">
            <text:p>2324519.5</text:p>
          </table:table-cell>
          <table:table-cell office:value-type="string" calcext:value-type="string">
            <text:p>1652-03-20T00:00:00</text:p>
          </table:table-cell>
          <table:table-cell office:value-type="float" office:value="2324519.5" calcext:value-type="float">
            <text:p>2324519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4.5" calcext:value-type="float">
            <text:p>2324884.5</text:p>
          </table:table-cell>
          <table:table-cell office:value-type="string" calcext:value-type="string">
            <text:p>1653-03-20T00:00:00</text:p>
          </table:table-cell>
          <table:table-cell office:value-type="float" office:value="2324884.5" calcext:value-type="float">
            <text:p>2324884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9.5" calcext:value-type="float">
            <text:p>2325249.5</text:p>
          </table:table-cell>
          <table:table-cell office:value-type="string" calcext:value-type="string">
            <text:p>1654-03-20T00:00:00</text:p>
          </table:table-cell>
          <table:table-cell office:value-type="float" office:value="2325249.5" calcext:value-type="float">
            <text:p>2325249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5.5" calcext:value-type="float">
            <text:p>2325615.5</text:p>
          </table:table-cell>
          <table:table-cell office:value-type="string" calcext:value-type="string">
            <text:p>1655-03-21T00:00:00</text:p>
          </table:table-cell>
          <table:table-cell office:value-type="float" office:value="2325615.5" calcext:value-type="float">
            <text:p>2325615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80.5" calcext:value-type="float">
            <text:p>2325980.5</text:p>
          </table:table-cell>
          <table:table-cell office:value-type="string" calcext:value-type="string">
            <text:p>1656-03-20T00:00:00</text:p>
          </table:table-cell>
          <table:table-cell office:value-type="float" office:value="2325980.5" calcext:value-type="float">
            <text:p>2325980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5.5" calcext:value-type="float">
            <text:p>2326345.5</text:p>
          </table:table-cell>
          <table:table-cell office:value-type="string" calcext:value-type="string">
            <text:p>1657-03-20T00:00:00</text:p>
          </table:table-cell>
          <table:table-cell office:value-type="float" office:value="2326345.5" calcext:value-type="float">
            <text:p>2326345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10.5" calcext:value-type="float">
            <text:p>2326710.5</text:p>
          </table:table-cell>
          <table:table-cell office:value-type="string" calcext:value-type="string">
            <text:p>1658-03-20T00:00:00</text:p>
          </table:table-cell>
          <table:table-cell office:value-type="float" office:value="2326710.5" calcext:value-type="float">
            <text:p>2326710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6.5" calcext:value-type="float">
            <text:p>2327076.5</text:p>
          </table:table-cell>
          <table:table-cell office:value-type="string" calcext:value-type="string">
            <text:p>1659-03-21T00:00:00</text:p>
          </table:table-cell>
          <table:table-cell office:value-type="float" office:value="2327076.5" calcext:value-type="float">
            <text:p>2327076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41.5" calcext:value-type="float">
            <text:p>2327441.5</text:p>
          </table:table-cell>
          <table:table-cell office:value-type="string" calcext:value-type="string">
            <text:p>1660-03-20T00:00:00</text:p>
          </table:table-cell>
          <table:table-cell office:value-type="float" office:value="2327441.5" calcext:value-type="float">
            <text:p>2327441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6.5" calcext:value-type="float">
            <text:p>2327806.5</text:p>
          </table:table-cell>
          <table:table-cell office:value-type="string" calcext:value-type="string">
            <text:p>1661-03-20T00:00:00</text:p>
          </table:table-cell>
          <table:table-cell office:value-type="float" office:value="2327806.5" calcext:value-type="float">
            <text:p>2327806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71.5" calcext:value-type="float">
            <text:p>2328171.5</text:p>
          </table:table-cell>
          <table:table-cell office:value-type="string" calcext:value-type="string">
            <text:p>1662-03-20T00:00:00</text:p>
          </table:table-cell>
          <table:table-cell office:value-type="float" office:value="2328171.5" calcext:value-type="float">
            <text:p>2328171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03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2.5" calcext:value-type="float">
            <text:p>2328902.5</text:p>
          </table:table-cell>
          <table:table-cell office:value-type="string" calcext:value-type="string">
            <text:p>1664-03-20T00:00:00</text:p>
          </table:table-cell>
          <table:table-cell office:value-type="float" office:value="2328902.5" calcext:value-type="float">
            <text:p>2328902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7.5" calcext:value-type="float">
            <text:p>2329267.5</text:p>
          </table:table-cell>
          <table:table-cell office:value-type="string" calcext:value-type="string">
            <text:p>1665-03-20T00:00:00</text:p>
          </table:table-cell>
          <table:table-cell office:value-type="float" office:value="2329267.5" calcext:value-type="float">
            <text:p>2329267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2.5" calcext:value-type="float">
            <text:p>2329632.5</text:p>
          </table:table-cell>
          <table:table-cell office:value-type="string" calcext:value-type="string">
            <text:p>1666-03-20T00:00:00</text:p>
          </table:table-cell>
          <table:table-cell office:value-type="float" office:value="2329632.5" calcext:value-type="float">
            <text:p>2329632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03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3.5" calcext:value-type="float">
            <text:p>2330363.5</text:p>
          </table:table-cell>
          <table:table-cell office:value-type="string" calcext:value-type="string">
            <text:p>1668-03-20T00:00:00</text:p>
          </table:table-cell>
          <table:table-cell office:value-type="float" office:value="2330363.5" calcext:value-type="float">
            <text:p>2330363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8.5" calcext:value-type="float">
            <text:p>2330728.5</text:p>
          </table:table-cell>
          <table:table-cell office:value-type="string" calcext:value-type="string">
            <text:p>1669-03-20T00:00:00</text:p>
          </table:table-cell>
          <table:table-cell office:value-type="float" office:value="2330728.5" calcext:value-type="float">
            <text:p>2330728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3.5" calcext:value-type="float">
            <text:p>2331093.5</text:p>
          </table:table-cell>
          <table:table-cell office:value-type="string" calcext:value-type="string">
            <text:p>1670-03-20T00:00:00</text:p>
          </table:table-cell>
          <table:table-cell office:value-type="float" office:value="2331093.5" calcext:value-type="float">
            <text:p>2331093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03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4.5" calcext:value-type="float">
            <text:p>2331824.5</text:p>
          </table:table-cell>
          <table:table-cell office:value-type="string" calcext:value-type="string">
            <text:p>1672-03-20T00:00:00</text:p>
          </table:table-cell>
          <table:table-cell office:value-type="float" office:value="2331824.5" calcext:value-type="float">
            <text:p>2331824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9.5" calcext:value-type="float">
            <text:p>2332189.5</text:p>
          </table:table-cell>
          <table:table-cell office:value-type="string" calcext:value-type="string">
            <text:p>1673-03-20T00:00:00</text:p>
          </table:table-cell>
          <table:table-cell office:value-type="float" office:value="2332189.5" calcext:value-type="float">
            <text:p>2332189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4.5" calcext:value-type="float">
            <text:p>2332554.5</text:p>
          </table:table-cell>
          <table:table-cell office:value-type="string" calcext:value-type="string">
            <text:p>1674-03-20T00:00:00</text:p>
          </table:table-cell>
          <table:table-cell office:value-type="float" office:value="2332554.5" calcext:value-type="float">
            <text:p>2332554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03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5.5" calcext:value-type="float">
            <text:p>2333285.5</text:p>
          </table:table-cell>
          <table:table-cell office:value-type="string" calcext:value-type="string">
            <text:p>1676-03-20T00:00:00</text:p>
          </table:table-cell>
          <table:table-cell office:value-type="float" office:value="2333285.5" calcext:value-type="float">
            <text:p>2333285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50.5" calcext:value-type="float">
            <text:p>2333650.5</text:p>
          </table:table-cell>
          <table:table-cell office:value-type="string" calcext:value-type="string">
            <text:p>1677-03-20T00:00:00</text:p>
          </table:table-cell>
          <table:table-cell office:value-type="float" office:value="2333650.5" calcext:value-type="float">
            <text:p>2333650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5.5" calcext:value-type="float">
            <text:p>2334015.5</text:p>
          </table:table-cell>
          <table:table-cell office:value-type="string" calcext:value-type="string">
            <text:p>1678-03-20T00:00:00</text:p>
          </table:table-cell>
          <table:table-cell office:value-type="float" office:value="2334015.5" calcext:value-type="float">
            <text:p>2334015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03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6.5" calcext:value-type="float">
            <text:p>2334746.5</text:p>
          </table:table-cell>
          <table:table-cell office:value-type="string" calcext:value-type="string">
            <text:p>1680-03-20T00:00:00</text:p>
          </table:table-cell>
          <table:table-cell office:value-type="float" office:value="2334746.5" calcext:value-type="float">
            <text:p>2334746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11.5" calcext:value-type="float">
            <text:p>2335111.5</text:p>
          </table:table-cell>
          <table:table-cell office:value-type="string" calcext:value-type="string">
            <text:p>1681-03-20T00:00:00</text:p>
          </table:table-cell>
          <table:table-cell office:value-type="float" office:value="2335111.5" calcext:value-type="float">
            <text:p>2335111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6.5" calcext:value-type="float">
            <text:p>2335476.5</text:p>
          </table:table-cell>
          <table:table-cell office:value-type="string" calcext:value-type="string">
            <text:p>1682-03-20T00:00:00</text:p>
          </table:table-cell>
          <table:table-cell office:value-type="float" office:value="2335476.5" calcext:value-type="float">
            <text:p>2335476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03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7.5" calcext:value-type="float">
            <text:p>2336207.5</text:p>
          </table:table-cell>
          <table:table-cell office:value-type="string" calcext:value-type="string">
            <text:p>1684-03-20T00:00:00</text:p>
          </table:table-cell>
          <table:table-cell office:value-type="float" office:value="2336207.5" calcext:value-type="float">
            <text:p>2336207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2.5" calcext:value-type="float">
            <text:p>2336572.5</text:p>
          </table:table-cell>
          <table:table-cell office:value-type="string" calcext:value-type="string">
            <text:p>1685-03-20T00:00:00</text:p>
          </table:table-cell>
          <table:table-cell office:value-type="float" office:value="2336572.5" calcext:value-type="float">
            <text:p>2336572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7.5" calcext:value-type="float">
            <text:p>2336937.5</text:p>
          </table:table-cell>
          <table:table-cell office:value-type="string" calcext:value-type="string">
            <text:p>1686-03-20T00:00:00</text:p>
          </table:table-cell>
          <table:table-cell office:value-type="float" office:value="2336937.5" calcext:value-type="float">
            <text:p>2336937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2.5" calcext:value-type="float">
            <text:p>2337302.5</text:p>
          </table:table-cell>
          <table:table-cell office:value-type="string" calcext:value-type="string">
            <text:p>1687-03-20T00:00:00</text:p>
          </table:table-cell>
          <table:table-cell office:value-type="float" office:value="2337302.5" calcext:value-type="float">
            <text:p>2337302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8.5" calcext:value-type="float">
            <text:p>2337668.5</text:p>
          </table:table-cell>
          <table:table-cell office:value-type="string" calcext:value-type="string">
            <text:p>1688-03-20T00:00:00</text:p>
          </table:table-cell>
          <table:table-cell office:value-type="float" office:value="2337668.5" calcext:value-type="float">
            <text:p>2337668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3.5" calcext:value-type="float">
            <text:p>2338033.5</text:p>
          </table:table-cell>
          <table:table-cell office:value-type="string" calcext:value-type="string">
            <text:p>1689-03-20T00:00:00</text:p>
          </table:table-cell>
          <table:table-cell office:value-type="float" office:value="2338033.5" calcext:value-type="float">
            <text:p>2338033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8.5" calcext:value-type="float">
            <text:p>2338398.5</text:p>
          </table:table-cell>
          <table:table-cell office:value-type="string" calcext:value-type="string">
            <text:p>1690-03-20T00:00:00</text:p>
          </table:table-cell>
          <table:table-cell office:value-type="float" office:value="2338398.5" calcext:value-type="float">
            <text:p>2338398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3.5" calcext:value-type="float">
            <text:p>2338763.5</text:p>
          </table:table-cell>
          <table:table-cell office:value-type="string" calcext:value-type="string">
            <text:p>1691-03-20T00:00:00</text:p>
          </table:table-cell>
          <table:table-cell office:value-type="float" office:value="2338763.5" calcext:value-type="float">
            <text:p>2338763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9.5" calcext:value-type="float">
            <text:p>2339129.5</text:p>
          </table:table-cell>
          <table:table-cell office:value-type="string" calcext:value-type="string">
            <text:p>1692-03-20T00:00:00</text:p>
          </table:table-cell>
          <table:table-cell office:value-type="float" office:value="2339129.5" calcext:value-type="float">
            <text:p>2339129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4.5" calcext:value-type="float">
            <text:p>2339494.5</text:p>
          </table:table-cell>
          <table:table-cell office:value-type="string" calcext:value-type="string">
            <text:p>1693-03-20T00:00:00</text:p>
          </table:table-cell>
          <table:table-cell office:value-type="float" office:value="2339494.5" calcext:value-type="float">
            <text:p>2339494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9.5" calcext:value-type="float">
            <text:p>2339859.5</text:p>
          </table:table-cell>
          <table:table-cell office:value-type="string" calcext:value-type="string">
            <text:p>1694-03-20T00:00:00</text:p>
          </table:table-cell>
          <table:table-cell office:value-type="float" office:value="2339859.5" calcext:value-type="float">
            <text:p>2339859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4.5" calcext:value-type="float">
            <text:p>2340224.5</text:p>
          </table:table-cell>
          <table:table-cell office:value-type="string" calcext:value-type="string">
            <text:p>1695-03-20T00:00:00</text:p>
          </table:table-cell>
          <table:table-cell office:value-type="float" office:value="2340224.5" calcext:value-type="float">
            <text:p>2340224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03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5.5" calcext:value-type="float">
            <text:p>2340955.5</text:p>
          </table:table-cell>
          <table:table-cell office:value-type="string" calcext:value-type="string">
            <text:p>1697-03-20T00:00:00</text:p>
          </table:table-cell>
          <table:table-cell office:value-type="float" office:value="2340955.5" calcext:value-type="float">
            <text:p>2340955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20.5" calcext:value-type="float">
            <text:p>2341320.5</text:p>
          </table:table-cell>
          <table:table-cell office:value-type="string" calcext:value-type="string">
            <text:p>1698-03-20T00:00:00</text:p>
          </table:table-cell>
          <table:table-cell office:value-type="float" office:value="2341320.5" calcext:value-type="float">
            <text:p>2341320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5.5" calcext:value-type="float">
            <text:p>2341685.5</text:p>
          </table:table-cell>
          <table:table-cell office:value-type="string" calcext:value-type="string">
            <text:p>1699-03-20T00:00:00</text:p>
          </table:table-cell>
          <table:table-cell office:value-type="float" office:value="2341685.5" calcext:value-type="float">
            <text:p>2341685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03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6.5" calcext:value-type="float">
            <text:p>2342416.5</text:p>
          </table:table-cell>
          <table:table-cell office:value-type="string" calcext:value-type="string">
            <text:p>1701-03-21T00:00:00</text:p>
          </table:table-cell>
          <table:table-cell office:value-type="float" office:value="2342416.5" calcext:value-type="float">
            <text:p>2342416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81.5" calcext:value-type="float">
            <text:p>2342781.5</text:p>
          </table:table-cell>
          <table:table-cell office:value-type="string" calcext:value-type="string">
            <text:p>1702-03-21T00:00:00</text:p>
          </table:table-cell>
          <table:table-cell office:value-type="float" office:value="2342781.5" calcext:value-type="float">
            <text:p>2342781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6.5" calcext:value-type="float">
            <text:p>2343146.5</text:p>
          </table:table-cell>
          <table:table-cell office:value-type="string" calcext:value-type="string">
            <text:p>1703-03-21T00:00:00</text:p>
          </table:table-cell>
          <table:table-cell office:value-type="float" office:value="2343146.5" calcext:value-type="float">
            <text:p>2343146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03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7.5" calcext:value-type="float">
            <text:p>2343877.5</text:p>
          </table:table-cell>
          <table:table-cell office:value-type="string" calcext:value-type="string">
            <text:p>1705-03-21T00:00:00</text:p>
          </table:table-cell>
          <table:table-cell office:value-type="float" office:value="2343877.5" calcext:value-type="float">
            <text:p>2343877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2.5" calcext:value-type="float">
            <text:p>2344242.5</text:p>
          </table:table-cell>
          <table:table-cell office:value-type="string" calcext:value-type="string">
            <text:p>1706-03-21T00:00:00</text:p>
          </table:table-cell>
          <table:table-cell office:value-type="float" office:value="2344242.5" calcext:value-type="float">
            <text:p>2344242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7.5" calcext:value-type="float">
            <text:p>2344607.5</text:p>
          </table:table-cell>
          <table:table-cell office:value-type="string" calcext:value-type="string">
            <text:p>1707-03-21T00:00:00</text:p>
          </table:table-cell>
          <table:table-cell office:value-type="float" office:value="2344607.5" calcext:value-type="float">
            <text:p>2344607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03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8.5" calcext:value-type="float">
            <text:p>2345338.5</text:p>
          </table:table-cell>
          <table:table-cell office:value-type="string" calcext:value-type="string">
            <text:p>1709-03-21T00:00:00</text:p>
          </table:table-cell>
          <table:table-cell office:value-type="float" office:value="2345338.5" calcext:value-type="float">
            <text:p>2345338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3.5" calcext:value-type="float">
            <text:p>2345703.5</text:p>
          </table:table-cell>
          <table:table-cell office:value-type="string" calcext:value-type="string">
            <text:p>1710-03-21T00:00:00</text:p>
          </table:table-cell>
          <table:table-cell office:value-type="float" office:value="2345703.5" calcext:value-type="float">
            <text:p>2345703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8.5" calcext:value-type="float">
            <text:p>2346068.5</text:p>
          </table:table-cell>
          <table:table-cell office:value-type="string" calcext:value-type="string">
            <text:p>1711-03-21T00:00:00</text:p>
          </table:table-cell>
          <table:table-cell office:value-type="float" office:value="2346068.5" calcext:value-type="float">
            <text:p>2346068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03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9.5" calcext:value-type="float">
            <text:p>2346799.5</text:p>
          </table:table-cell>
          <table:table-cell office:value-type="string" calcext:value-type="string">
            <text:p>1713-03-21T00:00:00</text:p>
          </table:table-cell>
          <table:table-cell office:value-type="float" office:value="2346799.5" calcext:value-type="float">
            <text:p>2346799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4.5" calcext:value-type="float">
            <text:p>2347164.5</text:p>
          </table:table-cell>
          <table:table-cell office:value-type="string" calcext:value-type="string">
            <text:p>1714-03-21T00:00:00</text:p>
          </table:table-cell>
          <table:table-cell office:value-type="float" office:value="2347164.5" calcext:value-type="float">
            <text:p>2347164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9.5" calcext:value-type="float">
            <text:p>2347529.5</text:p>
          </table:table-cell>
          <table:table-cell office:value-type="string" calcext:value-type="string">
            <text:p>1715-03-21T00:00:00</text:p>
          </table:table-cell>
          <table:table-cell office:value-type="float" office:value="2347529.5" calcext:value-type="float">
            <text:p>2347529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4.5" calcext:value-type="float">
            <text:p>2347894.5</text:p>
          </table:table-cell>
          <table:table-cell office:value-type="string" calcext:value-type="string">
            <text:p>1716-03-20T00:00:00</text:p>
          </table:table-cell>
          <table:table-cell office:value-type="float" office:value="2347894.5" calcext:value-type="float">
            <text:p>2347894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60.5" calcext:value-type="float">
            <text:p>2348260.5</text:p>
          </table:table-cell>
          <table:table-cell office:value-type="string" calcext:value-type="string">
            <text:p>1717-03-21T00:00:00</text:p>
          </table:table-cell>
          <table:table-cell office:value-type="float" office:value="2348260.5" calcext:value-type="float">
            <text:p>2348260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5.5" calcext:value-type="float">
            <text:p>2348625.5</text:p>
          </table:table-cell>
          <table:table-cell office:value-type="string" calcext:value-type="string">
            <text:p>1718-03-21T00:00:00</text:p>
          </table:table-cell>
          <table:table-cell office:value-type="float" office:value="2348625.5" calcext:value-type="float">
            <text:p>2348625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90.5" calcext:value-type="float">
            <text:p>2348990.5</text:p>
          </table:table-cell>
          <table:table-cell office:value-type="string" calcext:value-type="string">
            <text:p>1719-03-21T00:00:00</text:p>
          </table:table-cell>
          <table:table-cell office:value-type="float" office:value="2348990.5" calcext:value-type="float">
            <text:p>2348990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5.5" calcext:value-type="float">
            <text:p>2349355.5</text:p>
          </table:table-cell>
          <table:table-cell office:value-type="string" calcext:value-type="string">
            <text:p>1720-03-20T00:00:00</text:p>
          </table:table-cell>
          <table:table-cell office:value-type="float" office:value="2349355.5" calcext:value-type="float">
            <text:p>2349355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21.5" calcext:value-type="float">
            <text:p>2349721.5</text:p>
          </table:table-cell>
          <table:table-cell office:value-type="string" calcext:value-type="string">
            <text:p>1721-03-21T00:00:00</text:p>
          </table:table-cell>
          <table:table-cell office:value-type="float" office:value="2349721.5" calcext:value-type="float">
            <text:p>2349721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6.5" calcext:value-type="float">
            <text:p>2350086.5</text:p>
          </table:table-cell>
          <table:table-cell office:value-type="string" calcext:value-type="string">
            <text:p>1722-03-21T00:00:00</text:p>
          </table:table-cell>
          <table:table-cell office:value-type="float" office:value="2350086.5" calcext:value-type="float">
            <text:p>2350086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51.5" calcext:value-type="float">
            <text:p>2350451.5</text:p>
          </table:table-cell>
          <table:table-cell office:value-type="string" calcext:value-type="string">
            <text:p>1723-03-21T00:00:00</text:p>
          </table:table-cell>
          <table:table-cell office:value-type="float" office:value="2350451.5" calcext:value-type="float">
            <text:p>2350451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6.5" calcext:value-type="float">
            <text:p>2350816.5</text:p>
          </table:table-cell>
          <table:table-cell office:value-type="string" calcext:value-type="string">
            <text:p>1724-03-20T00:00:00</text:p>
          </table:table-cell>
          <table:table-cell office:value-type="float" office:value="2350816.5" calcext:value-type="float">
            <text:p>2350816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2.5" calcext:value-type="float">
            <text:p>2351182.5</text:p>
          </table:table-cell>
          <table:table-cell office:value-type="string" calcext:value-type="string">
            <text:p>1725-03-21T00:00:00</text:p>
          </table:table-cell>
          <table:table-cell office:value-type="float" office:value="2351182.5" calcext:value-type="float">
            <text:p>2351182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7.5" calcext:value-type="float">
            <text:p>2351547.5</text:p>
          </table:table-cell>
          <table:table-cell office:value-type="string" calcext:value-type="string">
            <text:p>1726-03-21T00:00:00</text:p>
          </table:table-cell>
          <table:table-cell office:value-type="float" office:value="2351547.5" calcext:value-type="float">
            <text:p>2351547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2.5" calcext:value-type="float">
            <text:p>2351912.5</text:p>
          </table:table-cell>
          <table:table-cell office:value-type="string" calcext:value-type="string">
            <text:p>1727-03-21T00:00:00</text:p>
          </table:table-cell>
          <table:table-cell office:value-type="float" office:value="2351912.5" calcext:value-type="float">
            <text:p>2351912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7.5" calcext:value-type="float">
            <text:p>2352277.5</text:p>
          </table:table-cell>
          <table:table-cell office:value-type="string" calcext:value-type="string">
            <text:p>1728-03-20T00:00:00</text:p>
          </table:table-cell>
          <table:table-cell office:value-type="float" office:value="2352277.5" calcext:value-type="float">
            <text:p>2352277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03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8.5" calcext:value-type="float">
            <text:p>2353008.5</text:p>
          </table:table-cell>
          <table:table-cell office:value-type="string" calcext:value-type="string">
            <text:p>1730-03-21T00:00:00</text:p>
          </table:table-cell>
          <table:table-cell office:value-type="float" office:value="2353008.5" calcext:value-type="float">
            <text:p>2353008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3.5" calcext:value-type="float">
            <text:p>2353373.5</text:p>
          </table:table-cell>
          <table:table-cell office:value-type="string" calcext:value-type="string">
            <text:p>1731-03-21T00:00:00</text:p>
          </table:table-cell>
          <table:table-cell office:value-type="float" office:value="2353373.5" calcext:value-type="float">
            <text:p>2353373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8.5" calcext:value-type="float">
            <text:p>2353738.5</text:p>
          </table:table-cell>
          <table:table-cell office:value-type="string" calcext:value-type="string">
            <text:p>1732-03-20T00:00:00</text:p>
          </table:table-cell>
          <table:table-cell office:value-type="float" office:value="2353738.5" calcext:value-type="float">
            <text:p>2353738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03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9.5" calcext:value-type="float">
            <text:p>2354469.5</text:p>
          </table:table-cell>
          <table:table-cell office:value-type="string" calcext:value-type="string">
            <text:p>1734-03-21T00:00:00</text:p>
          </table:table-cell>
          <table:table-cell office:value-type="float" office:value="2354469.5" calcext:value-type="float">
            <text:p>2354469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4.5" calcext:value-type="float">
            <text:p>2354834.5</text:p>
          </table:table-cell>
          <table:table-cell office:value-type="string" calcext:value-type="string">
            <text:p>1735-03-21T00:00:00</text:p>
          </table:table-cell>
          <table:table-cell office:value-type="float" office:value="2354834.5" calcext:value-type="float">
            <text:p>2354834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9.5" calcext:value-type="float">
            <text:p>2355199.5</text:p>
          </table:table-cell>
          <table:table-cell office:value-type="string" calcext:value-type="string">
            <text:p>1736-03-20T00:00:00</text:p>
          </table:table-cell>
          <table:table-cell office:value-type="float" office:value="2355199.5" calcext:value-type="float">
            <text:p>2355199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03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30.5" calcext:value-type="float">
            <text:p>2355930.5</text:p>
          </table:table-cell>
          <table:table-cell office:value-type="string" calcext:value-type="string">
            <text:p>1738-03-21T00:00:00</text:p>
          </table:table-cell>
          <table:table-cell office:value-type="float" office:value="2355930.5" calcext:value-type="float">
            <text:p>2355930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5.5" calcext:value-type="float">
            <text:p>2356295.5</text:p>
          </table:table-cell>
          <table:table-cell office:value-type="string" calcext:value-type="string">
            <text:p>1739-03-21T00:00:00</text:p>
          </table:table-cell>
          <table:table-cell office:value-type="float" office:value="2356295.5" calcext:value-type="float">
            <text:p>2356295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60.5" calcext:value-type="float">
            <text:p>2356660.5</text:p>
          </table:table-cell>
          <table:table-cell office:value-type="string" calcext:value-type="string">
            <text:p>1740-03-20T00:00:00</text:p>
          </table:table-cell>
          <table:table-cell office:value-type="float" office:value="2356660.5" calcext:value-type="float">
            <text:p>2356660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03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91.5" calcext:value-type="float">
            <text:p>2357391.5</text:p>
          </table:table-cell>
          <table:table-cell office:value-type="string" calcext:value-type="string">
            <text:p>1742-03-21T00:00:00</text:p>
          </table:table-cell>
          <table:table-cell office:value-type="float" office:value="2357391.5" calcext:value-type="float">
            <text:p>2357391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6.5" calcext:value-type="float">
            <text:p>2357756.5</text:p>
          </table:table-cell>
          <table:table-cell office:value-type="string" calcext:value-type="string">
            <text:p>1743-03-21T00:00:00</text:p>
          </table:table-cell>
          <table:table-cell office:value-type="float" office:value="2357756.5" calcext:value-type="float">
            <text:p>2357756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21.5" calcext:value-type="float">
            <text:p>2358121.5</text:p>
          </table:table-cell>
          <table:table-cell office:value-type="string" calcext:value-type="string">
            <text:p>1744-03-20T00:00:00</text:p>
          </table:table-cell>
          <table:table-cell office:value-type="float" office:value="2358121.5" calcext:value-type="float">
            <text:p>2358121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03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2.5" calcext:value-type="float">
            <text:p>2358852.5</text:p>
          </table:table-cell>
          <table:table-cell office:value-type="string" calcext:value-type="string">
            <text:p>1746-03-21T00:00:00</text:p>
          </table:table-cell>
          <table:table-cell office:value-type="float" office:value="2358852.5" calcext:value-type="float">
            <text:p>2358852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7.5" calcext:value-type="float">
            <text:p>2359217.5</text:p>
          </table:table-cell>
          <table:table-cell office:value-type="string" calcext:value-type="string">
            <text:p>1747-03-21T00:00:00</text:p>
          </table:table-cell>
          <table:table-cell office:value-type="float" office:value="2359217.5" calcext:value-type="float">
            <text:p>2359217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2.5" calcext:value-type="float">
            <text:p>2359582.5</text:p>
          </table:table-cell>
          <table:table-cell office:value-type="string" calcext:value-type="string">
            <text:p>1748-03-20T00:00:00</text:p>
          </table:table-cell>
          <table:table-cell office:value-type="float" office:value="2359582.5" calcext:value-type="float">
            <text:p>2359582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7.5" calcext:value-type="float">
            <text:p>2359947.5</text:p>
          </table:table-cell>
          <table:table-cell office:value-type="string" calcext:value-type="string">
            <text:p>1749-03-20T00:00:00</text:p>
          </table:table-cell>
          <table:table-cell office:value-type="float" office:value="2359947.5" calcext:value-type="float">
            <text:p>2359947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3.5" calcext:value-type="float">
            <text:p>2360313.5</text:p>
          </table:table-cell>
          <table:table-cell office:value-type="string" calcext:value-type="string">
            <text:p>1750-03-21T00:00:00</text:p>
          </table:table-cell>
          <table:table-cell office:value-type="float" office:value="2360313.5" calcext:value-type="float">
            <text:p>2360313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8.5" calcext:value-type="float">
            <text:p>2360678.5</text:p>
          </table:table-cell>
          <table:table-cell office:value-type="string" calcext:value-type="string">
            <text:p>1751-03-21T00:00:00</text:p>
          </table:table-cell>
          <table:table-cell office:value-type="float" office:value="2360678.5" calcext:value-type="float">
            <text:p>2360678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3.5" calcext:value-type="float">
            <text:p>2361043.5</text:p>
          </table:table-cell>
          <table:table-cell office:value-type="string" calcext:value-type="string">
            <text:p>1752-03-20T00:00:00</text:p>
          </table:table-cell>
          <table:table-cell office:value-type="float" office:value="2361043.5" calcext:value-type="float">
            <text:p>2361043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8.5" calcext:value-type="float">
            <text:p>2361408.5</text:p>
          </table:table-cell>
          <table:table-cell office:value-type="string" calcext:value-type="string">
            <text:p>1753-03-20T00:00:00</text:p>
          </table:table-cell>
          <table:table-cell office:value-type="float" office:value="2361408.5" calcext:value-type="float">
            <text:p>2361408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03-21T00:00:00</text:p>
          </table:table-cell>
          <table:table-cell office:value-type="float" office:value="2361774.5" calcext:value-type="float">
            <text:p>2361774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9.5" calcext:value-type="float">
            <text:p>2362139.5</text:p>
          </table:table-cell>
          <table:table-cell office:value-type="string" calcext:value-type="string">
            <text:p>1755-03-21T00:00:00</text:p>
          </table:table-cell>
          <table:table-cell office:value-type="float" office:value="2362139.5" calcext:value-type="float">
            <text:p>2362139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4.5" calcext:value-type="float">
            <text:p>2362504.5</text:p>
          </table:table-cell>
          <table:table-cell office:value-type="string" calcext:value-type="string">
            <text:p>1756-03-20T00:00:00</text:p>
          </table:table-cell>
          <table:table-cell office:value-type="float" office:value="2362504.5" calcext:value-type="float">
            <text:p>2362504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9.5" calcext:value-type="float">
            <text:p>2362869.5</text:p>
          </table:table-cell>
          <table:table-cell office:value-type="string" calcext:value-type="string">
            <text:p>1757-03-20T00:00:00</text:p>
          </table:table-cell>
          <table:table-cell office:value-type="float" office:value="2362869.5" calcext:value-type="float">
            <text:p>2362869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5.5" calcext:value-type="float">
            <text:p>2363235.5</text:p>
          </table:table-cell>
          <table:table-cell office:value-type="string" calcext:value-type="string">
            <text:p>1758-03-21T00:00:00</text:p>
          </table:table-cell>
          <table:table-cell office:value-type="float" office:value="2363235.5" calcext:value-type="float">
            <text:p>2363235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600.5" calcext:value-type="float">
            <text:p>2363600.5</text:p>
          </table:table-cell>
          <table:table-cell office:value-type="string" calcext:value-type="string">
            <text:p>1759-03-21T00:00:00</text:p>
          </table:table-cell>
          <table:table-cell office:value-type="float" office:value="2363600.5" calcext:value-type="float">
            <text:p>2363600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5.5" calcext:value-type="float">
            <text:p>2363965.5</text:p>
          </table:table-cell>
          <table:table-cell office:value-type="string" calcext:value-type="string">
            <text:p>1760-03-20T00:00:00</text:p>
          </table:table-cell>
          <table:table-cell office:value-type="float" office:value="2363965.5" calcext:value-type="float">
            <text:p>2363965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30.5" calcext:value-type="float">
            <text:p>2364330.5</text:p>
          </table:table-cell>
          <table:table-cell office:value-type="string" calcext:value-type="string">
            <text:p>1761-03-20T00:00:00</text:p>
          </table:table-cell>
          <table:table-cell office:value-type="float" office:value="2364330.5" calcext:value-type="float">
            <text:p>2364330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03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61.5" calcext:value-type="float">
            <text:p>2365061.5</text:p>
          </table:table-cell>
          <table:table-cell office:value-type="string" calcext:value-type="string">
            <text:p>1763-03-21T00:00:00</text:p>
          </table:table-cell>
          <table:table-cell office:value-type="float" office:value="2365061.5" calcext:value-type="float">
            <text:p>2365061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6.5" calcext:value-type="float">
            <text:p>2365426.5</text:p>
          </table:table-cell>
          <table:table-cell office:value-type="string" calcext:value-type="string">
            <text:p>1764-03-20T00:00:00</text:p>
          </table:table-cell>
          <table:table-cell office:value-type="float" office:value="2365426.5" calcext:value-type="float">
            <text:p>2365426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91.5" calcext:value-type="float">
            <text:p>2365791.5</text:p>
          </table:table-cell>
          <table:table-cell office:value-type="string" calcext:value-type="string">
            <text:p>1765-03-20T00:00:00</text:p>
          </table:table-cell>
          <table:table-cell office:value-type="float" office:value="2365791.5" calcext:value-type="float">
            <text:p>2365791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03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2.5" calcext:value-type="float">
            <text:p>2366522.5</text:p>
          </table:table-cell>
          <table:table-cell office:value-type="string" calcext:value-type="string">
            <text:p>1767-03-21T00:00:00</text:p>
          </table:table-cell>
          <table:table-cell office:value-type="float" office:value="2366522.5" calcext:value-type="float">
            <text:p>2366522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7.5" calcext:value-type="float">
            <text:p>2366887.5</text:p>
          </table:table-cell>
          <table:table-cell office:value-type="string" calcext:value-type="string">
            <text:p>1768-03-20T00:00:00</text:p>
          </table:table-cell>
          <table:table-cell office:value-type="float" office:value="2366887.5" calcext:value-type="float">
            <text:p>2366887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2.5" calcext:value-type="float">
            <text:p>2367252.5</text:p>
          </table:table-cell>
          <table:table-cell office:value-type="string" calcext:value-type="string">
            <text:p>1769-03-20T00:00:00</text:p>
          </table:table-cell>
          <table:table-cell office:value-type="float" office:value="2367252.5" calcext:value-type="float">
            <text:p>2367252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03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3.5" calcext:value-type="float">
            <text:p>2367983.5</text:p>
          </table:table-cell>
          <table:table-cell office:value-type="string" calcext:value-type="string">
            <text:p>1771-03-21T00:00:00</text:p>
          </table:table-cell>
          <table:table-cell office:value-type="float" office:value="2367983.5" calcext:value-type="float">
            <text:p>2367983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8.5" calcext:value-type="float">
            <text:p>2368348.5</text:p>
          </table:table-cell>
          <table:table-cell office:value-type="string" calcext:value-type="string">
            <text:p>1772-03-20T00:00:00</text:p>
          </table:table-cell>
          <table:table-cell office:value-type="float" office:value="2368348.5" calcext:value-type="float">
            <text:p>2368348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3.5" calcext:value-type="float">
            <text:p>2368713.5</text:p>
          </table:table-cell>
          <table:table-cell office:value-type="string" calcext:value-type="string">
            <text:p>1773-03-20T00:00:00</text:p>
          </table:table-cell>
          <table:table-cell office:value-type="float" office:value="2368713.5" calcext:value-type="float">
            <text:p>2368713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03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4.5" calcext:value-type="float">
            <text:p>2369444.5</text:p>
          </table:table-cell>
          <table:table-cell office:value-type="string" calcext:value-type="string">
            <text:p>1775-03-21T00:00:00</text:p>
          </table:table-cell>
          <table:table-cell office:value-type="float" office:value="2369444.5" calcext:value-type="float">
            <text:p>2369444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9.5" calcext:value-type="float">
            <text:p>2369809.5</text:p>
          </table:table-cell>
          <table:table-cell office:value-type="string" calcext:value-type="string">
            <text:p>1776-03-20T00:00:00</text:p>
          </table:table-cell>
          <table:table-cell office:value-type="float" office:value="2369809.5" calcext:value-type="float">
            <text:p>2369809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4.5" calcext:value-type="float">
            <text:p>2370174.5</text:p>
          </table:table-cell>
          <table:table-cell office:value-type="string" calcext:value-type="string">
            <text:p>1777-03-20T00:00:00</text:p>
          </table:table-cell>
          <table:table-cell office:value-type="float" office:value="2370174.5" calcext:value-type="float">
            <text:p>2370174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03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5.5" calcext:value-type="float">
            <text:p>2370905.5</text:p>
          </table:table-cell>
          <table:table-cell office:value-type="string" calcext:value-type="string">
            <text:p>1779-03-21T00:00:00</text:p>
          </table:table-cell>
          <table:table-cell office:value-type="float" office:value="2370905.5" calcext:value-type="float">
            <text:p>2370905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70.5" calcext:value-type="float">
            <text:p>2371270.5</text:p>
          </table:table-cell>
          <table:table-cell office:value-type="string" calcext:value-type="string">
            <text:p>1780-03-20T00:00:00</text:p>
          </table:table-cell>
          <table:table-cell office:value-type="float" office:value="2371270.5" calcext:value-type="float">
            <text:p>2371270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5.5" calcext:value-type="float">
            <text:p>2371635.5</text:p>
          </table:table-cell>
          <table:table-cell office:value-type="string" calcext:value-type="string">
            <text:p>1781-03-20T00:00:00</text:p>
          </table:table-cell>
          <table:table-cell office:value-type="float" office:value="2371635.5" calcext:value-type="float">
            <text:p>2371635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2000.5" calcext:value-type="float">
            <text:p>2372000.5</text:p>
          </table:table-cell>
          <table:table-cell office:value-type="string" calcext:value-type="string">
            <text:p>1782-03-20T00:00:00</text:p>
          </table:table-cell>
          <table:table-cell office:value-type="float" office:value="2372000.5" calcext:value-type="float">
            <text:p>2372000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6.5" calcext:value-type="float">
            <text:p>2372366.5</text:p>
          </table:table-cell>
          <table:table-cell office:value-type="string" calcext:value-type="string">
            <text:p>1783-03-21T00:00:00</text:p>
          </table:table-cell>
          <table:table-cell office:value-type="float" office:value="2372366.5" calcext:value-type="float">
            <text:p>2372366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31.5" calcext:value-type="float">
            <text:p>2372731.5</text:p>
          </table:table-cell>
          <table:table-cell office:value-type="string" calcext:value-type="string">
            <text:p>1784-03-20T00:00:00</text:p>
          </table:table-cell>
          <table:table-cell office:value-type="float" office:value="2372731.5" calcext:value-type="float">
            <text:p>2372731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6.5" calcext:value-type="float">
            <text:p>2373096.5</text:p>
          </table:table-cell>
          <table:table-cell office:value-type="string" calcext:value-type="string">
            <text:p>1785-03-20T00:00:00</text:p>
          </table:table-cell>
          <table:table-cell office:value-type="float" office:value="2373096.5" calcext:value-type="float">
            <text:p>2373096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61.5" calcext:value-type="float">
            <text:p>2373461.5</text:p>
          </table:table-cell>
          <table:table-cell office:value-type="string" calcext:value-type="string">
            <text:p>1786-03-20T00:00:00</text:p>
          </table:table-cell>
          <table:table-cell office:value-type="float" office:value="2373461.5" calcext:value-type="float">
            <text:p>2373461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7.5" calcext:value-type="float">
            <text:p>2373827.5</text:p>
          </table:table-cell>
          <table:table-cell office:value-type="string" calcext:value-type="string">
            <text:p>1787-03-21T00:00:00</text:p>
          </table:table-cell>
          <table:table-cell office:value-type="float" office:value="2373827.5" calcext:value-type="float">
            <text:p>2373827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2.5" calcext:value-type="float">
            <text:p>2374192.5</text:p>
          </table:table-cell>
          <table:table-cell office:value-type="string" calcext:value-type="string">
            <text:p>1788-03-20T00:00:00</text:p>
          </table:table-cell>
          <table:table-cell office:value-type="float" office:value="2374192.5" calcext:value-type="float">
            <text:p>2374192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7.5" calcext:value-type="float">
            <text:p>2374557.5</text:p>
          </table:table-cell>
          <table:table-cell office:value-type="string" calcext:value-type="string">
            <text:p>1789-03-20T00:00:00</text:p>
          </table:table-cell>
          <table:table-cell office:value-type="float" office:value="2374557.5" calcext:value-type="float">
            <text:p>2374557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2.5" calcext:value-type="float">
            <text:p>2374922.5</text:p>
          </table:table-cell>
          <table:table-cell office:value-type="string" calcext:value-type="string">
            <text:p>1790-03-20T00:00:00</text:p>
          </table:table-cell>
          <table:table-cell office:value-type="float" office:value="2374922.5" calcext:value-type="float">
            <text:p>2374922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8.5" calcext:value-type="float">
            <text:p>2375288.5</text:p>
          </table:table-cell>
          <table:table-cell office:value-type="string" calcext:value-type="string">
            <text:p>1791-03-21T00:00:00</text:p>
          </table:table-cell>
          <table:table-cell office:value-type="float" office:value="2375288.5" calcext:value-type="float">
            <text:p>2375288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3.5" calcext:value-type="float">
            <text:p>2375653.5</text:p>
          </table:table-cell>
          <table:table-cell office:value-type="string" calcext:value-type="string">
            <text:p>1792-03-20T00:00:00</text:p>
          </table:table-cell>
          <table:table-cell office:value-type="float" office:value="2375653.5" calcext:value-type="float">
            <text:p>2375653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8.5" calcext:value-type="float">
            <text:p>2376018.5</text:p>
          </table:table-cell>
          <table:table-cell office:value-type="string" calcext:value-type="string">
            <text:p>1793-03-20T00:00:00</text:p>
          </table:table-cell>
          <table:table-cell office:value-type="float" office:value="2376018.5" calcext:value-type="float">
            <text:p>2376018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3.5" calcext:value-type="float">
            <text:p>2376383.5</text:p>
          </table:table-cell>
          <table:table-cell office:value-type="string" calcext:value-type="string">
            <text:p>1794-03-20T00:00:00</text:p>
          </table:table-cell>
          <table:table-cell office:value-type="float" office:value="2376383.5" calcext:value-type="float">
            <text:p>2376383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03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4.5" calcext:value-type="float">
            <text:p>2377114.5</text:p>
          </table:table-cell>
          <table:table-cell office:value-type="string" calcext:value-type="string">
            <text:p>1796-03-20T00:00:00</text:p>
          </table:table-cell>
          <table:table-cell office:value-type="float" office:value="2377114.5" calcext:value-type="float">
            <text:p>2377114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9.5" calcext:value-type="float">
            <text:p>2377479.5</text:p>
          </table:table-cell>
          <table:table-cell office:value-type="string" calcext:value-type="string">
            <text:p>1797-03-20T00:00:00</text:p>
          </table:table-cell>
          <table:table-cell office:value-type="float" office:value="2377479.5" calcext:value-type="float">
            <text:p>2377479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4.5" calcext:value-type="float">
            <text:p>2377844.5</text:p>
          </table:table-cell>
          <table:table-cell office:value-type="string" calcext:value-type="string">
            <text:p>1798-03-20T00:00:00</text:p>
          </table:table-cell>
          <table:table-cell office:value-type="float" office:value="2377844.5" calcext:value-type="float">
            <text:p>2377844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03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5.5" calcext:value-type="float">
            <text:p>2378575.5</text:p>
          </table:table-cell>
          <table:table-cell office:value-type="string" calcext:value-type="string">
            <text:p>1800-03-21T00:00:00</text:p>
          </table:table-cell>
          <table:table-cell office:value-type="float" office:value="2378575.5" calcext:value-type="float">
            <text:p>2378575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40.5" calcext:value-type="float">
            <text:p>2378940.5</text:p>
          </table:table-cell>
          <table:table-cell office:value-type="string" calcext:value-type="string">
            <text:p>1801-03-21T00:00:00</text:p>
          </table:table-cell>
          <table:table-cell office:value-type="float" office:value="2378940.5" calcext:value-type="float">
            <text:p>2378940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5.5" calcext:value-type="float">
            <text:p>2379305.5</text:p>
          </table:table-cell>
          <table:table-cell office:value-type="string" calcext:value-type="string">
            <text:p>1802-03-21T00:00:00</text:p>
          </table:table-cell>
          <table:table-cell office:value-type="float" office:value="2379305.5" calcext:value-type="float">
            <text:p>2379305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03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6.5" calcext:value-type="float">
            <text:p>2380036.5</text:p>
          </table:table-cell>
          <table:table-cell office:value-type="string" calcext:value-type="string">
            <text:p>1804-03-21T00:00:00</text:p>
          </table:table-cell>
          <table:table-cell office:value-type="float" office:value="2380036.5" calcext:value-type="float">
            <text:p>2380036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401.5" calcext:value-type="float">
            <text:p>2380401.5</text:p>
          </table:table-cell>
          <table:table-cell office:value-type="string" calcext:value-type="string">
            <text:p>1805-03-21T00:00:00</text:p>
          </table:table-cell>
          <table:table-cell office:value-type="float" office:value="2380401.5" calcext:value-type="float">
            <text:p>2380401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6.5" calcext:value-type="float">
            <text:p>2380766.5</text:p>
          </table:table-cell>
          <table:table-cell office:value-type="string" calcext:value-type="string">
            <text:p>1806-03-21T00:00:00</text:p>
          </table:table-cell>
          <table:table-cell office:value-type="float" office:value="2380766.5" calcext:value-type="float">
            <text:p>2380766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03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7.5" calcext:value-type="float">
            <text:p>2381497.5</text:p>
          </table:table-cell>
          <table:table-cell office:value-type="string" calcext:value-type="string">
            <text:p>1808-03-21T00:00:00</text:p>
          </table:table-cell>
          <table:table-cell office:value-type="float" office:value="2381497.5" calcext:value-type="float">
            <text:p>2381497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2.5" calcext:value-type="float">
            <text:p>2381862.5</text:p>
          </table:table-cell>
          <table:table-cell office:value-type="string" calcext:value-type="string">
            <text:p>1809-03-21T00:00:00</text:p>
          </table:table-cell>
          <table:table-cell office:value-type="float" office:value="2381862.5" calcext:value-type="float">
            <text:p>2381862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7.5" calcext:value-type="float">
            <text:p>2382227.5</text:p>
          </table:table-cell>
          <table:table-cell office:value-type="string" calcext:value-type="string">
            <text:p>1810-03-21T00:00:00</text:p>
          </table:table-cell>
          <table:table-cell office:value-type="float" office:value="2382227.5" calcext:value-type="float">
            <text:p>2382227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03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8.5" calcext:value-type="float">
            <text:p>2382958.5</text:p>
          </table:table-cell>
          <table:table-cell office:value-type="string" calcext:value-type="string">
            <text:p>1812-03-21T00:00:00</text:p>
          </table:table-cell>
          <table:table-cell office:value-type="float" office:value="2382958.5" calcext:value-type="float">
            <text:p>2382958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3.5" calcext:value-type="float">
            <text:p>2383323.5</text:p>
          </table:table-cell>
          <table:table-cell office:value-type="string" calcext:value-type="string">
            <text:p>1813-03-21T00:00:00</text:p>
          </table:table-cell>
          <table:table-cell office:value-type="float" office:value="2383323.5" calcext:value-type="float">
            <text:p>2383323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8.5" calcext:value-type="float">
            <text:p>2383688.5</text:p>
          </table:table-cell>
          <table:table-cell office:value-type="string" calcext:value-type="string">
            <text:p>1814-03-21T00:00:00</text:p>
          </table:table-cell>
          <table:table-cell office:value-type="float" office:value="2383688.5" calcext:value-type="float">
            <text:p>2383688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3.5" calcext:value-type="float">
            <text:p>2384053.5</text:p>
          </table:table-cell>
          <table:table-cell office:value-type="string" calcext:value-type="string">
            <text:p>1815-03-21T00:00:00</text:p>
          </table:table-cell>
          <table:table-cell office:value-type="float" office:value="2384053.5" calcext:value-type="float">
            <text:p>2384053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9.5" calcext:value-type="float">
            <text:p>2384419.5</text:p>
          </table:table-cell>
          <table:table-cell office:value-type="string" calcext:value-type="string">
            <text:p>1816-03-21T00:00:00</text:p>
          </table:table-cell>
          <table:table-cell office:value-type="float" office:value="2384419.5" calcext:value-type="float">
            <text:p>2384419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4.5" calcext:value-type="float">
            <text:p>2384784.5</text:p>
          </table:table-cell>
          <table:table-cell office:value-type="string" calcext:value-type="string">
            <text:p>1817-03-21T00:00:00</text:p>
          </table:table-cell>
          <table:table-cell office:value-type="float" office:value="2384784.5" calcext:value-type="float">
            <text:p>2384784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9.5" calcext:value-type="float">
            <text:p>2385149.5</text:p>
          </table:table-cell>
          <table:table-cell office:value-type="string" calcext:value-type="string">
            <text:p>1818-03-21T00:00:00</text:p>
          </table:table-cell>
          <table:table-cell office:value-type="float" office:value="2385149.5" calcext:value-type="float">
            <text:p>2385149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4.5" calcext:value-type="float">
            <text:p>2385514.5</text:p>
          </table:table-cell>
          <table:table-cell office:value-type="string" calcext:value-type="string">
            <text:p>1819-03-21T00:00:00</text:p>
          </table:table-cell>
          <table:table-cell office:value-type="float" office:value="2385514.5" calcext:value-type="float">
            <text:p>2385514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80.5" calcext:value-type="float">
            <text:p>2385880.5</text:p>
          </table:table-cell>
          <table:table-cell office:value-type="string" calcext:value-type="string">
            <text:p>1820-03-21T00:00:00</text:p>
          </table:table-cell>
          <table:table-cell office:value-type="float" office:value="2385880.5" calcext:value-type="float">
            <text:p>2385880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5.5" calcext:value-type="float">
            <text:p>2386245.5</text:p>
          </table:table-cell>
          <table:table-cell office:value-type="string" calcext:value-type="string">
            <text:p>1821-03-21T00:00:00</text:p>
          </table:table-cell>
          <table:table-cell office:value-type="float" office:value="2386245.5" calcext:value-type="float">
            <text:p>2386245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10.5" calcext:value-type="float">
            <text:p>2386610.5</text:p>
          </table:table-cell>
          <table:table-cell office:value-type="string" calcext:value-type="string">
            <text:p>1822-03-21T00:00:00</text:p>
          </table:table-cell>
          <table:table-cell office:value-type="float" office:value="2386610.5" calcext:value-type="float">
            <text:p>2386610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5.5" calcext:value-type="float">
            <text:p>2386975.5</text:p>
          </table:table-cell>
          <table:table-cell office:value-type="string" calcext:value-type="string">
            <text:p>1823-03-21T00:00:00</text:p>
          </table:table-cell>
          <table:table-cell office:value-type="float" office:value="2386975.5" calcext:value-type="float">
            <text:p>2386975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41.5" calcext:value-type="float">
            <text:p>2387341.5</text:p>
          </table:table-cell>
          <table:table-cell office:value-type="string" calcext:value-type="string">
            <text:p>1824-03-21T00:00:00</text:p>
          </table:table-cell>
          <table:table-cell office:value-type="float" office:value="2387341.5" calcext:value-type="float">
            <text:p>2387341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6.5" calcext:value-type="float">
            <text:p>2387706.5</text:p>
          </table:table-cell>
          <table:table-cell office:value-type="string" calcext:value-type="string">
            <text:p>1825-03-21T00:00:00</text:p>
          </table:table-cell>
          <table:table-cell office:value-type="float" office:value="2387706.5" calcext:value-type="float">
            <text:p>2387706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71.5" calcext:value-type="float">
            <text:p>2388071.5</text:p>
          </table:table-cell>
          <table:table-cell office:value-type="string" calcext:value-type="string">
            <text:p>1826-03-21T00:00:00</text:p>
          </table:table-cell>
          <table:table-cell office:value-type="float" office:value="2388071.5" calcext:value-type="float">
            <text:p>2388071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6.5" calcext:value-type="float">
            <text:p>2388436.5</text:p>
          </table:table-cell>
          <table:table-cell office:value-type="string" calcext:value-type="string">
            <text:p>1827-03-21T00:00:00</text:p>
          </table:table-cell>
          <table:table-cell office:value-type="float" office:value="2388436.5" calcext:value-type="float">
            <text:p>2388436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03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7.5" calcext:value-type="float">
            <text:p>2389167.5</text:p>
          </table:table-cell>
          <table:table-cell office:value-type="string" calcext:value-type="string">
            <text:p>1829-03-21T00:00:00</text:p>
          </table:table-cell>
          <table:table-cell office:value-type="float" office:value="2389167.5" calcext:value-type="float">
            <text:p>2389167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2.5" calcext:value-type="float">
            <text:p>2389532.5</text:p>
          </table:table-cell>
          <table:table-cell office:value-type="string" calcext:value-type="string">
            <text:p>1830-03-21T00:00:00</text:p>
          </table:table-cell>
          <table:table-cell office:value-type="float" office:value="2389532.5" calcext:value-type="float">
            <text:p>2389532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7.5" calcext:value-type="float">
            <text:p>2389897.5</text:p>
          </table:table-cell>
          <table:table-cell office:value-type="string" calcext:value-type="string">
            <text:p>1831-03-21T00:00:00</text:p>
          </table:table-cell>
          <table:table-cell office:value-type="float" office:value="2389897.5" calcext:value-type="float">
            <text:p>2389897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03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8.5" calcext:value-type="float">
            <text:p>2390628.5</text:p>
          </table:table-cell>
          <table:table-cell office:value-type="string" calcext:value-type="string">
            <text:p>1833-03-21T00:00:00</text:p>
          </table:table-cell>
          <table:table-cell office:value-type="float" office:value="2390628.5" calcext:value-type="float">
            <text:p>2390628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3.5" calcext:value-type="float">
            <text:p>2390993.5</text:p>
          </table:table-cell>
          <table:table-cell office:value-type="string" calcext:value-type="string">
            <text:p>1834-03-21T00:00:00</text:p>
          </table:table-cell>
          <table:table-cell office:value-type="float" office:value="2390993.5" calcext:value-type="float">
            <text:p>2390993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8.5" calcext:value-type="float">
            <text:p>2391358.5</text:p>
          </table:table-cell>
          <table:table-cell office:value-type="string" calcext:value-type="string">
            <text:p>1835-03-21T00:00:00</text:p>
          </table:table-cell>
          <table:table-cell office:value-type="float" office:value="2391358.5" calcext:value-type="float">
            <text:p>2391358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03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9.5" calcext:value-type="float">
            <text:p>2392089.5</text:p>
          </table:table-cell>
          <table:table-cell office:value-type="string" calcext:value-type="string">
            <text:p>1837-03-21T00:00:00</text:p>
          </table:table-cell>
          <table:table-cell office:value-type="float" office:value="2392089.5" calcext:value-type="float">
            <text:p>2392089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4.5" calcext:value-type="float">
            <text:p>2392454.5</text:p>
          </table:table-cell>
          <table:table-cell office:value-type="string" calcext:value-type="string">
            <text:p>1838-03-21T00:00:00</text:p>
          </table:table-cell>
          <table:table-cell office:value-type="float" office:value="2392454.5" calcext:value-type="float">
            <text:p>2392454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9.5" calcext:value-type="float">
            <text:p>2392819.5</text:p>
          </table:table-cell>
          <table:table-cell office:value-type="string" calcext:value-type="string">
            <text:p>1839-03-21T00:00:00</text:p>
          </table:table-cell>
          <table:table-cell office:value-type="float" office:value="2392819.5" calcext:value-type="float">
            <text:p>2392819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03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50.5" calcext:value-type="float">
            <text:p>2393550.5</text:p>
          </table:table-cell>
          <table:table-cell office:value-type="string" calcext:value-type="string">
            <text:p>1841-03-21T00:00:00</text:p>
          </table:table-cell>
          <table:table-cell office:value-type="float" office:value="2393550.5" calcext:value-type="float">
            <text:p>2393550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5.5" calcext:value-type="float">
            <text:p>2393915.5</text:p>
          </table:table-cell>
          <table:table-cell office:value-type="string" calcext:value-type="string">
            <text:p>1842-03-21T00:00:00</text:p>
          </table:table-cell>
          <table:table-cell office:value-type="float" office:value="2393915.5" calcext:value-type="float">
            <text:p>2393915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80.5" calcext:value-type="float">
            <text:p>2394280.5</text:p>
          </table:table-cell>
          <table:table-cell office:value-type="string" calcext:value-type="string">
            <text:p>1843-03-21T00:00:00</text:p>
          </table:table-cell>
          <table:table-cell office:value-type="float" office:value="2394280.5" calcext:value-type="float">
            <text:p>2394280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03-20T00:00:00</text:p>
          </table:table-cell>
          <table:table-cell office:value-type="float" office:value="2394645.5" calcext:value-type="float">
            <text:p>239464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6.261111" calcext:value-type="float">
            <text:p>2394646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11.5" calcext:value-type="float">
            <text:p>2395011.5</text:p>
          </table:table-cell>
          <table:table-cell office:value-type="string" calcext:value-type="string">
            <text:p>1845-03-21T00:00:00</text:p>
          </table:table-cell>
          <table:table-cell office:value-type="float" office:value="2395011.5" calcext:value-type="float">
            <text:p>2395011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6.5" calcext:value-type="float">
            <text:p>2395376.5</text:p>
          </table:table-cell>
          <table:table-cell office:value-type="string" calcext:value-type="string">
            <text:p>1846-03-21T00:00:00</text:p>
          </table:table-cell>
          <table:table-cell office:value-type="float" office:value="2395376.5" calcext:value-type="float">
            <text:p>2395376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41.5" calcext:value-type="float">
            <text:p>2395741.5</text:p>
          </table:table-cell>
          <table:table-cell office:value-type="string" calcext:value-type="string">
            <text:p>1847-03-21T00:00:00</text:p>
          </table:table-cell>
          <table:table-cell office:value-type="float" office:value="2395741.5" calcext:value-type="float">
            <text:p>2395741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6.5" calcext:value-type="float">
            <text:p>2396106.5</text:p>
          </table:table-cell>
          <table:table-cell office:value-type="string" calcext:value-type="string">
            <text:p>1848-03-20T00:00:00</text:p>
          </table:table-cell>
          <table:table-cell office:value-type="float" office:value="2396106.5" calcext:value-type="float">
            <text:p>2396106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2.5" calcext:value-type="float">
            <text:p>2396472.5</text:p>
          </table:table-cell>
          <table:table-cell office:value-type="string" calcext:value-type="string">
            <text:p>1849-03-21T00:00:00</text:p>
          </table:table-cell>
          <table:table-cell office:value-type="float" office:value="2396472.5" calcext:value-type="float">
            <text:p>2396472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7.5" calcext:value-type="float">
            <text:p>2396837.5</text:p>
          </table:table-cell>
          <table:table-cell office:value-type="string" calcext:value-type="string">
            <text:p>1850-03-21T00:00:00</text:p>
          </table:table-cell>
          <table:table-cell office:value-type="float" office:value="2396837.5" calcext:value-type="float">
            <text:p>2396837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2.5" calcext:value-type="float">
            <text:p>2397202.5</text:p>
          </table:table-cell>
          <table:table-cell office:value-type="string" calcext:value-type="string">
            <text:p>1851-03-21T00:00:00</text:p>
          </table:table-cell>
          <table:table-cell office:value-type="float" office:value="2397202.5" calcext:value-type="float">
            <text:p>2397202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7.5" calcext:value-type="float">
            <text:p>2397567.5</text:p>
          </table:table-cell>
          <table:table-cell office:value-type="string" calcext:value-type="string">
            <text:p>1852-03-20T00:00:00</text:p>
          </table:table-cell>
          <table:table-cell office:value-type="float" office:value="2397567.5" calcext:value-type="float">
            <text:p>2397567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3.5" calcext:value-type="float">
            <text:p>2397933.5</text:p>
          </table:table-cell>
          <table:table-cell office:value-type="string" calcext:value-type="string">
            <text:p>1853-03-21T00:00:00</text:p>
          </table:table-cell>
          <table:table-cell office:value-type="float" office:value="2397933.5" calcext:value-type="float">
            <text:p>2397933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8.5" calcext:value-type="float">
            <text:p>2398298.5</text:p>
          </table:table-cell>
          <table:table-cell office:value-type="string" calcext:value-type="string">
            <text:p>1854-03-21T00:00:00</text:p>
          </table:table-cell>
          <table:table-cell office:value-type="float" office:value="2398298.5" calcext:value-type="float">
            <text:p>2398298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3.5" calcext:value-type="float">
            <text:p>2398663.5</text:p>
          </table:table-cell>
          <table:table-cell office:value-type="string" calcext:value-type="string">
            <text:p>1855-03-21T00:00:00</text:p>
          </table:table-cell>
          <table:table-cell office:value-type="float" office:value="2398663.5" calcext:value-type="float">
            <text:p>2398663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8.5" calcext:value-type="float">
            <text:p>2399028.5</text:p>
          </table:table-cell>
          <table:table-cell office:value-type="string" calcext:value-type="string">
            <text:p>1856-03-20T00:00:00</text:p>
          </table:table-cell>
          <table:table-cell office:value-type="float" office:value="2399028.5" calcext:value-type="float">
            <text:p>2399028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4.5" calcext:value-type="float">
            <text:p>2399394.5</text:p>
          </table:table-cell>
          <table:table-cell office:value-type="string" calcext:value-type="string">
            <text:p>1857-03-21T00:00:00</text:p>
          </table:table-cell>
          <table:table-cell office:value-type="float" office:value="2399394.5" calcext:value-type="float">
            <text:p>2399394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9.5" calcext:value-type="float">
            <text:p>2399759.5</text:p>
          </table:table-cell>
          <table:table-cell office:value-type="string" calcext:value-type="string">
            <text:p>1858-03-21T00:00:00</text:p>
          </table:table-cell>
          <table:table-cell office:value-type="float" office:value="2399759.5" calcext:value-type="float">
            <text:p>2399759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4.5" calcext:value-type="float">
            <text:p>2400124.5</text:p>
          </table:table-cell>
          <table:table-cell office:value-type="string" calcext:value-type="string">
            <text:p>1859-03-21T00:00:00</text:p>
          </table:table-cell>
          <table:table-cell office:value-type="float" office:value="2400124.5" calcext:value-type="float">
            <text:p>2400124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9.5" calcext:value-type="float">
            <text:p>2400489.5</text:p>
          </table:table-cell>
          <table:table-cell office:value-type="string" calcext:value-type="string">
            <text:p>1860-03-20T00:00:00</text:p>
          </table:table-cell>
          <table:table-cell office:value-type="float" office:value="2400489.5" calcext:value-type="float">
            <text:p>2400489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03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20.5" calcext:value-type="float">
            <text:p>2401220.5</text:p>
          </table:table-cell>
          <table:table-cell office:value-type="string" calcext:value-type="string">
            <text:p>1862-03-21T00:00:00</text:p>
          </table:table-cell>
          <table:table-cell office:value-type="float" office:value="2401220.5" calcext:value-type="float">
            <text:p>2401220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5.5" calcext:value-type="float">
            <text:p>2401585.5</text:p>
          </table:table-cell>
          <table:table-cell office:value-type="string" calcext:value-type="string">
            <text:p>1863-03-21T00:00:00</text:p>
          </table:table-cell>
          <table:table-cell office:value-type="float" office:value="2401585.5" calcext:value-type="float">
            <text:p>2401585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50.5" calcext:value-type="float">
            <text:p>2401950.5</text:p>
          </table:table-cell>
          <table:table-cell office:value-type="string" calcext:value-type="string">
            <text:p>1864-03-20T00:00:00</text:p>
          </table:table-cell>
          <table:table-cell office:value-type="float" office:value="2401950.5" calcext:value-type="float">
            <text:p>2401950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03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81.5" calcext:value-type="float">
            <text:p>2402681.5</text:p>
          </table:table-cell>
          <table:table-cell office:value-type="string" calcext:value-type="string">
            <text:p>1866-03-21T00:00:00</text:p>
          </table:table-cell>
          <table:table-cell office:value-type="float" office:value="2402681.5" calcext:value-type="float">
            <text:p>2402681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6.5" calcext:value-type="float">
            <text:p>2403046.5</text:p>
          </table:table-cell>
          <table:table-cell office:value-type="string" calcext:value-type="string">
            <text:p>1867-03-21T00:00:00</text:p>
          </table:table-cell>
          <table:table-cell office:value-type="float" office:value="2403046.5" calcext:value-type="float">
            <text:p>2403046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11.5" calcext:value-type="float">
            <text:p>2403411.5</text:p>
          </table:table-cell>
          <table:table-cell office:value-type="string" calcext:value-type="string">
            <text:p>1868-03-20T00:00:00</text:p>
          </table:table-cell>
          <table:table-cell office:value-type="float" office:value="2403411.5" calcext:value-type="float">
            <text:p>2403411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03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2.5" calcext:value-type="float">
            <text:p>2404142.5</text:p>
          </table:table-cell>
          <table:table-cell office:value-type="string" calcext:value-type="string">
            <text:p>1870-03-21T00:00:00</text:p>
          </table:table-cell>
          <table:table-cell office:value-type="float" office:value="2404142.5" calcext:value-type="float">
            <text:p>2404142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7.5" calcext:value-type="float">
            <text:p>2404507.5</text:p>
          </table:table-cell>
          <table:table-cell office:value-type="string" calcext:value-type="string">
            <text:p>1871-03-21T00:00:00</text:p>
          </table:table-cell>
          <table:table-cell office:value-type="float" office:value="2404507.5" calcext:value-type="float">
            <text:p>2404507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2.5" calcext:value-type="float">
            <text:p>2404872.5</text:p>
          </table:table-cell>
          <table:table-cell office:value-type="string" calcext:value-type="string">
            <text:p>1872-03-20T00:00:00</text:p>
          </table:table-cell>
          <table:table-cell office:value-type="float" office:value="2404872.5" calcext:value-type="float">
            <text:p>2404872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03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3.5" calcext:value-type="float">
            <text:p>2405603.5</text:p>
          </table:table-cell>
          <table:table-cell office:value-type="string" calcext:value-type="string">
            <text:p>1874-03-21T00:00:00</text:p>
          </table:table-cell>
          <table:table-cell office:value-type="float" office:value="2405603.5" calcext:value-type="float">
            <text:p>2405603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8.5" calcext:value-type="float">
            <text:p>2405968.5</text:p>
          </table:table-cell>
          <table:table-cell office:value-type="string" calcext:value-type="string">
            <text:p>1875-03-21T00:00:00</text:p>
          </table:table-cell>
          <table:table-cell office:value-type="float" office:value="2405968.5" calcext:value-type="float">
            <text:p>2405968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3.5" calcext:value-type="float">
            <text:p>2406333.5</text:p>
          </table:table-cell>
          <table:table-cell office:value-type="string" calcext:value-type="string">
            <text:p>1876-03-20T00:00:00</text:p>
          </table:table-cell>
          <table:table-cell office:value-type="float" office:value="2406333.5" calcext:value-type="float">
            <text:p>2406333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8.5" calcext:value-type="float">
            <text:p>2406698.5</text:p>
          </table:table-cell>
          <table:table-cell office:value-type="string" calcext:value-type="string">
            <text:p>1877-03-20T00:00:00</text:p>
          </table:table-cell>
          <table:table-cell office:value-type="float" office:value="2406698.5" calcext:value-type="float">
            <text:p>2406698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4.5" calcext:value-type="float">
            <text:p>2407064.5</text:p>
          </table:table-cell>
          <table:table-cell office:value-type="string" calcext:value-type="string">
            <text:p>1878-03-21T00:00:00</text:p>
          </table:table-cell>
          <table:table-cell office:value-type="float" office:value="2407064.5" calcext:value-type="float">
            <text:p>2407064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9.5" calcext:value-type="float">
            <text:p>2407429.5</text:p>
          </table:table-cell>
          <table:table-cell office:value-type="string" calcext:value-type="string">
            <text:p>1879-03-21T00:00:00</text:p>
          </table:table-cell>
          <table:table-cell office:value-type="float" office:value="2407429.5" calcext:value-type="float">
            <text:p>2407429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4.5" calcext:value-type="float">
            <text:p>2407794.5</text:p>
          </table:table-cell>
          <table:table-cell office:value-type="string" calcext:value-type="string">
            <text:p>1880-03-20T00:00:00</text:p>
          </table:table-cell>
          <table:table-cell office:value-type="float" office:value="2407794.5" calcext:value-type="float">
            <text:p>2407794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9.5" calcext:value-type="float">
            <text:p>2408159.5</text:p>
          </table:table-cell>
          <table:table-cell office:value-type="string" calcext:value-type="string">
            <text:p>1881-03-20T00:00:00</text:p>
          </table:table-cell>
          <table:table-cell office:value-type="float" office:value="2408159.5" calcext:value-type="float">
            <text:p>2408159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5.5" calcext:value-type="float">
            <text:p>2408525.5</text:p>
          </table:table-cell>
          <table:table-cell office:value-type="string" calcext:value-type="string">
            <text:p>1882-03-21T00:00:00</text:p>
          </table:table-cell>
          <table:table-cell office:value-type="float" office:value="2408525.5" calcext:value-type="float">
            <text:p>2408525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90.5" calcext:value-type="float">
            <text:p>2408890.5</text:p>
          </table:table-cell>
          <table:table-cell office:value-type="string" calcext:value-type="string">
            <text:p>1883-03-21T00:00:00</text:p>
          </table:table-cell>
          <table:table-cell office:value-type="float" office:value="2408890.5" calcext:value-type="float">
            <text:p>2408890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5.5" calcext:value-type="float">
            <text:p>2409255.5</text:p>
          </table:table-cell>
          <table:table-cell office:value-type="string" calcext:value-type="string">
            <text:p>1884-03-20T00:00:00</text:p>
          </table:table-cell>
          <table:table-cell office:value-type="float" office:value="2409255.5" calcext:value-type="float">
            <text:p>2409255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20.5" calcext:value-type="float">
            <text:p>2409620.5</text:p>
          </table:table-cell>
          <table:table-cell office:value-type="string" calcext:value-type="string">
            <text:p>1885-03-20T00:00:00</text:p>
          </table:table-cell>
          <table:table-cell office:value-type="float" office:value="2409620.5" calcext:value-type="float">
            <text:p>2409620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6.5" calcext:value-type="float">
            <text:p>2409986.5</text:p>
          </table:table-cell>
          <table:table-cell office:value-type="string" calcext:value-type="string">
            <text:p>1886-03-21T00:00:00</text:p>
          </table:table-cell>
          <table:table-cell office:value-type="float" office:value="2409986.5" calcext:value-type="float">
            <text:p>2409986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51.5" calcext:value-type="float">
            <text:p>2410351.5</text:p>
          </table:table-cell>
          <table:table-cell office:value-type="string" calcext:value-type="string">
            <text:p>1887-03-21T00:00:00</text:p>
          </table:table-cell>
          <table:table-cell office:value-type="float" office:value="2410351.5" calcext:value-type="float">
            <text:p>2410351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6.5" calcext:value-type="float">
            <text:p>2410716.5</text:p>
          </table:table-cell>
          <table:table-cell office:value-type="string" calcext:value-type="string">
            <text:p>1888-03-20T00:00:00</text:p>
          </table:table-cell>
          <table:table-cell office:value-type="float" office:value="2410716.5" calcext:value-type="float">
            <text:p>2410716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81.5" calcext:value-type="float">
            <text:p>2411081.5</text:p>
          </table:table-cell>
          <table:table-cell office:value-type="string" calcext:value-type="string">
            <text:p>1889-03-20T00:00:00</text:p>
          </table:table-cell>
          <table:table-cell office:value-type="float" office:value="2411081.5" calcext:value-type="float">
            <text:p>2411081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7.5" calcext:value-type="float">
            <text:p>2411447.5</text:p>
          </table:table-cell>
          <table:table-cell office:value-type="string" calcext:value-type="string">
            <text:p>1890-03-21T00:00:00</text:p>
          </table:table-cell>
          <table:table-cell office:value-type="float" office:value="2411447.5" calcext:value-type="float">
            <text:p>2411447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2.5" calcext:value-type="float">
            <text:p>2411812.5</text:p>
          </table:table-cell>
          <table:table-cell office:value-type="string" calcext:value-type="string">
            <text:p>1891-03-21T00:00:00</text:p>
          </table:table-cell>
          <table:table-cell office:value-type="float" office:value="2411812.5" calcext:value-type="float">
            <text:p>2411812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7.5" calcext:value-type="float">
            <text:p>2412177.5</text:p>
          </table:table-cell>
          <table:table-cell office:value-type="string" calcext:value-type="string">
            <text:p>1892-03-20T00:00:00</text:p>
          </table:table-cell>
          <table:table-cell office:value-type="float" office:value="2412177.5" calcext:value-type="float">
            <text:p>2412177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2.5" calcext:value-type="float">
            <text:p>2412542.5</text:p>
          </table:table-cell>
          <table:table-cell office:value-type="string" calcext:value-type="string">
            <text:p>1893-03-20T00:00:00</text:p>
          </table:table-cell>
          <table:table-cell office:value-type="float" office:value="2412542.5" calcext:value-type="float">
            <text:p>2412542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8.5" calcext:value-type="float">
            <text:p>2412908.5</text:p>
          </table:table-cell>
          <table:table-cell office:value-type="string" calcext:value-type="string">
            <text:p>1894-03-20T00:00:00</text:p>
          </table:table-cell>
          <table:table-cell office:value-type="float" office:value="2412907.5" calcext:value-type="float">
            <text:p>2412907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3.5" calcext:value-type="float">
            <text:p>2413273.5</text:p>
          </table:table-cell>
          <table:table-cell office:value-type="string" calcext:value-type="string">
            <text:p>1895-03-21T00:00:00</text:p>
          </table:table-cell>
          <table:table-cell office:value-type="float" office:value="2413273.5" calcext:value-type="float">
            <text:p>2413273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8.5" calcext:value-type="float">
            <text:p>2413638.5</text:p>
          </table:table-cell>
          <table:table-cell office:value-type="string" calcext:value-type="string">
            <text:p>1896-03-20T00:00:00</text:p>
          </table:table-cell>
          <table:table-cell office:value-type="float" office:value="2413638.5" calcext:value-type="float">
            <text:p>2413638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3.5" calcext:value-type="float">
            <text:p>2414003.5</text:p>
          </table:table-cell>
          <table:table-cell office:value-type="string" calcext:value-type="string">
            <text:p>1897-03-20T00:00:00</text:p>
          </table:table-cell>
          <table:table-cell office:value-type="float" office:value="2414003.5" calcext:value-type="float">
            <text:p>2414003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03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4.5" calcext:value-type="float">
            <text:p>2414734.5</text:p>
          </table:table-cell>
          <table:table-cell office:value-type="string" calcext:value-type="string">
            <text:p>1899-03-21T00:00:00</text:p>
          </table:table-cell>
          <table:table-cell office:value-type="float" office:value="2414734.5" calcext:value-type="float">
            <text:p>2414734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9.5" calcext:value-type="float">
            <text:p>2415099.5</text:p>
          </table:table-cell>
          <table:table-cell office:value-type="string" calcext:value-type="string">
            <text:p>1900-03-21T00:00:00</text:p>
          </table:table-cell>
          <table:table-cell office:value-type="float" office:value="2415099.5" calcext:value-type="float">
            <text:p>2415099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4.5" calcext:value-type="float">
            <text:p>2415464.5</text:p>
          </table:table-cell>
          <table:table-cell office:value-type="string" calcext:value-type="string">
            <text:p>1901-03-21T00:00:00</text:p>
          </table:table-cell>
          <table:table-cell office:value-type="float" office:value="2415464.5" calcext:value-type="float">
            <text:p>2415464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03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5.5" calcext:value-type="float">
            <text:p>2416195.5</text:p>
          </table:table-cell>
          <table:table-cell office:value-type="string" calcext:value-type="string">
            <text:p>1903-03-22T00:00:00</text:p>
          </table:table-cell>
          <table:table-cell office:value-type="float" office:value="2416195.5" calcext:value-type="float">
            <text:p>2416195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60.5" calcext:value-type="float">
            <text:p>2416560.5</text:p>
          </table:table-cell>
          <table:table-cell office:value-type="string" calcext:value-type="string">
            <text:p>1904-03-21T00:00:00</text:p>
          </table:table-cell>
          <table:table-cell office:value-type="float" office:value="2416560.5" calcext:value-type="float">
            <text:p>2416560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5.5" calcext:value-type="float">
            <text:p>2416925.5</text:p>
          </table:table-cell>
          <table:table-cell office:value-type="string" calcext:value-type="string">
            <text:p>1905-03-21T00:00:00</text:p>
          </table:table-cell>
          <table:table-cell office:value-type="float" office:value="2416925.5" calcext:value-type="float">
            <text:p>2416925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03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6.5" calcext:value-type="float">
            <text:p>2417656.5</text:p>
          </table:table-cell>
          <table:table-cell office:value-type="string" calcext:value-type="string">
            <text:p>1907-03-22T00:00:00</text:p>
          </table:table-cell>
          <table:table-cell office:value-type="float" office:value="2417656.5" calcext:value-type="float">
            <text:p>2417656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21.5" calcext:value-type="float">
            <text:p>2418021.5</text:p>
          </table:table-cell>
          <table:table-cell office:value-type="string" calcext:value-type="string">
            <text:p>1908-03-21T00:00:00</text:p>
          </table:table-cell>
          <table:table-cell office:value-type="float" office:value="2418021.5" calcext:value-type="float">
            <text:p>2418021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6.5" calcext:value-type="float">
            <text:p>2418386.5</text:p>
          </table:table-cell>
          <table:table-cell office:value-type="string" calcext:value-type="string">
            <text:p>1909-03-21T00:00:00</text:p>
          </table:table-cell>
          <table:table-cell office:value-type="float" office:value="2418386.5" calcext:value-type="float">
            <text:p>2418386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51.5" calcext:value-type="float">
            <text:p>2418751.5</text:p>
          </table:table-cell>
          <table:table-cell office:value-type="string" calcext:value-type="string">
            <text:p>1910-03-21T00:00:00</text:p>
          </table:table-cell>
          <table:table-cell office:value-type="float" office:value="2418751.5" calcext:value-type="float">
            <text:p>2418751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7.5" calcext:value-type="float">
            <text:p>2419117.5</text:p>
          </table:table-cell>
          <table:table-cell office:value-type="string" calcext:value-type="string">
            <text:p>1911-03-22T00:00:00</text:p>
          </table:table-cell>
          <table:table-cell office:value-type="float" office:value="2419117.5" calcext:value-type="float">
            <text:p>2419117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2.5" calcext:value-type="float">
            <text:p>2419482.5</text:p>
          </table:table-cell>
          <table:table-cell office:value-type="string" calcext:value-type="string">
            <text:p>1912-03-21T00:00:00</text:p>
          </table:table-cell>
          <table:table-cell office:value-type="float" office:value="2419482.5" calcext:value-type="float">
            <text:p>2419482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7.5" calcext:value-type="float">
            <text:p>2419847.5</text:p>
          </table:table-cell>
          <table:table-cell office:value-type="string" calcext:value-type="string">
            <text:p>1913-03-21T00:00:00</text:p>
          </table:table-cell>
          <table:table-cell office:value-type="float" office:value="2419847.5" calcext:value-type="float">
            <text:p>2419847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2.5" calcext:value-type="float">
            <text:p>2420212.5</text:p>
          </table:table-cell>
          <table:table-cell office:value-type="string" calcext:value-type="string">
            <text:p>1914-03-21T00:00:00</text:p>
          </table:table-cell>
          <table:table-cell office:value-type="float" office:value="2420212.5" calcext:value-type="float">
            <text:p>2420212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8.5" calcext:value-type="float">
            <text:p>2420578.5</text:p>
          </table:table-cell>
          <table:table-cell office:value-type="string" calcext:value-type="string">
            <text:p>1915-03-22T00:00:00</text:p>
          </table:table-cell>
          <table:table-cell office:value-type="float" office:value="2420578.5" calcext:value-type="float">
            <text:p>2420578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3.5" calcext:value-type="float">
            <text:p>2420943.5</text:p>
          </table:table-cell>
          <table:table-cell office:value-type="string" calcext:value-type="string">
            <text:p>1916-03-21T00:00:00</text:p>
          </table:table-cell>
          <table:table-cell office:value-type="float" office:value="2420943.5" calcext:value-type="float">
            <text:p>2420943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8.5" calcext:value-type="float">
            <text:p>2421308.5</text:p>
          </table:table-cell>
          <table:table-cell office:value-type="string" calcext:value-type="string">
            <text:p>1917-03-21T00:00:00</text:p>
          </table:table-cell>
          <table:table-cell office:value-type="float" office:value="2421308.5" calcext:value-type="float">
            <text:p>2421308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3.5" calcext:value-type="float">
            <text:p>2421673.5</text:p>
          </table:table-cell>
          <table:table-cell office:value-type="string" calcext:value-type="string">
            <text:p>1918-03-21T00:00:00</text:p>
          </table:table-cell>
          <table:table-cell office:value-type="float" office:value="2421673.5" calcext:value-type="float">
            <text:p>2421673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9.5" calcext:value-type="float">
            <text:p>2422039.5</text:p>
          </table:table-cell>
          <table:table-cell office:value-type="string" calcext:value-type="string">
            <text:p>1919-03-22T00:00:00</text:p>
          </table:table-cell>
          <table:table-cell office:value-type="float" office:value="2422039.5" calcext:value-type="float">
            <text:p>2422039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4.5" calcext:value-type="float">
            <text:p>2422404.5</text:p>
          </table:table-cell>
          <table:table-cell office:value-type="string" calcext:value-type="string">
            <text:p>1920-03-21T00:00:00</text:p>
          </table:table-cell>
          <table:table-cell office:value-type="float" office:value="2422404.5" calcext:value-type="float">
            <text:p>2422404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9.5" calcext:value-type="float">
            <text:p>2422769.5</text:p>
          </table:table-cell>
          <table:table-cell office:value-type="string" calcext:value-type="string">
            <text:p>1921-03-21T00:00:00</text:p>
          </table:table-cell>
          <table:table-cell office:value-type="float" office:value="2422769.5" calcext:value-type="float">
            <text:p>2422769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4.5" calcext:value-type="float">
            <text:p>2423134.5</text:p>
          </table:table-cell>
          <table:table-cell office:value-type="string" calcext:value-type="string">
            <text:p>1922-03-21T00:00:00</text:p>
          </table:table-cell>
          <table:table-cell office:value-type="float" office:value="2423134.5" calcext:value-type="float">
            <text:p>2423134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500.5" calcext:value-type="float">
            <text:p>2423500.5</text:p>
          </table:table-cell>
          <table:table-cell office:value-type="string" calcext:value-type="string">
            <text:p>1923-03-22T00:00:00</text:p>
          </table:table-cell>
          <table:table-cell office:value-type="float" office:value="2423500.5" calcext:value-type="float">
            <text:p>2423500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5.5" calcext:value-type="float">
            <text:p>2423865.5</text:p>
          </table:table-cell>
          <table:table-cell office:value-type="string" calcext:value-type="string">
            <text:p>1924-03-21T00:00:00</text:p>
          </table:table-cell>
          <table:table-cell office:value-type="float" office:value="2423865.5" calcext:value-type="float">
            <text:p>2423865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30.5" calcext:value-type="float">
            <text:p>2424230.5</text:p>
          </table:table-cell>
          <table:table-cell office:value-type="string" calcext:value-type="string">
            <text:p>1925-03-21T00:00:00</text:p>
          </table:table-cell>
          <table:table-cell office:value-type="float" office:value="2424230.5" calcext:value-type="float">
            <text:p>2424230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5.5" calcext:value-type="float">
            <text:p>2424595.5</text:p>
          </table:table-cell>
          <table:table-cell office:value-type="string" calcext:value-type="string">
            <text:p>1926-03-21T00:00:00</text:p>
          </table:table-cell>
          <table:table-cell office:value-type="float" office:value="2424595.5" calcext:value-type="float">
            <text:p>2424595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61.5" calcext:value-type="float">
            <text:p>2424961.5</text:p>
          </table:table-cell>
          <table:table-cell office:value-type="string" calcext:value-type="string">
            <text:p>1927-03-21T00:00:00</text:p>
          </table:table-cell>
          <table:table-cell office:value-type="float" office:value="2424960.5" calcext:value-type="float">
            <text:p>2424960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6.5" calcext:value-type="float">
            <text:p>2425326.5</text:p>
          </table:table-cell>
          <table:table-cell office:value-type="string" calcext:value-type="string">
            <text:p>1928-03-21T00:00:00</text:p>
          </table:table-cell>
          <table:table-cell office:value-type="float" office:value="2425326.5" calcext:value-type="float">
            <text:p>2425326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91.5" calcext:value-type="float">
            <text:p>2425691.5</text:p>
          </table:table-cell>
          <table:table-cell office:value-type="string" calcext:value-type="string">
            <text:p>1929-03-21T00:00:00</text:p>
          </table:table-cell>
          <table:table-cell office:value-type="float" office:value="2425691.5" calcext:value-type="float">
            <text:p>2425691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6.5" calcext:value-type="float">
            <text:p>2426056.5</text:p>
          </table:table-cell>
          <table:table-cell office:value-type="string" calcext:value-type="string">
            <text:p>1930-03-21T00:00:00</text:p>
          </table:table-cell>
          <table:table-cell office:value-type="float" office:value="2426056.5" calcext:value-type="float">
            <text:p>2426056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03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7.5" calcext:value-type="float">
            <text:p>2426787.5</text:p>
          </table:table-cell>
          <table:table-cell office:value-type="string" calcext:value-type="string">
            <text:p>1932-03-21T00:00:00</text:p>
          </table:table-cell>
          <table:table-cell office:value-type="float" office:value="2426787.5" calcext:value-type="float">
            <text:p>2426787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2.5" calcext:value-type="float">
            <text:p>2427152.5</text:p>
          </table:table-cell>
          <table:table-cell office:value-type="string" calcext:value-type="string">
            <text:p>1933-03-21T00:00:00</text:p>
          </table:table-cell>
          <table:table-cell office:value-type="float" office:value="2427152.5" calcext:value-type="float">
            <text:p>2427152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7.5" calcext:value-type="float">
            <text:p>2427517.5</text:p>
          </table:table-cell>
          <table:table-cell office:value-type="string" calcext:value-type="string">
            <text:p>1934-03-21T00:00:00</text:p>
          </table:table-cell>
          <table:table-cell office:value-type="float" office:value="2427517.5" calcext:value-type="float">
            <text:p>2427517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03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8.5" calcext:value-type="float">
            <text:p>2428248.5</text:p>
          </table:table-cell>
          <table:table-cell office:value-type="string" calcext:value-type="string">
            <text:p>1936-03-21T00:00:00</text:p>
          </table:table-cell>
          <table:table-cell office:value-type="float" office:value="2428248.5" calcext:value-type="float">
            <text:p>2428248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3.5" calcext:value-type="float">
            <text:p>2428613.5</text:p>
          </table:table-cell>
          <table:table-cell office:value-type="string" calcext:value-type="string">
            <text:p>1937-03-21T00:00:00</text:p>
          </table:table-cell>
          <table:table-cell office:value-type="float" office:value="2428613.5" calcext:value-type="float">
            <text:p>2428613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8.5" calcext:value-type="float">
            <text:p>2428978.5</text:p>
          </table:table-cell>
          <table:table-cell office:value-type="string" calcext:value-type="string">
            <text:p>1938-03-21T00:00:00</text:p>
          </table:table-cell>
          <table:table-cell office:value-type="float" office:value="2428978.5" calcext:value-type="float">
            <text:p>2428978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03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9.5" calcext:value-type="float">
            <text:p>2429709.5</text:p>
          </table:table-cell>
          <table:table-cell office:value-type="string" calcext:value-type="string">
            <text:p>1940-03-21T00:00:00</text:p>
          </table:table-cell>
          <table:table-cell office:value-type="float" office:value="2429709.5" calcext:value-type="float">
            <text:p>2429709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4.5" calcext:value-type="float">
            <text:p>2430074.5</text:p>
          </table:table-cell>
          <table:table-cell office:value-type="string" calcext:value-type="string">
            <text:p>1941-03-21T00:00:00</text:p>
          </table:table-cell>
          <table:table-cell office:value-type="float" office:value="2430074.5" calcext:value-type="float">
            <text:p>2430074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9.5" calcext:value-type="float">
            <text:p>2430439.5</text:p>
          </table:table-cell>
          <table:table-cell office:value-type="string" calcext:value-type="string">
            <text:p>1942-03-21T00:00:00</text:p>
          </table:table-cell>
          <table:table-cell office:value-type="float" office:value="2430439.5" calcext:value-type="float">
            <text:p>2430439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4.5" calcext:value-type="float">
            <text:p>2430804.5</text:p>
          </table:table-cell>
          <table:table-cell office:value-type="string" calcext:value-type="string">
            <text:p>1943-03-21T00:00:00</text:p>
          </table:table-cell>
          <table:table-cell office:value-type="float" office:value="2430804.5" calcext:value-type="float">
            <text:p>2430804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70.5" calcext:value-type="float">
            <text:p>2431170.5</text:p>
          </table:table-cell>
          <table:table-cell office:value-type="string" calcext:value-type="string">
            <text:p>1944-03-21T00:00:00</text:p>
          </table:table-cell>
          <table:table-cell office:value-type="float" office:value="2431170.5" calcext:value-type="float">
            <text:p>2431170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5.5" calcext:value-type="float">
            <text:p>2431535.5</text:p>
          </table:table-cell>
          <table:table-cell office:value-type="string" calcext:value-type="string">
            <text:p>1945-03-21T00:00:00</text:p>
          </table:table-cell>
          <table:table-cell office:value-type="float" office:value="2431535.5" calcext:value-type="float">
            <text:p>2431535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900.5" calcext:value-type="float">
            <text:p>2431900.5</text:p>
          </table:table-cell>
          <table:table-cell office:value-type="string" calcext:value-type="string">
            <text:p>1946-03-21T00:00:00</text:p>
          </table:table-cell>
          <table:table-cell office:value-type="float" office:value="2431900.5" calcext:value-type="float">
            <text:p>2431900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5.5" calcext:value-type="float">
            <text:p>2432265.5</text:p>
          </table:table-cell>
          <table:table-cell office:value-type="string" calcext:value-type="string">
            <text:p>1947-03-21T00:00:00</text:p>
          </table:table-cell>
          <table:table-cell office:value-type="float" office:value="2432265.5" calcext:value-type="float">
            <text:p>2432265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31.5" calcext:value-type="float">
            <text:p>2432631.5</text:p>
          </table:table-cell>
          <table:table-cell office:value-type="string" calcext:value-type="string">
            <text:p>1948-03-21T00:00:00</text:p>
          </table:table-cell>
          <table:table-cell office:value-type="float" office:value="2432631.5" calcext:value-type="float">
            <text:p>2432631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6.5" calcext:value-type="float">
            <text:p>2432996.5</text:p>
          </table:table-cell>
          <table:table-cell office:value-type="string" calcext:value-type="string">
            <text:p>1949-03-21T00:00:00</text:p>
          </table:table-cell>
          <table:table-cell office:value-type="float" office:value="2432996.5" calcext:value-type="float">
            <text:p>2432996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61.5" calcext:value-type="float">
            <text:p>2433361.5</text:p>
          </table:table-cell>
          <table:table-cell office:value-type="string" calcext:value-type="string">
            <text:p>1950-03-21T00:00:00</text:p>
          </table:table-cell>
          <table:table-cell office:value-type="float" office:value="2433361.5" calcext:value-type="float">
            <text:p>2433361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6.5" calcext:value-type="float">
            <text:p>2433726.5</text:p>
          </table:table-cell>
          <table:table-cell office:value-type="string" calcext:value-type="string">
            <text:p>1951-03-21T00:00:00</text:p>
          </table:table-cell>
          <table:table-cell office:value-type="float" office:value="2433726.5" calcext:value-type="float">
            <text:p>2433726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2.5" calcext:value-type="float">
            <text:p>2434092.5</text:p>
          </table:table-cell>
          <table:table-cell office:value-type="string" calcext:value-type="string">
            <text:p>1952-03-21T00:00:00</text:p>
          </table:table-cell>
          <table:table-cell office:value-type="float" office:value="2434092.5" calcext:value-type="float">
            <text:p>2434092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7.5" calcext:value-type="float">
            <text:p>2434457.5</text:p>
          </table:table-cell>
          <table:table-cell office:value-type="string" calcext:value-type="string">
            <text:p>1953-03-21T00:00:00</text:p>
          </table:table-cell>
          <table:table-cell office:value-type="float" office:value="2434457.5" calcext:value-type="float">
            <text:p>2434457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2.5" calcext:value-type="float">
            <text:p>2434822.5</text:p>
          </table:table-cell>
          <table:table-cell office:value-type="string" calcext:value-type="string">
            <text:p>1954-03-21T00:00:00</text:p>
          </table:table-cell>
          <table:table-cell office:value-type="float" office:value="2434822.5" calcext:value-type="float">
            <text:p>2434822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7.5" calcext:value-type="float">
            <text:p>2435187.5</text:p>
          </table:table-cell>
          <table:table-cell office:value-type="string" calcext:value-type="string">
            <text:p>1955-03-21T00:00:00</text:p>
          </table:table-cell>
          <table:table-cell office:value-type="float" office:value="2435187.5" calcext:value-type="float">
            <text:p>2435187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3.5" calcext:value-type="float">
            <text:p>2435553.5</text:p>
          </table:table-cell>
          <table:table-cell office:value-type="string" calcext:value-type="string">
            <text:p>1956-03-21T00:00:00</text:p>
          </table:table-cell>
          <table:table-cell office:value-type="float" office:value="2435553.5" calcext:value-type="float">
            <text:p>2435553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8.5" calcext:value-type="float">
            <text:p>2435918.5</text:p>
          </table:table-cell>
          <table:table-cell office:value-type="string" calcext:value-type="string">
            <text:p>1957-03-21T00:00:00</text:p>
          </table:table-cell>
          <table:table-cell office:value-type="float" office:value="2435918.5" calcext:value-type="float">
            <text:p>2435918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3.5" calcext:value-type="float">
            <text:p>2436283.5</text:p>
          </table:table-cell>
          <table:table-cell office:value-type="string" calcext:value-type="string">
            <text:p>1958-03-21T00:00:00</text:p>
          </table:table-cell>
          <table:table-cell office:value-type="float" office:value="2436283.5" calcext:value-type="float">
            <text:p>2436283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8.5" calcext:value-type="float">
            <text:p>2436648.5</text:p>
          </table:table-cell>
          <table:table-cell office:value-type="string" calcext:value-type="string">
            <text:p>1959-03-21T00:00:00</text:p>
          </table:table-cell>
          <table:table-cell office:value-type="float" office:value="2436648.5" calcext:value-type="float">
            <text:p>2436648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03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9.5" calcext:value-type="float">
            <text:p>2437379.5</text:p>
          </table:table-cell>
          <table:table-cell office:value-type="string" calcext:value-type="string">
            <text:p>1961-03-21T00:00:00</text:p>
          </table:table-cell>
          <table:table-cell office:value-type="float" office:value="2437379.5" calcext:value-type="float">
            <text:p>2437379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4.5" calcext:value-type="float">
            <text:p>2437744.5</text:p>
          </table:table-cell>
          <table:table-cell office:value-type="string" calcext:value-type="string">
            <text:p>1962-03-21T00:00:00</text:p>
          </table:table-cell>
          <table:table-cell office:value-type="float" office:value="2437744.5" calcext:value-type="float">
            <text:p>2437744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9.5" calcext:value-type="float">
            <text:p>2438109.5</text:p>
          </table:table-cell>
          <table:table-cell office:value-type="string" calcext:value-type="string">
            <text:p>1963-03-21T00:00:00</text:p>
          </table:table-cell>
          <table:table-cell office:value-type="float" office:value="2438109.5" calcext:value-type="float">
            <text:p>2438109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5.5" calcext:value-type="float">
            <text:p>2438475.5</text:p>
          </table:table-cell>
          <table:table-cell office:value-type="string" calcext:value-type="string">
            <text:p>1964-03-20T00:00:00</text:p>
          </table:table-cell>
          <table:table-cell office:value-type="float" office:value="2438474.5" calcext:value-type="float">
            <text:p>2438474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40.5" calcext:value-type="float">
            <text:p>2438840.5</text:p>
          </table:table-cell>
          <table:table-cell office:value-type="string" calcext:value-type="string">
            <text:p>1965-03-21T00:00:00</text:p>
          </table:table-cell>
          <table:table-cell office:value-type="float" office:value="2438840.5" calcext:value-type="float">
            <text:p>2438840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5.5" calcext:value-type="float">
            <text:p>2439205.5</text:p>
          </table:table-cell>
          <table:table-cell office:value-type="string" calcext:value-type="string">
            <text:p>1966-03-21T00:00:00</text:p>
          </table:table-cell>
          <table:table-cell office:value-type="float" office:value="2439205.5" calcext:value-type="float">
            <text:p>2439205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70.5" calcext:value-type="float">
            <text:p>2439570.5</text:p>
          </table:table-cell>
          <table:table-cell office:value-type="string" calcext:value-type="string">
            <text:p>1967-03-21T00:00:00</text:p>
          </table:table-cell>
          <table:table-cell office:value-type="float" office:value="2439570.5" calcext:value-type="float">
            <text:p>2439570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03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301.5" calcext:value-type="float">
            <text:p>2440301.5</text:p>
          </table:table-cell>
          <table:table-cell office:value-type="string" calcext:value-type="string">
            <text:p>1969-03-21T00:00:00</text:p>
          </table:table-cell>
          <table:table-cell office:value-type="float" office:value="2440301.5" calcext:value-type="float">
            <text:p>2440301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6.5" calcext:value-type="float">
            <text:p>2440666.5</text:p>
          </table:table-cell>
          <table:table-cell office:value-type="string" calcext:value-type="string">
            <text:p>1970-03-21T00:00:00</text:p>
          </table:table-cell>
          <table:table-cell office:value-type="float" office:value="2440666.5" calcext:value-type="float">
            <text:p>2440666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31.5" calcext:value-type="float">
            <text:p>2441031.5</text:p>
          </table:table-cell>
          <table:table-cell office:value-type="string" calcext:value-type="string">
            <text:p>1971-03-21T00:00:00</text:p>
          </table:table-cell>
          <table:table-cell office:value-type="float" office:value="2441031.5" calcext:value-type="float">
            <text:p>2441031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03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2.5" calcext:value-type="float">
            <text:p>2441762.5</text:p>
          </table:table-cell>
          <table:table-cell office:value-type="string" calcext:value-type="string">
            <text:p>1973-03-21T00:00:00</text:p>
          </table:table-cell>
          <table:table-cell office:value-type="float" office:value="2441762.5" calcext:value-type="float">
            <text:p>2441762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7.5" calcext:value-type="float">
            <text:p>2442127.5</text:p>
          </table:table-cell>
          <table:table-cell office:value-type="string" calcext:value-type="string">
            <text:p>1974-03-21T00:00:00</text:p>
          </table:table-cell>
          <table:table-cell office:value-type="float" office:value="2442127.5" calcext:value-type="float">
            <text:p>2442127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2.5" calcext:value-type="float">
            <text:p>2442492.5</text:p>
          </table:table-cell>
          <table:table-cell office:value-type="string" calcext:value-type="string">
            <text:p>1975-03-21T00:00:00</text:p>
          </table:table-cell>
          <table:table-cell office:value-type="float" office:value="2442492.5" calcext:value-type="float">
            <text:p>2442492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7.5" calcext:value-type="float">
            <text:p>2442857.5</text:p>
          </table:table-cell>
          <table:table-cell office:value-type="string" calcext:value-type="string">
            <text:p>1976-03-20T00:00:00</text:p>
          </table:table-cell>
          <table:table-cell office:value-type="float" office:value="2442857.5" calcext:value-type="float">
            <text:p>2442857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3.5" calcext:value-type="float">
            <text:p>2443223.5</text:p>
          </table:table-cell>
          <table:table-cell office:value-type="string" calcext:value-type="string">
            <text:p>1977-03-21T00:00:00</text:p>
          </table:table-cell>
          <table:table-cell office:value-type="float" office:value="2443223.5" calcext:value-type="float">
            <text:p>2443223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8.5" calcext:value-type="float">
            <text:p>2443588.5</text:p>
          </table:table-cell>
          <table:table-cell office:value-type="string" calcext:value-type="string">
            <text:p>1978-03-21T00:00:00</text:p>
          </table:table-cell>
          <table:table-cell office:value-type="float" office:value="2443588.5" calcext:value-type="float">
            <text:p>2443588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3.5" calcext:value-type="float">
            <text:p>2443953.5</text:p>
          </table:table-cell>
          <table:table-cell office:value-type="string" calcext:value-type="string">
            <text:p>1979-03-21T00:00:00</text:p>
          </table:table-cell>
          <table:table-cell office:value-type="float" office:value="2443953.5" calcext:value-type="float">
            <text:p>2443953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8.5" calcext:value-type="float">
            <text:p>2444318.5</text:p>
          </table:table-cell>
          <table:table-cell office:value-type="string" calcext:value-type="string">
            <text:p>1980-03-20T00:00:00</text:p>
          </table:table-cell>
          <table:table-cell office:value-type="float" office:value="2444318.5" calcext:value-type="float">
            <text:p>2444318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4.5" calcext:value-type="float">
            <text:p>2444684.5</text:p>
          </table:table-cell>
          <table:table-cell office:value-type="string" calcext:value-type="string">
            <text:p>1981-03-21T00:00:00</text:p>
          </table:table-cell>
          <table:table-cell office:value-type="float" office:value="2444684.5" calcext:value-type="float">
            <text:p>2444684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9.5" calcext:value-type="float">
            <text:p>2445049.5</text:p>
          </table:table-cell>
          <table:table-cell office:value-type="string" calcext:value-type="string">
            <text:p>1982-03-21T00:00:00</text:p>
          </table:table-cell>
          <table:table-cell office:value-type="float" office:value="2445049.5" calcext:value-type="float">
            <text:p>2445049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4.5" calcext:value-type="float">
            <text:p>2445414.5</text:p>
          </table:table-cell>
          <table:table-cell office:value-type="string" calcext:value-type="string">
            <text:p>1983-03-21T00:00:00</text:p>
          </table:table-cell>
          <table:table-cell office:value-type="float" office:value="2445414.5" calcext:value-type="float">
            <text:p>2445414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9.5" calcext:value-type="float">
            <text:p>2445779.5</text:p>
          </table:table-cell>
          <table:table-cell office:value-type="string" calcext:value-type="string">
            <text:p>1984-03-20T00:00:00</text:p>
          </table:table-cell>
          <table:table-cell office:value-type="float" office:value="2445779.5" calcext:value-type="float">
            <text:p>2445779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5.5" calcext:value-type="float">
            <text:p>2446145.5</text:p>
          </table:table-cell>
          <table:table-cell office:value-type="string" calcext:value-type="string">
            <text:p>1985-03-21T00:00:00</text:p>
          </table:table-cell>
          <table:table-cell office:value-type="float" office:value="2446145.5" calcext:value-type="float">
            <text:p>2446145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10.5" calcext:value-type="float">
            <text:p>2446510.5</text:p>
          </table:table-cell>
          <table:table-cell office:value-type="string" calcext:value-type="string">
            <text:p>1986-03-21T00:00:00</text:p>
          </table:table-cell>
          <table:table-cell office:value-type="float" office:value="2446510.5" calcext:value-type="float">
            <text:p>2446510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5.5" calcext:value-type="float">
            <text:p>2446875.5</text:p>
          </table:table-cell>
          <table:table-cell office:value-type="string" calcext:value-type="string">
            <text:p>1987-03-21T00:00:00</text:p>
          </table:table-cell>
          <table:table-cell office:value-type="float" office:value="2446875.5" calcext:value-type="float">
            <text:p>2446875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40.5" calcext:value-type="float">
            <text:p>2447240.5</text:p>
          </table:table-cell>
          <table:table-cell office:value-type="string" calcext:value-type="string">
            <text:p>1988-03-20T00:00:00</text:p>
          </table:table-cell>
          <table:table-cell office:value-type="float" office:value="2447240.5" calcext:value-type="float">
            <text:p>2447240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6.5" calcext:value-type="float">
            <text:p>2447606.5</text:p>
          </table:table-cell>
          <table:table-cell office:value-type="string" calcext:value-type="string">
            <text:p>1989-03-21T00:00:00</text:p>
          </table:table-cell>
          <table:table-cell office:value-type="float" office:value="2447606.5" calcext:value-type="float">
            <text:p>2447606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71.5" calcext:value-type="float">
            <text:p>2447971.5</text:p>
          </table:table-cell>
          <table:table-cell office:value-type="string" calcext:value-type="string">
            <text:p>1990-03-21T00:00:00</text:p>
          </table:table-cell>
          <table:table-cell office:value-type="float" office:value="2447971.5" calcext:value-type="float">
            <text:p>2447971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6.5" calcext:value-type="float">
            <text:p>2448336.5</text:p>
          </table:table-cell>
          <table:table-cell office:value-type="string" calcext:value-type="string">
            <text:p>1991-03-21T00:00:00</text:p>
          </table:table-cell>
          <table:table-cell office:value-type="float" office:value="2448336.5" calcext:value-type="float">
            <text:p>2448336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701.5" calcext:value-type="float">
            <text:p>2448701.5</text:p>
          </table:table-cell>
          <table:table-cell office:value-type="string" calcext:value-type="string">
            <text:p>1992-03-20T00:00:00</text:p>
          </table:table-cell>
          <table:table-cell office:value-type="float" office:value="2448701.5" calcext:value-type="float">
            <text:p>2448701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7.5" calcext:value-type="float">
            <text:p>2449067.5</text:p>
          </table:table-cell>
          <table:table-cell office:value-type="string" calcext:value-type="string">
            <text:p>1993-03-21T00:00:00</text:p>
          </table:table-cell>
          <table:table-cell office:value-type="float" office:value="2449067.5" calcext:value-type="float">
            <text:p>2449067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2.5" calcext:value-type="float">
            <text:p>2449432.5</text:p>
          </table:table-cell>
          <table:table-cell office:value-type="string" calcext:value-type="string">
            <text:p>1994-03-21T00:00:00</text:p>
          </table:table-cell>
          <table:table-cell office:value-type="float" office:value="2449432.5" calcext:value-type="float">
            <text:p>2449432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7.5" calcext:value-type="float">
            <text:p>2449797.5</text:p>
          </table:table-cell>
          <table:table-cell office:value-type="string" calcext:value-type="string">
            <text:p>1995-03-21T00:00:00</text:p>
          </table:table-cell>
          <table:table-cell office:value-type="float" office:value="2449797.5" calcext:value-type="float">
            <text:p>2449797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2.5" calcext:value-type="float">
            <text:p>2450162.5</text:p>
          </table:table-cell>
          <table:table-cell office:value-type="string" calcext:value-type="string">
            <text:p>1996-03-20T00:00:00</text:p>
          </table:table-cell>
          <table:table-cell office:value-type="float" office:value="2450162.5" calcext:value-type="float">
            <text:p>2450162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03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3.5" calcext:value-type="float">
            <text:p>2450893.5</text:p>
          </table:table-cell>
          <table:table-cell office:value-type="string" calcext:value-type="string">
            <text:p>1998-03-21T00:00:00</text:p>
          </table:table-cell>
          <table:table-cell office:value-type="float" office:value="2450893.5" calcext:value-type="float">
            <text:p>2450893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8.5" calcext:value-type="float">
            <text:p>2451258.5</text:p>
          </table:table-cell>
          <table:table-cell office:value-type="string" calcext:value-type="string">
            <text:p>1999-03-21T00:00:00</text:p>
          </table:table-cell>
          <table:table-cell office:value-type="float" office:value="2451258.5" calcext:value-type="float">
            <text:p>2451258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3.5" calcext:value-type="float">
            <text:p>2451623.5</text:p>
          </table:table-cell>
          <table:table-cell office:value-type="string" calcext:value-type="string">
            <text:p>2000-03-20T00:00:00</text:p>
          </table:table-cell>
          <table:table-cell office:value-type="float" office:value="2451623.5" calcext:value-type="float">
            <text:p>2451623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03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4.5" calcext:value-type="float">
            <text:p>2452354.5</text:p>
          </table:table-cell>
          <table:table-cell office:value-type="string" calcext:value-type="string">
            <text:p>2002-03-21T00:00:00</text:p>
          </table:table-cell>
          <table:table-cell office:value-type="float" office:value="2452354.5" calcext:value-type="float">
            <text:p>2452354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9.5" calcext:value-type="float">
            <text:p>2452719.5</text:p>
          </table:table-cell>
          <table:table-cell office:value-type="string" calcext:value-type="string">
            <text:p>2003-03-21T00:00:00</text:p>
          </table:table-cell>
          <table:table-cell office:value-type="float" office:value="2452719.5" calcext:value-type="float">
            <text:p>2452719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4.5" calcext:value-type="float">
            <text:p>2453084.5</text:p>
          </table:table-cell>
          <table:table-cell office:value-type="string" calcext:value-type="string">
            <text:p>2004-03-20T00:00:00</text:p>
          </table:table-cell>
          <table:table-cell office:value-type="float" office:value="2453084.5" calcext:value-type="float">
            <text:p>2453084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9.5" calcext:value-type="float">
            <text:p>2453449.5</text:p>
          </table:table-cell>
          <table:table-cell office:value-type="string" calcext:value-type="string">
            <text:p>2005-03-20T00:00:00</text:p>
          </table:table-cell>
          <table:table-cell office:value-type="float" office:value="2453449.5" calcext:value-type="float">
            <text:p>2453449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5.5" calcext:value-type="float">
            <text:p>2453815.5</text:p>
          </table:table-cell>
          <table:table-cell office:value-type="string" calcext:value-type="string">
            <text:p>2006-03-21T00:00:00</text:p>
          </table:table-cell>
          <table:table-cell office:value-type="float" office:value="2453815.5" calcext:value-type="float">
            <text:p>2453815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80.5" calcext:value-type="float">
            <text:p>2454180.5</text:p>
          </table:table-cell>
          <table:table-cell office:value-type="string" calcext:value-type="string">
            <text:p>2007-03-21T00:00:00</text:p>
          </table:table-cell>
          <table:table-cell office:value-type="float" office:value="2454180.5" calcext:value-type="float">
            <text:p>2454180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5.5" calcext:value-type="float">
            <text:p>2454545.5</text:p>
          </table:table-cell>
          <table:table-cell office:value-type="string" calcext:value-type="string">
            <text:p>2008-03-20T00:00:00</text:p>
          </table:table-cell>
          <table:table-cell office:value-type="float" office:value="2454545.5" calcext:value-type="float">
            <text:p>2454545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10.5" calcext:value-type="float">
            <text:p>2454910.5</text:p>
          </table:table-cell>
          <table:table-cell office:value-type="string" calcext:value-type="string">
            <text:p>2009-03-20T00:00:00</text:p>
          </table:table-cell>
          <table:table-cell office:value-type="float" office:value="2454910.5" calcext:value-type="float">
            <text:p>2454910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6.5" calcext:value-type="float">
            <text:p>2455276.5</text:p>
          </table:table-cell>
          <table:table-cell office:value-type="string" calcext:value-type="string">
            <text:p>2010-03-21T00:00:00</text:p>
          </table:table-cell>
          <table:table-cell office:value-type="float" office:value="2455276.5" calcext:value-type="float">
            <text:p>2455276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41.5" calcext:value-type="float">
            <text:p>2455641.5</text:p>
          </table:table-cell>
          <table:table-cell office:value-type="string" calcext:value-type="string">
            <text:p>2011-03-21T00:00:00</text:p>
          </table:table-cell>
          <table:table-cell office:value-type="float" office:value="2455641.5" calcext:value-type="float">
            <text:p>2455641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6.5" calcext:value-type="float">
            <text:p>2456006.5</text:p>
          </table:table-cell>
          <table:table-cell office:value-type="string" calcext:value-type="string">
            <text:p>2012-03-20T00:00:00</text:p>
          </table:table-cell>
          <table:table-cell office:value-type="float" office:value="2456006.5" calcext:value-type="float">
            <text:p>2456006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71.5" calcext:value-type="float">
            <text:p>2456371.5</text:p>
          </table:table-cell>
          <table:table-cell office:value-type="string" calcext:value-type="string">
            <text:p>2013-03-20T00:00:00</text:p>
          </table:table-cell>
          <table:table-cell office:value-type="float" office:value="2456371.5" calcext:value-type="float">
            <text:p>2456371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7.5" calcext:value-type="float">
            <text:p>2456737.5</text:p>
          </table:table-cell>
          <table:table-cell office:value-type="string" calcext:value-type="string">
            <text:p>2014-03-21T00:00:00</text:p>
          </table:table-cell>
          <table:table-cell office:value-type="float" office:value="2456737.5" calcext:value-type="float">
            <text:p>2456737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2.5" calcext:value-type="float">
            <text:p>2457102.5</text:p>
          </table:table-cell>
          <table:table-cell office:value-type="string" calcext:value-type="string">
            <text:p>2015-03-21T00:00:00</text:p>
          </table:table-cell>
          <table:table-cell office:value-type="float" office:value="2457102.5" calcext:value-type="float">
            <text:p>2457102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7.5" calcext:value-type="float">
            <text:p>2457467.5</text:p>
          </table:table-cell>
          <table:table-cell office:value-type="string" calcext:value-type="string">
            <text:p>2016-03-20T00:00:00</text:p>
          </table:table-cell>
          <table:table-cell office:value-type="float" office:value="2457467.5" calcext:value-type="float">
            <text:p>2457467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2.5" calcext:value-type="float">
            <text:p>2457832.5</text:p>
          </table:table-cell>
          <table:table-cell office:value-type="string" calcext:value-type="string">
            <text:p>2017-03-20T00:00:00</text:p>
          </table:table-cell>
          <table:table-cell office:value-type="float" office:value="2457832.5" calcext:value-type="float">
            <text:p>2457832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8.5" calcext:value-type="float">
            <text:p>2458198.5</text:p>
          </table:table-cell>
          <table:table-cell office:value-type="string" calcext:value-type="string">
            <text:p>2018-03-21T00:00:00</text:p>
          </table:table-cell>
          <table:table-cell office:value-type="float" office:value="2458198.5" calcext:value-type="float">
            <text:p>2458198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3.5" calcext:value-type="float">
            <text:p>2458563.5</text:p>
          </table:table-cell>
          <table:table-cell office:value-type="string" calcext:value-type="string">
            <text:p>2019-03-21T00:00:00</text:p>
          </table:table-cell>
          <table:table-cell office:value-type="float" office:value="2458563.5" calcext:value-type="float">
            <text:p>2458563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8.5" calcext:value-type="float">
            <text:p>2458928.5</text:p>
          </table:table-cell>
          <table:table-cell office:value-type="string" calcext:value-type="string">
            <text:p>2020-03-20T00:00:00</text:p>
          </table:table-cell>
          <table:table-cell office:value-type="float" office:value="2458928.5" calcext:value-type="float">
            <text:p>2458928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3.5" calcext:value-type="float">
            <text:p>2459293.5</text:p>
          </table:table-cell>
          <table:table-cell office:value-type="string" calcext:value-type="string">
            <text:p>2021-03-20T00:00:00</text:p>
          </table:table-cell>
          <table:table-cell office:value-type="float" office:value="2459293.5" calcext:value-type="float">
            <text:p>2459293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9.5" calcext:value-type="float">
            <text:p>2459659.5</text:p>
          </table:table-cell>
          <table:table-cell office:value-type="string" calcext:value-type="string">
            <text:p>2022-03-21T00:00:00</text:p>
          </table:table-cell>
          <table:table-cell office:value-type="float" office:value="2459659.5" calcext:value-type="float">
            <text:p>2459659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4.5" calcext:value-type="float">
            <text:p>2460024.5</text:p>
          </table:table-cell>
          <table:table-cell office:value-type="string" calcext:value-type="string">
            <text:p>2023-03-21T00:00:00</text:p>
          </table:table-cell>
          <table:table-cell office:value-type="float" office:value="2460024.5" calcext:value-type="float">
            <text:p>2460024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9.5" calcext:value-type="float">
            <text:p>2460389.5</text:p>
          </table:table-cell>
          <table:table-cell office:value-type="string" calcext:value-type="string">
            <text:p>2024-03-20T00:00:00</text:p>
          </table:table-cell>
          <table:table-cell office:value-type="float" office:value="2460389.5" calcext:value-type="float">
            <text:p>2460389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4.5" calcext:value-type="float">
            <text:p>2460754.5</text:p>
          </table:table-cell>
          <table:table-cell office:value-type="string" calcext:value-type="string">
            <text:p>2025-03-20T00:00:00</text:p>
          </table:table-cell>
          <table:table-cell office:value-type="float" office:value="2460754.5" calcext:value-type="float">
            <text:p>2460754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20.5" calcext:value-type="float">
            <text:p>2461120.5</text:p>
          </table:table-cell>
          <table:table-cell office:value-type="string" calcext:value-type="string">
            <text:p>2026-03-21T00:00:00</text:p>
          </table:table-cell>
          <table:table-cell office:value-type="float" office:value="2461120.5" calcext:value-type="float">
            <text:p>2461120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5.5" calcext:value-type="float">
            <text:p>2461485.5</text:p>
          </table:table-cell>
          <table:table-cell office:value-type="string" calcext:value-type="string">
            <text:p>2027-03-21T00:00:00</text:p>
          </table:table-cell>
          <table:table-cell office:value-type="float" office:value="2461485.5" calcext:value-type="float">
            <text:p>2461485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50.5" calcext:value-type="float">
            <text:p>2461850.5</text:p>
          </table:table-cell>
          <table:table-cell office:value-type="string" calcext:value-type="string">
            <text:p>2028-03-20T00:00:00</text:p>
          </table:table-cell>
          <table:table-cell office:value-type="float" office:value="2461850.5" calcext:value-type="float">
            <text:p>2461850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5.5" calcext:value-type="float">
            <text:p>2462215.5</text:p>
          </table:table-cell>
          <table:table-cell office:value-type="string" calcext:value-type="string">
            <text:p>2029-03-20T00:00:00</text:p>
          </table:table-cell>
          <table:table-cell office:value-type="float" office:value="2462215.5" calcext:value-type="float">
            <text:p>2462215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03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6.5" calcext:value-type="float">
            <text:p>2462946.5</text:p>
          </table:table-cell>
          <table:table-cell office:value-type="string" calcext:value-type="string">
            <text:p>2031-03-21T00:00:00</text:p>
          </table:table-cell>
          <table:table-cell office:value-type="float" office:value="2462946.5" calcext:value-type="float">
            <text:p>2462946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11.5" calcext:value-type="float">
            <text:p>2463311.5</text:p>
          </table:table-cell>
          <table:table-cell office:value-type="string" calcext:value-type="string">
            <text:p>2032-03-20T00:00:00</text:p>
          </table:table-cell>
          <table:table-cell office:value-type="float" office:value="2463311.5" calcext:value-type="float">
            <text:p>2463311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6.5" calcext:value-type="float">
            <text:p>2463676.5</text:p>
          </table:table-cell>
          <table:table-cell office:value-type="string" calcext:value-type="string">
            <text:p>2033-03-20T00:00:00</text:p>
          </table:table-cell>
          <table:table-cell office:value-type="float" office:value="2463676.5" calcext:value-type="float">
            <text:p>2463676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03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7.5" calcext:value-type="float">
            <text:p>2464407.5</text:p>
          </table:table-cell>
          <table:table-cell office:value-type="string" calcext:value-type="string">
            <text:p>2035-03-21T00:00:00</text:p>
          </table:table-cell>
          <table:table-cell office:value-type="float" office:value="2464407.5" calcext:value-type="float">
            <text:p>2464407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2.5" calcext:value-type="float">
            <text:p>2464772.5</text:p>
          </table:table-cell>
          <table:table-cell office:value-type="string" calcext:value-type="string">
            <text:p>2036-03-20T00:00:00</text:p>
          </table:table-cell>
          <table:table-cell office:value-type="float" office:value="2464772.5" calcext:value-type="float">
            <text:p>2464772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7.5" calcext:value-type="float">
            <text:p>2465137.5</text:p>
          </table:table-cell>
          <table:table-cell office:value-type="string" calcext:value-type="string">
            <text:p>2037-03-20T00:00:00</text:p>
          </table:table-cell>
          <table:table-cell office:value-type="float" office:value="2465137.5" calcext:value-type="float">
            <text:p>2465137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2.5" calcext:value-type="float">
            <text:p>2465502.5</text:p>
          </table:table-cell>
          <table:table-cell office:value-type="string" calcext:value-type="string">
            <text:p>2038-03-20T00:00:00</text:p>
          </table:table-cell>
          <table:table-cell office:value-type="float" office:value="2465502.5" calcext:value-type="float">
            <text:p>2465502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8.5" calcext:value-type="float">
            <text:p>2465868.5</text:p>
          </table:table-cell>
          <table:table-cell office:value-type="string" calcext:value-type="string">
            <text:p>2039-03-21T00:00:00</text:p>
          </table:table-cell>
          <table:table-cell office:value-type="float" office:value="2465868.5" calcext:value-type="float">
            <text:p>2465868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3.5" calcext:value-type="float">
            <text:p>2466233.5</text:p>
          </table:table-cell>
          <table:table-cell office:value-type="string" calcext:value-type="string">
            <text:p>2040-03-20T00:00:00</text:p>
          </table:table-cell>
          <table:table-cell office:value-type="float" office:value="2466233.5" calcext:value-type="float">
            <text:p>2466233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8.5" calcext:value-type="float">
            <text:p>2466598.5</text:p>
          </table:table-cell>
          <table:table-cell office:value-type="string" calcext:value-type="string">
            <text:p>2041-03-20T00:00:00</text:p>
          </table:table-cell>
          <table:table-cell office:value-type="float" office:value="2466598.5" calcext:value-type="float">
            <text:p>2466598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3.5" calcext:value-type="float">
            <text:p>2466963.5</text:p>
          </table:table-cell>
          <table:table-cell office:value-type="string" calcext:value-type="string">
            <text:p>2042-03-20T00:00:00</text:p>
          </table:table-cell>
          <table:table-cell office:value-type="float" office:value="2466963.5" calcext:value-type="float">
            <text:p>2466963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9.5" calcext:value-type="float">
            <text:p>2467329.5</text:p>
          </table:table-cell>
          <table:table-cell office:value-type="string" calcext:value-type="string">
            <text:p>2043-03-21T00:00:00</text:p>
          </table:table-cell>
          <table:table-cell office:value-type="float" office:value="2467329.5" calcext:value-type="float">
            <text:p>2467329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4.5" calcext:value-type="float">
            <text:p>2467694.5</text:p>
          </table:table-cell>
          <table:table-cell office:value-type="string" calcext:value-type="string">
            <text:p>2044-03-20T00:00:00</text:p>
          </table:table-cell>
          <table:table-cell office:value-type="float" office:value="2467694.5" calcext:value-type="float">
            <text:p>2467694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9.5" calcext:value-type="float">
            <text:p>2468059.5</text:p>
          </table:table-cell>
          <table:table-cell office:value-type="string" calcext:value-type="string">
            <text:p>2045-03-20T00:00:00</text:p>
          </table:table-cell>
          <table:table-cell office:value-type="float" office:value="2468059.5" calcext:value-type="float">
            <text:p>2468059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4.5" calcext:value-type="float">
            <text:p>2468424.5</text:p>
          </table:table-cell>
          <table:table-cell office:value-type="string" calcext:value-type="string">
            <text:p>2046-03-20T00:00:00</text:p>
          </table:table-cell>
          <table:table-cell office:value-type="float" office:value="2468424.5" calcext:value-type="float">
            <text:p>2468424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90.5" calcext:value-type="float">
            <text:p>2468790.5</text:p>
          </table:table-cell>
          <table:table-cell office:value-type="string" calcext:value-type="string">
            <text:p>2047-03-21T00:00:00</text:p>
          </table:table-cell>
          <table:table-cell office:value-type="float" office:value="2468790.5" calcext:value-type="float">
            <text:p>2468790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5.5" calcext:value-type="float">
            <text:p>2469155.5</text:p>
          </table:table-cell>
          <table:table-cell office:value-type="string" calcext:value-type="string">
            <text:p>2048-03-20T00:00:00</text:p>
          </table:table-cell>
          <table:table-cell office:value-type="float" office:value="2469155.5" calcext:value-type="float">
            <text:p>2469155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20.5" calcext:value-type="float">
            <text:p>2469520.5</text:p>
          </table:table-cell>
          <table:table-cell office:value-type="string" calcext:value-type="string">
            <text:p>2049-03-20T00:00:00</text:p>
          </table:table-cell>
          <table:table-cell office:value-type="float" office:value="2469520.5" calcext:value-type="float">
            <text:p>2469520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5.5" calcext:value-type="float">
            <text:p>2469885.5</text:p>
          </table:table-cell>
          <table:table-cell office:value-type="string" calcext:value-type="string">
            <text:p>2050-03-20T00:00:00</text:p>
          </table:table-cell>
          <table:table-cell office:value-type="float" office:value="2469885.5" calcext:value-type="float">
            <text:p>2469885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51.5" calcext:value-type="float">
            <text:p>2470251.5</text:p>
          </table:table-cell>
          <table:table-cell office:value-type="string" calcext:value-type="string">
            <text:p>2051-03-21T00:00:00</text:p>
          </table:table-cell>
          <table:table-cell office:value-type="float" office:value="2470251.5" calcext:value-type="float">
            <text:p>2470251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6.5" calcext:value-type="float">
            <text:p>2470616.5</text:p>
          </table:table-cell>
          <table:table-cell office:value-type="string" calcext:value-type="string">
            <text:p>2052-03-20T00:00:00</text:p>
          </table:table-cell>
          <table:table-cell office:value-type="float" office:value="2470616.5" calcext:value-type="float">
            <text:p>2470616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81.5" calcext:value-type="float">
            <text:p>2470981.5</text:p>
          </table:table-cell>
          <table:table-cell office:value-type="string" calcext:value-type="string">
            <text:p>2053-03-20T00:00:00</text:p>
          </table:table-cell>
          <table:table-cell office:value-type="float" office:value="2470981.5" calcext:value-type="float">
            <text:p>2470981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6.5" calcext:value-type="float">
            <text:p>2471346.5</text:p>
          </table:table-cell>
          <table:table-cell office:value-type="string" calcext:value-type="string">
            <text:p>2054-03-20T00:00:00</text:p>
          </table:table-cell>
          <table:table-cell office:value-type="float" office:value="2471346.5" calcext:value-type="float">
            <text:p>2471346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2.5" calcext:value-type="float">
            <text:p>2471712.5</text:p>
          </table:table-cell>
          <table:table-cell office:value-type="string" calcext:value-type="string">
            <text:p>2055-03-21T00:00:00</text:p>
          </table:table-cell>
          <table:table-cell office:value-type="float" office:value="2471712.5" calcext:value-type="float">
            <text:p>2471712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7.5" calcext:value-type="float">
            <text:p>2472077.5</text:p>
          </table:table-cell>
          <table:table-cell office:value-type="string" calcext:value-type="string">
            <text:p>2056-03-20T00:00:00</text:p>
          </table:table-cell>
          <table:table-cell office:value-type="float" office:value="2472077.5" calcext:value-type="float">
            <text:p>2472077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2.5" calcext:value-type="float">
            <text:p>2472442.5</text:p>
          </table:table-cell>
          <table:table-cell office:value-type="string" calcext:value-type="string">
            <text:p>2057-03-20T00:00:00</text:p>
          </table:table-cell>
          <table:table-cell office:value-type="float" office:value="2472442.5" calcext:value-type="float">
            <text:p>2472442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7.5" calcext:value-type="float">
            <text:p>2472807.5</text:p>
          </table:table-cell>
          <table:table-cell office:value-type="string" calcext:value-type="string">
            <text:p>2058-03-20T00:00:00</text:p>
          </table:table-cell>
          <table:table-cell office:value-type="float" office:value="2472807.5" calcext:value-type="float">
            <text:p>2472807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03-20T00:00:00</text:p>
          </table:table-cell>
          <table:table-cell office:value-type="float" office:value="2473172.5" calcext:value-type="float">
            <text:p>2473172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8.5" calcext:value-type="float">
            <text:p>2473538.5</text:p>
          </table:table-cell>
          <table:table-cell office:value-type="string" calcext:value-type="string">
            <text:p>2060-03-20T00:00:00</text:p>
          </table:table-cell>
          <table:table-cell office:value-type="float" office:value="2473538.5" calcext:value-type="float">
            <text:p>2473538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3.5" calcext:value-type="float">
            <text:p>2473903.5</text:p>
          </table:table-cell>
          <table:table-cell office:value-type="string" calcext:value-type="string">
            <text:p>2061-03-20T00:00:00</text:p>
          </table:table-cell>
          <table:table-cell office:value-type="float" office:value="2473903.5" calcext:value-type="float">
            <text:p>2473903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8.5" calcext:value-type="float">
            <text:p>2474268.5</text:p>
          </table:table-cell>
          <table:table-cell office:value-type="string" calcext:value-type="string">
            <text:p>2062-03-20T00:00:00</text:p>
          </table:table-cell>
          <table:table-cell office:value-type="float" office:value="2474268.5" calcext:value-type="float">
            <text:p>2474268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03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9.5" calcext:value-type="float">
            <text:p>2474999.5</text:p>
          </table:table-cell>
          <table:table-cell office:value-type="string" calcext:value-type="string">
            <text:p>2064-03-20T00:00:00</text:p>
          </table:table-cell>
          <table:table-cell office:value-type="float" office:value="2474999.5" calcext:value-type="float">
            <text:p>2474999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4.5" calcext:value-type="float">
            <text:p>2475364.5</text:p>
          </table:table-cell>
          <table:table-cell office:value-type="string" calcext:value-type="string">
            <text:p>2065-03-20T00:00:00</text:p>
          </table:table-cell>
          <table:table-cell office:value-type="float" office:value="2475364.5" calcext:value-type="float">
            <text:p>2475364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9.5" calcext:value-type="float">
            <text:p>2475729.5</text:p>
          </table:table-cell>
          <table:table-cell office:value-type="string" calcext:value-type="string">
            <text:p>2066-03-20T00:00:00</text:p>
          </table:table-cell>
          <table:table-cell office:value-type="float" office:value="2475729.5" calcext:value-type="float">
            <text:p>2475729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03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60.5" calcext:value-type="float">
            <text:p>2476460.5</text:p>
          </table:table-cell>
          <table:table-cell office:value-type="string" calcext:value-type="string">
            <text:p>2068-03-20T00:00:00</text:p>
          </table:table-cell>
          <table:table-cell office:value-type="float" office:value="2476460.5" calcext:value-type="float">
            <text:p>2476460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5.5" calcext:value-type="float">
            <text:p>2476825.5</text:p>
          </table:table-cell>
          <table:table-cell office:value-type="string" calcext:value-type="string">
            <text:p>2069-03-20T00:00:00</text:p>
          </table:table-cell>
          <table:table-cell office:value-type="float" office:value="2476825.5" calcext:value-type="float">
            <text:p>2476825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90.5" calcext:value-type="float">
            <text:p>2477190.5</text:p>
          </table:table-cell>
          <table:table-cell office:value-type="string" calcext:value-type="string">
            <text:p>2070-03-20T00:00:00</text:p>
          </table:table-cell>
          <table:table-cell office:value-type="float" office:value="2477190.5" calcext:value-type="float">
            <text:p>2477190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5.5" calcext:value-type="float">
            <text:p>2477555.5</text:p>
          </table:table-cell>
          <table:table-cell office:value-type="string" calcext:value-type="string">
            <text:p>2071-03-20T00:00:00</text:p>
          </table:table-cell>
          <table:table-cell office:value-type="float" office:value="2477555.5" calcext:value-type="float">
            <text:p>2477555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21.5" calcext:value-type="float">
            <text:p>2477921.5</text:p>
          </table:table-cell>
          <table:table-cell office:value-type="string" calcext:value-type="string">
            <text:p>2072-03-20T00:00:00</text:p>
          </table:table-cell>
          <table:table-cell office:value-type="float" office:value="2477921.5" calcext:value-type="float">
            <text:p>2477921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6.5" calcext:value-type="float">
            <text:p>2478286.5</text:p>
          </table:table-cell>
          <table:table-cell office:value-type="string" calcext:value-type="string">
            <text:p>2073-03-20T00:00:00</text:p>
          </table:table-cell>
          <table:table-cell office:value-type="float" office:value="2478286.5" calcext:value-type="float">
            <text:p>2478286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51.5" calcext:value-type="float">
            <text:p>2478651.5</text:p>
          </table:table-cell>
          <table:table-cell office:value-type="string" calcext:value-type="string">
            <text:p>2074-03-20T00:00:00</text:p>
          </table:table-cell>
          <table:table-cell office:value-type="float" office:value="2478651.5" calcext:value-type="float">
            <text:p>2478651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6.5" calcext:value-type="float">
            <text:p>2479016.5</text:p>
          </table:table-cell>
          <table:table-cell office:value-type="string" calcext:value-type="string">
            <text:p>2075-03-20T00:00:00</text:p>
          </table:table-cell>
          <table:table-cell office:value-type="float" office:value="2479016.5" calcext:value-type="float">
            <text:p>2479016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2.5" calcext:value-type="float">
            <text:p>2479382.5</text:p>
          </table:table-cell>
          <table:table-cell office:value-type="string" calcext:value-type="string">
            <text:p>2076-03-20T00:00:00</text:p>
          </table:table-cell>
          <table:table-cell office:value-type="float" office:value="2479382.5" calcext:value-type="float">
            <text:p>2479382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7.5" calcext:value-type="float">
            <text:p>2479747.5</text:p>
          </table:table-cell>
          <table:table-cell office:value-type="string" calcext:value-type="string">
            <text:p>2077-03-20T00:00:00</text:p>
          </table:table-cell>
          <table:table-cell office:value-type="float" office:value="2479747.5" calcext:value-type="float">
            <text:p>2479747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2.5" calcext:value-type="float">
            <text:p>2480112.5</text:p>
          </table:table-cell>
          <table:table-cell office:value-type="string" calcext:value-type="string">
            <text:p>2078-03-20T00:00:00</text:p>
          </table:table-cell>
          <table:table-cell office:value-type="float" office:value="2480112.5" calcext:value-type="float">
            <text:p>2480112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7.5" calcext:value-type="float">
            <text:p>2480477.5</text:p>
          </table:table-cell>
          <table:table-cell office:value-type="string" calcext:value-type="string">
            <text:p>2079-03-20T00:00:00</text:p>
          </table:table-cell>
          <table:table-cell office:value-type="float" office:value="2480477.5" calcext:value-type="float">
            <text:p>2480477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3.5" calcext:value-type="float">
            <text:p>2480843.5</text:p>
          </table:table-cell>
          <table:table-cell office:value-type="string" calcext:value-type="string">
            <text:p>2080-03-20T00:00:00</text:p>
          </table:table-cell>
          <table:table-cell office:value-type="float" office:value="2480843.5" calcext:value-type="float">
            <text:p>2480843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8.5" calcext:value-type="float">
            <text:p>2481208.5</text:p>
          </table:table-cell>
          <table:table-cell office:value-type="string" calcext:value-type="string">
            <text:p>2081-03-20T00:00:00</text:p>
          </table:table-cell>
          <table:table-cell office:value-type="float" office:value="2481208.5" calcext:value-type="float">
            <text:p>2481208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3.5" calcext:value-type="float">
            <text:p>2481573.5</text:p>
          </table:table-cell>
          <table:table-cell office:value-type="string" calcext:value-type="string">
            <text:p>2082-03-20T00:00:00</text:p>
          </table:table-cell>
          <table:table-cell office:value-type="float" office:value="2481573.5" calcext:value-type="float">
            <text:p>2481573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8.5" calcext:value-type="float">
            <text:p>2481938.5</text:p>
          </table:table-cell>
          <table:table-cell office:value-type="string" calcext:value-type="string">
            <text:p>2083-03-20T00:00:00</text:p>
          </table:table-cell>
          <table:table-cell office:value-type="float" office:value="2481938.5" calcext:value-type="float">
            <text:p>2481938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4.5" calcext:value-type="float">
            <text:p>2482304.5</text:p>
          </table:table-cell>
          <table:table-cell office:value-type="string" calcext:value-type="string">
            <text:p>2084-03-20T00:00:00</text:p>
          </table:table-cell>
          <table:table-cell office:value-type="float" office:value="2482304.5" calcext:value-type="float">
            <text:p>2482304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9.5" calcext:value-type="float">
            <text:p>2482669.5</text:p>
          </table:table-cell>
          <table:table-cell office:value-type="string" calcext:value-type="string">
            <text:p>2085-03-20T00:00:00</text:p>
          </table:table-cell>
          <table:table-cell office:value-type="float" office:value="2482669.5" calcext:value-type="float">
            <text:p>2482669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4.5" calcext:value-type="float">
            <text:p>2483034.5</text:p>
          </table:table-cell>
          <table:table-cell office:value-type="string" calcext:value-type="string">
            <text:p>2086-03-20T00:00:00</text:p>
          </table:table-cell>
          <table:table-cell office:value-type="float" office:value="2483034.5" calcext:value-type="float">
            <text:p>2483034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9.5" calcext:value-type="float">
            <text:p>2483399.5</text:p>
          </table:table-cell>
          <table:table-cell office:value-type="string" calcext:value-type="string">
            <text:p>2087-03-20T00:00:00</text:p>
          </table:table-cell>
          <table:table-cell office:value-type="float" office:value="2483399.5" calcext:value-type="float">
            <text:p>2483399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5.5" calcext:value-type="float">
            <text:p>2483765.5</text:p>
          </table:table-cell>
          <table:table-cell office:value-type="string" calcext:value-type="string">
            <text:p>2088-03-20T00:00:00</text:p>
          </table:table-cell>
          <table:table-cell office:value-type="float" office:value="2483765.5" calcext:value-type="float">
            <text:p>2483765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30.5" calcext:value-type="float">
            <text:p>2484130.5</text:p>
          </table:table-cell>
          <table:table-cell office:value-type="string" calcext:value-type="string">
            <text:p>2089-03-20T00:00:00</text:p>
          </table:table-cell>
          <table:table-cell office:value-type="float" office:value="2484130.5" calcext:value-type="float">
            <text:p>2484130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5.5" calcext:value-type="float">
            <text:p>2484495.5</text:p>
          </table:table-cell>
          <table:table-cell office:value-type="string" calcext:value-type="string">
            <text:p>2090-03-20T00:00:00</text:p>
          </table:table-cell>
          <table:table-cell office:value-type="float" office:value="2484495.5" calcext:value-type="float">
            <text:p>2484495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60.5" calcext:value-type="float">
            <text:p>2484860.5</text:p>
          </table:table-cell>
          <table:table-cell office:value-type="string" calcext:value-type="string">
            <text:p>2091-03-20T00:00:00</text:p>
          </table:table-cell>
          <table:table-cell office:value-type="float" office:value="2484860.5" calcext:value-type="float">
            <text:p>2484860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6.5" calcext:value-type="float">
            <text:p>2485226.5</text:p>
          </table:table-cell>
          <table:table-cell office:value-type="string" calcext:value-type="string">
            <text:p>2092-03-20T00:00:00</text:p>
          </table:table-cell>
          <table:table-cell office:value-type="float" office:value="2485226.5" calcext:value-type="float">
            <text:p>2485226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91.5" calcext:value-type="float">
            <text:p>2485591.5</text:p>
          </table:table-cell>
          <table:table-cell office:value-type="string" calcext:value-type="string">
            <text:p>2093-03-20T00:00:00</text:p>
          </table:table-cell>
          <table:table-cell office:value-type="float" office:value="2485591.5" calcext:value-type="float">
            <text:p>2485591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6.5" calcext:value-type="float">
            <text:p>2485956.5</text:p>
          </table:table-cell>
          <table:table-cell office:value-type="string" calcext:value-type="string">
            <text:p>2094-03-20T00:00:00</text:p>
          </table:table-cell>
          <table:table-cell office:value-type="float" office:value="2485956.5" calcext:value-type="float">
            <text:p>2485956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21.5" calcext:value-type="float">
            <text:p>2486321.5</text:p>
          </table:table-cell>
          <table:table-cell office:value-type="string" calcext:value-type="string">
            <text:p>2095-03-20T00:00:00</text:p>
          </table:table-cell>
          <table:table-cell office:value-type="float" office:value="2486321.5" calcext:value-type="float">
            <text:p>2486321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03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2.5" calcext:value-type="float">
            <text:p>2487052.5</text:p>
          </table:table-cell>
          <table:table-cell office:value-type="string" calcext:value-type="string">
            <text:p>2097-03-20T00:00:00</text:p>
          </table:table-cell>
          <table:table-cell office:value-type="float" office:value="2487052.5" calcext:value-type="float">
            <text:p>2487052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7.5" calcext:value-type="float">
            <text:p>2487417.5</text:p>
          </table:table-cell>
          <table:table-cell office:value-type="string" calcext:value-type="string">
            <text:p>2098-03-20T00:00:00</text:p>
          </table:table-cell>
          <table:table-cell office:value-type="float" office:value="2487417.5" calcext:value-type="float">
            <text:p>2487417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2.5" calcext:value-type="float">
            <text:p>2487782.5</text:p>
          </table:table-cell>
          <table:table-cell office:value-type="string" calcext:value-type="string">
            <text:p>2099-03-20T00:00:00</text:p>
          </table:table-cell>
          <table:table-cell office:value-type="float" office:value="2487782.5" calcext:value-type="float">
            <text:p>2487782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03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3.5" calcext:value-type="float">
            <text:p>2488513.5</text:p>
          </table:table-cell>
          <table:table-cell office:value-type="string" calcext:value-type="string">
            <text:p>2101-03-21T00:00:00</text:p>
          </table:table-cell>
          <table:table-cell office:value-type="float" office:value="2488513.5" calcext:value-type="float">
            <text:p>2488513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8.5" calcext:value-type="float">
            <text:p>2488878.5</text:p>
          </table:table-cell>
          <table:table-cell office:value-type="string" calcext:value-type="string">
            <text:p>2102-03-21T00:00:00</text:p>
          </table:table-cell>
          <table:table-cell office:value-type="float" office:value="2488878.5" calcext:value-type="float">
            <text:p>2488878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3.5" calcext:value-type="float">
            <text:p>2489243.5</text:p>
          </table:table-cell>
          <table:table-cell office:value-type="string" calcext:value-type="string">
            <text:p>2103-03-21T00:00:00</text:p>
          </table:table-cell>
          <table:table-cell office:value-type="float" office:value="2489243.5" calcext:value-type="float">
            <text:p>2489243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8.5" calcext:value-type="float">
            <text:p>2489608.5</text:p>
          </table:table-cell>
          <table:table-cell office:value-type="string" calcext:value-type="string">
            <text:p>2104-03-20T00:00:00</text:p>
          </table:table-cell>
          <table:table-cell office:value-type="float" office:value="2489608.5" calcext:value-type="float">
            <text:p>2489608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4.5" calcext:value-type="float">
            <text:p>2489974.5</text:p>
          </table:table-cell>
          <table:table-cell office:value-type="string" calcext:value-type="string">
            <text:p>2105-03-21T00:00:00</text:p>
          </table:table-cell>
          <table:table-cell office:value-type="float" office:value="2489974.5" calcext:value-type="float">
            <text:p>2489974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9.5" calcext:value-type="float">
            <text:p>2490339.5</text:p>
          </table:table-cell>
          <table:table-cell office:value-type="string" calcext:value-type="string">
            <text:p>2106-03-21T00:00:00</text:p>
          </table:table-cell>
          <table:table-cell office:value-type="float" office:value="2490339.5" calcext:value-type="float">
            <text:p>2490339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4.5" calcext:value-type="float">
            <text:p>2490704.5</text:p>
          </table:table-cell>
          <table:table-cell office:value-type="string" calcext:value-type="string">
            <text:p>2107-03-21T00:00:00</text:p>
          </table:table-cell>
          <table:table-cell office:value-type="float" office:value="2490704.5" calcext:value-type="float">
            <text:p>2490704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9.5" calcext:value-type="float">
            <text:p>2491069.5</text:p>
          </table:table-cell>
          <table:table-cell office:value-type="string" calcext:value-type="string">
            <text:p>2108-03-20T00:00:00</text:p>
          </table:table-cell>
          <table:table-cell office:value-type="float" office:value="2491069.5" calcext:value-type="float">
            <text:p>2491069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5.5" calcext:value-type="float">
            <text:p>2491435.5</text:p>
          </table:table-cell>
          <table:table-cell office:value-type="string" calcext:value-type="string">
            <text:p>2109-03-21T00:00:00</text:p>
          </table:table-cell>
          <table:table-cell office:value-type="float" office:value="2491435.5" calcext:value-type="float">
            <text:p>2491435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800.5" calcext:value-type="float">
            <text:p>2491800.5</text:p>
          </table:table-cell>
          <table:table-cell office:value-type="string" calcext:value-type="string">
            <text:p>2110-03-21T00:00:00</text:p>
          </table:table-cell>
          <table:table-cell office:value-type="float" office:value="2491800.5" calcext:value-type="float">
            <text:p>2491800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5.5" calcext:value-type="float">
            <text:p>2492165.5</text:p>
          </table:table-cell>
          <table:table-cell office:value-type="string" calcext:value-type="string">
            <text:p>2111-03-21T00:00:00</text:p>
          </table:table-cell>
          <table:table-cell office:value-type="float" office:value="2492165.5" calcext:value-type="float">
            <text:p>2492165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30.5" calcext:value-type="float">
            <text:p>2492530.5</text:p>
          </table:table-cell>
          <table:table-cell office:value-type="string" calcext:value-type="string">
            <text:p>2112-03-20T00:00:00</text:p>
          </table:table-cell>
          <table:table-cell office:value-type="float" office:value="2492530.5" calcext:value-type="float">
            <text:p>2492530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6.5" calcext:value-type="float">
            <text:p>2492896.5</text:p>
          </table:table-cell>
          <table:table-cell office:value-type="string" calcext:value-type="string">
            <text:p>2113-03-21T00:00:00</text:p>
          </table:table-cell>
          <table:table-cell office:value-type="float" office:value="2492896.5" calcext:value-type="float">
            <text:p>2492896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61.5" calcext:value-type="float">
            <text:p>2493261.5</text:p>
          </table:table-cell>
          <table:table-cell office:value-type="string" calcext:value-type="string">
            <text:p>2114-03-21T00:00:00</text:p>
          </table:table-cell>
          <table:table-cell office:value-type="float" office:value="2493261.5" calcext:value-type="float">
            <text:p>2493261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6.5" calcext:value-type="float">
            <text:p>2493626.5</text:p>
          </table:table-cell>
          <table:table-cell office:value-type="string" calcext:value-type="string">
            <text:p>2115-03-21T00:00:00</text:p>
          </table:table-cell>
          <table:table-cell office:value-type="float" office:value="2493626.5" calcext:value-type="float">
            <text:p>2493626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91.5" calcext:value-type="float">
            <text:p>2493991.5</text:p>
          </table:table-cell>
          <table:table-cell office:value-type="string" calcext:value-type="string">
            <text:p>2116-03-20T00:00:00</text:p>
          </table:table-cell>
          <table:table-cell office:value-type="float" office:value="2493991.5" calcext:value-type="float">
            <text:p>2493991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7.5" calcext:value-type="float">
            <text:p>2494357.5</text:p>
          </table:table-cell>
          <table:table-cell office:value-type="string" calcext:value-type="string">
            <text:p>2117-03-21T00:00:00</text:p>
          </table:table-cell>
          <table:table-cell office:value-type="float" office:value="2494357.5" calcext:value-type="float">
            <text:p>2494357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2.5" calcext:value-type="float">
            <text:p>2494722.5</text:p>
          </table:table-cell>
          <table:table-cell office:value-type="string" calcext:value-type="string">
            <text:p>2118-03-21T00:00:00</text:p>
          </table:table-cell>
          <table:table-cell office:value-type="float" office:value="2494722.5" calcext:value-type="float">
            <text:p>2494722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7.5" calcext:value-type="float">
            <text:p>2495087.5</text:p>
          </table:table-cell>
          <table:table-cell office:value-type="string" calcext:value-type="string">
            <text:p>2119-03-21T00:00:00</text:p>
          </table:table-cell>
          <table:table-cell office:value-type="float" office:value="2495087.5" calcext:value-type="float">
            <text:p>2495087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2.5" calcext:value-type="float">
            <text:p>2495452.5</text:p>
          </table:table-cell>
          <table:table-cell office:value-type="string" calcext:value-type="string">
            <text:p>2120-03-20T00:00:00</text:p>
          </table:table-cell>
          <table:table-cell office:value-type="float" office:value="2495452.5" calcext:value-type="float">
            <text:p>2495452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8.5" calcext:value-type="float">
            <text:p>2495818.5</text:p>
          </table:table-cell>
          <table:table-cell office:value-type="string" calcext:value-type="string">
            <text:p>2121-03-21T00:00:00</text:p>
          </table:table-cell>
          <table:table-cell office:value-type="float" office:value="2495818.5" calcext:value-type="float">
            <text:p>2495818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3.5" calcext:value-type="float">
            <text:p>2496183.5</text:p>
          </table:table-cell>
          <table:table-cell office:value-type="string" calcext:value-type="string">
            <text:p>2122-03-21T00:00:00</text:p>
          </table:table-cell>
          <table:table-cell office:value-type="float" office:value="2496183.5" calcext:value-type="float">
            <text:p>2496183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8.5" calcext:value-type="float">
            <text:p>2496548.5</text:p>
          </table:table-cell>
          <table:table-cell office:value-type="string" calcext:value-type="string">
            <text:p>2123-03-21T00:00:00</text:p>
          </table:table-cell>
          <table:table-cell office:value-type="float" office:value="2496548.5" calcext:value-type="float">
            <text:p>2496548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3.5" calcext:value-type="float">
            <text:p>2496913.5</text:p>
          </table:table-cell>
          <table:table-cell office:value-type="string" calcext:value-type="string">
            <text:p>2124-03-20T00:00:00</text:p>
          </table:table-cell>
          <table:table-cell office:value-type="float" office:value="2496913.5" calcext:value-type="float">
            <text:p>2496913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9.5" calcext:value-type="float">
            <text:p>2497279.5</text:p>
          </table:table-cell>
          <table:table-cell office:value-type="string" calcext:value-type="string">
            <text:p>2125-03-21T00:00:00</text:p>
          </table:table-cell>
          <table:table-cell office:value-type="float" office:value="2497279.5" calcext:value-type="float">
            <text:p>2497279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4.5" calcext:value-type="float">
            <text:p>2497644.5</text:p>
          </table:table-cell>
          <table:table-cell office:value-type="string" calcext:value-type="string">
            <text:p>2126-03-21T00:00:00</text:p>
          </table:table-cell>
          <table:table-cell office:value-type="float" office:value="2497644.5" calcext:value-type="float">
            <text:p>2497644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9.5" calcext:value-type="float">
            <text:p>2498009.5</text:p>
          </table:table-cell>
          <table:table-cell office:value-type="string" calcext:value-type="string">
            <text:p>2127-03-21T00:00:00</text:p>
          </table:table-cell>
          <table:table-cell office:value-type="float" office:value="2498009.5" calcext:value-type="float">
            <text:p>2498009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4.5" calcext:value-type="float">
            <text:p>2498374.5</text:p>
          </table:table-cell>
          <table:table-cell office:value-type="string" calcext:value-type="string">
            <text:p>2128-03-20T00:00:00</text:p>
          </table:table-cell>
          <table:table-cell office:value-type="float" office:value="2498374.5" calcext:value-type="float">
            <text:p>2498374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40.5" calcext:value-type="float">
            <text:p>2498740.5</text:p>
          </table:table-cell>
          <table:table-cell office:value-type="string" calcext:value-type="string">
            <text:p>2129-03-20T00:00:00</text:p>
          </table:table-cell>
          <table:table-cell office:value-type="float" office:value="2498739.5" calcext:value-type="float">
            <text:p>2498739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5.5" calcext:value-type="float">
            <text:p>2499105.5</text:p>
          </table:table-cell>
          <table:table-cell office:value-type="string" calcext:value-type="string">
            <text:p>2130-03-21T00:00:00</text:p>
          </table:table-cell>
          <table:table-cell office:value-type="float" office:value="2499105.5" calcext:value-type="float">
            <text:p>2499105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70.5" calcext:value-type="float">
            <text:p>2499470.5</text:p>
          </table:table-cell>
          <table:table-cell office:value-type="string" calcext:value-type="string">
            <text:p>2131-03-21T00:00:00</text:p>
          </table:table-cell>
          <table:table-cell office:value-type="float" office:value="2499470.5" calcext:value-type="float">
            <text:p>2499470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5.5" calcext:value-type="float">
            <text:p>2499835.5</text:p>
          </table:table-cell>
          <table:table-cell office:value-type="string" calcext:value-type="string">
            <text:p>2132-03-20T00:00:00</text:p>
          </table:table-cell>
          <table:table-cell office:value-type="float" office:value="2499835.5" calcext:value-type="float">
            <text:p>2499835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200.5" calcext:value-type="float">
            <text:p>2500200.5</text:p>
          </table:table-cell>
          <table:table-cell office:value-type="string" calcext:value-type="string">
            <text:p>2133-03-20T00:00:00</text:p>
          </table:table-cell>
          <table:table-cell office:value-type="float" office:value="2500200.5" calcext:value-type="float">
            <text:p>2500200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6.5" calcext:value-type="float">
            <text:p>2500566.5</text:p>
          </table:table-cell>
          <table:table-cell office:value-type="string" calcext:value-type="string">
            <text:p>2134-03-21T00:00:00</text:p>
          </table:table-cell>
          <table:table-cell office:value-type="float" office:value="2500566.5" calcext:value-type="float">
            <text:p>2500566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31.5" calcext:value-type="float">
            <text:p>2500931.5</text:p>
          </table:table-cell>
          <table:table-cell office:value-type="string" calcext:value-type="string">
            <text:p>2135-03-21T00:00:00</text:p>
          </table:table-cell>
          <table:table-cell office:value-type="float" office:value="2500931.5" calcext:value-type="float">
            <text:p>2500931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6.5" calcext:value-type="float">
            <text:p>2501296.5</text:p>
          </table:table-cell>
          <table:table-cell office:value-type="string" calcext:value-type="string">
            <text:p>2136-03-20T00:00:00</text:p>
          </table:table-cell>
          <table:table-cell office:value-type="float" office:value="2501296.5" calcext:value-type="float">
            <text:p>2501296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61.5" calcext:value-type="float">
            <text:p>2501661.5</text:p>
          </table:table-cell>
          <table:table-cell office:value-type="string" calcext:value-type="string">
            <text:p>2137-03-20T00:00:00</text:p>
          </table:table-cell>
          <table:table-cell office:value-type="float" office:value="2501661.5" calcext:value-type="float">
            <text:p>2501661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7.5" calcext:value-type="float">
            <text:p>2502027.5</text:p>
          </table:table-cell>
          <table:table-cell office:value-type="string" calcext:value-type="string">
            <text:p>2138-03-21T00:00:00</text:p>
          </table:table-cell>
          <table:table-cell office:value-type="float" office:value="2502027.5" calcext:value-type="float">
            <text:p>2502027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2.5" calcext:value-type="float">
            <text:p>2502392.5</text:p>
          </table:table-cell>
          <table:table-cell office:value-type="string" calcext:value-type="string">
            <text:p>2139-03-21T00:00:00</text:p>
          </table:table-cell>
          <table:table-cell office:value-type="float" office:value="2502392.5" calcext:value-type="float">
            <text:p>2502392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7.5" calcext:value-type="float">
            <text:p>2502757.5</text:p>
          </table:table-cell>
          <table:table-cell office:value-type="string" calcext:value-type="string">
            <text:p>2140-03-20T00:00:00</text:p>
          </table:table-cell>
          <table:table-cell office:value-type="float" office:value="2502757.5" calcext:value-type="float">
            <text:p>2502757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2.5" calcext:value-type="float">
            <text:p>2503122.5</text:p>
          </table:table-cell>
          <table:table-cell office:value-type="string" calcext:value-type="string">
            <text:p>2141-03-20T00:00:00</text:p>
          </table:table-cell>
          <table:table-cell office:value-type="float" office:value="2503122.5" calcext:value-type="float">
            <text:p>2503122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8.5" calcext:value-type="float">
            <text:p>2503488.5</text:p>
          </table:table-cell>
          <table:table-cell office:value-type="string" calcext:value-type="string">
            <text:p>2142-03-21T00:00:00</text:p>
          </table:table-cell>
          <table:table-cell office:value-type="float" office:value="2503488.5" calcext:value-type="float">
            <text:p>2503488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3.5" calcext:value-type="float">
            <text:p>2503853.5</text:p>
          </table:table-cell>
          <table:table-cell office:value-type="string" calcext:value-type="string">
            <text:p>2143-03-21T00:00:00</text:p>
          </table:table-cell>
          <table:table-cell office:value-type="float" office:value="2503853.5" calcext:value-type="float">
            <text:p>2503853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8.5" calcext:value-type="float">
            <text:p>2504218.5</text:p>
          </table:table-cell>
          <table:table-cell office:value-type="string" calcext:value-type="string">
            <text:p>2144-03-20T00:00:00</text:p>
          </table:table-cell>
          <table:table-cell office:value-type="float" office:value="2504218.5" calcext:value-type="float">
            <text:p>2504218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3.5" calcext:value-type="float">
            <text:p>2504583.5</text:p>
          </table:table-cell>
          <table:table-cell office:value-type="string" calcext:value-type="string">
            <text:p>2145-03-20T00:00:00</text:p>
          </table:table-cell>
          <table:table-cell office:value-type="float" office:value="2504583.5" calcext:value-type="float">
            <text:p>2504583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9.5" calcext:value-type="float">
            <text:p>2504949.5</text:p>
          </table:table-cell>
          <table:table-cell office:value-type="string" calcext:value-type="string">
            <text:p>2146-03-21T00:00:00</text:p>
          </table:table-cell>
          <table:table-cell office:value-type="float" office:value="2504949.5" calcext:value-type="float">
            <text:p>2504949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4.5" calcext:value-type="float">
            <text:p>2505314.5</text:p>
          </table:table-cell>
          <table:table-cell office:value-type="string" calcext:value-type="string">
            <text:p>2147-03-21T00:00:00</text:p>
          </table:table-cell>
          <table:table-cell office:value-type="float" office:value="2505314.5" calcext:value-type="float">
            <text:p>2505314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9.5" calcext:value-type="float">
            <text:p>2505679.5</text:p>
          </table:table-cell>
          <table:table-cell office:value-type="string" calcext:value-type="string">
            <text:p>2148-03-20T00:00:00</text:p>
          </table:table-cell>
          <table:table-cell office:value-type="float" office:value="2505679.5" calcext:value-type="float">
            <text:p>2505679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4.5" calcext:value-type="float">
            <text:p>2506044.5</text:p>
          </table:table-cell>
          <table:table-cell office:value-type="string" calcext:value-type="string">
            <text:p>2149-03-20T00:00:00</text:p>
          </table:table-cell>
          <table:table-cell office:value-type="float" office:value="2506044.5" calcext:value-type="float">
            <text:p>2506044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10.5" calcext:value-type="float">
            <text:p>2506410.5</text:p>
          </table:table-cell>
          <table:table-cell office:value-type="string" calcext:value-type="string">
            <text:p>2150-03-21T00:00:00</text:p>
          </table:table-cell>
          <table:table-cell office:value-type="float" office:value="2506410.5" calcext:value-type="float">
            <text:p>2506410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5.5" calcext:value-type="float">
            <text:p>2506775.5</text:p>
          </table:table-cell>
          <table:table-cell office:value-type="string" calcext:value-type="string">
            <text:p>2151-03-21T00:00:00</text:p>
          </table:table-cell>
          <table:table-cell office:value-type="float" office:value="2506775.5" calcext:value-type="float">
            <text:p>2506775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40.5" calcext:value-type="float">
            <text:p>2507140.5</text:p>
          </table:table-cell>
          <table:table-cell office:value-type="string" calcext:value-type="string">
            <text:p>2152-03-20T00:00:00</text:p>
          </table:table-cell>
          <table:table-cell office:value-type="float" office:value="2507140.5" calcext:value-type="float">
            <text:p>2507140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5.5" calcext:value-type="float">
            <text:p>2507505.5</text:p>
          </table:table-cell>
          <table:table-cell office:value-type="string" calcext:value-type="string">
            <text:p>2153-03-20T00:00:00</text:p>
          </table:table-cell>
          <table:table-cell office:value-type="float" office:value="2507505.5" calcext:value-type="float">
            <text:p>2507505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71.5" calcext:value-type="float">
            <text:p>2507871.5</text:p>
          </table:table-cell>
          <table:table-cell office:value-type="string" calcext:value-type="string">
            <text:p>2154-03-21T00:00:00</text:p>
          </table:table-cell>
          <table:table-cell office:value-type="float" office:value="2507871.5" calcext:value-type="float">
            <text:p>2507871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6.5" calcext:value-type="float">
            <text:p>2508236.5</text:p>
          </table:table-cell>
          <table:table-cell office:value-type="string" calcext:value-type="string">
            <text:p>2155-03-21T00:00:00</text:p>
          </table:table-cell>
          <table:table-cell office:value-type="float" office:value="2508236.5" calcext:value-type="float">
            <text:p>2508236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601.5" calcext:value-type="float">
            <text:p>2508601.5</text:p>
          </table:table-cell>
          <table:table-cell office:value-type="string" calcext:value-type="string">
            <text:p>2156-03-20T00:00:00</text:p>
          </table:table-cell>
          <table:table-cell office:value-type="float" office:value="2508601.5" calcext:value-type="float">
            <text:p>2508601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6.5" calcext:value-type="float">
            <text:p>2508966.5</text:p>
          </table:table-cell>
          <table:table-cell office:value-type="string" calcext:value-type="string">
            <text:p>2157-03-20T00:00:00</text:p>
          </table:table-cell>
          <table:table-cell office:value-type="float" office:value="2508966.5" calcext:value-type="float">
            <text:p>2508966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2.5" calcext:value-type="float">
            <text:p>2509332.5</text:p>
          </table:table-cell>
          <table:table-cell office:value-type="string" calcext:value-type="string">
            <text:p>2158-03-21T00:00:00</text:p>
          </table:table-cell>
          <table:table-cell office:value-type="float" office:value="2509332.5" calcext:value-type="float">
            <text:p>2509332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7.5" calcext:value-type="float">
            <text:p>2509697.5</text:p>
          </table:table-cell>
          <table:table-cell office:value-type="string" calcext:value-type="string">
            <text:p>2159-03-21T00:00:00</text:p>
          </table:table-cell>
          <table:table-cell office:value-type="float" office:value="2509697.5" calcext:value-type="float">
            <text:p>2509697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2.5" calcext:value-type="float">
            <text:p>2510062.5</text:p>
          </table:table-cell>
          <table:table-cell office:value-type="string" calcext:value-type="string">
            <text:p>2160-03-20T00:00:00</text:p>
          </table:table-cell>
          <table:table-cell office:value-type="float" office:value="2510062.5" calcext:value-type="float">
            <text:p>2510062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7.5" calcext:value-type="float">
            <text:p>2510427.5</text:p>
          </table:table-cell>
          <table:table-cell office:value-type="string" calcext:value-type="string">
            <text:p>2161-03-20T00:00:00</text:p>
          </table:table-cell>
          <table:table-cell office:value-type="float" office:value="2510427.5" calcext:value-type="float">
            <text:p>2510427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03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8.5" calcext:value-type="float">
            <text:p>2511158.5</text:p>
          </table:table-cell>
          <table:table-cell office:value-type="string" calcext:value-type="string">
            <text:p>2163-03-21T00:00:00</text:p>
          </table:table-cell>
          <table:table-cell office:value-type="float" office:value="2511158.5" calcext:value-type="float">
            <text:p>2511158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3.5" calcext:value-type="float">
            <text:p>2511523.5</text:p>
          </table:table-cell>
          <table:table-cell office:value-type="string" calcext:value-type="string">
            <text:p>2164-03-20T00:00:00</text:p>
          </table:table-cell>
          <table:table-cell office:value-type="float" office:value="2511523.5" calcext:value-type="float">
            <text:p>2511523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8.5" calcext:value-type="float">
            <text:p>2511888.5</text:p>
          </table:table-cell>
          <table:table-cell office:value-type="string" calcext:value-type="string">
            <text:p>2165-03-20T00:00:00</text:p>
          </table:table-cell>
          <table:table-cell office:value-type="float" office:value="2511888.5" calcext:value-type="float">
            <text:p>2511888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3.5" calcext:value-type="float">
            <text:p>2512253.5</text:p>
          </table:table-cell>
          <table:table-cell office:value-type="string" calcext:value-type="string">
            <text:p>2166-03-20T00:00:00</text:p>
          </table:table-cell>
          <table:table-cell office:value-type="float" office:value="2512253.5" calcext:value-type="float">
            <text:p>2512253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9.5" calcext:value-type="float">
            <text:p>2512619.5</text:p>
          </table:table-cell>
          <table:table-cell office:value-type="string" calcext:value-type="string">
            <text:p>2167-03-21T00:00:00</text:p>
          </table:table-cell>
          <table:table-cell office:value-type="float" office:value="2512619.5" calcext:value-type="float">
            <text:p>2512619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4.5" calcext:value-type="float">
            <text:p>2512984.5</text:p>
          </table:table-cell>
          <table:table-cell office:value-type="string" calcext:value-type="string">
            <text:p>2168-03-20T00:00:00</text:p>
          </table:table-cell>
          <table:table-cell office:value-type="float" office:value="2512984.5" calcext:value-type="float">
            <text:p>2512984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9.5" calcext:value-type="float">
            <text:p>2513349.5</text:p>
          </table:table-cell>
          <table:table-cell office:value-type="string" calcext:value-type="string">
            <text:p>2169-03-20T00:00:00</text:p>
          </table:table-cell>
          <table:table-cell office:value-type="float" office:value="2513349.5" calcext:value-type="float">
            <text:p>2513349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4.5" calcext:value-type="float">
            <text:p>2513714.5</text:p>
          </table:table-cell>
          <table:table-cell office:value-type="string" calcext:value-type="string">
            <text:p>2170-03-20T00:00:00</text:p>
          </table:table-cell>
          <table:table-cell office:value-type="float" office:value="2513714.5" calcext:value-type="float">
            <text:p>2513714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80.5" calcext:value-type="float">
            <text:p>2514080.5</text:p>
          </table:table-cell>
          <table:table-cell office:value-type="string" calcext:value-type="string">
            <text:p>2171-03-21T00:00:00</text:p>
          </table:table-cell>
          <table:table-cell office:value-type="float" office:value="2514080.5" calcext:value-type="float">
            <text:p>2514080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5.5" calcext:value-type="float">
            <text:p>2514445.5</text:p>
          </table:table-cell>
          <table:table-cell office:value-type="string" calcext:value-type="string">
            <text:p>2172-03-20T00:00:00</text:p>
          </table:table-cell>
          <table:table-cell office:value-type="float" office:value="2514445.5" calcext:value-type="float">
            <text:p>2514445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10.5" calcext:value-type="float">
            <text:p>2514810.5</text:p>
          </table:table-cell>
          <table:table-cell office:value-type="string" calcext:value-type="string">
            <text:p>2173-03-20T00:00:00</text:p>
          </table:table-cell>
          <table:table-cell office:value-type="float" office:value="2514810.5" calcext:value-type="float">
            <text:p>2514810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5.5" calcext:value-type="float">
            <text:p>2515175.5</text:p>
          </table:table-cell>
          <table:table-cell office:value-type="string" calcext:value-type="string">
            <text:p>2174-03-20T00:00:00</text:p>
          </table:table-cell>
          <table:table-cell office:value-type="float" office:value="2515175.5" calcext:value-type="float">
            <text:p>2515175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41.5" calcext:value-type="float">
            <text:p>2515541.5</text:p>
          </table:table-cell>
          <table:table-cell office:value-type="string" calcext:value-type="string">
            <text:p>2175-03-21T00:00:00</text:p>
          </table:table-cell>
          <table:table-cell office:value-type="float" office:value="2515541.5" calcext:value-type="float">
            <text:p>2515541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6.5" calcext:value-type="float">
            <text:p>2515906.5</text:p>
          </table:table-cell>
          <table:table-cell office:value-type="string" calcext:value-type="string">
            <text:p>2176-03-20T00:00:00</text:p>
          </table:table-cell>
          <table:table-cell office:value-type="float" office:value="2515906.5" calcext:value-type="float">
            <text:p>2515906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71.5" calcext:value-type="float">
            <text:p>2516271.5</text:p>
          </table:table-cell>
          <table:table-cell office:value-type="string" calcext:value-type="string">
            <text:p>2177-03-20T00:00:00</text:p>
          </table:table-cell>
          <table:table-cell office:value-type="float" office:value="2516271.5" calcext:value-type="float">
            <text:p>2516271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6.5" calcext:value-type="float">
            <text:p>2516636.5</text:p>
          </table:table-cell>
          <table:table-cell office:value-type="string" calcext:value-type="string">
            <text:p>2178-03-20T00:00:00</text:p>
          </table:table-cell>
          <table:table-cell office:value-type="float" office:value="2516636.5" calcext:value-type="float">
            <text:p>2516636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2.5" calcext:value-type="float">
            <text:p>2517002.5</text:p>
          </table:table-cell>
          <table:table-cell office:value-type="string" calcext:value-type="string">
            <text:p>2179-03-21T00:00:00</text:p>
          </table:table-cell>
          <table:table-cell office:value-type="float" office:value="2517002.5" calcext:value-type="float">
            <text:p>2517002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7.5" calcext:value-type="float">
            <text:p>2517367.5</text:p>
          </table:table-cell>
          <table:table-cell office:value-type="string" calcext:value-type="string">
            <text:p>2180-03-20T00:00:00</text:p>
          </table:table-cell>
          <table:table-cell office:value-type="float" office:value="2517367.5" calcext:value-type="float">
            <text:p>2517367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2.5" calcext:value-type="float">
            <text:p>2517732.5</text:p>
          </table:table-cell>
          <table:table-cell office:value-type="string" calcext:value-type="string">
            <text:p>2181-03-20T00:00:00</text:p>
          </table:table-cell>
          <table:table-cell office:value-type="float" office:value="2517732.5" calcext:value-type="float">
            <text:p>2517732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7.5" calcext:value-type="float">
            <text:p>2518097.5</text:p>
          </table:table-cell>
          <table:table-cell office:value-type="string" calcext:value-type="string">
            <text:p>2182-03-20T00:00:00</text:p>
          </table:table-cell>
          <table:table-cell office:value-type="float" office:value="2518097.5" calcext:value-type="float">
            <text:p>2518097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3.5" calcext:value-type="float">
            <text:p>2518463.5</text:p>
          </table:table-cell>
          <table:table-cell office:value-type="string" calcext:value-type="string">
            <text:p>2183-03-21T00:00:00</text:p>
          </table:table-cell>
          <table:table-cell office:value-type="float" office:value="2518463.5" calcext:value-type="float">
            <text:p>2518463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8.5" calcext:value-type="float">
            <text:p>2518828.5</text:p>
          </table:table-cell>
          <table:table-cell office:value-type="string" calcext:value-type="string">
            <text:p>2184-03-20T00:00:00</text:p>
          </table:table-cell>
          <table:table-cell office:value-type="float" office:value="2518828.5" calcext:value-type="float">
            <text:p>2518828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3.5" calcext:value-type="float">
            <text:p>2519193.5</text:p>
          </table:table-cell>
          <table:table-cell office:value-type="string" calcext:value-type="string">
            <text:p>2185-03-20T00:00:00</text:p>
          </table:table-cell>
          <table:table-cell office:value-type="float" office:value="2519193.5" calcext:value-type="float">
            <text:p>2519193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8.5" calcext:value-type="float">
            <text:p>2519558.5</text:p>
          </table:table-cell>
          <table:table-cell office:value-type="string" calcext:value-type="string">
            <text:p>2186-03-20T00:00:00</text:p>
          </table:table-cell>
          <table:table-cell office:value-type="float" office:value="2519558.5" calcext:value-type="float">
            <text:p>2519558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4.5" calcext:value-type="float">
            <text:p>2519924.5</text:p>
          </table:table-cell>
          <table:table-cell office:value-type="string" calcext:value-type="string">
            <text:p>2187-03-21T00:00:00</text:p>
          </table:table-cell>
          <table:table-cell office:value-type="float" office:value="2519924.5" calcext:value-type="float">
            <text:p>2519924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9.5" calcext:value-type="float">
            <text:p>2520289.5</text:p>
          </table:table-cell>
          <table:table-cell office:value-type="string" calcext:value-type="string">
            <text:p>2188-03-20T00:00:00</text:p>
          </table:table-cell>
          <table:table-cell office:value-type="float" office:value="2520289.5" calcext:value-type="float">
            <text:p>2520289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4.5" calcext:value-type="float">
            <text:p>2520654.5</text:p>
          </table:table-cell>
          <table:table-cell office:value-type="string" calcext:value-type="string">
            <text:p>2189-03-20T00:00:00</text:p>
          </table:table-cell>
          <table:table-cell office:value-type="float" office:value="2520654.5" calcext:value-type="float">
            <text:p>2520654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9.5" calcext:value-type="float">
            <text:p>2521019.5</text:p>
          </table:table-cell>
          <table:table-cell office:value-type="string" calcext:value-type="string">
            <text:p>2190-03-20T00:00:00</text:p>
          </table:table-cell>
          <table:table-cell office:value-type="float" office:value="2521019.5" calcext:value-type="float">
            <text:p>2521019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5.5" calcext:value-type="float">
            <text:p>2521385.5</text:p>
          </table:table-cell>
          <table:table-cell office:value-type="string" calcext:value-type="string">
            <text:p>2191-03-21T00:00:00</text:p>
          </table:table-cell>
          <table:table-cell office:value-type="float" office:value="2521385.5" calcext:value-type="float">
            <text:p>2521385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50.5" calcext:value-type="float">
            <text:p>2521750.5</text:p>
          </table:table-cell>
          <table:table-cell office:value-type="string" calcext:value-type="string">
            <text:p>2192-03-20T00:00:00</text:p>
          </table:table-cell>
          <table:table-cell office:value-type="float" office:value="2521750.5" calcext:value-type="float">
            <text:p>2521750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5.5" calcext:value-type="float">
            <text:p>2522115.5</text:p>
          </table:table-cell>
          <table:table-cell office:value-type="string" calcext:value-type="string">
            <text:p>2193-03-20T00:00:00</text:p>
          </table:table-cell>
          <table:table-cell office:value-type="float" office:value="2522115.5" calcext:value-type="float">
            <text:p>2522115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80.5" calcext:value-type="float">
            <text:p>2522480.5</text:p>
          </table:table-cell>
          <table:table-cell office:value-type="string" calcext:value-type="string">
            <text:p>2194-03-20T00:00:00</text:p>
          </table:table-cell>
          <table:table-cell office:value-type="float" office:value="2522480.5" calcext:value-type="float">
            <text:p>2522480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03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11.5" calcext:value-type="float">
            <text:p>2523211.5</text:p>
          </table:table-cell>
          <table:table-cell office:value-type="string" calcext:value-type="string">
            <text:p>2196-03-20T00:00:00</text:p>
          </table:table-cell>
          <table:table-cell office:value-type="float" office:value="2523211.5" calcext:value-type="float">
            <text:p>2523211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6.5" calcext:value-type="float">
            <text:p>2523576.5</text:p>
          </table:table-cell>
          <table:table-cell office:value-type="string" calcext:value-type="string">
            <text:p>2197-03-20T00:00:00</text:p>
          </table:table-cell>
          <table:table-cell office:value-type="float" office:value="2523576.5" calcext:value-type="float">
            <text:p>2523576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41.5" calcext:value-type="float">
            <text:p>2523941.5</text:p>
          </table:table-cell>
          <table:table-cell office:value-type="string" calcext:value-type="string">
            <text:p>2198-03-20T00:00:00</text:p>
          </table:table-cell>
          <table:table-cell office:value-type="float" office:value="2523941.5" calcext:value-type="float">
            <text:p>2523941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6.5" calcext:value-type="float">
            <text:p>2524306.5</text:p>
          </table:table-cell>
          <table:table-cell office:value-type="string" calcext:value-type="string">
            <text:p>2199-03-20T00:00:00</text:p>
          </table:table-cell>
          <table:table-cell office:value-type="float" office:value="2524306.5" calcext:value-type="float">
            <text:p>2524306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2.5" calcext:value-type="float">
            <text:p>2524672.5</text:p>
          </table:table-cell>
          <table:table-cell office:value-type="string" calcext:value-type="string">
            <text:p>2200-03-21T00:00:00</text:p>
          </table:table-cell>
          <table:table-cell office:value-type="float" office:value="2524672.5" calcext:value-type="float">
            <text:p>2524672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7.5" calcext:value-type="float">
            <text:p>2525037.5</text:p>
          </table:table-cell>
          <table:table-cell office:value-type="string" calcext:value-type="string">
            <text:p>2201-03-21T00:00:00</text:p>
          </table:table-cell>
          <table:table-cell office:value-type="float" office:value="2525037.5" calcext:value-type="float">
            <text:p>2525037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2.5" calcext:value-type="float">
            <text:p>2525402.5</text:p>
          </table:table-cell>
          <table:table-cell office:value-type="string" calcext:value-type="string">
            <text:p>2202-03-21T00:00:00</text:p>
          </table:table-cell>
          <table:table-cell office:value-type="float" office:value="2525402.5" calcext:value-type="float">
            <text:p>2525402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7.5" calcext:value-type="float">
            <text:p>2525767.5</text:p>
          </table:table-cell>
          <table:table-cell office:value-type="string" calcext:value-type="string">
            <text:p>2203-03-21T00:00:00</text:p>
          </table:table-cell>
          <table:table-cell office:value-type="float" office:value="2525767.5" calcext:value-type="float">
            <text:p>2525767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3.5" calcext:value-type="float">
            <text:p>2526133.5</text:p>
          </table:table-cell>
          <table:table-cell office:value-type="string" calcext:value-type="string">
            <text:p>2204-03-21T00:00:00</text:p>
          </table:table-cell>
          <table:table-cell office:value-type="float" office:value="2526133.5" calcext:value-type="float">
            <text:p>2526133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8.5" calcext:value-type="float">
            <text:p>2526498.5</text:p>
          </table:table-cell>
          <table:table-cell office:value-type="string" calcext:value-type="string">
            <text:p>2205-03-21T00:00:00</text:p>
          </table:table-cell>
          <table:table-cell office:value-type="float" office:value="2526498.5" calcext:value-type="float">
            <text:p>2526498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3.5" calcext:value-type="float">
            <text:p>2526863.5</text:p>
          </table:table-cell>
          <table:table-cell office:value-type="string" calcext:value-type="string">
            <text:p>2206-03-21T00:00:00</text:p>
          </table:table-cell>
          <table:table-cell office:value-type="float" office:value="2526863.5" calcext:value-type="float">
            <text:p>2526863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8.5" calcext:value-type="float">
            <text:p>2527228.5</text:p>
          </table:table-cell>
          <table:table-cell office:value-type="string" calcext:value-type="string">
            <text:p>2207-03-21T00:00:00</text:p>
          </table:table-cell>
          <table:table-cell office:value-type="float" office:value="2527228.5" calcext:value-type="float">
            <text:p>2527228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4.5" calcext:value-type="float">
            <text:p>2527594.5</text:p>
          </table:table-cell>
          <table:table-cell office:value-type="string" calcext:value-type="string">
            <text:p>2208-03-21T00:00:00</text:p>
          </table:table-cell>
          <table:table-cell office:value-type="float" office:value="2527594.5" calcext:value-type="float">
            <text:p>2527594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9.5" calcext:value-type="float">
            <text:p>2527959.5</text:p>
          </table:table-cell>
          <table:table-cell office:value-type="string" calcext:value-type="string">
            <text:p>2209-03-21T00:00:00</text:p>
          </table:table-cell>
          <table:table-cell office:value-type="float" office:value="2527959.5" calcext:value-type="float">
            <text:p>2527959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4.5" calcext:value-type="float">
            <text:p>2528324.5</text:p>
          </table:table-cell>
          <table:table-cell office:value-type="string" calcext:value-type="string">
            <text:p>2210-03-21T00:00:00</text:p>
          </table:table-cell>
          <table:table-cell office:value-type="float" office:value="2528324.5" calcext:value-type="float">
            <text:p>2528324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9.5" calcext:value-type="float">
            <text:p>2528689.5</text:p>
          </table:table-cell>
          <table:table-cell office:value-type="string" calcext:value-type="string">
            <text:p>2211-03-21T00:00:00</text:p>
          </table:table-cell>
          <table:table-cell office:value-type="float" office:value="2528689.5" calcext:value-type="float">
            <text:p>2528689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5.5" calcext:value-type="float">
            <text:p>2529055.5</text:p>
          </table:table-cell>
          <table:table-cell office:value-type="string" calcext:value-type="string">
            <text:p>2212-03-21T00:00:00</text:p>
          </table:table-cell>
          <table:table-cell office:value-type="float" office:value="2529055.5" calcext:value-type="float">
            <text:p>2529055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20.5" calcext:value-type="float">
            <text:p>2529420.5</text:p>
          </table:table-cell>
          <table:table-cell office:value-type="string" calcext:value-type="string">
            <text:p>2213-03-21T00:00:00</text:p>
          </table:table-cell>
          <table:table-cell office:value-type="float" office:value="2529420.5" calcext:value-type="float">
            <text:p>2529420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5.5" calcext:value-type="float">
            <text:p>2529785.5</text:p>
          </table:table-cell>
          <table:table-cell office:value-type="string" calcext:value-type="string">
            <text:p>2214-03-21T00:00:00</text:p>
          </table:table-cell>
          <table:table-cell office:value-type="float" office:value="2529785.5" calcext:value-type="float">
            <text:p>2529785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50.5" calcext:value-type="float">
            <text:p>2530150.5</text:p>
          </table:table-cell>
          <table:table-cell office:value-type="string" calcext:value-type="string">
            <text:p>2215-03-21T00:00:00</text:p>
          </table:table-cell>
          <table:table-cell office:value-type="float" office:value="2530150.5" calcext:value-type="float">
            <text:p>2530150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6.5" calcext:value-type="float">
            <text:p>2530516.5</text:p>
          </table:table-cell>
          <table:table-cell office:value-type="string" calcext:value-type="string">
            <text:p>2216-03-21T00:00:00</text:p>
          </table:table-cell>
          <table:table-cell office:value-type="float" office:value="2530516.5" calcext:value-type="float">
            <text:p>2530516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81.5" calcext:value-type="float">
            <text:p>2530881.5</text:p>
          </table:table-cell>
          <table:table-cell office:value-type="string" calcext:value-type="string">
            <text:p>2217-03-21T00:00:00</text:p>
          </table:table-cell>
          <table:table-cell office:value-type="float" office:value="2530881.5" calcext:value-type="float">
            <text:p>2530881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6.5" calcext:value-type="float">
            <text:p>2531246.5</text:p>
          </table:table-cell>
          <table:table-cell office:value-type="string" calcext:value-type="string">
            <text:p>2218-03-21T00:00:00</text:p>
          </table:table-cell>
          <table:table-cell office:value-type="float" office:value="2531246.5" calcext:value-type="float">
            <text:p>2531246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11.5" calcext:value-type="float">
            <text:p>2531611.5</text:p>
          </table:table-cell>
          <table:table-cell office:value-type="string" calcext:value-type="string">
            <text:p>2219-03-21T00:00:00</text:p>
          </table:table-cell>
          <table:table-cell office:value-type="float" office:value="2531611.5" calcext:value-type="float">
            <text:p>2531611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7.5" calcext:value-type="float">
            <text:p>2531977.5</text:p>
          </table:table-cell>
          <table:table-cell office:value-type="string" calcext:value-type="string">
            <text:p>2220-03-21T00:00:00</text:p>
          </table:table-cell>
          <table:table-cell office:value-type="float" office:value="2531977.5" calcext:value-type="float">
            <text:p>2531977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2.5" calcext:value-type="float">
            <text:p>2532342.5</text:p>
          </table:table-cell>
          <table:table-cell office:value-type="string" calcext:value-type="string">
            <text:p>2221-03-21T00:00:00</text:p>
          </table:table-cell>
          <table:table-cell office:value-type="float" office:value="2532342.5" calcext:value-type="float">
            <text:p>2532342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7.5" calcext:value-type="float">
            <text:p>2532707.5</text:p>
          </table:table-cell>
          <table:table-cell office:value-type="string" calcext:value-type="string">
            <text:p>2222-03-21T00:00:00</text:p>
          </table:table-cell>
          <table:table-cell office:value-type="float" office:value="2532707.5" calcext:value-type="float">
            <text:p>2532707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2.5" calcext:value-type="float">
            <text:p>2533072.5</text:p>
          </table:table-cell>
          <table:table-cell office:value-type="string" calcext:value-type="string">
            <text:p>2223-03-21T00:00:00</text:p>
          </table:table-cell>
          <table:table-cell office:value-type="float" office:value="2533072.5" calcext:value-type="float">
            <text:p>2533072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8.5" calcext:value-type="float">
            <text:p>2533438.5</text:p>
          </table:table-cell>
          <table:table-cell office:value-type="string" calcext:value-type="string">
            <text:p>2224-03-21T00:00:00</text:p>
          </table:table-cell>
          <table:table-cell office:value-type="float" office:value="2533438.5" calcext:value-type="float">
            <text:p>2533438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3.5" calcext:value-type="float">
            <text:p>2533803.5</text:p>
          </table:table-cell>
          <table:table-cell office:value-type="string" calcext:value-type="string">
            <text:p>2225-03-21T00:00:00</text:p>
          </table:table-cell>
          <table:table-cell office:value-type="float" office:value="2533803.5" calcext:value-type="float">
            <text:p>2533803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8.5" calcext:value-type="float">
            <text:p>2534168.5</text:p>
          </table:table-cell>
          <table:table-cell office:value-type="string" calcext:value-type="string">
            <text:p>2226-03-21T00:00:00</text:p>
          </table:table-cell>
          <table:table-cell office:value-type="float" office:value="2534168.5" calcext:value-type="float">
            <text:p>2534168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3.5" calcext:value-type="float">
            <text:p>2534533.5</text:p>
          </table:table-cell>
          <table:table-cell office:value-type="string" calcext:value-type="string">
            <text:p>2227-03-21T00:00:00</text:p>
          </table:table-cell>
          <table:table-cell office:value-type="float" office:value="2534533.5" calcext:value-type="float">
            <text:p>2534533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9.5" calcext:value-type="float">
            <text:p>2534899.5</text:p>
          </table:table-cell>
          <table:table-cell office:value-type="string" calcext:value-type="string">
            <text:p>2228-03-20T00:00:00</text:p>
          </table:table-cell>
          <table:table-cell office:value-type="float" office:value="2534898.5" calcext:value-type="float">
            <text:p>2534898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4.5" calcext:value-type="float">
            <text:p>2535264.5</text:p>
          </table:table-cell>
          <table:table-cell office:value-type="string" calcext:value-type="string">
            <text:p>2229-03-21T00:00:00</text:p>
          </table:table-cell>
          <table:table-cell office:value-type="float" office:value="2535264.5" calcext:value-type="float">
            <text:p>2535264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9.5" calcext:value-type="float">
            <text:p>2535629.5</text:p>
          </table:table-cell>
          <table:table-cell office:value-type="string" calcext:value-type="string">
            <text:p>2230-03-21T00:00:00</text:p>
          </table:table-cell>
          <table:table-cell office:value-type="float" office:value="2535629.5" calcext:value-type="float">
            <text:p>2535629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4.5" calcext:value-type="float">
            <text:p>2535994.5</text:p>
          </table:table-cell>
          <table:table-cell office:value-type="string" calcext:value-type="string">
            <text:p>2231-03-21T00:00:00</text:p>
          </table:table-cell>
          <table:table-cell office:value-type="float" office:value="2535994.5" calcext:value-type="float">
            <text:p>2535994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9.5" calcext:value-type="float">
            <text:p>2536359.5</text:p>
          </table:table-cell>
          <table:table-cell office:value-type="string" calcext:value-type="string">
            <text:p>2232-03-20T00:00:00</text:p>
          </table:table-cell>
          <table:table-cell office:value-type="float" office:value="2536359.5" calcext:value-type="float">
            <text:p>2536359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5.5" calcext:value-type="float">
            <text:p>2536725.5</text:p>
          </table:table-cell>
          <table:table-cell office:value-type="string" calcext:value-type="string">
            <text:p>2233-03-21T00:00:00</text:p>
          </table:table-cell>
          <table:table-cell office:value-type="float" office:value="2536725.5" calcext:value-type="float">
            <text:p>2536725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90.5" calcext:value-type="float">
            <text:p>2537090.5</text:p>
          </table:table-cell>
          <table:table-cell office:value-type="string" calcext:value-type="string">
            <text:p>2234-03-21T00:00:00</text:p>
          </table:table-cell>
          <table:table-cell office:value-type="float" office:value="2537090.5" calcext:value-type="float">
            <text:p>2537090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5.5" calcext:value-type="float">
            <text:p>2537455.5</text:p>
          </table:table-cell>
          <table:table-cell office:value-type="string" calcext:value-type="string">
            <text:p>2235-03-21T00:00:00</text:p>
          </table:table-cell>
          <table:table-cell office:value-type="float" office:value="2537455.5" calcext:value-type="float">
            <text:p>2537455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20.5" calcext:value-type="float">
            <text:p>2537820.5</text:p>
          </table:table-cell>
          <table:table-cell office:value-type="string" calcext:value-type="string">
            <text:p>2236-03-20T00:00:00</text:p>
          </table:table-cell>
          <table:table-cell office:value-type="float" office:value="2537820.5" calcext:value-type="float">
            <text:p>2537820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6.5" calcext:value-type="float">
            <text:p>2538186.5</text:p>
          </table:table-cell>
          <table:table-cell office:value-type="string" calcext:value-type="string">
            <text:p>2237-03-21T00:00:00</text:p>
          </table:table-cell>
          <table:table-cell office:value-type="float" office:value="2538186.5" calcext:value-type="float">
            <text:p>2538186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51.5" calcext:value-type="float">
            <text:p>2538551.5</text:p>
          </table:table-cell>
          <table:table-cell office:value-type="string" calcext:value-type="string">
            <text:p>2238-03-21T00:00:00</text:p>
          </table:table-cell>
          <table:table-cell office:value-type="float" office:value="2538551.5" calcext:value-type="float">
            <text:p>2538551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6.5" calcext:value-type="float">
            <text:p>2538916.5</text:p>
          </table:table-cell>
          <table:table-cell office:value-type="string" calcext:value-type="string">
            <text:p>2239-03-21T00:00:00</text:p>
          </table:table-cell>
          <table:table-cell office:value-type="float" office:value="2538916.5" calcext:value-type="float">
            <text:p>2538916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81.5" calcext:value-type="float">
            <text:p>2539281.5</text:p>
          </table:table-cell>
          <table:table-cell office:value-type="string" calcext:value-type="string">
            <text:p>2240-03-20T00:00:00</text:p>
          </table:table-cell>
          <table:table-cell office:value-type="float" office:value="2539281.5" calcext:value-type="float">
            <text:p>2539281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7.5" calcext:value-type="float">
            <text:p>2539647.5</text:p>
          </table:table-cell>
          <table:table-cell office:value-type="string" calcext:value-type="string">
            <text:p>2241-03-21T00:00:00</text:p>
          </table:table-cell>
          <table:table-cell office:value-type="float" office:value="2539647.5" calcext:value-type="float">
            <text:p>2539647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2.5" calcext:value-type="float">
            <text:p>2540012.5</text:p>
          </table:table-cell>
          <table:table-cell office:value-type="string" calcext:value-type="string">
            <text:p>2242-03-21T00:00:00</text:p>
          </table:table-cell>
          <table:table-cell office:value-type="float" office:value="2540012.5" calcext:value-type="float">
            <text:p>2540012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7.5" calcext:value-type="float">
            <text:p>2540377.5</text:p>
          </table:table-cell>
          <table:table-cell office:value-type="string" calcext:value-type="string">
            <text:p>2243-03-21T00:00:00</text:p>
          </table:table-cell>
          <table:table-cell office:value-type="float" office:value="2540377.5" calcext:value-type="float">
            <text:p>2540377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2.5" calcext:value-type="float">
            <text:p>2540742.5</text:p>
          </table:table-cell>
          <table:table-cell office:value-type="string" calcext:value-type="string">
            <text:p>2244-03-20T00:00:00</text:p>
          </table:table-cell>
          <table:table-cell office:value-type="float" office:value="2540742.5" calcext:value-type="float">
            <text:p>2540742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8.5" calcext:value-type="float">
            <text:p>2541108.5</text:p>
          </table:table-cell>
          <table:table-cell office:value-type="string" calcext:value-type="string">
            <text:p>2245-03-21T00:00:00</text:p>
          </table:table-cell>
          <table:table-cell office:value-type="float" office:value="2541108.5" calcext:value-type="float">
            <text:p>2541108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3.5" calcext:value-type="float">
            <text:p>2541473.5</text:p>
          </table:table-cell>
          <table:table-cell office:value-type="string" calcext:value-type="string">
            <text:p>2246-03-21T00:00:00</text:p>
          </table:table-cell>
          <table:table-cell office:value-type="float" office:value="2541473.5" calcext:value-type="float">
            <text:p>2541473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8.5" calcext:value-type="float">
            <text:p>2541838.5</text:p>
          </table:table-cell>
          <table:table-cell office:value-type="string" calcext:value-type="string">
            <text:p>2247-03-21T00:00:00</text:p>
          </table:table-cell>
          <table:table-cell office:value-type="float" office:value="2541838.5" calcext:value-type="float">
            <text:p>2541838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3.5" calcext:value-type="float">
            <text:p>2542203.5</text:p>
          </table:table-cell>
          <table:table-cell office:value-type="string" calcext:value-type="string">
            <text:p>2248-03-20T00:00:00</text:p>
          </table:table-cell>
          <table:table-cell office:value-type="float" office:value="2542203.5" calcext:value-type="float">
            <text:p>2542203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9.5" calcext:value-type="float">
            <text:p>2542569.5</text:p>
          </table:table-cell>
          <table:table-cell office:value-type="string" calcext:value-type="string">
            <text:p>2249-03-21T00:00:00</text:p>
          </table:table-cell>
          <table:table-cell office:value-type="float" office:value="2542569.5" calcext:value-type="float">
            <text:p>2542569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4.5" calcext:value-type="float">
            <text:p>2542934.5</text:p>
          </table:table-cell>
          <table:table-cell office:value-type="string" calcext:value-type="string">
            <text:p>2250-03-21T00:00:00</text:p>
          </table:table-cell>
          <table:table-cell office:value-type="float" office:value="2542934.5" calcext:value-type="float">
            <text:p>2542934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9.5" calcext:value-type="float">
            <text:p>2543299.5</text:p>
          </table:table-cell>
          <table:table-cell office:value-type="string" calcext:value-type="string">
            <text:p>2251-03-21T00:00:00</text:p>
          </table:table-cell>
          <table:table-cell office:value-type="float" office:value="2543299.5" calcext:value-type="float">
            <text:p>2543299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4.5" calcext:value-type="float">
            <text:p>2543664.5</text:p>
          </table:table-cell>
          <table:table-cell office:value-type="string" calcext:value-type="string">
            <text:p>2252-03-20T00:00:00</text:p>
          </table:table-cell>
          <table:table-cell office:value-type="float" office:value="2543664.5" calcext:value-type="float">
            <text:p>2543664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30.5" calcext:value-type="float">
            <text:p>2544030.5</text:p>
          </table:table-cell>
          <table:table-cell office:value-type="string" calcext:value-type="string">
            <text:p>2253-03-21T00:00:00</text:p>
          </table:table-cell>
          <table:table-cell office:value-type="float" office:value="2544030.5" calcext:value-type="float">
            <text:p>2544030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5.5" calcext:value-type="float">
            <text:p>2544395.5</text:p>
          </table:table-cell>
          <table:table-cell office:value-type="string" calcext:value-type="string">
            <text:p>2254-03-21T00:00:00</text:p>
          </table:table-cell>
          <table:table-cell office:value-type="float" office:value="2544395.5" calcext:value-type="float">
            <text:p>2544395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60.5" calcext:value-type="float">
            <text:p>2544760.5</text:p>
          </table:table-cell>
          <table:table-cell office:value-type="string" calcext:value-type="string">
            <text:p>2255-03-21T00:00:00</text:p>
          </table:table-cell>
          <table:table-cell office:value-type="float" office:value="2544760.5" calcext:value-type="float">
            <text:p>2544760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5.5" calcext:value-type="float">
            <text:p>2545125.5</text:p>
          </table:table-cell>
          <table:table-cell office:value-type="string" calcext:value-type="string">
            <text:p>2256-03-20T00:00:00</text:p>
          </table:table-cell>
          <table:table-cell office:value-type="float" office:value="2545125.5" calcext:value-type="float">
            <text:p>2545125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91.5" calcext:value-type="float">
            <text:p>2545491.5</text:p>
          </table:table-cell>
          <table:table-cell office:value-type="string" calcext:value-type="string">
            <text:p>2257-03-21T00:00:00</text:p>
          </table:table-cell>
          <table:table-cell office:value-type="float" office:value="2545491.5" calcext:value-type="float">
            <text:p>2545491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6.5" calcext:value-type="float">
            <text:p>2545856.5</text:p>
          </table:table-cell>
          <table:table-cell office:value-type="string" calcext:value-type="string">
            <text:p>2258-03-21T00:00:00</text:p>
          </table:table-cell>
          <table:table-cell office:value-type="float" office:value="2545856.5" calcext:value-type="float">
            <text:p>2545856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21.5" calcext:value-type="float">
            <text:p>2546221.5</text:p>
          </table:table-cell>
          <table:table-cell office:value-type="string" calcext:value-type="string">
            <text:p>2259-03-21T00:00:00</text:p>
          </table:table-cell>
          <table:table-cell office:value-type="float" office:value="2546221.5" calcext:value-type="float">
            <text:p>2546221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6.5" calcext:value-type="float">
            <text:p>2546586.5</text:p>
          </table:table-cell>
          <table:table-cell office:value-type="string" calcext:value-type="string">
            <text:p>2260-03-20T00:00:00</text:p>
          </table:table-cell>
          <table:table-cell office:value-type="float" office:value="2546586.5" calcext:value-type="float">
            <text:p>2546586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51.5" calcext:value-type="float">
            <text:p>2546951.5</text:p>
          </table:table-cell>
          <table:table-cell office:value-type="string" calcext:value-type="string">
            <text:p>2261-03-20T00:00:00</text:p>
          </table:table-cell>
          <table:table-cell office:value-type="float" office:value="2546951.5" calcext:value-type="float">
            <text:p>2546951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7.5" calcext:value-type="float">
            <text:p>2547317.5</text:p>
          </table:table-cell>
          <table:table-cell office:value-type="string" calcext:value-type="string">
            <text:p>2262-03-21T00:00:00</text:p>
          </table:table-cell>
          <table:table-cell office:value-type="float" office:value="2547317.5" calcext:value-type="float">
            <text:p>2547317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2.5" calcext:value-type="float">
            <text:p>2547682.5</text:p>
          </table:table-cell>
          <table:table-cell office:value-type="string" calcext:value-type="string">
            <text:p>2263-03-21T00:00:00</text:p>
          </table:table-cell>
          <table:table-cell office:value-type="float" office:value="2547682.5" calcext:value-type="float">
            <text:p>2547682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7.5" calcext:value-type="float">
            <text:p>2548047.5</text:p>
          </table:table-cell>
          <table:table-cell office:value-type="string" calcext:value-type="string">
            <text:p>2264-03-20T00:00:00</text:p>
          </table:table-cell>
          <table:table-cell office:value-type="float" office:value="2548047.5" calcext:value-type="float">
            <text:p>2548047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2.5" calcext:value-type="float">
            <text:p>2548412.5</text:p>
          </table:table-cell>
          <table:table-cell office:value-type="string" calcext:value-type="string">
            <text:p>2265-03-20T00:00:00</text:p>
          </table:table-cell>
          <table:table-cell office:value-type="float" office:value="2548412.5" calcext:value-type="float">
            <text:p>2548412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8.5" calcext:value-type="float">
            <text:p>2548778.5</text:p>
          </table:table-cell>
          <table:table-cell office:value-type="string" calcext:value-type="string">
            <text:p>2266-03-21T00:00:00</text:p>
          </table:table-cell>
          <table:table-cell office:value-type="float" office:value="2548778.5" calcext:value-type="float">
            <text:p>2548778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3.5" calcext:value-type="float">
            <text:p>2549143.5</text:p>
          </table:table-cell>
          <table:table-cell office:value-type="string" calcext:value-type="string">
            <text:p>2267-03-21T00:00:00</text:p>
          </table:table-cell>
          <table:table-cell office:value-type="float" office:value="2549143.5" calcext:value-type="float">
            <text:p>2549143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8.5" calcext:value-type="float">
            <text:p>2549508.5</text:p>
          </table:table-cell>
          <table:table-cell office:value-type="string" calcext:value-type="string">
            <text:p>2268-03-20T00:00:00</text:p>
          </table:table-cell>
          <table:table-cell office:value-type="float" office:value="2549508.5" calcext:value-type="float">
            <text:p>2549508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3.5" calcext:value-type="float">
            <text:p>2549873.5</text:p>
          </table:table-cell>
          <table:table-cell office:value-type="string" calcext:value-type="string">
            <text:p>2269-03-20T00:00:00</text:p>
          </table:table-cell>
          <table:table-cell office:value-type="float" office:value="2549873.5" calcext:value-type="float">
            <text:p>2549873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9.5" calcext:value-type="float">
            <text:p>2550239.5</text:p>
          </table:table-cell>
          <table:table-cell office:value-type="string" calcext:value-type="string">
            <text:p>2270-03-21T00:00:00</text:p>
          </table:table-cell>
          <table:table-cell office:value-type="float" office:value="2550239.5" calcext:value-type="float">
            <text:p>2550239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4.5" calcext:value-type="float">
            <text:p>2550604.5</text:p>
          </table:table-cell>
          <table:table-cell office:value-type="string" calcext:value-type="string">
            <text:p>2271-03-21T00:00:00</text:p>
          </table:table-cell>
          <table:table-cell office:value-type="float" office:value="2550604.5" calcext:value-type="float">
            <text:p>2550604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9.5" calcext:value-type="float">
            <text:p>2550969.5</text:p>
          </table:table-cell>
          <table:table-cell office:value-type="string" calcext:value-type="string">
            <text:p>2272-03-20T00:00:00</text:p>
          </table:table-cell>
          <table:table-cell office:value-type="float" office:value="2550969.5" calcext:value-type="float">
            <text:p>2550969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4.5" calcext:value-type="float">
            <text:p>2551334.5</text:p>
          </table:table-cell>
          <table:table-cell office:value-type="string" calcext:value-type="string">
            <text:p>2273-03-20T00:00:00</text:p>
          </table:table-cell>
          <table:table-cell office:value-type="float" office:value="2551334.5" calcext:value-type="float">
            <text:p>2551334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700.5" calcext:value-type="float">
            <text:p>2551700.5</text:p>
          </table:table-cell>
          <table:table-cell office:value-type="string" calcext:value-type="string">
            <text:p>2274-03-21T00:00:00</text:p>
          </table:table-cell>
          <table:table-cell office:value-type="float" office:value="2551700.5" calcext:value-type="float">
            <text:p>2551700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5.5" calcext:value-type="float">
            <text:p>2552065.5</text:p>
          </table:table-cell>
          <table:table-cell office:value-type="string" calcext:value-type="string">
            <text:p>2275-03-21T00:00:00</text:p>
          </table:table-cell>
          <table:table-cell office:value-type="float" office:value="2552065.5" calcext:value-type="float">
            <text:p>2552065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30.5" calcext:value-type="float">
            <text:p>2552430.5</text:p>
          </table:table-cell>
          <table:table-cell office:value-type="string" calcext:value-type="string">
            <text:p>2276-03-20T00:00:00</text:p>
          </table:table-cell>
          <table:table-cell office:value-type="float" office:value="2552430.5" calcext:value-type="float">
            <text:p>2552430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5.5" calcext:value-type="float">
            <text:p>2552795.5</text:p>
          </table:table-cell>
          <table:table-cell office:value-type="string" calcext:value-type="string">
            <text:p>2277-03-20T00:00:00</text:p>
          </table:table-cell>
          <table:table-cell office:value-type="float" office:value="2552795.5" calcext:value-type="float">
            <text:p>2552795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61.5" calcext:value-type="float">
            <text:p>2553161.5</text:p>
          </table:table-cell>
          <table:table-cell office:value-type="string" calcext:value-type="string">
            <text:p>2278-03-21T00:00:00</text:p>
          </table:table-cell>
          <table:table-cell office:value-type="float" office:value="2553161.5" calcext:value-type="float">
            <text:p>2553161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6.5" calcext:value-type="float">
            <text:p>2553526.5</text:p>
          </table:table-cell>
          <table:table-cell office:value-type="string" calcext:value-type="string">
            <text:p>2279-03-21T00:00:00</text:p>
          </table:table-cell>
          <table:table-cell office:value-type="float" office:value="2553526.5" calcext:value-type="float">
            <text:p>2553526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91.5" calcext:value-type="float">
            <text:p>2553891.5</text:p>
          </table:table-cell>
          <table:table-cell office:value-type="string" calcext:value-type="string">
            <text:p>2280-03-20T00:00:00</text:p>
          </table:table-cell>
          <table:table-cell office:value-type="float" office:value="2553891.5" calcext:value-type="float">
            <text:p>2553891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6.5" calcext:value-type="float">
            <text:p>2554256.5</text:p>
          </table:table-cell>
          <table:table-cell office:value-type="string" calcext:value-type="string">
            <text:p>2281-03-20T00:00:00</text:p>
          </table:table-cell>
          <table:table-cell office:value-type="float" office:value="2554256.5" calcext:value-type="float">
            <text:p>2554256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2.5" calcext:value-type="float">
            <text:p>2554622.5</text:p>
          </table:table-cell>
          <table:table-cell office:value-type="string" calcext:value-type="string">
            <text:p>2282-03-21T00:00:00</text:p>
          </table:table-cell>
          <table:table-cell office:value-type="float" office:value="2554622.5" calcext:value-type="float">
            <text:p>2554622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7.5" calcext:value-type="float">
            <text:p>2554987.5</text:p>
          </table:table-cell>
          <table:table-cell office:value-type="string" calcext:value-type="string">
            <text:p>2283-03-21T00:00:00</text:p>
          </table:table-cell>
          <table:table-cell office:value-type="float" office:value="2554987.5" calcext:value-type="float">
            <text:p>2554987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2.5" calcext:value-type="float">
            <text:p>2555352.5</text:p>
          </table:table-cell>
          <table:table-cell office:value-type="string" calcext:value-type="string">
            <text:p>2284-03-20T00:00:00</text:p>
          </table:table-cell>
          <table:table-cell office:value-type="float" office:value="2555352.5" calcext:value-type="float">
            <text:p>2555352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7.5" calcext:value-type="float">
            <text:p>2555717.5</text:p>
          </table:table-cell>
          <table:table-cell office:value-type="string" calcext:value-type="string">
            <text:p>2285-03-20T00:00:00</text:p>
          </table:table-cell>
          <table:table-cell office:value-type="float" office:value="2555717.5" calcext:value-type="float">
            <text:p>2555717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3.5" calcext:value-type="float">
            <text:p>2556083.5</text:p>
          </table:table-cell>
          <table:table-cell office:value-type="string" calcext:value-type="string">
            <text:p>2286-03-21T00:00:00</text:p>
          </table:table-cell>
          <table:table-cell office:value-type="float" office:value="2556083.5" calcext:value-type="float">
            <text:p>2556083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8.5" calcext:value-type="float">
            <text:p>2556448.5</text:p>
          </table:table-cell>
          <table:table-cell office:value-type="string" calcext:value-type="string">
            <text:p>2287-03-21T00:00:00</text:p>
          </table:table-cell>
          <table:table-cell office:value-type="float" office:value="2556448.5" calcext:value-type="float">
            <text:p>2556448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3.5" calcext:value-type="float">
            <text:p>2556813.5</text:p>
          </table:table-cell>
          <table:table-cell office:value-type="string" calcext:value-type="string">
            <text:p>2288-03-20T00:00:00</text:p>
          </table:table-cell>
          <table:table-cell office:value-type="float" office:value="2556813.5" calcext:value-type="float">
            <text:p>2556813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8.5" calcext:value-type="float">
            <text:p>2557178.5</text:p>
          </table:table-cell>
          <table:table-cell office:value-type="string" calcext:value-type="string">
            <text:p>2289-03-20T00:00:00</text:p>
          </table:table-cell>
          <table:table-cell office:value-type="float" office:value="2557178.5" calcext:value-type="float">
            <text:p>2557178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4.5" calcext:value-type="float">
            <text:p>2557544.5</text:p>
          </table:table-cell>
          <table:table-cell office:value-type="string" calcext:value-type="string">
            <text:p>2290-03-21T00:00:00</text:p>
          </table:table-cell>
          <table:table-cell office:value-type="float" office:value="2557544.5" calcext:value-type="float">
            <text:p>2557544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9.5" calcext:value-type="float">
            <text:p>2557909.5</text:p>
          </table:table-cell>
          <table:table-cell office:value-type="string" calcext:value-type="string">
            <text:p>2291-03-21T00:00:00</text:p>
          </table:table-cell>
          <table:table-cell office:value-type="float" office:value="2557909.5" calcext:value-type="float">
            <text:p>2557909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4.5" calcext:value-type="float">
            <text:p>2558274.5</text:p>
          </table:table-cell>
          <table:table-cell office:value-type="string" calcext:value-type="string">
            <text:p>2292-03-20T00:00:00</text:p>
          </table:table-cell>
          <table:table-cell office:value-type="float" office:value="2558274.5" calcext:value-type="float">
            <text:p>2558274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9.5" calcext:value-type="float">
            <text:p>2558639.5</text:p>
          </table:table-cell>
          <table:table-cell office:value-type="string" calcext:value-type="string">
            <text:p>2293-03-20T00:00:00</text:p>
          </table:table-cell>
          <table:table-cell office:value-type="float" office:value="2558639.5" calcext:value-type="float">
            <text:p>2558639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4.5" calcext:value-type="float">
            <text:p>2559004.5</text:p>
          </table:table-cell>
          <table:table-cell office:value-type="string" calcext:value-type="string">
            <text:p>2294-03-20T00:00:00</text:p>
          </table:table-cell>
          <table:table-cell office:value-type="float" office:value="2559004.5" calcext:value-type="float">
            <text:p>2559004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70.5" calcext:value-type="float">
            <text:p>2559370.5</text:p>
          </table:table-cell>
          <table:table-cell office:value-type="string" calcext:value-type="string">
            <text:p>2295-03-21T00:00:00</text:p>
          </table:table-cell>
          <table:table-cell office:value-type="float" office:value="2559370.5" calcext:value-type="float">
            <text:p>2559370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5.5" calcext:value-type="float">
            <text:p>2559735.5</text:p>
          </table:table-cell>
          <table:table-cell office:value-type="string" calcext:value-type="string">
            <text:p>2296-03-20T00:00:00</text:p>
          </table:table-cell>
          <table:table-cell office:value-type="float" office:value="2559735.5" calcext:value-type="float">
            <text:p>2559735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100.5" calcext:value-type="float">
            <text:p>2560100.5</text:p>
          </table:table-cell>
          <table:table-cell office:value-type="string" calcext:value-type="string">
            <text:p>2297-03-20T00:00:00</text:p>
          </table:table-cell>
          <table:table-cell office:value-type="float" office:value="2560100.5" calcext:value-type="float">
            <text:p>2560100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5.5" calcext:value-type="float">
            <text:p>2560465.5</text:p>
          </table:table-cell>
          <table:table-cell office:value-type="string" calcext:value-type="string">
            <text:p>2298-03-20T00:00:00</text:p>
          </table:table-cell>
          <table:table-cell office:value-type="float" office:value="2560465.5" calcext:value-type="float">
            <text:p>2560465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31.5" calcext:value-type="float">
            <text:p>2560831.5</text:p>
          </table:table-cell>
          <table:table-cell office:value-type="string" calcext:value-type="string">
            <text:p>2299-03-21T00:00:00</text:p>
          </table:table-cell>
          <table:table-cell office:value-type="float" office:value="2560831.5" calcext:value-type="float">
            <text:p>2560831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6.5" calcext:value-type="float">
            <text:p>2561196.5</text:p>
          </table:table-cell>
          <table:table-cell office:value-type="string" calcext:value-type="string">
            <text:p>2300-03-21T00:00:00</text:p>
          </table:table-cell>
          <table:table-cell office:value-type="float" office:value="2561196.5" calcext:value-type="float">
            <text:p>2561196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61.5" calcext:value-type="float">
            <text:p>2561561.5</text:p>
          </table:table-cell>
          <table:table-cell office:value-type="string" calcext:value-type="string">
            <text:p>2301-03-21T00:00:00</text:p>
          </table:table-cell>
          <table:table-cell office:value-type="float" office:value="2561561.5" calcext:value-type="float">
            <text:p>2561561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6.5" calcext:value-type="float">
            <text:p>2561926.5</text:p>
          </table:table-cell>
          <table:table-cell office:value-type="string" calcext:value-type="string">
            <text:p>2302-03-21T00:00:00</text:p>
          </table:table-cell>
          <table:table-cell office:value-type="float" office:value="2561926.5" calcext:value-type="float">
            <text:p>2561926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2.5" calcext:value-type="float">
            <text:p>2562292.5</text:p>
          </table:table-cell>
          <table:table-cell office:value-type="string" calcext:value-type="string">
            <text:p>2303-03-22T00:00:00</text:p>
          </table:table-cell>
          <table:table-cell office:value-type="float" office:value="2562292.5" calcext:value-type="float">
            <text:p>2562292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7.5" calcext:value-type="float">
            <text:p>2562657.5</text:p>
          </table:table-cell>
          <table:table-cell office:value-type="string" calcext:value-type="string">
            <text:p>2304-03-21T00:00:00</text:p>
          </table:table-cell>
          <table:table-cell office:value-type="float" office:value="2562657.5" calcext:value-type="float">
            <text:p>2562657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2.5" calcext:value-type="float">
            <text:p>2563022.5</text:p>
          </table:table-cell>
          <table:table-cell office:value-type="string" calcext:value-type="string">
            <text:p>2305-03-21T00:00:00</text:p>
          </table:table-cell>
          <table:table-cell office:value-type="float" office:value="2563022.5" calcext:value-type="float">
            <text:p>2563022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7.5" calcext:value-type="float">
            <text:p>2563387.5</text:p>
          </table:table-cell>
          <table:table-cell office:value-type="string" calcext:value-type="string">
            <text:p>2306-03-21T00:00:00</text:p>
          </table:table-cell>
          <table:table-cell office:value-type="float" office:value="2563387.5" calcext:value-type="float">
            <text:p>2563387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3.5" calcext:value-type="float">
            <text:p>2563753.5</text:p>
          </table:table-cell>
          <table:table-cell office:value-type="string" calcext:value-type="string">
            <text:p>2307-03-22T00:00:00</text:p>
          </table:table-cell>
          <table:table-cell office:value-type="float" office:value="2563753.5" calcext:value-type="float">
            <text:p>2563753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8.5" calcext:value-type="float">
            <text:p>2564118.5</text:p>
          </table:table-cell>
          <table:table-cell office:value-type="string" calcext:value-type="string">
            <text:p>2308-03-21T00:00:00</text:p>
          </table:table-cell>
          <table:table-cell office:value-type="float" office:value="2564118.5" calcext:value-type="float">
            <text:p>2564118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3.5" calcext:value-type="float">
            <text:p>2564483.5</text:p>
          </table:table-cell>
          <table:table-cell office:value-type="string" calcext:value-type="string">
            <text:p>2309-03-21T00:00:00</text:p>
          </table:table-cell>
          <table:table-cell office:value-type="float" office:value="2564483.5" calcext:value-type="float">
            <text:p>2564483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8.5" calcext:value-type="float">
            <text:p>2564848.5</text:p>
          </table:table-cell>
          <table:table-cell office:value-type="string" calcext:value-type="string">
            <text:p>2310-03-21T00:00:00</text:p>
          </table:table-cell>
          <table:table-cell office:value-type="float" office:value="2564848.5" calcext:value-type="float">
            <text:p>2564848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4.5" calcext:value-type="float">
            <text:p>2565214.5</text:p>
          </table:table-cell>
          <table:table-cell office:value-type="string" calcext:value-type="string">
            <text:p>2311-03-22T00:00:00</text:p>
          </table:table-cell>
          <table:table-cell office:value-type="float" office:value="2565214.5" calcext:value-type="float">
            <text:p>2565214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9.5" calcext:value-type="float">
            <text:p>2565579.5</text:p>
          </table:table-cell>
          <table:table-cell office:value-type="string" calcext:value-type="string">
            <text:p>2312-03-21T00:00:00</text:p>
          </table:table-cell>
          <table:table-cell office:value-type="float" office:value="2565579.5" calcext:value-type="float">
            <text:p>2565579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4.5" calcext:value-type="float">
            <text:p>2565944.5</text:p>
          </table:table-cell>
          <table:table-cell office:value-type="string" calcext:value-type="string">
            <text:p>2313-03-21T00:00:00</text:p>
          </table:table-cell>
          <table:table-cell office:value-type="float" office:value="2565944.5" calcext:value-type="float">
            <text:p>2565944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9.5" calcext:value-type="float">
            <text:p>2566309.5</text:p>
          </table:table-cell>
          <table:table-cell office:value-type="string" calcext:value-type="string">
            <text:p>2314-03-21T00:00:00</text:p>
          </table:table-cell>
          <table:table-cell office:value-type="float" office:value="2566309.5" calcext:value-type="float">
            <text:p>2566309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5.5" calcext:value-type="float">
            <text:p>2566675.5</text:p>
          </table:table-cell>
          <table:table-cell office:value-type="string" calcext:value-type="string">
            <text:p>2315-03-22T00:00:00</text:p>
          </table:table-cell>
          <table:table-cell office:value-type="float" office:value="2566675.5" calcext:value-type="float">
            <text:p>2566675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40.5" calcext:value-type="float">
            <text:p>2567040.5</text:p>
          </table:table-cell>
          <table:table-cell office:value-type="string" calcext:value-type="string">
            <text:p>2316-03-21T00:00:00</text:p>
          </table:table-cell>
          <table:table-cell office:value-type="float" office:value="2567040.5" calcext:value-type="float">
            <text:p>2567040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5.5" calcext:value-type="float">
            <text:p>2567405.5</text:p>
          </table:table-cell>
          <table:table-cell office:value-type="string" calcext:value-type="string">
            <text:p>2317-03-21T00:00:00</text:p>
          </table:table-cell>
          <table:table-cell office:value-type="float" office:value="2567405.5" calcext:value-type="float">
            <text:p>2567405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70.5" calcext:value-type="float">
            <text:p>2567770.5</text:p>
          </table:table-cell>
          <table:table-cell office:value-type="string" calcext:value-type="string">
            <text:p>2318-03-21T00:00:00</text:p>
          </table:table-cell>
          <table:table-cell office:value-type="float" office:value="2567770.5" calcext:value-type="float">
            <text:p>2567770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6.5" calcext:value-type="float">
            <text:p>2568136.5</text:p>
          </table:table-cell>
          <table:table-cell office:value-type="string" calcext:value-type="string">
            <text:p>2319-03-22T00:00:00</text:p>
          </table:table-cell>
          <table:table-cell office:value-type="float" office:value="2568136.5" calcext:value-type="float">
            <text:p>2568136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501.5" calcext:value-type="float">
            <text:p>2568501.5</text:p>
          </table:table-cell>
          <table:table-cell office:value-type="string" calcext:value-type="string">
            <text:p>2320-03-21T00:00:00</text:p>
          </table:table-cell>
          <table:table-cell office:value-type="float" office:value="2568501.5" calcext:value-type="float">
            <text:p>2568501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6.5" calcext:value-type="float">
            <text:p>2568866.5</text:p>
          </table:table-cell>
          <table:table-cell office:value-type="string" calcext:value-type="string">
            <text:p>2321-03-21T00:00:00</text:p>
          </table:table-cell>
          <table:table-cell office:value-type="float" office:value="2568866.5" calcext:value-type="float">
            <text:p>2568866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31.5" calcext:value-type="float">
            <text:p>2569231.5</text:p>
          </table:table-cell>
          <table:table-cell office:value-type="string" calcext:value-type="string">
            <text:p>2322-03-21T00:00:00</text:p>
          </table:table-cell>
          <table:table-cell office:value-type="float" office:value="2569231.5" calcext:value-type="float">
            <text:p>2569231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7.5" calcext:value-type="float">
            <text:p>2569597.5</text:p>
          </table:table-cell>
          <table:table-cell office:value-type="string" calcext:value-type="string">
            <text:p>2323-03-22T00:00:00</text:p>
          </table:table-cell>
          <table:table-cell office:value-type="float" office:value="2569597.5" calcext:value-type="float">
            <text:p>2569597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2.5" calcext:value-type="float">
            <text:p>2569962.5</text:p>
          </table:table-cell>
          <table:table-cell office:value-type="string" calcext:value-type="string">
            <text:p>2324-03-21T00:00:00</text:p>
          </table:table-cell>
          <table:table-cell office:value-type="float" office:value="2569962.5" calcext:value-type="float">
            <text:p>2569962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7.5" calcext:value-type="float">
            <text:p>2570327.5</text:p>
          </table:table-cell>
          <table:table-cell office:value-type="string" calcext:value-type="string">
            <text:p>2325-03-21T00:00:00</text:p>
          </table:table-cell>
          <table:table-cell office:value-type="float" office:value="2570327.5" calcext:value-type="float">
            <text:p>2570327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2.5" calcext:value-type="float">
            <text:p>2570692.5</text:p>
          </table:table-cell>
          <table:table-cell office:value-type="string" calcext:value-type="string">
            <text:p>2326-03-21T00:00:00</text:p>
          </table:table-cell>
          <table:table-cell office:value-type="float" office:value="2570692.5" calcext:value-type="float">
            <text:p>2570692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7.5" calcext:value-type="float">
            <text:p>2571057.5</text:p>
          </table:table-cell>
          <table:table-cell office:value-type="string" calcext:value-type="string">
            <text:p>2327-03-21T00:00:00</text:p>
          </table:table-cell>
          <table:table-cell office:value-type="float" office:value="2571057.5" calcext:value-type="float">
            <text:p>2571057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3.5" calcext:value-type="float">
            <text:p>2571423.5</text:p>
          </table:table-cell>
          <table:table-cell office:value-type="string" calcext:value-type="string">
            <text:p>2328-03-21T00:00:00</text:p>
          </table:table-cell>
          <table:table-cell office:value-type="float" office:value="2571423.5" calcext:value-type="float">
            <text:p>2571423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8.5" calcext:value-type="float">
            <text:p>2571788.5</text:p>
          </table:table-cell>
          <table:table-cell office:value-type="string" calcext:value-type="string">
            <text:p>2329-03-21T00:00:00</text:p>
          </table:table-cell>
          <table:table-cell office:value-type="float" office:value="2571788.5" calcext:value-type="float">
            <text:p>2571788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3.5" calcext:value-type="float">
            <text:p>2572153.5</text:p>
          </table:table-cell>
          <table:table-cell office:value-type="string" calcext:value-type="string">
            <text:p>2330-03-21T00:00:00</text:p>
          </table:table-cell>
          <table:table-cell office:value-type="float" office:value="2572153.5" calcext:value-type="float">
            <text:p>2572153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8.5" calcext:value-type="float">
            <text:p>2572518.5</text:p>
          </table:table-cell>
          <table:table-cell office:value-type="string" calcext:value-type="string">
            <text:p>2331-03-21T00:00:00</text:p>
          </table:table-cell>
          <table:table-cell office:value-type="float" office:value="2572518.5" calcext:value-type="float">
            <text:p>2572518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4.5" calcext:value-type="float">
            <text:p>2572884.5</text:p>
          </table:table-cell>
          <table:table-cell office:value-type="string" calcext:value-type="string">
            <text:p>2332-03-21T00:00:00</text:p>
          </table:table-cell>
          <table:table-cell office:value-type="float" office:value="2572884.5" calcext:value-type="float">
            <text:p>2572884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9.5" calcext:value-type="float">
            <text:p>2573249.5</text:p>
          </table:table-cell>
          <table:table-cell office:value-type="string" calcext:value-type="string">
            <text:p>2333-03-21T00:00:00</text:p>
          </table:table-cell>
          <table:table-cell office:value-type="float" office:value="2573249.5" calcext:value-type="float">
            <text:p>2573249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4.5" calcext:value-type="float">
            <text:p>2573614.5</text:p>
          </table:table-cell>
          <table:table-cell office:value-type="string" calcext:value-type="string">
            <text:p>2334-03-21T00:00:00</text:p>
          </table:table-cell>
          <table:table-cell office:value-type="float" office:value="2573614.5" calcext:value-type="float">
            <text:p>2573614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9.5" calcext:value-type="float">
            <text:p>2573979.5</text:p>
          </table:table-cell>
          <table:table-cell office:value-type="string" calcext:value-type="string">
            <text:p>2335-03-21T00:00:00</text:p>
          </table:table-cell>
          <table:table-cell office:value-type="float" office:value="2573979.5" calcext:value-type="float">
            <text:p>2573979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5.5" calcext:value-type="float">
            <text:p>2574345.5</text:p>
          </table:table-cell>
          <table:table-cell office:value-type="string" calcext:value-type="string">
            <text:p>2336-03-21T00:00:00</text:p>
          </table:table-cell>
          <table:table-cell office:value-type="float" office:value="2574345.5" calcext:value-type="float">
            <text:p>2574345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10.5" calcext:value-type="float">
            <text:p>2574710.5</text:p>
          </table:table-cell>
          <table:table-cell office:value-type="string" calcext:value-type="string">
            <text:p>2337-03-21T00:00:00</text:p>
          </table:table-cell>
          <table:table-cell office:value-type="float" office:value="2574710.5" calcext:value-type="float">
            <text:p>2574710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5.5" calcext:value-type="float">
            <text:p>2575075.5</text:p>
          </table:table-cell>
          <table:table-cell office:value-type="string" calcext:value-type="string">
            <text:p>2338-03-21T00:00:00</text:p>
          </table:table-cell>
          <table:table-cell office:value-type="float" office:value="2575075.5" calcext:value-type="float">
            <text:p>2575075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40.5" calcext:value-type="float">
            <text:p>2575440.5</text:p>
          </table:table-cell>
          <table:table-cell office:value-type="string" calcext:value-type="string">
            <text:p>2339-03-21T00:00:00</text:p>
          </table:table-cell>
          <table:table-cell office:value-type="float" office:value="2575440.5" calcext:value-type="float">
            <text:p>2575440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6.5" calcext:value-type="float">
            <text:p>2575806.5</text:p>
          </table:table-cell>
          <table:table-cell office:value-type="string" calcext:value-type="string">
            <text:p>2340-03-21T00:00:00</text:p>
          </table:table-cell>
          <table:table-cell office:value-type="float" office:value="2575806.5" calcext:value-type="float">
            <text:p>2575806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71.5" calcext:value-type="float">
            <text:p>2576171.5</text:p>
          </table:table-cell>
          <table:table-cell office:value-type="string" calcext:value-type="string">
            <text:p>2341-03-21T00:00:00</text:p>
          </table:table-cell>
          <table:table-cell office:value-type="float" office:value="2576171.5" calcext:value-type="float">
            <text:p>2576171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6.5" calcext:value-type="float">
            <text:p>2576536.5</text:p>
          </table:table-cell>
          <table:table-cell office:value-type="string" calcext:value-type="string">
            <text:p>2342-03-21T00:00:00</text:p>
          </table:table-cell>
          <table:table-cell office:value-type="float" office:value="2576536.5" calcext:value-type="float">
            <text:p>2576536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901.5" calcext:value-type="float">
            <text:p>2576901.5</text:p>
          </table:table-cell>
          <table:table-cell office:value-type="string" calcext:value-type="string">
            <text:p>2343-03-21T00:00:00</text:p>
          </table:table-cell>
          <table:table-cell office:value-type="float" office:value="2576901.5" calcext:value-type="float">
            <text:p>2576901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7.5" calcext:value-type="float">
            <text:p>2577267.5</text:p>
          </table:table-cell>
          <table:table-cell office:value-type="string" calcext:value-type="string">
            <text:p>2344-03-21T00:00:00</text:p>
          </table:table-cell>
          <table:table-cell office:value-type="float" office:value="2577267.5" calcext:value-type="float">
            <text:p>2577267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2.5" calcext:value-type="float">
            <text:p>2577632.5</text:p>
          </table:table-cell>
          <table:table-cell office:value-type="string" calcext:value-type="string">
            <text:p>2345-03-21T00:00:00</text:p>
          </table:table-cell>
          <table:table-cell office:value-type="float" office:value="2577632.5" calcext:value-type="float">
            <text:p>2577632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7.5" calcext:value-type="float">
            <text:p>2577997.5</text:p>
          </table:table-cell>
          <table:table-cell office:value-type="string" calcext:value-type="string">
            <text:p>2346-03-21T00:00:00</text:p>
          </table:table-cell>
          <table:table-cell office:value-type="float" office:value="2577997.5" calcext:value-type="float">
            <text:p>2577997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2.5" calcext:value-type="float">
            <text:p>2578362.5</text:p>
          </table:table-cell>
          <table:table-cell office:value-type="string" calcext:value-type="string">
            <text:p>2347-03-21T00:00:00</text:p>
          </table:table-cell>
          <table:table-cell office:value-type="float" office:value="2578362.5" calcext:value-type="float">
            <text:p>2578362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8.5" calcext:value-type="float">
            <text:p>2578728.5</text:p>
          </table:table-cell>
          <table:table-cell office:value-type="string" calcext:value-type="string">
            <text:p>2348-03-21T00:00:00</text:p>
          </table:table-cell>
          <table:table-cell office:value-type="float" office:value="2578728.5" calcext:value-type="float">
            <text:p>2578728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3.5" calcext:value-type="float">
            <text:p>2579093.5</text:p>
          </table:table-cell>
          <table:table-cell office:value-type="string" calcext:value-type="string">
            <text:p>2349-03-21T00:00:00</text:p>
          </table:table-cell>
          <table:table-cell office:value-type="float" office:value="2579093.5" calcext:value-type="float">
            <text:p>2579093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8.5" calcext:value-type="float">
            <text:p>2579458.5</text:p>
          </table:table-cell>
          <table:table-cell office:value-type="string" calcext:value-type="string">
            <text:p>2350-03-21T00:00:00</text:p>
          </table:table-cell>
          <table:table-cell office:value-type="float" office:value="2579458.5" calcext:value-type="float">
            <text:p>2579458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3.5" calcext:value-type="float">
            <text:p>2579823.5</text:p>
          </table:table-cell>
          <table:table-cell office:value-type="string" calcext:value-type="string">
            <text:p>2351-03-21T00:00:00</text:p>
          </table:table-cell>
          <table:table-cell office:value-type="float" office:value="2579823.5" calcext:value-type="float">
            <text:p>2579823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9.5" calcext:value-type="float">
            <text:p>2580189.5</text:p>
          </table:table-cell>
          <table:table-cell office:value-type="string" calcext:value-type="string">
            <text:p>2352-03-21T00:00:00</text:p>
          </table:table-cell>
          <table:table-cell office:value-type="float" office:value="2580189.5" calcext:value-type="float">
            <text:p>2580189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4.5" calcext:value-type="float">
            <text:p>2580554.5</text:p>
          </table:table-cell>
          <table:table-cell office:value-type="string" calcext:value-type="string">
            <text:p>2353-03-21T00:00:00</text:p>
          </table:table-cell>
          <table:table-cell office:value-type="float" office:value="2580554.5" calcext:value-type="float">
            <text:p>2580554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9.5" calcext:value-type="float">
            <text:p>2580919.5</text:p>
          </table:table-cell>
          <table:table-cell office:value-type="string" calcext:value-type="string">
            <text:p>2354-03-21T00:00:00</text:p>
          </table:table-cell>
          <table:table-cell office:value-type="float" office:value="2580919.5" calcext:value-type="float">
            <text:p>2580919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4.5" calcext:value-type="float">
            <text:p>2581284.5</text:p>
          </table:table-cell>
          <table:table-cell office:value-type="string" calcext:value-type="string">
            <text:p>2355-03-21T00:00:00</text:p>
          </table:table-cell>
          <table:table-cell office:value-type="float" office:value="2581284.5" calcext:value-type="float">
            <text:p>2581284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50.5" calcext:value-type="float">
            <text:p>2581650.5</text:p>
          </table:table-cell>
          <table:table-cell office:value-type="string" calcext:value-type="string">
            <text:p>2356-03-21T00:00:00</text:p>
          </table:table-cell>
          <table:table-cell office:value-type="float" office:value="2581650.5" calcext:value-type="float">
            <text:p>2581650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5.5" calcext:value-type="float">
            <text:p>2582015.5</text:p>
          </table:table-cell>
          <table:table-cell office:value-type="string" calcext:value-type="string">
            <text:p>2357-03-21T00:00:00</text:p>
          </table:table-cell>
          <table:table-cell office:value-type="float" office:value="2582015.5" calcext:value-type="float">
            <text:p>2582015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80.5" calcext:value-type="float">
            <text:p>2582380.5</text:p>
          </table:table-cell>
          <table:table-cell office:value-type="string" calcext:value-type="string">
            <text:p>2358-03-21T00:00:00</text:p>
          </table:table-cell>
          <table:table-cell office:value-type="float" office:value="2582380.5" calcext:value-type="float">
            <text:p>2582380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5.5" calcext:value-type="float">
            <text:p>2582745.5</text:p>
          </table:table-cell>
          <table:table-cell office:value-type="string" calcext:value-type="string">
            <text:p>2359-03-21T00:00:00</text:p>
          </table:table-cell>
          <table:table-cell office:value-type="float" office:value="2582745.5" calcext:value-type="float">
            <text:p>2582745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10.5" calcext:value-type="float">
            <text:p>2583110.5</text:p>
          </table:table-cell>
          <table:table-cell office:value-type="string" calcext:value-type="string">
            <text:p>2360-03-20T00:00:00</text:p>
          </table:table-cell>
          <table:table-cell office:value-type="float" office:value="2583111.5" calcext:value-type="float">
            <text:p>2583111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6.5" calcext:value-type="float">
            <text:p>2583476.5</text:p>
          </table:table-cell>
          <table:table-cell office:value-type="string" calcext:value-type="string">
            <text:p>2361-03-21T00:00:00</text:p>
          </table:table-cell>
          <table:table-cell office:value-type="float" office:value="2583476.5" calcext:value-type="float">
            <text:p>2583476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41.5" calcext:value-type="float">
            <text:p>2583841.5</text:p>
          </table:table-cell>
          <table:table-cell office:value-type="string" calcext:value-type="string">
            <text:p>2362-03-21T00:00:00</text:p>
          </table:table-cell>
          <table:table-cell office:value-type="float" office:value="2583841.5" calcext:value-type="float">
            <text:p>2583841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6.5" calcext:value-type="float">
            <text:p>2584206.5</text:p>
          </table:table-cell>
          <table:table-cell office:value-type="string" calcext:value-type="string">
            <text:p>2363-03-21T00:00:00</text:p>
          </table:table-cell>
          <table:table-cell office:value-type="float" office:value="2584206.5" calcext:value-type="float">
            <text:p>2584206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71.5" calcext:value-type="float">
            <text:p>2584571.5</text:p>
          </table:table-cell>
          <table:table-cell office:value-type="string" calcext:value-type="string">
            <text:p>2364-03-20T00:00:00</text:p>
          </table:table-cell>
          <table:table-cell office:value-type="float" office:value="2584571.5" calcext:value-type="float">
            <text:p>2584571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7.5" calcext:value-type="float">
            <text:p>2584937.5</text:p>
          </table:table-cell>
          <table:table-cell office:value-type="string" calcext:value-type="string">
            <text:p>2365-03-21T00:00:00</text:p>
          </table:table-cell>
          <table:table-cell office:value-type="float" office:value="2584937.5" calcext:value-type="float">
            <text:p>2584937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2.5" calcext:value-type="float">
            <text:p>2585302.5</text:p>
          </table:table-cell>
          <table:table-cell office:value-type="string" calcext:value-type="string">
            <text:p>2366-03-21T00:00:00</text:p>
          </table:table-cell>
          <table:table-cell office:value-type="float" office:value="2585302.5" calcext:value-type="float">
            <text:p>2585302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7.5" calcext:value-type="float">
            <text:p>2585667.5</text:p>
          </table:table-cell>
          <table:table-cell office:value-type="string" calcext:value-type="string">
            <text:p>2367-03-21T00:00:00</text:p>
          </table:table-cell>
          <table:table-cell office:value-type="float" office:value="2585667.5" calcext:value-type="float">
            <text:p>2585667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2.5" calcext:value-type="float">
            <text:p>2586032.5</text:p>
          </table:table-cell>
          <table:table-cell office:value-type="string" calcext:value-type="string">
            <text:p>2368-03-20T00:00:00</text:p>
          </table:table-cell>
          <table:table-cell office:value-type="float" office:value="2586032.5" calcext:value-type="float">
            <text:p>2586032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8.5" calcext:value-type="float">
            <text:p>2586398.5</text:p>
          </table:table-cell>
          <table:table-cell office:value-type="string" calcext:value-type="string">
            <text:p>2369-03-21T00:00:00</text:p>
          </table:table-cell>
          <table:table-cell office:value-type="float" office:value="2586398.5" calcext:value-type="float">
            <text:p>2586398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3.5" calcext:value-type="float">
            <text:p>2586763.5</text:p>
          </table:table-cell>
          <table:table-cell office:value-type="string" calcext:value-type="string">
            <text:p>2370-03-21T00:00:00</text:p>
          </table:table-cell>
          <table:table-cell office:value-type="float" office:value="2586763.5" calcext:value-type="float">
            <text:p>2586763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8.5" calcext:value-type="float">
            <text:p>2587128.5</text:p>
          </table:table-cell>
          <table:table-cell office:value-type="string" calcext:value-type="string">
            <text:p>2371-03-21T00:00:00</text:p>
          </table:table-cell>
          <table:table-cell office:value-type="float" office:value="2587128.5" calcext:value-type="float">
            <text:p>2587128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3.5" calcext:value-type="float">
            <text:p>2587493.5</text:p>
          </table:table-cell>
          <table:table-cell office:value-type="string" calcext:value-type="string">
            <text:p>2372-03-20T00:00:00</text:p>
          </table:table-cell>
          <table:table-cell office:value-type="float" office:value="2587493.5" calcext:value-type="float">
            <text:p>2587493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9.5" calcext:value-type="float">
            <text:p>2587859.5</text:p>
          </table:table-cell>
          <table:table-cell office:value-type="string" calcext:value-type="string">
            <text:p>2373-03-21T00:00:00</text:p>
          </table:table-cell>
          <table:table-cell office:value-type="float" office:value="2587859.5" calcext:value-type="float">
            <text:p>2587859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4.5" calcext:value-type="float">
            <text:p>2588224.5</text:p>
          </table:table-cell>
          <table:table-cell office:value-type="string" calcext:value-type="string">
            <text:p>2374-03-21T00:00:00</text:p>
          </table:table-cell>
          <table:table-cell office:value-type="float" office:value="2588224.5" calcext:value-type="float">
            <text:p>2588224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9.5" calcext:value-type="float">
            <text:p>2588589.5</text:p>
          </table:table-cell>
          <table:table-cell office:value-type="string" calcext:value-type="string">
            <text:p>2375-03-21T00:00:00</text:p>
          </table:table-cell>
          <table:table-cell office:value-type="float" office:value="2588589.5" calcext:value-type="float">
            <text:p>2588589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4.5" calcext:value-type="float">
            <text:p>2588954.5</text:p>
          </table:table-cell>
          <table:table-cell office:value-type="string" calcext:value-type="string">
            <text:p>2376-03-20T00:00:00</text:p>
          </table:table-cell>
          <table:table-cell office:value-type="float" office:value="2588954.5" calcext:value-type="float">
            <text:p>2588954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20.5" calcext:value-type="float">
            <text:p>2589320.5</text:p>
          </table:table-cell>
          <table:table-cell office:value-type="string" calcext:value-type="string">
            <text:p>2377-03-21T00:00:00</text:p>
          </table:table-cell>
          <table:table-cell office:value-type="float" office:value="2589320.5" calcext:value-type="float">
            <text:p>2589320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5.5" calcext:value-type="float">
            <text:p>2589685.5</text:p>
          </table:table-cell>
          <table:table-cell office:value-type="string" calcext:value-type="string">
            <text:p>2378-03-21T00:00:00</text:p>
          </table:table-cell>
          <table:table-cell office:value-type="float" office:value="2589685.5" calcext:value-type="float">
            <text:p>2589685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50.5" calcext:value-type="float">
            <text:p>2590050.5</text:p>
          </table:table-cell>
          <table:table-cell office:value-type="string" calcext:value-type="string">
            <text:p>2379-03-21T00:00:00</text:p>
          </table:table-cell>
          <table:table-cell office:value-type="float" office:value="2590050.5" calcext:value-type="float">
            <text:p>2590050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5.5" calcext:value-type="float">
            <text:p>2590415.5</text:p>
          </table:table-cell>
          <table:table-cell office:value-type="string" calcext:value-type="string">
            <text:p>2380-03-20T00:00:00</text:p>
          </table:table-cell>
          <table:table-cell office:value-type="float" office:value="2590415.5" calcext:value-type="float">
            <text:p>2590415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81.5" calcext:value-type="float">
            <text:p>2590781.5</text:p>
          </table:table-cell>
          <table:table-cell office:value-type="string" calcext:value-type="string">
            <text:p>2381-03-21T00:00:00</text:p>
          </table:table-cell>
          <table:table-cell office:value-type="float" office:value="2590781.5" calcext:value-type="float">
            <text:p>2590781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6.5" calcext:value-type="float">
            <text:p>2591146.5</text:p>
          </table:table-cell>
          <table:table-cell office:value-type="string" calcext:value-type="string">
            <text:p>2382-03-21T00:00:00</text:p>
          </table:table-cell>
          <table:table-cell office:value-type="float" office:value="2591146.5" calcext:value-type="float">
            <text:p>2591146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11.5" calcext:value-type="float">
            <text:p>2591511.5</text:p>
          </table:table-cell>
          <table:table-cell office:value-type="string" calcext:value-type="string">
            <text:p>2383-03-21T00:00:00</text:p>
          </table:table-cell>
          <table:table-cell office:value-type="float" office:value="2591511.5" calcext:value-type="float">
            <text:p>2591511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6.5" calcext:value-type="float">
            <text:p>2591876.5</text:p>
          </table:table-cell>
          <table:table-cell office:value-type="string" calcext:value-type="string">
            <text:p>2384-03-20T00:00:00</text:p>
          </table:table-cell>
          <table:table-cell office:value-type="float" office:value="2591876.5" calcext:value-type="float">
            <text:p>2591876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2.5" calcext:value-type="float">
            <text:p>2592242.5</text:p>
          </table:table-cell>
          <table:table-cell office:value-type="string" calcext:value-type="string">
            <text:p>2385-03-21T00:00:00</text:p>
          </table:table-cell>
          <table:table-cell office:value-type="float" office:value="2592242.5" calcext:value-type="float">
            <text:p>2592242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7.5" calcext:value-type="float">
            <text:p>2592607.5</text:p>
          </table:table-cell>
          <table:table-cell office:value-type="string" calcext:value-type="string">
            <text:p>2386-03-21T00:00:00</text:p>
          </table:table-cell>
          <table:table-cell office:value-type="float" office:value="2592607.5" calcext:value-type="float">
            <text:p>2592607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2.5" calcext:value-type="float">
            <text:p>2592972.5</text:p>
          </table:table-cell>
          <table:table-cell office:value-type="string" calcext:value-type="string">
            <text:p>2387-03-21T00:00:00</text:p>
          </table:table-cell>
          <table:table-cell office:value-type="float" office:value="2592972.5" calcext:value-type="float">
            <text:p>2592972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7.5" calcext:value-type="float">
            <text:p>2593337.5</text:p>
          </table:table-cell>
          <table:table-cell office:value-type="string" calcext:value-type="string">
            <text:p>2388-03-20T00:00:00</text:p>
          </table:table-cell>
          <table:table-cell office:value-type="float" office:value="2593337.5" calcext:value-type="float">
            <text:p>2593337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03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8.5" calcext:value-type="float">
            <text:p>2594068.5</text:p>
          </table:table-cell>
          <table:table-cell office:value-type="string" calcext:value-type="string">
            <text:p>2390-03-21T00:00:00</text:p>
          </table:table-cell>
          <table:table-cell office:value-type="float" office:value="2594068.5" calcext:value-type="float">
            <text:p>2594068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3.5" calcext:value-type="float">
            <text:p>2594433.5</text:p>
          </table:table-cell>
          <table:table-cell office:value-type="string" calcext:value-type="string">
            <text:p>2391-03-21T00:00:00</text:p>
          </table:table-cell>
          <table:table-cell office:value-type="float" office:value="2594433.5" calcext:value-type="float">
            <text:p>2594433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8.5" calcext:value-type="float">
            <text:p>2594798.5</text:p>
          </table:table-cell>
          <table:table-cell office:value-type="string" calcext:value-type="string">
            <text:p>2392-03-20T00:00:00</text:p>
          </table:table-cell>
          <table:table-cell office:value-type="float" office:value="2594798.5" calcext:value-type="float">
            <text:p>2594798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3.5" calcext:value-type="float">
            <text:p>2595163.5</text:p>
          </table:table-cell>
          <table:table-cell office:value-type="string" calcext:value-type="string">
            <text:p>2393-03-21T00:00:00</text:p>
          </table:table-cell>
          <table:table-cell office:value-type="float" office:value="2595164.5" calcext:value-type="float">
            <text:p>2595164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9.5" calcext:value-type="float">
            <text:p>2595529.5</text:p>
          </table:table-cell>
          <table:table-cell office:value-type="string" calcext:value-type="string">
            <text:p>2394-03-21T00:00:00</text:p>
          </table:table-cell>
          <table:table-cell office:value-type="float" office:value="2595529.5" calcext:value-type="float">
            <text:p>2595529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4.5" calcext:value-type="float">
            <text:p>2595894.5</text:p>
          </table:table-cell>
          <table:table-cell office:value-type="string" calcext:value-type="string">
            <text:p>2395-03-21T00:00:00</text:p>
          </table:table-cell>
          <table:table-cell office:value-type="float" office:value="2595894.5" calcext:value-type="float">
            <text:p>2595894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9.5" calcext:value-type="float">
            <text:p>2596259.5</text:p>
          </table:table-cell>
          <table:table-cell office:value-type="string" calcext:value-type="string">
            <text:p>2396-03-20T00:00:00</text:p>
          </table:table-cell>
          <table:table-cell office:value-type="float" office:value="2596259.5" calcext:value-type="float">
            <text:p>2596259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4.5" calcext:value-type="float">
            <text:p>2596624.5</text:p>
          </table:table-cell>
          <table:table-cell office:value-type="string" calcext:value-type="string">
            <text:p>2397-03-20T00:00:00</text:p>
          </table:table-cell>
          <table:table-cell office:value-type="float" office:value="2596624.5" calcext:value-type="float">
            <text:p>2596624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90.5" calcext:value-type="float">
            <text:p>2596990.5</text:p>
          </table:table-cell>
          <table:table-cell office:value-type="string" calcext:value-type="string">
            <text:p>2398-03-21T00:00:00</text:p>
          </table:table-cell>
          <table:table-cell office:value-type="float" office:value="2596990.5" calcext:value-type="float">
            <text:p>2596990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5.5" calcext:value-type="float">
            <text:p>2597355.5</text:p>
          </table:table-cell>
          <table:table-cell office:value-type="string" calcext:value-type="string">
            <text:p>2399-03-21T00:00:00</text:p>
          </table:table-cell>
          <table:table-cell office:value-type="float" office:value="2597355.5" calcext:value-type="float">
            <text:p>2597355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20.5" calcext:value-type="float">
            <text:p>2597720.5</text:p>
          </table:table-cell>
          <table:table-cell office:value-type="string" calcext:value-type="string">
            <text:p>2400-03-20T00:00:00</text:p>
          </table:table-cell>
          <table:table-cell office:value-type="float" office:value="2597720.5" calcext:value-type="float">
            <text:p>2597720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5.5" calcext:value-type="float">
            <text:p>2598085.5</text:p>
          </table:table-cell>
          <table:table-cell office:value-type="string" calcext:value-type="string">
            <text:p>2401-03-20T00:00:00</text:p>
          </table:table-cell>
          <table:table-cell office:value-type="float" office:value="2598085.5" calcext:value-type="float">
            <text:p>2598085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51.5" calcext:value-type="float">
            <text:p>2598451.5</text:p>
          </table:table-cell>
          <table:table-cell office:value-type="string" calcext:value-type="string">
            <text:p>2402-03-21T00:00:00</text:p>
          </table:table-cell>
          <table:table-cell office:value-type="float" office:value="2598451.5" calcext:value-type="float">
            <text:p>2598451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6.5" calcext:value-type="float">
            <text:p>2598816.5</text:p>
          </table:table-cell>
          <table:table-cell office:value-type="string" calcext:value-type="string">
            <text:p>2403-03-21T00:00:00</text:p>
          </table:table-cell>
          <table:table-cell office:value-type="float" office:value="2598816.5" calcext:value-type="float">
            <text:p>2598816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81.5" calcext:value-type="float">
            <text:p>2599181.5</text:p>
          </table:table-cell>
          <table:table-cell office:value-type="string" calcext:value-type="string">
            <text:p>2404-03-20T00:00:00</text:p>
          </table:table-cell>
          <table:table-cell office:value-type="float" office:value="2599181.5" calcext:value-type="float">
            <text:p>2599181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6.5" calcext:value-type="float">
            <text:p>2599546.5</text:p>
          </table:table-cell>
          <table:table-cell office:value-type="string" calcext:value-type="string">
            <text:p>2405-03-20T00:00:00</text:p>
          </table:table-cell>
          <table:table-cell office:value-type="float" office:value="2599546.5" calcext:value-type="float">
            <text:p>2599546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2.5" calcext:value-type="float">
            <text:p>2599912.5</text:p>
          </table:table-cell>
          <table:table-cell office:value-type="string" calcext:value-type="string">
            <text:p>2406-03-21T00:00:00</text:p>
          </table:table-cell>
          <table:table-cell office:value-type="float" office:value="2599912.5" calcext:value-type="float">
            <text:p>2599912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7.5" calcext:value-type="float">
            <text:p>2600277.5</text:p>
          </table:table-cell>
          <table:table-cell office:value-type="string" calcext:value-type="string">
            <text:p>2407-03-21T00:00:00</text:p>
          </table:table-cell>
          <table:table-cell office:value-type="float" office:value="2600277.5" calcext:value-type="float">
            <text:p>2600277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2.5" calcext:value-type="float">
            <text:p>2600642.5</text:p>
          </table:table-cell>
          <table:table-cell office:value-type="string" calcext:value-type="string">
            <text:p>2408-03-20T00:00:00</text:p>
          </table:table-cell>
          <table:table-cell office:value-type="float" office:value="2600642.5" calcext:value-type="float">
            <text:p>2600642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7.5" calcext:value-type="float">
            <text:p>2601007.5</text:p>
          </table:table-cell>
          <table:table-cell office:value-type="string" calcext:value-type="string">
            <text:p>2409-03-20T00:00:00</text:p>
          </table:table-cell>
          <table:table-cell office:value-type="float" office:value="2601007.5" calcext:value-type="float">
            <text:p>2601007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3.5" calcext:value-type="float">
            <text:p>2601373.5</text:p>
          </table:table-cell>
          <table:table-cell office:value-type="string" calcext:value-type="string">
            <text:p>2410-03-21T00:00:00</text:p>
          </table:table-cell>
          <table:table-cell office:value-type="float" office:value="2601373.5" calcext:value-type="float">
            <text:p>2601373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8.5" calcext:value-type="float">
            <text:p>2601738.5</text:p>
          </table:table-cell>
          <table:table-cell office:value-type="string" calcext:value-type="string">
            <text:p>2411-03-21T00:00:00</text:p>
          </table:table-cell>
          <table:table-cell office:value-type="float" office:value="2601738.5" calcext:value-type="float">
            <text:p>2601738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3.5" calcext:value-type="float">
            <text:p>2602103.5</text:p>
          </table:table-cell>
          <table:table-cell office:value-type="string" calcext:value-type="string">
            <text:p>2412-03-20T00:00:00</text:p>
          </table:table-cell>
          <table:table-cell office:value-type="float" office:value="2602103.5" calcext:value-type="float">
            <text:p>2602103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8.5" calcext:value-type="float">
            <text:p>2602468.5</text:p>
          </table:table-cell>
          <table:table-cell office:value-type="string" calcext:value-type="string">
            <text:p>2413-03-20T00:00:00</text:p>
          </table:table-cell>
          <table:table-cell office:value-type="float" office:value="2602468.5" calcext:value-type="float">
            <text:p>2602468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03-21T00:00:00</text:p>
          </table:table-cell>
          <table:table-cell office:value-type="float" office:value="2602834.5" calcext:value-type="float">
            <text:p>2602834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9.5" calcext:value-type="float">
            <text:p>2603199.5</text:p>
          </table:table-cell>
          <table:table-cell office:value-type="string" calcext:value-type="string">
            <text:p>2415-03-21T00:00:00</text:p>
          </table:table-cell>
          <table:table-cell office:value-type="float" office:value="2603199.5" calcext:value-type="float">
            <text:p>2603199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4.5" calcext:value-type="float">
            <text:p>2603564.5</text:p>
          </table:table-cell>
          <table:table-cell office:value-type="string" calcext:value-type="string">
            <text:p>2416-03-20T00:00:00</text:p>
          </table:table-cell>
          <table:table-cell office:value-type="float" office:value="2603564.5" calcext:value-type="float">
            <text:p>2603564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9.5" calcext:value-type="float">
            <text:p>2603929.5</text:p>
          </table:table-cell>
          <table:table-cell office:value-type="string" calcext:value-type="string">
            <text:p>2417-03-20T00:00:00</text:p>
          </table:table-cell>
          <table:table-cell office:value-type="float" office:value="2603929.5" calcext:value-type="float">
            <text:p>2603929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5.5" calcext:value-type="float">
            <text:p>2604295.5</text:p>
          </table:table-cell>
          <table:table-cell office:value-type="string" calcext:value-type="string">
            <text:p>2418-03-21T00:00:00</text:p>
          </table:table-cell>
          <table:table-cell office:value-type="float" office:value="2604295.5" calcext:value-type="float">
            <text:p>2604295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60.5" calcext:value-type="float">
            <text:p>2604660.5</text:p>
          </table:table-cell>
          <table:table-cell office:value-type="string" calcext:value-type="string">
            <text:p>2419-03-21T00:00:00</text:p>
          </table:table-cell>
          <table:table-cell office:value-type="float" office:value="2604660.5" calcext:value-type="float">
            <text:p>2604660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5.5" calcext:value-type="float">
            <text:p>2605025.5</text:p>
          </table:table-cell>
          <table:table-cell office:value-type="string" calcext:value-type="string">
            <text:p>2420-03-20T00:00:00</text:p>
          </table:table-cell>
          <table:table-cell office:value-type="float" office:value="2605025.5" calcext:value-type="float">
            <text:p>2605025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90.5" calcext:value-type="float">
            <text:p>2605390.5</text:p>
          </table:table-cell>
          <table:table-cell office:value-type="string" calcext:value-type="string">
            <text:p>2421-03-20T00:00:00</text:p>
          </table:table-cell>
          <table:table-cell office:value-type="float" office:value="2605390.5" calcext:value-type="float">
            <text:p>2605390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03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21.5" calcext:value-type="float">
            <text:p>2606121.5</text:p>
          </table:table-cell>
          <table:table-cell office:value-type="string" calcext:value-type="string">
            <text:p>2423-03-21T00:00:00</text:p>
          </table:table-cell>
          <table:table-cell office:value-type="float" office:value="2606121.5" calcext:value-type="float">
            <text:p>2606121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6.5" calcext:value-type="float">
            <text:p>2606486.5</text:p>
          </table:table-cell>
          <table:table-cell office:value-type="string" calcext:value-type="string">
            <text:p>2424-03-20T00:00:00</text:p>
          </table:table-cell>
          <table:table-cell office:value-type="float" office:value="2606486.5" calcext:value-type="float">
            <text:p>2606486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51.5" calcext:value-type="float">
            <text:p>2606851.5</text:p>
          </table:table-cell>
          <table:table-cell office:value-type="string" calcext:value-type="string">
            <text:p>2425-03-20T00:00:00</text:p>
          </table:table-cell>
          <table:table-cell office:value-type="float" office:value="2606851.5" calcext:value-type="float">
            <text:p>2606851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03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2.5" calcext:value-type="float">
            <text:p>2607582.5</text:p>
          </table:table-cell>
          <table:table-cell office:value-type="string" calcext:value-type="string">
            <text:p>2427-03-21T00:00:00</text:p>
          </table:table-cell>
          <table:table-cell office:value-type="float" office:value="2607582.5" calcext:value-type="float">
            <text:p>2607582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7.5" calcext:value-type="float">
            <text:p>2607947.5</text:p>
          </table:table-cell>
          <table:table-cell office:value-type="string" calcext:value-type="string">
            <text:p>2428-03-20T00:00:00</text:p>
          </table:table-cell>
          <table:table-cell office:value-type="float" office:value="2607947.5" calcext:value-type="float">
            <text:p>2607947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2.5" calcext:value-type="float">
            <text:p>2608312.5</text:p>
          </table:table-cell>
          <table:table-cell office:value-type="string" calcext:value-type="string">
            <text:p>2429-03-20T00:00:00</text:p>
          </table:table-cell>
          <table:table-cell office:value-type="float" office:value="2608312.5" calcext:value-type="float">
            <text:p>2608312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7.5" calcext:value-type="float">
            <text:p>2608677.5</text:p>
          </table:table-cell>
          <table:table-cell office:value-type="string" calcext:value-type="string">
            <text:p>2430-03-20T00:00:00</text:p>
          </table:table-cell>
          <table:table-cell office:value-type="float" office:value="2608677.5" calcext:value-type="float">
            <text:p>2608677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3.5" calcext:value-type="float">
            <text:p>2609043.5</text:p>
          </table:table-cell>
          <table:table-cell office:value-type="string" calcext:value-type="string">
            <text:p>2431-03-21T00:00:00</text:p>
          </table:table-cell>
          <table:table-cell office:value-type="float" office:value="2609043.5" calcext:value-type="float">
            <text:p>2609043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8.5" calcext:value-type="float">
            <text:p>2609408.5</text:p>
          </table:table-cell>
          <table:table-cell office:value-type="string" calcext:value-type="string">
            <text:p>2432-03-20T00:00:00</text:p>
          </table:table-cell>
          <table:table-cell office:value-type="float" office:value="2609408.5" calcext:value-type="float">
            <text:p>2609408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3.5" calcext:value-type="float">
            <text:p>2609773.5</text:p>
          </table:table-cell>
          <table:table-cell office:value-type="string" calcext:value-type="string">
            <text:p>2433-03-20T00:00:00</text:p>
          </table:table-cell>
          <table:table-cell office:value-type="float" office:value="2609773.5" calcext:value-type="float">
            <text:p>2609773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8.5" calcext:value-type="float">
            <text:p>2610138.5</text:p>
          </table:table-cell>
          <table:table-cell office:value-type="string" calcext:value-type="string">
            <text:p>2434-03-20T00:00:00</text:p>
          </table:table-cell>
          <table:table-cell office:value-type="float" office:value="2610138.5" calcext:value-type="float">
            <text:p>2610138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4.5" calcext:value-type="float">
            <text:p>2610504.5</text:p>
          </table:table-cell>
          <table:table-cell office:value-type="string" calcext:value-type="string">
            <text:p>2435-03-21T00:00:00</text:p>
          </table:table-cell>
          <table:table-cell office:value-type="float" office:value="2610504.5" calcext:value-type="float">
            <text:p>2610504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9.5" calcext:value-type="float">
            <text:p>2610869.5</text:p>
          </table:table-cell>
          <table:table-cell office:value-type="string" calcext:value-type="string">
            <text:p>2436-03-20T00:00:00</text:p>
          </table:table-cell>
          <table:table-cell office:value-type="float" office:value="2610869.5" calcext:value-type="float">
            <text:p>2610869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4.5" calcext:value-type="float">
            <text:p>2611234.5</text:p>
          </table:table-cell>
          <table:table-cell office:value-type="string" calcext:value-type="string">
            <text:p>2437-03-20T00:00:00</text:p>
          </table:table-cell>
          <table:table-cell office:value-type="float" office:value="2611234.5" calcext:value-type="float">
            <text:p>2611234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9.5" calcext:value-type="float">
            <text:p>2611599.5</text:p>
          </table:table-cell>
          <table:table-cell office:value-type="string" calcext:value-type="string">
            <text:p>2438-03-20T00:00:00</text:p>
          </table:table-cell>
          <table:table-cell office:value-type="float" office:value="2611599.5" calcext:value-type="float">
            <text:p>2611599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5.5" calcext:value-type="float">
            <text:p>2611965.5</text:p>
          </table:table-cell>
          <table:table-cell office:value-type="string" calcext:value-type="string">
            <text:p>2439-03-21T00:00:00</text:p>
          </table:table-cell>
          <table:table-cell office:value-type="float" office:value="2611965.5" calcext:value-type="float">
            <text:p>2611965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30.5" calcext:value-type="float">
            <text:p>2612330.5</text:p>
          </table:table-cell>
          <table:table-cell office:value-type="string" calcext:value-type="string">
            <text:p>2440-03-20T00:00:00</text:p>
          </table:table-cell>
          <table:table-cell office:value-type="float" office:value="2612330.5" calcext:value-type="float">
            <text:p>2612330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5.5" calcext:value-type="float">
            <text:p>2612695.5</text:p>
          </table:table-cell>
          <table:table-cell office:value-type="string" calcext:value-type="string">
            <text:p>2441-03-20T00:00:00</text:p>
          </table:table-cell>
          <table:table-cell office:value-type="float" office:value="2612695.5" calcext:value-type="float">
            <text:p>2612695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60.5" calcext:value-type="float">
            <text:p>2613060.5</text:p>
          </table:table-cell>
          <table:table-cell office:value-type="string" calcext:value-type="string">
            <text:p>2442-03-20T00:00:00</text:p>
          </table:table-cell>
          <table:table-cell office:value-type="float" office:value="2613060.5" calcext:value-type="float">
            <text:p>2613060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6.5" calcext:value-type="float">
            <text:p>2613426.5</text:p>
          </table:table-cell>
          <table:table-cell office:value-type="string" calcext:value-type="string">
            <text:p>2443-03-21T00:00:00</text:p>
          </table:table-cell>
          <table:table-cell office:value-type="float" office:value="2613426.5" calcext:value-type="float">
            <text:p>2613426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91.5" calcext:value-type="float">
            <text:p>2613791.5</text:p>
          </table:table-cell>
          <table:table-cell office:value-type="string" calcext:value-type="string">
            <text:p>2444-03-20T00:00:00</text:p>
          </table:table-cell>
          <table:table-cell office:value-type="float" office:value="2613791.5" calcext:value-type="float">
            <text:p>2613791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6.5" calcext:value-type="float">
            <text:p>2614156.5</text:p>
          </table:table-cell>
          <table:table-cell office:value-type="string" calcext:value-type="string">
            <text:p>2445-03-20T00:00:00</text:p>
          </table:table-cell>
          <table:table-cell office:value-type="float" office:value="2614156.5" calcext:value-type="float">
            <text:p>2614156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21.5" calcext:value-type="float">
            <text:p>2614521.5</text:p>
          </table:table-cell>
          <table:table-cell office:value-type="string" calcext:value-type="string">
            <text:p>2446-03-20T00:00:00</text:p>
          </table:table-cell>
          <table:table-cell office:value-type="float" office:value="2614521.5" calcext:value-type="float">
            <text:p>2614521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7.5" calcext:value-type="float">
            <text:p>2614887.5</text:p>
          </table:table-cell>
          <table:table-cell office:value-type="string" calcext:value-type="string">
            <text:p>2447-03-21T00:00:00</text:p>
          </table:table-cell>
          <table:table-cell office:value-type="float" office:value="2614887.5" calcext:value-type="float">
            <text:p>2614887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2.5" calcext:value-type="float">
            <text:p>2615252.5</text:p>
          </table:table-cell>
          <table:table-cell office:value-type="string" calcext:value-type="string">
            <text:p>2448-03-20T00:00:00</text:p>
          </table:table-cell>
          <table:table-cell office:value-type="float" office:value="2615252.5" calcext:value-type="float">
            <text:p>2615252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7.5" calcext:value-type="float">
            <text:p>2615617.5</text:p>
          </table:table-cell>
          <table:table-cell office:value-type="string" calcext:value-type="string">
            <text:p>2449-03-20T00:00:00</text:p>
          </table:table-cell>
          <table:table-cell office:value-type="float" office:value="2615617.5" calcext:value-type="float">
            <text:p>2615617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2.5" calcext:value-type="float">
            <text:p>2615982.5</text:p>
          </table:table-cell>
          <table:table-cell office:value-type="string" calcext:value-type="string">
            <text:p>2450-03-20T00:00:00</text:p>
          </table:table-cell>
          <table:table-cell office:value-type="float" office:value="2615982.5" calcext:value-type="float">
            <text:p>2615982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8.5" calcext:value-type="float">
            <text:p>2616348.5</text:p>
          </table:table-cell>
          <table:table-cell office:value-type="string" calcext:value-type="string">
            <text:p>2451-03-21T00:00:00</text:p>
          </table:table-cell>
          <table:table-cell office:value-type="float" office:value="2616348.5" calcext:value-type="float">
            <text:p>2616348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3.5" calcext:value-type="float">
            <text:p>2616713.5</text:p>
          </table:table-cell>
          <table:table-cell office:value-type="string" calcext:value-type="string">
            <text:p>2452-03-20T00:00:00</text:p>
          </table:table-cell>
          <table:table-cell office:value-type="float" office:value="2616713.5" calcext:value-type="float">
            <text:p>2616713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8.5" calcext:value-type="float">
            <text:p>2617078.5</text:p>
          </table:table-cell>
          <table:table-cell office:value-type="string" calcext:value-type="string">
            <text:p>2453-03-20T00:00:00</text:p>
          </table:table-cell>
          <table:table-cell office:value-type="float" office:value="2617078.5" calcext:value-type="float">
            <text:p>2617078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3.5" calcext:value-type="float">
            <text:p>2617443.5</text:p>
          </table:table-cell>
          <table:table-cell office:value-type="string" calcext:value-type="string">
            <text:p>2454-03-20T00:00:00</text:p>
          </table:table-cell>
          <table:table-cell office:value-type="float" office:value="2617443.5" calcext:value-type="float">
            <text:p>2617443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03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4.5" calcext:value-type="float">
            <text:p>2618174.5</text:p>
          </table:table-cell>
          <table:table-cell office:value-type="string" calcext:value-type="string">
            <text:p>2456-03-20T00:00:00</text:p>
          </table:table-cell>
          <table:table-cell office:value-type="float" office:value="2618174.5" calcext:value-type="float">
            <text:p>2618174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9.5" calcext:value-type="float">
            <text:p>2618539.5</text:p>
          </table:table-cell>
          <table:table-cell office:value-type="string" calcext:value-type="string">
            <text:p>2457-03-20T00:00:00</text:p>
          </table:table-cell>
          <table:table-cell office:value-type="float" office:value="2618539.5" calcext:value-type="float">
            <text:p>2618539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4.5" calcext:value-type="float">
            <text:p>2618904.5</text:p>
          </table:table-cell>
          <table:table-cell office:value-type="string" calcext:value-type="string">
            <text:p>2458-03-20T00:00:00</text:p>
          </table:table-cell>
          <table:table-cell office:value-type="float" office:value="2618904.5" calcext:value-type="float">
            <text:p>2618904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03-20T00:00:00</text:p>
          </table:table-cell>
          <table:table-cell office:value-type="float" office:value="2619269.5" calcext:value-type="float">
            <text:p>2619269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5.5" calcext:value-type="float">
            <text:p>2619635.5</text:p>
          </table:table-cell>
          <table:table-cell office:value-type="string" calcext:value-type="string">
            <text:p>2460-03-20T00:00:00</text:p>
          </table:table-cell>
          <table:table-cell office:value-type="float" office:value="2619635.5" calcext:value-type="float">
            <text:p>2619635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20000.5" calcext:value-type="float">
            <text:p>2620000.5</text:p>
          </table:table-cell>
          <table:table-cell office:value-type="string" calcext:value-type="string">
            <text:p>2461-03-20T00:00:00</text:p>
          </table:table-cell>
          <table:table-cell office:value-type="float" office:value="2620000.5" calcext:value-type="float">
            <text:p>2620000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5.5" calcext:value-type="float">
            <text:p>2620365.5</text:p>
          </table:table-cell>
          <table:table-cell office:value-type="string" calcext:value-type="string">
            <text:p>2462-03-20T00:00:00</text:p>
          </table:table-cell>
          <table:table-cell office:value-type="float" office:value="2620365.5" calcext:value-type="float">
            <text:p>2620365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30.5" calcext:value-type="float">
            <text:p>2620730.5</text:p>
          </table:table-cell>
          <table:table-cell office:value-type="string" calcext:value-type="string">
            <text:p>2463-03-20T00:00:00</text:p>
          </table:table-cell>
          <table:table-cell office:value-type="float" office:value="2620730.5" calcext:value-type="float">
            <text:p>2620730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6.5" calcext:value-type="float">
            <text:p>2621096.5</text:p>
          </table:table-cell>
          <table:table-cell office:value-type="string" calcext:value-type="string">
            <text:p>2464-03-20T00:00:00</text:p>
          </table:table-cell>
          <table:table-cell office:value-type="float" office:value="2621096.5" calcext:value-type="float">
            <text:p>2621096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61.5" calcext:value-type="float">
            <text:p>2621461.5</text:p>
          </table:table-cell>
          <table:table-cell office:value-type="string" calcext:value-type="string">
            <text:p>2465-03-20T00:00:00</text:p>
          </table:table-cell>
          <table:table-cell office:value-type="float" office:value="2621461.5" calcext:value-type="float">
            <text:p>2621461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6.5" calcext:value-type="float">
            <text:p>2621826.5</text:p>
          </table:table-cell>
          <table:table-cell office:value-type="string" calcext:value-type="string">
            <text:p>2466-03-20T00:00:00</text:p>
          </table:table-cell>
          <table:table-cell office:value-type="float" office:value="2621826.5" calcext:value-type="float">
            <text:p>2621826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91.5" calcext:value-type="float">
            <text:p>2622191.5</text:p>
          </table:table-cell>
          <table:table-cell office:value-type="string" calcext:value-type="string">
            <text:p>2467-03-20T00:00:00</text:p>
          </table:table-cell>
          <table:table-cell office:value-type="float" office:value="2622191.5" calcext:value-type="float">
            <text:p>2622191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7.5" calcext:value-type="float">
            <text:p>2622557.5</text:p>
          </table:table-cell>
          <table:table-cell office:value-type="string" calcext:value-type="string">
            <text:p>2468-03-20T00:00:00</text:p>
          </table:table-cell>
          <table:table-cell office:value-type="float" office:value="2622557.5" calcext:value-type="float">
            <text:p>2622557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2.5" calcext:value-type="float">
            <text:p>2622922.5</text:p>
          </table:table-cell>
          <table:table-cell office:value-type="string" calcext:value-type="string">
            <text:p>2469-03-20T00:00:00</text:p>
          </table:table-cell>
          <table:table-cell office:value-type="float" office:value="2622922.5" calcext:value-type="float">
            <text:p>2622922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7.5" calcext:value-type="float">
            <text:p>2623287.5</text:p>
          </table:table-cell>
          <table:table-cell office:value-type="string" calcext:value-type="string">
            <text:p>2470-03-20T00:00:00</text:p>
          </table:table-cell>
          <table:table-cell office:value-type="float" office:value="2623287.5" calcext:value-type="float">
            <text:p>2623287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2.5" calcext:value-type="float">
            <text:p>2623652.5</text:p>
          </table:table-cell>
          <table:table-cell office:value-type="string" calcext:value-type="string">
            <text:p>2471-03-20T00:00:00</text:p>
          </table:table-cell>
          <table:table-cell office:value-type="float" office:value="2623652.5" calcext:value-type="float">
            <text:p>2623652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8.5" calcext:value-type="float">
            <text:p>2624018.5</text:p>
          </table:table-cell>
          <table:table-cell office:value-type="string" calcext:value-type="string">
            <text:p>2472-03-20T00:00:00</text:p>
          </table:table-cell>
          <table:table-cell office:value-type="float" office:value="2624018.5" calcext:value-type="float">
            <text:p>2624018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3.5" calcext:value-type="float">
            <text:p>2624383.5</text:p>
          </table:table-cell>
          <table:table-cell office:value-type="string" calcext:value-type="string">
            <text:p>2473-03-20T00:00:00</text:p>
          </table:table-cell>
          <table:table-cell office:value-type="float" office:value="2624383.5" calcext:value-type="float">
            <text:p>2624383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8.5" calcext:value-type="float">
            <text:p>2624748.5</text:p>
          </table:table-cell>
          <table:table-cell office:value-type="string" calcext:value-type="string">
            <text:p>2474-03-20T00:00:00</text:p>
          </table:table-cell>
          <table:table-cell office:value-type="float" office:value="2624748.5" calcext:value-type="float">
            <text:p>2624748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3.5" calcext:value-type="float">
            <text:p>2625113.5</text:p>
          </table:table-cell>
          <table:table-cell office:value-type="string" calcext:value-type="string">
            <text:p>2475-03-20T00:00:00</text:p>
          </table:table-cell>
          <table:table-cell office:value-type="float" office:value="2625113.5" calcext:value-type="float">
            <text:p>2625113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9.5" calcext:value-type="float">
            <text:p>2625479.5</text:p>
          </table:table-cell>
          <table:table-cell office:value-type="string" calcext:value-type="string">
            <text:p>2476-03-20T00:00:00</text:p>
          </table:table-cell>
          <table:table-cell office:value-type="float" office:value="2625479.5" calcext:value-type="float">
            <text:p>2625479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4.5" calcext:value-type="float">
            <text:p>2625844.5</text:p>
          </table:table-cell>
          <table:table-cell office:value-type="string" calcext:value-type="string">
            <text:p>2477-03-20T00:00:00</text:p>
          </table:table-cell>
          <table:table-cell office:value-type="float" office:value="2625844.5" calcext:value-type="float">
            <text:p>2625844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9.5" calcext:value-type="float">
            <text:p>2626209.5</text:p>
          </table:table-cell>
          <table:table-cell office:value-type="string" calcext:value-type="string">
            <text:p>2478-03-20T00:00:00</text:p>
          </table:table-cell>
          <table:table-cell office:value-type="float" office:value="2626209.5" calcext:value-type="float">
            <text:p>2626209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4.5" calcext:value-type="float">
            <text:p>2626574.5</text:p>
          </table:table-cell>
          <table:table-cell office:value-type="string" calcext:value-type="string">
            <text:p>2479-03-20T00:00:00</text:p>
          </table:table-cell>
          <table:table-cell office:value-type="float" office:value="2626574.5" calcext:value-type="float">
            <text:p>2626574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40.5" calcext:value-type="float">
            <text:p>2626940.5</text:p>
          </table:table-cell>
          <table:table-cell office:value-type="string" calcext:value-type="string">
            <text:p>2480-03-20T00:00:00</text:p>
          </table:table-cell>
          <table:table-cell office:value-type="float" office:value="2626940.5" calcext:value-type="float">
            <text:p>2626940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5.5" calcext:value-type="float">
            <text:p>2627305.5</text:p>
          </table:table-cell>
          <table:table-cell office:value-type="string" calcext:value-type="string">
            <text:p>2481-03-20T00:00:00</text:p>
          </table:table-cell>
          <table:table-cell office:value-type="float" office:value="2627305.5" calcext:value-type="float">
            <text:p>2627305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70.5" calcext:value-type="float">
            <text:p>2627670.5</text:p>
          </table:table-cell>
          <table:table-cell office:value-type="string" calcext:value-type="string">
            <text:p>2482-03-20T00:00:00</text:p>
          </table:table-cell>
          <table:table-cell office:value-type="float" office:value="2627670.5" calcext:value-type="float">
            <text:p>2627670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5.5" calcext:value-type="float">
            <text:p>2628035.5</text:p>
          </table:table-cell>
          <table:table-cell office:value-type="string" calcext:value-type="string">
            <text:p>2483-03-20T00:00:00</text:p>
          </table:table-cell>
          <table:table-cell office:value-type="float" office:value="2628035.5" calcext:value-type="float">
            <text:p>2628035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401.5" calcext:value-type="float">
            <text:p>2628401.5</text:p>
          </table:table-cell>
          <table:table-cell office:value-type="string" calcext:value-type="string">
            <text:p>2484-03-20T00:00:00</text:p>
          </table:table-cell>
          <table:table-cell office:value-type="float" office:value="2628401.5" calcext:value-type="float">
            <text:p>2628401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6.5" calcext:value-type="float">
            <text:p>2628766.5</text:p>
          </table:table-cell>
          <table:table-cell office:value-type="string" calcext:value-type="string">
            <text:p>2485-03-20T00:00:00</text:p>
          </table:table-cell>
          <table:table-cell office:value-type="float" office:value="2628766.5" calcext:value-type="float">
            <text:p>2628766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31.5" calcext:value-type="float">
            <text:p>2629131.5</text:p>
          </table:table-cell>
          <table:table-cell office:value-type="string" calcext:value-type="string">
            <text:p>2486-03-20T00:00:00</text:p>
          </table:table-cell>
          <table:table-cell office:value-type="float" office:value="2629131.5" calcext:value-type="float">
            <text:p>2629131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6.5" calcext:value-type="float">
            <text:p>2629496.5</text:p>
          </table:table-cell>
          <table:table-cell office:value-type="string" calcext:value-type="string">
            <text:p>2487-03-20T00:00:00</text:p>
          </table:table-cell>
          <table:table-cell office:value-type="float" office:value="2629496.5" calcext:value-type="float">
            <text:p>2629496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03-19T00:00:00</text:p>
          </table:table-cell>
          <table:table-cell office:value-type="float" office:value="2629861.5" calcext:value-type="float">
            <text:p>2629861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7.5" calcext:value-type="float">
            <text:p>2630227.5</text:p>
          </table:table-cell>
          <table:table-cell office:value-type="string" calcext:value-type="string">
            <text:p>2489-03-20T00:00:00</text:p>
          </table:table-cell>
          <table:table-cell office:value-type="float" office:value="2630227.5" calcext:value-type="float">
            <text:p>2630227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2.5" calcext:value-type="float">
            <text:p>2630592.5</text:p>
          </table:table-cell>
          <table:table-cell office:value-type="string" calcext:value-type="string">
            <text:p>2490-03-20T00:00:00</text:p>
          </table:table-cell>
          <table:table-cell office:value-type="float" office:value="2630592.5" calcext:value-type="float">
            <text:p>2630592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7.5" calcext:value-type="float">
            <text:p>2630957.5</text:p>
          </table:table-cell>
          <table:table-cell office:value-type="string" calcext:value-type="string">
            <text:p>2491-03-20T00:00:00</text:p>
          </table:table-cell>
          <table:table-cell office:value-type="float" office:value="2630957.5" calcext:value-type="float">
            <text:p>2630957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2.5" calcext:value-type="float">
            <text:p>2631322.5</text:p>
          </table:table-cell>
          <table:table-cell office:value-type="string" calcext:value-type="string">
            <text:p>2492-03-20T00:00:00</text:p>
          </table:table-cell>
          <table:table-cell office:value-type="float" office:value="2631323.5" calcext:value-type="float">
            <text:p>2631323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8.5" calcext:value-type="float">
            <text:p>2631688.5</text:p>
          </table:table-cell>
          <table:table-cell office:value-type="string" calcext:value-type="string">
            <text:p>2493-03-20T00:00:00</text:p>
          </table:table-cell>
          <table:table-cell office:value-type="float" office:value="2631688.5" calcext:value-type="float">
            <text:p>2631688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3.5" calcext:value-type="float">
            <text:p>2632053.5</text:p>
          </table:table-cell>
          <table:table-cell office:value-type="string" calcext:value-type="string">
            <text:p>2494-03-20T00:00:00</text:p>
          </table:table-cell>
          <table:table-cell office:value-type="float" office:value="2632053.5" calcext:value-type="float">
            <text:p>2632053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8.5" calcext:value-type="float">
            <text:p>2632418.5</text:p>
          </table:table-cell>
          <table:table-cell office:value-type="string" calcext:value-type="string">
            <text:p>2495-03-20T00:00:00</text:p>
          </table:table-cell>
          <table:table-cell office:value-type="float" office:value="2632418.5" calcext:value-type="float">
            <text:p>2632418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3.5" calcext:value-type="float">
            <text:p>2632783.5</text:p>
          </table:table-cell>
          <table:table-cell office:value-type="string" calcext:value-type="string">
            <text:p>2496-03-19T00:00:00</text:p>
          </table:table-cell>
          <table:table-cell office:value-type="float" office:value="2632783.5" calcext:value-type="float">
            <text:p>2632783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9.5" calcext:value-type="float">
            <text:p>2633149.5</text:p>
          </table:table-cell>
          <table:table-cell office:value-type="string" calcext:value-type="string">
            <text:p>2497-03-20T00:00:00</text:p>
          </table:table-cell>
          <table:table-cell office:value-type="float" office:value="2633149.5" calcext:value-type="float">
            <text:p>2633149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4.5" calcext:value-type="float">
            <text:p>2633514.5</text:p>
          </table:table-cell>
          <table:table-cell office:value-type="string" calcext:value-type="string">
            <text:p>2498-03-20T00:00:00</text:p>
          </table:table-cell>
          <table:table-cell office:value-type="float" office:value="2633514.5" calcext:value-type="float">
            <text:p>2633514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9.5" calcext:value-type="float">
            <text:p>2633879.5</text:p>
          </table:table-cell>
          <table:table-cell office:value-type="string" calcext:value-type="string">
            <text:p>2499-03-20T00:00:00</text:p>
          </table:table-cell>
          <table:table-cell office:value-type="float" office:value="2633879.5" calcext:value-type="float">
            <text:p>2633879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4.5" calcext:value-type="float">
            <text:p>2634244.5</text:p>
          </table:table-cell>
          <table:table-cell office:value-type="string" calcext:value-type="string">
            <text:p>2500-03-20T00:00:00</text:p>
          </table:table-cell>
          <table:table-cell office:value-type="float" office:value="2634244.5" calcext:value-type="float">
            <text:p>2634244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10.5" calcext:value-type="float">
            <text:p>2634610.5</text:p>
          </table:table-cell>
          <table:table-cell office:value-type="string" calcext:value-type="string">
            <text:p>2501-03-21T00:00:00</text:p>
          </table:table-cell>
          <table:table-cell office:value-type="float" office:value="2634610.5" calcext:value-type="float">
            <text:p>2634610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5.5" calcext:value-type="float">
            <text:p>2634975.5</text:p>
          </table:table-cell>
          <table:table-cell office:value-type="string" calcext:value-type="string">
            <text:p>2502-03-21T00:00:00</text:p>
          </table:table-cell>
          <table:table-cell office:value-type="float" office:value="2634975.5" calcext:value-type="float">
            <text:p>2634975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40.5" calcext:value-type="float">
            <text:p>2635340.5</text:p>
          </table:table-cell>
          <table:table-cell office:value-type="string" calcext:value-type="string">
            <text:p>2503-03-21T00:00:00</text:p>
          </table:table-cell>
          <table:table-cell office:value-type="float" office:value="2635340.5" calcext:value-type="float">
            <text:p>2635340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5.5" calcext:value-type="float">
            <text:p>2635705.5</text:p>
          </table:table-cell>
          <table:table-cell office:value-type="string" calcext:value-type="string">
            <text:p>2504-03-20T00:00:00</text:p>
          </table:table-cell>
          <table:table-cell office:value-type="float" office:value="2635705.5" calcext:value-type="float">
            <text:p>2635705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71.5" calcext:value-type="float">
            <text:p>2636071.5</text:p>
          </table:table-cell>
          <table:table-cell office:value-type="string" calcext:value-type="string">
            <text:p>2505-03-21T00:00:00</text:p>
          </table:table-cell>
          <table:table-cell office:value-type="float" office:value="2636071.5" calcext:value-type="float">
            <text:p>2636071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6.5" calcext:value-type="float">
            <text:p>2636436.5</text:p>
          </table:table-cell>
          <table:table-cell office:value-type="string" calcext:value-type="string">
            <text:p>2506-03-21T00:00:00</text:p>
          </table:table-cell>
          <table:table-cell office:value-type="float" office:value="2636436.5" calcext:value-type="float">
            <text:p>2636436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801.5" calcext:value-type="float">
            <text:p>2636801.5</text:p>
          </table:table-cell>
          <table:table-cell office:value-type="string" calcext:value-type="string">
            <text:p>2507-03-21T00:00:00</text:p>
          </table:table-cell>
          <table:table-cell office:value-type="float" office:value="2636801.5" calcext:value-type="float">
            <text:p>2636801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6.5" calcext:value-type="float">
            <text:p>2637166.5</text:p>
          </table:table-cell>
          <table:table-cell office:value-type="string" calcext:value-type="string">
            <text:p>2508-03-20T00:00:00</text:p>
          </table:table-cell>
          <table:table-cell office:value-type="float" office:value="2637166.5" calcext:value-type="float">
            <text:p>2637166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2.5" calcext:value-type="float">
            <text:p>2637532.5</text:p>
          </table:table-cell>
          <table:table-cell office:value-type="string" calcext:value-type="string">
            <text:p>2509-03-21T00:00:00</text:p>
          </table:table-cell>
          <table:table-cell office:value-type="float" office:value="2637532.5" calcext:value-type="float">
            <text:p>2637532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7.5" calcext:value-type="float">
            <text:p>2637897.5</text:p>
          </table:table-cell>
          <table:table-cell office:value-type="string" calcext:value-type="string">
            <text:p>2510-03-21T00:00:00</text:p>
          </table:table-cell>
          <table:table-cell office:value-type="float" office:value="2637897.5" calcext:value-type="float">
            <text:p>2637897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2.5" calcext:value-type="float">
            <text:p>2638262.5</text:p>
          </table:table-cell>
          <table:table-cell office:value-type="string" calcext:value-type="string">
            <text:p>2511-03-21T00:00:00</text:p>
          </table:table-cell>
          <table:table-cell office:value-type="float" office:value="2638262.5" calcext:value-type="float">
            <text:p>2638262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7.5" calcext:value-type="float">
            <text:p>2638627.5</text:p>
          </table:table-cell>
          <table:table-cell office:value-type="string" calcext:value-type="string">
            <text:p>2512-03-20T00:00:00</text:p>
          </table:table-cell>
          <table:table-cell office:value-type="float" office:value="2638627.5" calcext:value-type="float">
            <text:p>2638627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3.5" calcext:value-type="float">
            <text:p>2638993.5</text:p>
          </table:table-cell>
          <table:table-cell office:value-type="string" calcext:value-type="string">
            <text:p>2513-03-21T00:00:00</text:p>
          </table:table-cell>
          <table:table-cell office:value-type="float" office:value="2638993.5" calcext:value-type="float">
            <text:p>2638993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8.5" calcext:value-type="float">
            <text:p>2639358.5</text:p>
          </table:table-cell>
          <table:table-cell office:value-type="string" calcext:value-type="string">
            <text:p>2514-03-21T00:00:00</text:p>
          </table:table-cell>
          <table:table-cell office:value-type="float" office:value="2639358.5" calcext:value-type="float">
            <text:p>2639358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3.5" calcext:value-type="float">
            <text:p>2639723.5</text:p>
          </table:table-cell>
          <table:table-cell office:value-type="string" calcext:value-type="string">
            <text:p>2515-03-21T00:00:00</text:p>
          </table:table-cell>
          <table:table-cell office:value-type="float" office:value="2639723.5" calcext:value-type="float">
            <text:p>2639723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8.5" calcext:value-type="float">
            <text:p>2640088.5</text:p>
          </table:table-cell>
          <table:table-cell office:value-type="string" calcext:value-type="string">
            <text:p>2516-03-20T00:00:00</text:p>
          </table:table-cell>
          <table:table-cell office:value-type="float" office:value="2640088.5" calcext:value-type="float">
            <text:p>2640088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3.5" calcext:value-type="float">
            <text:p>2640453.5</text:p>
          </table:table-cell>
          <table:table-cell office:value-type="string" calcext:value-type="string">
            <text:p>2517-03-21T00:00:00</text:p>
          </table:table-cell>
          <table:table-cell office:value-type="float" office:value="2640454.5" calcext:value-type="float">
            <text:p>2640454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9.5" calcext:value-type="float">
            <text:p>2640819.5</text:p>
          </table:table-cell>
          <table:table-cell office:value-type="string" calcext:value-type="string">
            <text:p>2518-03-21T00:00:00</text:p>
          </table:table-cell>
          <table:table-cell office:value-type="float" office:value="2640819.5" calcext:value-type="float">
            <text:p>2640819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4.5" calcext:value-type="float">
            <text:p>2641184.5</text:p>
          </table:table-cell>
          <table:table-cell office:value-type="string" calcext:value-type="string">
            <text:p>2519-03-21T00:00:00</text:p>
          </table:table-cell>
          <table:table-cell office:value-type="float" office:value="2641184.5" calcext:value-type="float">
            <text:p>2641184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9.5" calcext:value-type="float">
            <text:p>2641549.5</text:p>
          </table:table-cell>
          <table:table-cell office:value-type="string" calcext:value-type="string">
            <text:p>2520-03-20T00:00:00</text:p>
          </table:table-cell>
          <table:table-cell office:value-type="float" office:value="2641549.5" calcext:value-type="float">
            <text:p>2641549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4.5" calcext:value-type="float">
            <text:p>2641914.5</text:p>
          </table:table-cell>
          <table:table-cell office:value-type="string" calcext:value-type="string">
            <text:p>2521-03-21T00:00:00</text:p>
          </table:table-cell>
          <table:table-cell office:value-type="float" office:value="2641915.5" calcext:value-type="float">
            <text:p>2641915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80.5" calcext:value-type="float">
            <text:p>2642280.5</text:p>
          </table:table-cell>
          <table:table-cell office:value-type="string" calcext:value-type="string">
            <text:p>2522-03-21T00:00:00</text:p>
          </table:table-cell>
          <table:table-cell office:value-type="float" office:value="2642280.5" calcext:value-type="float">
            <text:p>2642280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5.5" calcext:value-type="float">
            <text:p>2642645.5</text:p>
          </table:table-cell>
          <table:table-cell office:value-type="string" calcext:value-type="string">
            <text:p>2523-03-21T00:00:00</text:p>
          </table:table-cell>
          <table:table-cell office:value-type="float" office:value="2642645.5" calcext:value-type="float">
            <text:p>2642645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10.5" calcext:value-type="float">
            <text:p>2643010.5</text:p>
          </table:table-cell>
          <table:table-cell office:value-type="string" calcext:value-type="string">
            <text:p>2524-03-20T00:00:00</text:p>
          </table:table-cell>
          <table:table-cell office:value-type="float" office:value="2643010.5" calcext:value-type="float">
            <text:p>2643010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5.5" calcext:value-type="float">
            <text:p>2643375.5</text:p>
          </table:table-cell>
          <table:table-cell office:value-type="string" calcext:value-type="string">
            <text:p>2525-03-21T00:00:00</text:p>
          </table:table-cell>
          <table:table-cell office:value-type="float" office:value="2643376.5" calcext:value-type="float">
            <text:p>2643376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41.5" calcext:value-type="float">
            <text:p>2643741.5</text:p>
          </table:table-cell>
          <table:table-cell office:value-type="string" calcext:value-type="string">
            <text:p>2526-03-21T00:00:00</text:p>
          </table:table-cell>
          <table:table-cell office:value-type="float" office:value="2643741.5" calcext:value-type="float">
            <text:p>2643741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6.5" calcext:value-type="float">
            <text:p>2644106.5</text:p>
          </table:table-cell>
          <table:table-cell office:value-type="string" calcext:value-type="string">
            <text:p>2527-03-21T00:00:00</text:p>
          </table:table-cell>
          <table:table-cell office:value-type="float" office:value="2644106.5" calcext:value-type="float">
            <text:p>2644106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71.5" calcext:value-type="float">
            <text:p>2644471.5</text:p>
          </table:table-cell>
          <table:table-cell office:value-type="string" calcext:value-type="string">
            <text:p>2528-03-20T00:00:00</text:p>
          </table:table-cell>
          <table:table-cell office:value-type="float" office:value="2644471.5" calcext:value-type="float">
            <text:p>2644471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6.5" calcext:value-type="float">
            <text:p>2644836.5</text:p>
          </table:table-cell>
          <table:table-cell office:value-type="string" calcext:value-type="string">
            <text:p>2529-03-20T00:00:00</text:p>
          </table:table-cell>
          <table:table-cell office:value-type="float" office:value="2644836.5" calcext:value-type="float">
            <text:p>2644836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2.5" calcext:value-type="float">
            <text:p>2645202.5</text:p>
          </table:table-cell>
          <table:table-cell office:value-type="string" calcext:value-type="string">
            <text:p>2530-03-21T00:00:00</text:p>
          </table:table-cell>
          <table:table-cell office:value-type="float" office:value="2645202.5" calcext:value-type="float">
            <text:p>2645202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7.5" calcext:value-type="float">
            <text:p>2645567.5</text:p>
          </table:table-cell>
          <table:table-cell office:value-type="string" calcext:value-type="string">
            <text:p>2531-03-21T00:00:00</text:p>
          </table:table-cell>
          <table:table-cell office:value-type="float" office:value="2645567.5" calcext:value-type="float">
            <text:p>2645567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2.5" calcext:value-type="float">
            <text:p>2645932.5</text:p>
          </table:table-cell>
          <table:table-cell office:value-type="string" calcext:value-type="string">
            <text:p>2532-03-20T00:00:00</text:p>
          </table:table-cell>
          <table:table-cell office:value-type="float" office:value="2645932.5" calcext:value-type="float">
            <text:p>2645932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7.5" calcext:value-type="float">
            <text:p>2646297.5</text:p>
          </table:table-cell>
          <table:table-cell office:value-type="string" calcext:value-type="string">
            <text:p>2533-03-20T00:00:00</text:p>
          </table:table-cell>
          <table:table-cell office:value-type="float" office:value="2646297.5" calcext:value-type="float">
            <text:p>2646297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3.5" calcext:value-type="float">
            <text:p>2646663.5</text:p>
          </table:table-cell>
          <table:table-cell office:value-type="string" calcext:value-type="string">
            <text:p>2534-03-21T00:00:00</text:p>
          </table:table-cell>
          <table:table-cell office:value-type="float" office:value="2646663.5" calcext:value-type="float">
            <text:p>2646663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8.5" calcext:value-type="float">
            <text:p>2647028.5</text:p>
          </table:table-cell>
          <table:table-cell office:value-type="string" calcext:value-type="string">
            <text:p>2535-03-21T00:00:00</text:p>
          </table:table-cell>
          <table:table-cell office:value-type="float" office:value="2647028.5" calcext:value-type="float">
            <text:p>2647028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3.5" calcext:value-type="float">
            <text:p>2647393.5</text:p>
          </table:table-cell>
          <table:table-cell office:value-type="string" calcext:value-type="string">
            <text:p>2536-03-20T00:00:00</text:p>
          </table:table-cell>
          <table:table-cell office:value-type="float" office:value="2647393.5" calcext:value-type="float">
            <text:p>2647393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8.5" calcext:value-type="float">
            <text:p>2647758.5</text:p>
          </table:table-cell>
          <table:table-cell office:value-type="string" calcext:value-type="string">
            <text:p>2537-03-20T00:00:00</text:p>
          </table:table-cell>
          <table:table-cell office:value-type="float" office:value="2647758.5" calcext:value-type="float">
            <text:p>2647758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4.5" calcext:value-type="float">
            <text:p>2648124.5</text:p>
          </table:table-cell>
          <table:table-cell office:value-type="string" calcext:value-type="string">
            <text:p>2538-03-21T00:00:00</text:p>
          </table:table-cell>
          <table:table-cell office:value-type="float" office:value="2648124.5" calcext:value-type="float">
            <text:p>2648124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9.5" calcext:value-type="float">
            <text:p>2648489.5</text:p>
          </table:table-cell>
          <table:table-cell office:value-type="string" calcext:value-type="string">
            <text:p>2539-03-21T00:00:00</text:p>
          </table:table-cell>
          <table:table-cell office:value-type="float" office:value="2648489.5" calcext:value-type="float">
            <text:p>2648489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4.5" calcext:value-type="float">
            <text:p>2648854.5</text:p>
          </table:table-cell>
          <table:table-cell office:value-type="string" calcext:value-type="string">
            <text:p>2540-03-20T00:00:00</text:p>
          </table:table-cell>
          <table:table-cell office:value-type="float" office:value="2648854.5" calcext:value-type="float">
            <text:p>2648854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9.5" calcext:value-type="float">
            <text:p>2649219.5</text:p>
          </table:table-cell>
          <table:table-cell office:value-type="string" calcext:value-type="string">
            <text:p>2541-03-20T00:00:00</text:p>
          </table:table-cell>
          <table:table-cell office:value-type="float" office:value="2649219.5" calcext:value-type="float">
            <text:p>2649219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5.5" calcext:value-type="float">
            <text:p>2649585.5</text:p>
          </table:table-cell>
          <table:table-cell office:value-type="string" calcext:value-type="string">
            <text:p>2542-03-21T00:00:00</text:p>
          </table:table-cell>
          <table:table-cell office:value-type="float" office:value="2649585.5" calcext:value-type="float">
            <text:p>2649585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50.5" calcext:value-type="float">
            <text:p>2649950.5</text:p>
          </table:table-cell>
          <table:table-cell office:value-type="string" calcext:value-type="string">
            <text:p>2543-03-21T00:00:00</text:p>
          </table:table-cell>
          <table:table-cell office:value-type="float" office:value="2649950.5" calcext:value-type="float">
            <text:p>2649950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5.5" calcext:value-type="float">
            <text:p>2650315.5</text:p>
          </table:table-cell>
          <table:table-cell office:value-type="string" calcext:value-type="string">
            <text:p>2544-03-20T00:00:00</text:p>
          </table:table-cell>
          <table:table-cell office:value-type="float" office:value="2650315.5" calcext:value-type="float">
            <text:p>2650315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80.5" calcext:value-type="float">
            <text:p>2650680.5</text:p>
          </table:table-cell>
          <table:table-cell office:value-type="string" calcext:value-type="string">
            <text:p>2545-03-20T00:00:00</text:p>
          </table:table-cell>
          <table:table-cell office:value-type="float" office:value="2650680.5" calcext:value-type="float">
            <text:p>2650680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6.5" calcext:value-type="float">
            <text:p>2651046.5</text:p>
          </table:table-cell>
          <table:table-cell office:value-type="string" calcext:value-type="string">
            <text:p>2546-03-21T00:00:00</text:p>
          </table:table-cell>
          <table:table-cell office:value-type="float" office:value="2651046.5" calcext:value-type="float">
            <text:p>2651046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11.5" calcext:value-type="float">
            <text:p>2651411.5</text:p>
          </table:table-cell>
          <table:table-cell office:value-type="string" calcext:value-type="string">
            <text:p>2547-03-21T00:00:00</text:p>
          </table:table-cell>
          <table:table-cell office:value-type="float" office:value="2651411.5" calcext:value-type="float">
            <text:p>2651411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6.5" calcext:value-type="float">
            <text:p>2651776.5</text:p>
          </table:table-cell>
          <table:table-cell office:value-type="string" calcext:value-type="string">
            <text:p>2548-03-20T00:00:00</text:p>
          </table:table-cell>
          <table:table-cell office:value-type="float" office:value="2651776.5" calcext:value-type="float">
            <text:p>2651776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41.5" calcext:value-type="float">
            <text:p>2652141.5</text:p>
          </table:table-cell>
          <table:table-cell office:value-type="string" calcext:value-type="string">
            <text:p>2549-03-20T00:00:00</text:p>
          </table:table-cell>
          <table:table-cell office:value-type="float" office:value="2652141.5" calcext:value-type="float">
            <text:p>2652141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03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2.5" calcext:value-type="float">
            <text:p>2652872.5</text:p>
          </table:table-cell>
          <table:table-cell office:value-type="string" calcext:value-type="string">
            <text:p>2551-03-21T00:00:00</text:p>
          </table:table-cell>
          <table:table-cell office:value-type="float" office:value="2652872.5" calcext:value-type="float">
            <text:p>2652872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7.5" calcext:value-type="float">
            <text:p>2653237.5</text:p>
          </table:table-cell>
          <table:table-cell office:value-type="string" calcext:value-type="string">
            <text:p>2552-03-20T00:00:00</text:p>
          </table:table-cell>
          <table:table-cell office:value-type="float" office:value="2653237.5" calcext:value-type="float">
            <text:p>2653237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2.5" calcext:value-type="float">
            <text:p>2653602.5</text:p>
          </table:table-cell>
          <table:table-cell office:value-type="string" calcext:value-type="string">
            <text:p>2553-03-20T00:00:00</text:p>
          </table:table-cell>
          <table:table-cell office:value-type="float" office:value="2653602.5" calcext:value-type="float">
            <text:p>2653602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03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3.5" calcext:value-type="float">
            <text:p>2654333.5</text:p>
          </table:table-cell>
          <table:table-cell office:value-type="string" calcext:value-type="string">
            <text:p>2555-03-21T00:00:00</text:p>
          </table:table-cell>
          <table:table-cell office:value-type="float" office:value="2654333.5" calcext:value-type="float">
            <text:p>2654333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8.5" calcext:value-type="float">
            <text:p>2654698.5</text:p>
          </table:table-cell>
          <table:table-cell office:value-type="string" calcext:value-type="string">
            <text:p>2556-03-20T00:00:00</text:p>
          </table:table-cell>
          <table:table-cell office:value-type="float" office:value="2654698.5" calcext:value-type="float">
            <text:p>2654698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3.5" calcext:value-type="float">
            <text:p>2655063.5</text:p>
          </table:table-cell>
          <table:table-cell office:value-type="string" calcext:value-type="string">
            <text:p>2557-03-20T00:00:00</text:p>
          </table:table-cell>
          <table:table-cell office:value-type="float" office:value="2655063.5" calcext:value-type="float">
            <text:p>2655063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8.5" calcext:value-type="float">
            <text:p>2655428.5</text:p>
          </table:table-cell>
          <table:table-cell office:value-type="string" calcext:value-type="string">
            <text:p>2558-03-21T00:00:00</text:p>
          </table:table-cell>
          <table:table-cell office:value-type="float" office:value="2655429.5" calcext:value-type="float">
            <text:p>2655429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4.5" calcext:value-type="float">
            <text:p>2655794.5</text:p>
          </table:table-cell>
          <table:table-cell office:value-type="string" calcext:value-type="string">
            <text:p>2559-03-21T00:00:00</text:p>
          </table:table-cell>
          <table:table-cell office:value-type="float" office:value="2655794.5" calcext:value-type="float">
            <text:p>2655794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9.5" calcext:value-type="float">
            <text:p>2656159.5</text:p>
          </table:table-cell>
          <table:table-cell office:value-type="string" calcext:value-type="string">
            <text:p>2560-03-20T00:00:00</text:p>
          </table:table-cell>
          <table:table-cell office:value-type="float" office:value="2656159.5" calcext:value-type="float">
            <text:p>2656159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4.5" calcext:value-type="float">
            <text:p>2656524.5</text:p>
          </table:table-cell>
          <table:table-cell office:value-type="string" calcext:value-type="string">
            <text:p>2561-03-20T00:00:00</text:p>
          </table:table-cell>
          <table:table-cell office:value-type="float" office:value="2656524.5" calcext:value-type="float">
            <text:p>2656524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9.5" calcext:value-type="float">
            <text:p>2656889.5</text:p>
          </table:table-cell>
          <table:table-cell office:value-type="string" calcext:value-type="string">
            <text:p>2562-03-20T00:00:00</text:p>
          </table:table-cell>
          <table:table-cell office:value-type="float" office:value="2656889.5" calcext:value-type="float">
            <text:p>2656889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5.5" calcext:value-type="float">
            <text:p>2657255.5</text:p>
          </table:table-cell>
          <table:table-cell office:value-type="string" calcext:value-type="string">
            <text:p>2563-03-21T00:00:00</text:p>
          </table:table-cell>
          <table:table-cell office:value-type="float" office:value="2657255.5" calcext:value-type="float">
            <text:p>2657255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20.5" calcext:value-type="float">
            <text:p>2657620.5</text:p>
          </table:table-cell>
          <table:table-cell office:value-type="string" calcext:value-type="string">
            <text:p>2564-03-20T00:00:00</text:p>
          </table:table-cell>
          <table:table-cell office:value-type="float" office:value="2657620.5" calcext:value-type="float">
            <text:p>2657620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5.5" calcext:value-type="float">
            <text:p>2657985.5</text:p>
          </table:table-cell>
          <table:table-cell office:value-type="string" calcext:value-type="string">
            <text:p>2565-03-20T00:00:00</text:p>
          </table:table-cell>
          <table:table-cell office:value-type="float" office:value="2657985.5" calcext:value-type="float">
            <text:p>2657985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50.5" calcext:value-type="float">
            <text:p>2658350.5</text:p>
          </table:table-cell>
          <table:table-cell office:value-type="string" calcext:value-type="string">
            <text:p>2566-03-20T00:00:00</text:p>
          </table:table-cell>
          <table:table-cell office:value-type="float" office:value="2658350.5" calcext:value-type="float">
            <text:p>2658350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6.5" calcext:value-type="float">
            <text:p>2658716.5</text:p>
          </table:table-cell>
          <table:table-cell office:value-type="string" calcext:value-type="string">
            <text:p>2567-03-21T00:00:00</text:p>
          </table:table-cell>
          <table:table-cell office:value-type="float" office:value="2658716.5" calcext:value-type="float">
            <text:p>2658716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81.5" calcext:value-type="float">
            <text:p>2659081.5</text:p>
          </table:table-cell>
          <table:table-cell office:value-type="string" calcext:value-type="string">
            <text:p>2568-03-20T00:00:00</text:p>
          </table:table-cell>
          <table:table-cell office:value-type="float" office:value="2659081.5" calcext:value-type="float">
            <text:p>2659081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6.5" calcext:value-type="float">
            <text:p>2659446.5</text:p>
          </table:table-cell>
          <table:table-cell office:value-type="string" calcext:value-type="string">
            <text:p>2569-03-20T00:00:00</text:p>
          </table:table-cell>
          <table:table-cell office:value-type="float" office:value="2659446.5" calcext:value-type="float">
            <text:p>2659446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11.5" calcext:value-type="float">
            <text:p>2659811.5</text:p>
          </table:table-cell>
          <table:table-cell office:value-type="string" calcext:value-type="string">
            <text:p>2570-03-20T00:00:00</text:p>
          </table:table-cell>
          <table:table-cell office:value-type="float" office:value="2659811.5" calcext:value-type="float">
            <text:p>2659811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7.5" calcext:value-type="float">
            <text:p>2660177.5</text:p>
          </table:table-cell>
          <table:table-cell office:value-type="string" calcext:value-type="string">
            <text:p>2571-03-21T00:00:00</text:p>
          </table:table-cell>
          <table:table-cell office:value-type="float" office:value="2660177.5" calcext:value-type="float">
            <text:p>2660177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2.5" calcext:value-type="float">
            <text:p>2660542.5</text:p>
          </table:table-cell>
          <table:table-cell office:value-type="string" calcext:value-type="string">
            <text:p>2572-03-20T00:00:00</text:p>
          </table:table-cell>
          <table:table-cell office:value-type="float" office:value="2660542.5" calcext:value-type="float">
            <text:p>2660542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7.5" calcext:value-type="float">
            <text:p>2660907.5</text:p>
          </table:table-cell>
          <table:table-cell office:value-type="string" calcext:value-type="string">
            <text:p>2573-03-20T00:00:00</text:p>
          </table:table-cell>
          <table:table-cell office:value-type="float" office:value="2660907.5" calcext:value-type="float">
            <text:p>2660907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2.5" calcext:value-type="float">
            <text:p>2661272.5</text:p>
          </table:table-cell>
          <table:table-cell office:value-type="string" calcext:value-type="string">
            <text:p>2574-03-20T00:00:00</text:p>
          </table:table-cell>
          <table:table-cell office:value-type="float" office:value="2661272.5" calcext:value-type="float">
            <text:p>2661272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8.5" calcext:value-type="float">
            <text:p>2661638.5</text:p>
          </table:table-cell>
          <table:table-cell office:value-type="string" calcext:value-type="string">
            <text:p>2575-03-21T00:00:00</text:p>
          </table:table-cell>
          <table:table-cell office:value-type="float" office:value="2661638.5" calcext:value-type="float">
            <text:p>2661638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3.5" calcext:value-type="float">
            <text:p>2662003.5</text:p>
          </table:table-cell>
          <table:table-cell office:value-type="string" calcext:value-type="string">
            <text:p>2576-03-20T00:00:00</text:p>
          </table:table-cell>
          <table:table-cell office:value-type="float" office:value="2662003.5" calcext:value-type="float">
            <text:p>2662003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8.5" calcext:value-type="float">
            <text:p>2662368.5</text:p>
          </table:table-cell>
          <table:table-cell office:value-type="string" calcext:value-type="string">
            <text:p>2577-03-20T00:00:00</text:p>
          </table:table-cell>
          <table:table-cell office:value-type="float" office:value="2662368.5" calcext:value-type="float">
            <text:p>2662368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3.5" calcext:value-type="float">
            <text:p>2662733.5</text:p>
          </table:table-cell>
          <table:table-cell office:value-type="string" calcext:value-type="string">
            <text:p>2578-03-20T00:00:00</text:p>
          </table:table-cell>
          <table:table-cell office:value-type="float" office:value="2662733.5" calcext:value-type="float">
            <text:p>2662733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9.5" calcext:value-type="float">
            <text:p>2663099.5</text:p>
          </table:table-cell>
          <table:table-cell office:value-type="string" calcext:value-type="string">
            <text:p>2579-03-21T00:00:00</text:p>
          </table:table-cell>
          <table:table-cell office:value-type="float" office:value="2663099.5" calcext:value-type="float">
            <text:p>2663099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4.5" calcext:value-type="float">
            <text:p>2663464.5</text:p>
          </table:table-cell>
          <table:table-cell office:value-type="string" calcext:value-type="string">
            <text:p>2580-03-20T00:00:00</text:p>
          </table:table-cell>
          <table:table-cell office:value-type="float" office:value="2663464.5" calcext:value-type="float">
            <text:p>2663464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9.5" calcext:value-type="float">
            <text:p>2663829.5</text:p>
          </table:table-cell>
          <table:table-cell office:value-type="string" calcext:value-type="string">
            <text:p>2581-03-20T00:00:00</text:p>
          </table:table-cell>
          <table:table-cell office:value-type="float" office:value="2663829.5" calcext:value-type="float">
            <text:p>2663829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4.5" calcext:value-type="float">
            <text:p>2664194.5</text:p>
          </table:table-cell>
          <table:table-cell office:value-type="string" calcext:value-type="string">
            <text:p>2582-03-20T00:00:00</text:p>
          </table:table-cell>
          <table:table-cell office:value-type="float" office:value="2664194.5" calcext:value-type="float">
            <text:p>2664194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9.5" calcext:value-type="float">
            <text:p>2664559.5</text:p>
          </table:table-cell>
          <table:table-cell office:value-type="string" calcext:value-type="string">
            <text:p>2583-03-21T00:00:00</text:p>
          </table:table-cell>
          <table:table-cell office:value-type="float" office:value="2664560.5" calcext:value-type="float">
            <text:p>2664560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5.5" calcext:value-type="float">
            <text:p>2664925.5</text:p>
          </table:table-cell>
          <table:table-cell office:value-type="string" calcext:value-type="string">
            <text:p>2584-03-20T00:00:00</text:p>
          </table:table-cell>
          <table:table-cell office:value-type="float" office:value="2664925.5" calcext:value-type="float">
            <text:p>2664925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90.5" calcext:value-type="float">
            <text:p>2665290.5</text:p>
          </table:table-cell>
          <table:table-cell office:value-type="string" calcext:value-type="string">
            <text:p>2585-03-20T00:00:00</text:p>
          </table:table-cell>
          <table:table-cell office:value-type="float" office:value="2665290.5" calcext:value-type="float">
            <text:p>2665290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5.5" calcext:value-type="float">
            <text:p>2665655.5</text:p>
          </table:table-cell>
          <table:table-cell office:value-type="string" calcext:value-type="string">
            <text:p>2586-03-20T00:00:00</text:p>
          </table:table-cell>
          <table:table-cell office:value-type="float" office:value="2665655.5" calcext:value-type="float">
            <text:p>2665655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20.5" calcext:value-type="float">
            <text:p>2666020.5</text:p>
          </table:table-cell>
          <table:table-cell office:value-type="string" calcext:value-type="string">
            <text:p>2587-03-21T00:00:00</text:p>
          </table:table-cell>
          <table:table-cell office:value-type="float" office:value="2666021.5" calcext:value-type="float">
            <text:p>2666021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6.5" calcext:value-type="float">
            <text:p>2666386.5</text:p>
          </table:table-cell>
          <table:table-cell office:value-type="string" calcext:value-type="string">
            <text:p>2588-03-20T00:00:00</text:p>
          </table:table-cell>
          <table:table-cell office:value-type="float" office:value="2666386.5" calcext:value-type="float">
            <text:p>2666386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51.5" calcext:value-type="float">
            <text:p>2666751.5</text:p>
          </table:table-cell>
          <table:table-cell office:value-type="string" calcext:value-type="string">
            <text:p>2589-03-20T00:00:00</text:p>
          </table:table-cell>
          <table:table-cell office:value-type="float" office:value="2666751.5" calcext:value-type="float">
            <text:p>2666751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6.5" calcext:value-type="float">
            <text:p>2667116.5</text:p>
          </table:table-cell>
          <table:table-cell office:value-type="string" calcext:value-type="string">
            <text:p>2590-03-20T00:00:00</text:p>
          </table:table-cell>
          <table:table-cell office:value-type="float" office:value="2667116.5" calcext:value-type="float">
            <text:p>2667116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81.5" calcext:value-type="float">
            <text:p>2667481.5</text:p>
          </table:table-cell>
          <table:table-cell office:value-type="string" calcext:value-type="string">
            <text:p>2591-03-21T00:00:00</text:p>
          </table:table-cell>
          <table:table-cell office:value-type="float" office:value="2667482.5" calcext:value-type="float">
            <text:p>2667482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7.5" calcext:value-type="float">
            <text:p>2667847.5</text:p>
          </table:table-cell>
          <table:table-cell office:value-type="string" calcext:value-type="string">
            <text:p>2592-03-20T00:00:00</text:p>
          </table:table-cell>
          <table:table-cell office:value-type="float" office:value="2667847.5" calcext:value-type="float">
            <text:p>2667847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2.5" calcext:value-type="float">
            <text:p>2668212.5</text:p>
          </table:table-cell>
          <table:table-cell office:value-type="string" calcext:value-type="string">
            <text:p>2593-03-20T00:00:00</text:p>
          </table:table-cell>
          <table:table-cell office:value-type="float" office:value="2668212.5" calcext:value-type="float">
            <text:p>2668212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7.5" calcext:value-type="float">
            <text:p>2668577.5</text:p>
          </table:table-cell>
          <table:table-cell office:value-type="string" calcext:value-type="string">
            <text:p>2594-03-20T00:00:00</text:p>
          </table:table-cell>
          <table:table-cell office:value-type="float" office:value="2668577.5" calcext:value-type="float">
            <text:p>2668577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2.5" calcext:value-type="float">
            <text:p>2668942.5</text:p>
          </table:table-cell>
          <table:table-cell office:value-type="string" calcext:value-type="string">
            <text:p>2595-03-20T00:00:00</text:p>
          </table:table-cell>
          <table:table-cell office:value-type="float" office:value="2668942.5" calcext:value-type="float">
            <text:p>2668942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8.5" calcext:value-type="float">
            <text:p>2669308.5</text:p>
          </table:table-cell>
          <table:table-cell office:value-type="string" calcext:value-type="string">
            <text:p>2596-03-20T00:00:00</text:p>
          </table:table-cell>
          <table:table-cell office:value-type="float" office:value="2669308.5" calcext:value-type="float">
            <text:p>2669308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3.5" calcext:value-type="float">
            <text:p>2669673.5</text:p>
          </table:table-cell>
          <table:table-cell office:value-type="string" calcext:value-type="string">
            <text:p>2597-03-20T00:00:00</text:p>
          </table:table-cell>
          <table:table-cell office:value-type="float" office:value="2669673.5" calcext:value-type="float">
            <text:p>2669673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8.5" calcext:value-type="float">
            <text:p>2670038.5</text:p>
          </table:table-cell>
          <table:table-cell office:value-type="string" calcext:value-type="string">
            <text:p>2598-03-20T00:00:00</text:p>
          </table:table-cell>
          <table:table-cell office:value-type="float" office:value="2670038.5" calcext:value-type="float">
            <text:p>2670038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3.5" calcext:value-type="float">
            <text:p>2670403.5</text:p>
          </table:table-cell>
          <table:table-cell office:value-type="string" calcext:value-type="string">
            <text:p>2599-03-20T00:00:00</text:p>
          </table:table-cell>
          <table:table-cell office:value-type="float" office:value="2670403.5" calcext:value-type="float">
            <text:p>2670403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9.5" calcext:value-type="float">
            <text:p>2670769.5</text:p>
          </table:table-cell>
          <table:table-cell office:value-type="string" calcext:value-type="string">
            <text:p>2600-03-21T00:00:00</text:p>
          </table:table-cell>
          <table:table-cell office:value-type="float" office:value="2670769.5" calcext:value-type="float">
            <text:p>2670769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4.5" calcext:value-type="float">
            <text:p>2671134.5</text:p>
          </table:table-cell>
          <table:table-cell office:value-type="string" calcext:value-type="string">
            <text:p>2601-03-21T00:00:00</text:p>
          </table:table-cell>
          <table:table-cell office:value-type="float" office:value="2671134.5" calcext:value-type="float">
            <text:p>2671134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9.5" calcext:value-type="float">
            <text:p>2671499.5</text:p>
          </table:table-cell>
          <table:table-cell office:value-type="string" calcext:value-type="string">
            <text:p>2602-03-21T00:00:00</text:p>
          </table:table-cell>
          <table:table-cell office:value-type="float" office:value="2671499.5" calcext:value-type="float">
            <text:p>2671499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4.5" calcext:value-type="float">
            <text:p>2671864.5</text:p>
          </table:table-cell>
          <table:table-cell office:value-type="string" calcext:value-type="string">
            <text:p>2603-03-21T00:00:00</text:p>
          </table:table-cell>
          <table:table-cell office:value-type="float" office:value="2671864.5" calcext:value-type="float">
            <text:p>2671864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30.5" calcext:value-type="float">
            <text:p>2672230.5</text:p>
          </table:table-cell>
          <table:table-cell office:value-type="string" calcext:value-type="string">
            <text:p>2604-03-21T00:00:00</text:p>
          </table:table-cell>
          <table:table-cell office:value-type="float" office:value="2672230.5" calcext:value-type="float">
            <text:p>2672230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5.5" calcext:value-type="float">
            <text:p>2672595.5</text:p>
          </table:table-cell>
          <table:table-cell office:value-type="string" calcext:value-type="string">
            <text:p>2605-03-21T00:00:00</text:p>
          </table:table-cell>
          <table:table-cell office:value-type="float" office:value="2672595.5" calcext:value-type="float">
            <text:p>2672595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60.5" calcext:value-type="float">
            <text:p>2672960.5</text:p>
          </table:table-cell>
          <table:table-cell office:value-type="string" calcext:value-type="string">
            <text:p>2606-03-21T00:00:00</text:p>
          </table:table-cell>
          <table:table-cell office:value-type="float" office:value="2672960.5" calcext:value-type="float">
            <text:p>2672960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5.5" calcext:value-type="float">
            <text:p>2673325.5</text:p>
          </table:table-cell>
          <table:table-cell office:value-type="string" calcext:value-type="string">
            <text:p>2607-03-21T00:00:00</text:p>
          </table:table-cell>
          <table:table-cell office:value-type="float" office:value="2673325.5" calcext:value-type="float">
            <text:p>2673325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91.5" calcext:value-type="float">
            <text:p>2673691.5</text:p>
          </table:table-cell>
          <table:table-cell office:value-type="string" calcext:value-type="string">
            <text:p>2608-03-21T00:00:00</text:p>
          </table:table-cell>
          <table:table-cell office:value-type="float" office:value="2673691.5" calcext:value-type="float">
            <text:p>2673691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6.5" calcext:value-type="float">
            <text:p>2674056.5</text:p>
          </table:table-cell>
          <table:table-cell office:value-type="string" calcext:value-type="string">
            <text:p>2609-03-21T00:00:00</text:p>
          </table:table-cell>
          <table:table-cell office:value-type="float" office:value="2674056.5" calcext:value-type="float">
            <text:p>2674056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21.5" calcext:value-type="float">
            <text:p>2674421.5</text:p>
          </table:table-cell>
          <table:table-cell office:value-type="string" calcext:value-type="string">
            <text:p>2610-03-21T00:00:00</text:p>
          </table:table-cell>
          <table:table-cell office:value-type="float" office:value="2674421.5" calcext:value-type="float">
            <text:p>2674421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6.5" calcext:value-type="float">
            <text:p>2674786.5</text:p>
          </table:table-cell>
          <table:table-cell office:value-type="string" calcext:value-type="string">
            <text:p>2611-03-21T00:00:00</text:p>
          </table:table-cell>
          <table:table-cell office:value-type="float" office:value="2674786.5" calcext:value-type="float">
            <text:p>2674786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2.5" calcext:value-type="float">
            <text:p>2675152.5</text:p>
          </table:table-cell>
          <table:table-cell office:value-type="string" calcext:value-type="string">
            <text:p>2612-03-21T00:00:00</text:p>
          </table:table-cell>
          <table:table-cell office:value-type="float" office:value="2675152.5" calcext:value-type="float">
            <text:p>2675152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7.5" calcext:value-type="float">
            <text:p>2675517.5</text:p>
          </table:table-cell>
          <table:table-cell office:value-type="string" calcext:value-type="string">
            <text:p>2613-03-21T00:00:00</text:p>
          </table:table-cell>
          <table:table-cell office:value-type="float" office:value="2675517.5" calcext:value-type="float">
            <text:p>2675517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2.5" calcext:value-type="float">
            <text:p>2675882.5</text:p>
          </table:table-cell>
          <table:table-cell office:value-type="string" calcext:value-type="string">
            <text:p>2614-03-21T00:00:00</text:p>
          </table:table-cell>
          <table:table-cell office:value-type="float" office:value="2675882.5" calcext:value-type="float">
            <text:p>2675882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7.5" calcext:value-type="float">
            <text:p>2676247.5</text:p>
          </table:table-cell>
          <table:table-cell office:value-type="string" calcext:value-type="string">
            <text:p>2615-03-21T00:00:00</text:p>
          </table:table-cell>
          <table:table-cell office:value-type="float" office:value="2676247.5" calcext:value-type="float">
            <text:p>2676247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2.5" calcext:value-type="float">
            <text:p>2676612.5</text:p>
          </table:table-cell>
          <table:table-cell office:value-type="string" calcext:value-type="string">
            <text:p>2616-03-21T00:00:00</text:p>
          </table:table-cell>
          <table:table-cell office:value-type="float" office:value="2676613.5" calcext:value-type="float">
            <text:p>2676613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8.5" calcext:value-type="float">
            <text:p>2676978.5</text:p>
          </table:table-cell>
          <table:table-cell office:value-type="string" calcext:value-type="string">
            <text:p>2617-03-21T00:00:00</text:p>
          </table:table-cell>
          <table:table-cell office:value-type="float" office:value="2676978.5" calcext:value-type="float">
            <text:p>2676978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3.5" calcext:value-type="float">
            <text:p>2677343.5</text:p>
          </table:table-cell>
          <table:table-cell office:value-type="string" calcext:value-type="string">
            <text:p>2618-03-21T00:00:00</text:p>
          </table:table-cell>
          <table:table-cell office:value-type="float" office:value="2677343.5" calcext:value-type="float">
            <text:p>2677343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8.5" calcext:value-type="float">
            <text:p>2677708.5</text:p>
          </table:table-cell>
          <table:table-cell office:value-type="string" calcext:value-type="string">
            <text:p>2619-03-21T00:00:00</text:p>
          </table:table-cell>
          <table:table-cell office:value-type="float" office:value="2677708.5" calcext:value-type="float">
            <text:p>2677708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3.5" calcext:value-type="float">
            <text:p>2678073.5</text:p>
          </table:table-cell>
          <table:table-cell office:value-type="string" calcext:value-type="string">
            <text:p>2620-03-21T00:00:00</text:p>
          </table:table-cell>
          <table:table-cell office:value-type="float" office:value="2678074.5" calcext:value-type="float">
            <text:p>2678074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9.5" calcext:value-type="float">
            <text:p>2678439.5</text:p>
          </table:table-cell>
          <table:table-cell office:value-type="string" calcext:value-type="string">
            <text:p>2621-03-21T00:00:00</text:p>
          </table:table-cell>
          <table:table-cell office:value-type="float" office:value="2678439.5" calcext:value-type="float">
            <text:p>2678439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4.5" calcext:value-type="float">
            <text:p>2678804.5</text:p>
          </table:table-cell>
          <table:table-cell office:value-type="string" calcext:value-type="string">
            <text:p>2622-03-21T00:00:00</text:p>
          </table:table-cell>
          <table:table-cell office:value-type="float" office:value="2678804.5" calcext:value-type="float">
            <text:p>2678804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9.5" calcext:value-type="float">
            <text:p>2679169.5</text:p>
          </table:table-cell>
          <table:table-cell office:value-type="string" calcext:value-type="string">
            <text:p>2623-03-21T00:00:00</text:p>
          </table:table-cell>
          <table:table-cell office:value-type="float" office:value="2679169.5" calcext:value-type="float">
            <text:p>2679169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03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900.5" calcext:value-type="float">
            <text:p>2679900.5</text:p>
          </table:table-cell>
          <table:table-cell office:value-type="string" calcext:value-type="string">
            <text:p>2625-03-21T00:00:00</text:p>
          </table:table-cell>
          <table:table-cell office:value-type="float" office:value="2679900.5" calcext:value-type="float">
            <text:p>2679900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5.5" calcext:value-type="float">
            <text:p>2680265.5</text:p>
          </table:table-cell>
          <table:table-cell office:value-type="string" calcext:value-type="string">
            <text:p>2626-03-21T00:00:00</text:p>
          </table:table-cell>
          <table:table-cell office:value-type="float" office:value="2680265.5" calcext:value-type="float">
            <text:p>2680265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30.5" calcext:value-type="float">
            <text:p>2680630.5</text:p>
          </table:table-cell>
          <table:table-cell office:value-type="string" calcext:value-type="string">
            <text:p>2627-03-21T00:00:00</text:p>
          </table:table-cell>
          <table:table-cell office:value-type="float" office:value="2680630.5" calcext:value-type="float">
            <text:p>2680630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5.5" calcext:value-type="float">
            <text:p>2680995.5</text:p>
          </table:table-cell>
          <table:table-cell office:value-type="string" calcext:value-type="string">
            <text:p>2628-03-20T00:00:00</text:p>
          </table:table-cell>
          <table:table-cell office:value-type="float" office:value="2680995.5" calcext:value-type="float">
            <text:p>2680995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61.5" calcext:value-type="float">
            <text:p>2681361.5</text:p>
          </table:table-cell>
          <table:table-cell office:value-type="string" calcext:value-type="string">
            <text:p>2629-03-21T00:00:00</text:p>
          </table:table-cell>
          <table:table-cell office:value-type="float" office:value="2681361.5" calcext:value-type="float">
            <text:p>2681361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6.5" calcext:value-type="float">
            <text:p>2681726.5</text:p>
          </table:table-cell>
          <table:table-cell office:value-type="string" calcext:value-type="string">
            <text:p>2630-03-21T00:00:00</text:p>
          </table:table-cell>
          <table:table-cell office:value-type="float" office:value="2681726.5" calcext:value-type="float">
            <text:p>2681726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91.5" calcext:value-type="float">
            <text:p>2682091.5</text:p>
          </table:table-cell>
          <table:table-cell office:value-type="string" calcext:value-type="string">
            <text:p>2631-03-21T00:00:00</text:p>
          </table:table-cell>
          <table:table-cell office:value-type="float" office:value="2682091.5" calcext:value-type="float">
            <text:p>2682091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6.5" calcext:value-type="float">
            <text:p>2682456.5</text:p>
          </table:table-cell>
          <table:table-cell office:value-type="string" calcext:value-type="string">
            <text:p>2632-03-20T00:00:00</text:p>
          </table:table-cell>
          <table:table-cell office:value-type="float" office:value="2682456.5" calcext:value-type="float">
            <text:p>2682456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2.5" calcext:value-type="float">
            <text:p>2682822.5</text:p>
          </table:table-cell>
          <table:table-cell office:value-type="string" calcext:value-type="string">
            <text:p>2633-03-21T00:00:00</text:p>
          </table:table-cell>
          <table:table-cell office:value-type="float" office:value="2682822.5" calcext:value-type="float">
            <text:p>2682822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7.5" calcext:value-type="float">
            <text:p>2683187.5</text:p>
          </table:table-cell>
          <table:table-cell office:value-type="string" calcext:value-type="string">
            <text:p>2634-03-21T00:00:00</text:p>
          </table:table-cell>
          <table:table-cell office:value-type="float" office:value="2683187.5" calcext:value-type="float">
            <text:p>2683187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2.5" calcext:value-type="float">
            <text:p>2683552.5</text:p>
          </table:table-cell>
          <table:table-cell office:value-type="string" calcext:value-type="string">
            <text:p>2635-03-21T00:00:00</text:p>
          </table:table-cell>
          <table:table-cell office:value-type="float" office:value="2683552.5" calcext:value-type="float">
            <text:p>2683552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7.5" calcext:value-type="float">
            <text:p>2683917.5</text:p>
          </table:table-cell>
          <table:table-cell office:value-type="string" calcext:value-type="string">
            <text:p>2636-03-20T00:00:00</text:p>
          </table:table-cell>
          <table:table-cell office:value-type="float" office:value="2683917.5" calcext:value-type="float">
            <text:p>2683917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3.5" calcext:value-type="float">
            <text:p>2684283.5</text:p>
          </table:table-cell>
          <table:table-cell office:value-type="string" calcext:value-type="string">
            <text:p>2637-03-21T00:00:00</text:p>
          </table:table-cell>
          <table:table-cell office:value-type="float" office:value="2684283.5" calcext:value-type="float">
            <text:p>2684283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8.5" calcext:value-type="float">
            <text:p>2684648.5</text:p>
          </table:table-cell>
          <table:table-cell office:value-type="string" calcext:value-type="string">
            <text:p>2638-03-21T00:00:00</text:p>
          </table:table-cell>
          <table:table-cell office:value-type="float" office:value="2684648.5" calcext:value-type="float">
            <text:p>2684648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3.5" calcext:value-type="float">
            <text:p>2685013.5</text:p>
          </table:table-cell>
          <table:table-cell office:value-type="string" calcext:value-type="string">
            <text:p>2639-03-21T00:00:00</text:p>
          </table:table-cell>
          <table:table-cell office:value-type="float" office:value="2685013.5" calcext:value-type="float">
            <text:p>2685013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8.5" calcext:value-type="float">
            <text:p>2685378.5</text:p>
          </table:table-cell>
          <table:table-cell office:value-type="string" calcext:value-type="string">
            <text:p>2640-03-20T00:00:00</text:p>
          </table:table-cell>
          <table:table-cell office:value-type="float" office:value="2685378.5" calcext:value-type="float">
            <text:p>2685378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4.5" calcext:value-type="float">
            <text:p>2685744.5</text:p>
          </table:table-cell>
          <table:table-cell office:value-type="string" calcext:value-type="string">
            <text:p>2641-03-21T00:00:00</text:p>
          </table:table-cell>
          <table:table-cell office:value-type="float" office:value="2685744.5" calcext:value-type="float">
            <text:p>2685744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9.5" calcext:value-type="float">
            <text:p>2686109.5</text:p>
          </table:table-cell>
          <table:table-cell office:value-type="string" calcext:value-type="string">
            <text:p>2642-03-21T00:00:00</text:p>
          </table:table-cell>
          <table:table-cell office:value-type="float" office:value="2686109.5" calcext:value-type="float">
            <text:p>2686109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4.5" calcext:value-type="float">
            <text:p>2686474.5</text:p>
          </table:table-cell>
          <table:table-cell office:value-type="string" calcext:value-type="string">
            <text:p>2643-03-21T00:00:00</text:p>
          </table:table-cell>
          <table:table-cell office:value-type="float" office:value="2686474.5" calcext:value-type="float">
            <text:p>2686474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9.5" calcext:value-type="float">
            <text:p>2686839.5</text:p>
          </table:table-cell>
          <table:table-cell office:value-type="string" calcext:value-type="string">
            <text:p>2644-03-20T00:00:00</text:p>
          </table:table-cell>
          <table:table-cell office:value-type="float" office:value="2686839.5" calcext:value-type="float">
            <text:p>2686839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03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70.5" calcext:value-type="float">
            <text:p>2687570.5</text:p>
          </table:table-cell>
          <table:table-cell office:value-type="string" calcext:value-type="string">
            <text:p>2646-03-21T00:00:00</text:p>
          </table:table-cell>
          <table:table-cell office:value-type="float" office:value="2687570.5" calcext:value-type="float">
            <text:p>2687570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5.5" calcext:value-type="float">
            <text:p>2687935.5</text:p>
          </table:table-cell>
          <table:table-cell office:value-type="string" calcext:value-type="string">
            <text:p>2647-03-21T00:00:00</text:p>
          </table:table-cell>
          <table:table-cell office:value-type="float" office:value="2687935.5" calcext:value-type="float">
            <text:p>2687935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300.5" calcext:value-type="float">
            <text:p>2688300.5</text:p>
          </table:table-cell>
          <table:table-cell office:value-type="string" calcext:value-type="string">
            <text:p>2648-03-20T00:00:00</text:p>
          </table:table-cell>
          <table:table-cell office:value-type="float" office:value="2688300.5" calcext:value-type="float">
            <text:p>2688300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03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31.5" calcext:value-type="float">
            <text:p>2689031.5</text:p>
          </table:table-cell>
          <table:table-cell office:value-type="string" calcext:value-type="string">
            <text:p>2650-03-21T00:00:00</text:p>
          </table:table-cell>
          <table:table-cell office:value-type="float" office:value="2689031.5" calcext:value-type="float">
            <text:p>2689031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6.5" calcext:value-type="float">
            <text:p>2689396.5</text:p>
          </table:table-cell>
          <table:table-cell office:value-type="string" calcext:value-type="string">
            <text:p>2651-03-21T00:00:00</text:p>
          </table:table-cell>
          <table:table-cell office:value-type="float" office:value="2689396.5" calcext:value-type="float">
            <text:p>2689396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61.5" calcext:value-type="float">
            <text:p>2689761.5</text:p>
          </table:table-cell>
          <table:table-cell office:value-type="string" calcext:value-type="string">
            <text:p>2652-03-20T00:00:00</text:p>
          </table:table-cell>
          <table:table-cell office:value-type="float" office:value="2689761.5" calcext:value-type="float">
            <text:p>2689761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03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2.5" calcext:value-type="float">
            <text:p>2690492.5</text:p>
          </table:table-cell>
          <table:table-cell office:value-type="string" calcext:value-type="string">
            <text:p>2654-03-21T00:00:00</text:p>
          </table:table-cell>
          <table:table-cell office:value-type="float" office:value="2690492.5" calcext:value-type="float">
            <text:p>2690492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7.5" calcext:value-type="float">
            <text:p>2690857.5</text:p>
          </table:table-cell>
          <table:table-cell office:value-type="string" calcext:value-type="string">
            <text:p>2655-03-21T00:00:00</text:p>
          </table:table-cell>
          <table:table-cell office:value-type="float" office:value="2690857.5" calcext:value-type="float">
            <text:p>2690857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2.5" calcext:value-type="float">
            <text:p>2691222.5</text:p>
          </table:table-cell>
          <table:table-cell office:value-type="string" calcext:value-type="string">
            <text:p>2656-03-20T00:00:00</text:p>
          </table:table-cell>
          <table:table-cell office:value-type="float" office:value="2691222.5" calcext:value-type="float">
            <text:p>2691222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7.5" calcext:value-type="float">
            <text:p>2691587.5</text:p>
          </table:table-cell>
          <table:table-cell office:value-type="string" calcext:value-type="string">
            <text:p>2657-03-21T00:00:00</text:p>
          </table:table-cell>
          <table:table-cell office:value-type="float" office:value="2691588.5" calcext:value-type="float">
            <text:p>2691588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3.5" calcext:value-type="float">
            <text:p>2691953.5</text:p>
          </table:table-cell>
          <table:table-cell office:value-type="string" calcext:value-type="string">
            <text:p>2658-03-21T00:00:00</text:p>
          </table:table-cell>
          <table:table-cell office:value-type="float" office:value="2691953.5" calcext:value-type="float">
            <text:p>2691953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8.5" calcext:value-type="float">
            <text:p>2692318.5</text:p>
          </table:table-cell>
          <table:table-cell office:value-type="string" calcext:value-type="string">
            <text:p>2659-03-21T00:00:00</text:p>
          </table:table-cell>
          <table:table-cell office:value-type="float" office:value="2692318.5" calcext:value-type="float">
            <text:p>2692318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3.5" calcext:value-type="float">
            <text:p>2692683.5</text:p>
          </table:table-cell>
          <table:table-cell office:value-type="string" calcext:value-type="string">
            <text:p>2660-03-20T00:00:00</text:p>
          </table:table-cell>
          <table:table-cell office:value-type="float" office:value="2692683.5" calcext:value-type="float">
            <text:p>2692683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8.5" calcext:value-type="float">
            <text:p>2693048.5</text:p>
          </table:table-cell>
          <table:table-cell office:value-type="string" calcext:value-type="string">
            <text:p>2661-03-20T00:00:00</text:p>
          </table:table-cell>
          <table:table-cell office:value-type="float" office:value="2693048.5" calcext:value-type="float">
            <text:p>2693048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4.5" calcext:value-type="float">
            <text:p>2693414.5</text:p>
          </table:table-cell>
          <table:table-cell office:value-type="string" calcext:value-type="string">
            <text:p>2662-03-21T00:00:00</text:p>
          </table:table-cell>
          <table:table-cell office:value-type="float" office:value="2693414.5" calcext:value-type="float">
            <text:p>2693414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9.5" calcext:value-type="float">
            <text:p>2693779.5</text:p>
          </table:table-cell>
          <table:table-cell office:value-type="string" calcext:value-type="string">
            <text:p>2663-03-21T00:00:00</text:p>
          </table:table-cell>
          <table:table-cell office:value-type="float" office:value="2693779.5" calcext:value-type="float">
            <text:p>2693779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4.5" calcext:value-type="float">
            <text:p>2694144.5</text:p>
          </table:table-cell>
          <table:table-cell office:value-type="string" calcext:value-type="string">
            <text:p>2664-03-20T00:00:00</text:p>
          </table:table-cell>
          <table:table-cell office:value-type="float" office:value="2694144.5" calcext:value-type="float">
            <text:p>2694144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9.5" calcext:value-type="float">
            <text:p>2694509.5</text:p>
          </table:table-cell>
          <table:table-cell office:value-type="string" calcext:value-type="string">
            <text:p>2665-03-20T00:00:00</text:p>
          </table:table-cell>
          <table:table-cell office:value-type="float" office:value="2694509.5" calcext:value-type="float">
            <text:p>2694509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5.5" calcext:value-type="float">
            <text:p>2694875.5</text:p>
          </table:table-cell>
          <table:table-cell office:value-type="string" calcext:value-type="string">
            <text:p>2666-03-21T00:00:00</text:p>
          </table:table-cell>
          <table:table-cell office:value-type="float" office:value="2694875.5" calcext:value-type="float">
            <text:p>2694875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40.5" calcext:value-type="float">
            <text:p>2695240.5</text:p>
          </table:table-cell>
          <table:table-cell office:value-type="string" calcext:value-type="string">
            <text:p>2667-03-21T00:00:00</text:p>
          </table:table-cell>
          <table:table-cell office:value-type="float" office:value="2695240.5" calcext:value-type="float">
            <text:p>2695240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5.5" calcext:value-type="float">
            <text:p>2695605.5</text:p>
          </table:table-cell>
          <table:table-cell office:value-type="string" calcext:value-type="string">
            <text:p>2668-03-20T00:00:00</text:p>
          </table:table-cell>
          <table:table-cell office:value-type="float" office:value="2695605.5" calcext:value-type="float">
            <text:p>2695605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70.5" calcext:value-type="float">
            <text:p>2695970.5</text:p>
          </table:table-cell>
          <table:table-cell office:value-type="string" calcext:value-type="string">
            <text:p>2669-03-20T00:00:00</text:p>
          </table:table-cell>
          <table:table-cell office:value-type="float" office:value="2695970.5" calcext:value-type="float">
            <text:p>2695970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6.5" calcext:value-type="float">
            <text:p>2696336.5</text:p>
          </table:table-cell>
          <table:table-cell office:value-type="string" calcext:value-type="string">
            <text:p>2670-03-21T00:00:00</text:p>
          </table:table-cell>
          <table:table-cell office:value-type="float" office:value="2696336.5" calcext:value-type="float">
            <text:p>2696336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701.5" calcext:value-type="float">
            <text:p>2696701.5</text:p>
          </table:table-cell>
          <table:table-cell office:value-type="string" calcext:value-type="string">
            <text:p>2671-03-21T00:00:00</text:p>
          </table:table-cell>
          <table:table-cell office:value-type="float" office:value="2696701.5" calcext:value-type="float">
            <text:p>2696701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6.5" calcext:value-type="float">
            <text:p>2697066.5</text:p>
          </table:table-cell>
          <table:table-cell office:value-type="string" calcext:value-type="string">
            <text:p>2672-03-20T00:00:00</text:p>
          </table:table-cell>
          <table:table-cell office:value-type="float" office:value="2697066.5" calcext:value-type="float">
            <text:p>2697066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31.5" calcext:value-type="float">
            <text:p>2697431.5</text:p>
          </table:table-cell>
          <table:table-cell office:value-type="string" calcext:value-type="string">
            <text:p>2673-03-20T00:00:00</text:p>
          </table:table-cell>
          <table:table-cell office:value-type="float" office:value="2697431.5" calcext:value-type="float">
            <text:p>2697431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7.5" calcext:value-type="float">
            <text:p>2697797.5</text:p>
          </table:table-cell>
          <table:table-cell office:value-type="string" calcext:value-type="string">
            <text:p>2674-03-21T00:00:00</text:p>
          </table:table-cell>
          <table:table-cell office:value-type="float" office:value="2697797.5" calcext:value-type="float">
            <text:p>2697797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2.5" calcext:value-type="float">
            <text:p>2698162.5</text:p>
          </table:table-cell>
          <table:table-cell office:value-type="string" calcext:value-type="string">
            <text:p>2675-03-21T00:00:00</text:p>
          </table:table-cell>
          <table:table-cell office:value-type="float" office:value="2698162.5" calcext:value-type="float">
            <text:p>2698162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7.5" calcext:value-type="float">
            <text:p>2698527.5</text:p>
          </table:table-cell>
          <table:table-cell office:value-type="string" calcext:value-type="string">
            <text:p>2676-03-20T00:00:00</text:p>
          </table:table-cell>
          <table:table-cell office:value-type="float" office:value="2698527.5" calcext:value-type="float">
            <text:p>2698527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2.5" calcext:value-type="float">
            <text:p>2698892.5</text:p>
          </table:table-cell>
          <table:table-cell office:value-type="string" calcext:value-type="string">
            <text:p>2677-03-20T00:00:00</text:p>
          </table:table-cell>
          <table:table-cell office:value-type="float" office:value="2698892.5" calcext:value-type="float">
            <text:p>2698892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7.5" calcext:value-type="float">
            <text:p>2699257.5</text:p>
          </table:table-cell>
          <table:table-cell office:value-type="string" calcext:value-type="string">
            <text:p>2678-03-21T00:00:00</text:p>
          </table:table-cell>
          <table:table-cell office:value-type="float" office:value="2699258.5" calcext:value-type="float">
            <text:p>2699258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3.5" calcext:value-type="float">
            <text:p>2699623.5</text:p>
          </table:table-cell>
          <table:table-cell office:value-type="string" calcext:value-type="string">
            <text:p>2679-03-21T00:00:00</text:p>
          </table:table-cell>
          <table:table-cell office:value-type="float" office:value="2699623.5" calcext:value-type="float">
            <text:p>2699623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8.5" calcext:value-type="float">
            <text:p>2699988.5</text:p>
          </table:table-cell>
          <table:table-cell office:value-type="string" calcext:value-type="string">
            <text:p>2680-03-20T00:00:00</text:p>
          </table:table-cell>
          <table:table-cell office:value-type="float" office:value="2699988.5" calcext:value-type="float">
            <text:p>2699988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3.5" calcext:value-type="float">
            <text:p>2700353.5</text:p>
          </table:table-cell>
          <table:table-cell office:value-type="string" calcext:value-type="string">
            <text:p>2681-03-20T00:00:00</text:p>
          </table:table-cell>
          <table:table-cell office:value-type="float" office:value="2700353.5" calcext:value-type="float">
            <text:p>2700353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8.5" calcext:value-type="float">
            <text:p>2700718.5</text:p>
          </table:table-cell>
          <table:table-cell office:value-type="string" calcext:value-type="string">
            <text:p>2682-03-21T00:00:00</text:p>
          </table:table-cell>
          <table:table-cell office:value-type="float" office:value="2700719.5" calcext:value-type="float">
            <text:p>2700719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4.5" calcext:value-type="float">
            <text:p>2701084.5</text:p>
          </table:table-cell>
          <table:table-cell office:value-type="string" calcext:value-type="string">
            <text:p>2683-03-21T00:00:00</text:p>
          </table:table-cell>
          <table:table-cell office:value-type="float" office:value="2701084.5" calcext:value-type="float">
            <text:p>2701084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9.5" calcext:value-type="float">
            <text:p>2701449.5</text:p>
          </table:table-cell>
          <table:table-cell office:value-type="string" calcext:value-type="string">
            <text:p>2684-03-20T00:00:00</text:p>
          </table:table-cell>
          <table:table-cell office:value-type="float" office:value="2701449.5" calcext:value-type="float">
            <text:p>2701449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4.5" calcext:value-type="float">
            <text:p>2701814.5</text:p>
          </table:table-cell>
          <table:table-cell office:value-type="string" calcext:value-type="string">
            <text:p>2685-03-20T00:00:00</text:p>
          </table:table-cell>
          <table:table-cell office:value-type="float" office:value="2701814.5" calcext:value-type="float">
            <text:p>2701814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9.5" calcext:value-type="float">
            <text:p>2702179.5</text:p>
          </table:table-cell>
          <table:table-cell office:value-type="string" calcext:value-type="string">
            <text:p>2686-03-21T00:00:00</text:p>
          </table:table-cell>
          <table:table-cell office:value-type="float" office:value="2702180.5" calcext:value-type="float">
            <text:p>2702180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5.5" calcext:value-type="float">
            <text:p>2702545.5</text:p>
          </table:table-cell>
          <table:table-cell office:value-type="string" calcext:value-type="string">
            <text:p>2687-03-21T00:00:00</text:p>
          </table:table-cell>
          <table:table-cell office:value-type="float" office:value="2702545.5" calcext:value-type="float">
            <text:p>2702545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10.5" calcext:value-type="float">
            <text:p>2702910.5</text:p>
          </table:table-cell>
          <table:table-cell office:value-type="string" calcext:value-type="string">
            <text:p>2688-03-20T00:00:00</text:p>
          </table:table-cell>
          <table:table-cell office:value-type="float" office:value="2702910.5" calcext:value-type="float">
            <text:p>2702910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5.5" calcext:value-type="float">
            <text:p>2703275.5</text:p>
          </table:table-cell>
          <table:table-cell office:value-type="string" calcext:value-type="string">
            <text:p>2689-03-20T00:00:00</text:p>
          </table:table-cell>
          <table:table-cell office:value-type="float" office:value="2703275.5" calcext:value-type="float">
            <text:p>2703275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40.5" calcext:value-type="float">
            <text:p>2703640.5</text:p>
          </table:table-cell>
          <table:table-cell office:value-type="string" calcext:value-type="string">
            <text:p>2690-03-21T00:00:00</text:p>
          </table:table-cell>
          <table:table-cell office:value-type="float" office:value="2703641.5" calcext:value-type="float">
            <text:p>2703641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6.5" calcext:value-type="float">
            <text:p>2704006.5</text:p>
          </table:table-cell>
          <table:table-cell office:value-type="string" calcext:value-type="string">
            <text:p>2691-03-21T00:00:00</text:p>
          </table:table-cell>
          <table:table-cell office:value-type="float" office:value="2704006.5" calcext:value-type="float">
            <text:p>2704006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71.5" calcext:value-type="float">
            <text:p>2704371.5</text:p>
          </table:table-cell>
          <table:table-cell office:value-type="string" calcext:value-type="string">
            <text:p>2692-03-20T00:00:00</text:p>
          </table:table-cell>
          <table:table-cell office:value-type="float" office:value="2704371.5" calcext:value-type="float">
            <text:p>2704371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6.5" calcext:value-type="float">
            <text:p>2704736.5</text:p>
          </table:table-cell>
          <table:table-cell office:value-type="string" calcext:value-type="string">
            <text:p>2693-03-20T00:00:00</text:p>
          </table:table-cell>
          <table:table-cell office:value-type="float" office:value="2704736.5" calcext:value-type="float">
            <text:p>2704736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101.5" calcext:value-type="float">
            <text:p>2705101.5</text:p>
          </table:table-cell>
          <table:table-cell office:value-type="string" calcext:value-type="string">
            <text:p>2694-03-20T00:00:00</text:p>
          </table:table-cell>
          <table:table-cell office:value-type="float" office:value="2705101.5" calcext:value-type="float">
            <text:p>2705101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7.5" calcext:value-type="float">
            <text:p>2705467.5</text:p>
          </table:table-cell>
          <table:table-cell office:value-type="string" calcext:value-type="string">
            <text:p>2695-03-21T00:00:00</text:p>
          </table:table-cell>
          <table:table-cell office:value-type="float" office:value="2705467.5" calcext:value-type="float">
            <text:p>2705467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2.5" calcext:value-type="float">
            <text:p>2705832.5</text:p>
          </table:table-cell>
          <table:table-cell office:value-type="string" calcext:value-type="string">
            <text:p>2696-03-20T00:00:00</text:p>
          </table:table-cell>
          <table:table-cell office:value-type="float" office:value="2705832.5" calcext:value-type="float">
            <text:p>2705832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7.5" calcext:value-type="float">
            <text:p>2706197.5</text:p>
          </table:table-cell>
          <table:table-cell office:value-type="string" calcext:value-type="string">
            <text:p>2697-03-20T00:00:00</text:p>
          </table:table-cell>
          <table:table-cell office:value-type="float" office:value="2706197.5" calcext:value-type="float">
            <text:p>2706197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2.5" calcext:value-type="float">
            <text:p>2706562.5</text:p>
          </table:table-cell>
          <table:table-cell office:value-type="string" calcext:value-type="string">
            <text:p>2698-03-20T00:00:00</text:p>
          </table:table-cell>
          <table:table-cell office:value-type="float" office:value="2706562.5" calcext:value-type="float">
            <text:p>2706562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8.5" calcext:value-type="float">
            <text:p>2706928.5</text:p>
          </table:table-cell>
          <table:table-cell office:value-type="string" calcext:value-type="string">
            <text:p>2699-03-21T00:00:00</text:p>
          </table:table-cell>
          <table:table-cell office:value-type="float" office:value="2706928.5" calcext:value-type="float">
            <text:p>2706928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3.5" calcext:value-type="float">
            <text:p>2707293.5</text:p>
          </table:table-cell>
          <table:table-cell office:value-type="string" calcext:value-type="string">
            <text:p>2700-03-21T00:00:00</text:p>
          </table:table-cell>
          <table:table-cell office:value-type="float" office:value="2707293.5" calcext:value-type="float">
            <text:p>2707293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8.5" calcext:value-type="float">
            <text:p>2707658.5</text:p>
          </table:table-cell>
          <table:table-cell office:value-type="string" calcext:value-type="string">
            <text:p>2701-03-21T00:00:00</text:p>
          </table:table-cell>
          <table:table-cell office:value-type="float" office:value="2707658.5" calcext:value-type="float">
            <text:p>2707658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3.5" calcext:value-type="float">
            <text:p>2708023.5</text:p>
          </table:table-cell>
          <table:table-cell office:value-type="string" calcext:value-type="string">
            <text:p>2702-03-21T00:00:00</text:p>
          </table:table-cell>
          <table:table-cell office:value-type="float" office:value="2708023.5" calcext:value-type="float">
            <text:p>2708023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9.5" calcext:value-type="float">
            <text:p>2708389.5</text:p>
          </table:table-cell>
          <table:table-cell office:value-type="string" calcext:value-type="string">
            <text:p>2703-03-22T00:00:00</text:p>
          </table:table-cell>
          <table:table-cell office:value-type="float" office:value="2708389.5" calcext:value-type="float">
            <text:p>2708389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4.5" calcext:value-type="float">
            <text:p>2708754.5</text:p>
          </table:table-cell>
          <table:table-cell office:value-type="string" calcext:value-type="string">
            <text:p>2704-03-21T00:00:00</text:p>
          </table:table-cell>
          <table:table-cell office:value-type="float" office:value="2708754.5" calcext:value-type="float">
            <text:p>2708754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9.5" calcext:value-type="float">
            <text:p>2709119.5</text:p>
          </table:table-cell>
          <table:table-cell office:value-type="string" calcext:value-type="string">
            <text:p>2705-03-21T00:00:00</text:p>
          </table:table-cell>
          <table:table-cell office:value-type="float" office:value="2709119.5" calcext:value-type="float">
            <text:p>2709119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4.5" calcext:value-type="float">
            <text:p>2709484.5</text:p>
          </table:table-cell>
          <table:table-cell office:value-type="string" calcext:value-type="string">
            <text:p>2706-03-21T00:00:00</text:p>
          </table:table-cell>
          <table:table-cell office:value-type="float" office:value="2709484.5" calcext:value-type="float">
            <text:p>2709484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50.5" calcext:value-type="float">
            <text:p>2709850.5</text:p>
          </table:table-cell>
          <table:table-cell office:value-type="string" calcext:value-type="string">
            <text:p>2707-03-22T00:00:00</text:p>
          </table:table-cell>
          <table:table-cell office:value-type="float" office:value="2709850.5" calcext:value-type="float">
            <text:p>2709850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5.5" calcext:value-type="float">
            <text:p>2710215.5</text:p>
          </table:table-cell>
          <table:table-cell office:value-type="string" calcext:value-type="string">
            <text:p>2708-03-21T00:00:00</text:p>
          </table:table-cell>
          <table:table-cell office:value-type="float" office:value="2710215.5" calcext:value-type="float">
            <text:p>2710215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80.5" calcext:value-type="float">
            <text:p>2710580.5</text:p>
          </table:table-cell>
          <table:table-cell office:value-type="string" calcext:value-type="string">
            <text:p>2709-03-21T00:00:00</text:p>
          </table:table-cell>
          <table:table-cell office:value-type="float" office:value="2710580.5" calcext:value-type="float">
            <text:p>2710580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5.5" calcext:value-type="float">
            <text:p>2710945.5</text:p>
          </table:table-cell>
          <table:table-cell office:value-type="string" calcext:value-type="string">
            <text:p>2710-03-21T00:00:00</text:p>
          </table:table-cell>
          <table:table-cell office:value-type="float" office:value="2710945.5" calcext:value-type="float">
            <text:p>2710945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10.5" calcext:value-type="float">
            <text:p>2711310.5</text:p>
          </table:table-cell>
          <table:table-cell office:value-type="string" calcext:value-type="string">
            <text:p>2711-03-22T00:00:00</text:p>
          </table:table-cell>
          <table:table-cell office:value-type="float" office:value="2711311.5" calcext:value-type="float">
            <text:p>2711311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6.5" calcext:value-type="float">
            <text:p>2711676.5</text:p>
          </table:table-cell>
          <table:table-cell office:value-type="string" calcext:value-type="string">
            <text:p>2712-03-21T00:00:00</text:p>
          </table:table-cell>
          <table:table-cell office:value-type="float" office:value="2711676.5" calcext:value-type="float">
            <text:p>2711676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41.5" calcext:value-type="float">
            <text:p>2712041.5</text:p>
          </table:table-cell>
          <table:table-cell office:value-type="string" calcext:value-type="string">
            <text:p>2713-03-21T00:00:00</text:p>
          </table:table-cell>
          <table:table-cell office:value-type="float" office:value="2712041.5" calcext:value-type="float">
            <text:p>2712041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6.5" calcext:value-type="float">
            <text:p>2712406.5</text:p>
          </table:table-cell>
          <table:table-cell office:value-type="string" calcext:value-type="string">
            <text:p>2714-03-21T00:00:00</text:p>
          </table:table-cell>
          <table:table-cell office:value-type="float" office:value="2712406.5" calcext:value-type="float">
            <text:p>2712406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71.5" calcext:value-type="float">
            <text:p>2712771.5</text:p>
          </table:table-cell>
          <table:table-cell office:value-type="string" calcext:value-type="string">
            <text:p>2715-03-22T00:00:00</text:p>
          </table:table-cell>
          <table:table-cell office:value-type="float" office:value="2712772.5" calcext:value-type="float">
            <text:p>2712772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7.5" calcext:value-type="float">
            <text:p>2713137.5</text:p>
          </table:table-cell>
          <table:table-cell office:value-type="string" calcext:value-type="string">
            <text:p>2716-03-21T00:00:00</text:p>
          </table:table-cell>
          <table:table-cell office:value-type="float" office:value="2713137.5" calcext:value-type="float">
            <text:p>2713137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2.5" calcext:value-type="float">
            <text:p>2713502.5</text:p>
          </table:table-cell>
          <table:table-cell office:value-type="string" calcext:value-type="string">
            <text:p>2717-03-21T00:00:00</text:p>
          </table:table-cell>
          <table:table-cell office:value-type="float" office:value="2713502.5" calcext:value-type="float">
            <text:p>2713502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7.5" calcext:value-type="float">
            <text:p>2713867.5</text:p>
          </table:table-cell>
          <table:table-cell office:value-type="string" calcext:value-type="string">
            <text:p>2718-03-21T00:00:00</text:p>
          </table:table-cell>
          <table:table-cell office:value-type="float" office:value="2713867.5" calcext:value-type="float">
            <text:p>2713867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2.5" calcext:value-type="float">
            <text:p>2714232.5</text:p>
          </table:table-cell>
          <table:table-cell office:value-type="string" calcext:value-type="string">
            <text:p>2719-03-22T00:00:00</text:p>
          </table:table-cell>
          <table:table-cell office:value-type="float" office:value="2714233.5" calcext:value-type="float">
            <text:p>2714233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8.5" calcext:value-type="float">
            <text:p>2714598.5</text:p>
          </table:table-cell>
          <table:table-cell office:value-type="string" calcext:value-type="string">
            <text:p>2720-03-21T00:00:00</text:p>
          </table:table-cell>
          <table:table-cell office:value-type="float" office:value="2714598.5" calcext:value-type="float">
            <text:p>2714598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3.5" calcext:value-type="float">
            <text:p>2714963.5</text:p>
          </table:table-cell>
          <table:table-cell office:value-type="string" calcext:value-type="string">
            <text:p>2721-03-21T00:00:00</text:p>
          </table:table-cell>
          <table:table-cell office:value-type="float" office:value="2714963.5" calcext:value-type="float">
            <text:p>2714963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8.5" calcext:value-type="float">
            <text:p>2715328.5</text:p>
          </table:table-cell>
          <table:table-cell office:value-type="string" calcext:value-type="string">
            <text:p>2722-03-21T00:00:00</text:p>
          </table:table-cell>
          <table:table-cell office:value-type="float" office:value="2715328.5" calcext:value-type="float">
            <text:p>2715328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2T00:00:00</text:p>
          </table:table-cell>
          <table:table-cell office:value-type="float" office:value="2715694.5" calcext:value-type="float">
            <text:p>2715694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9.5" calcext:value-type="float">
            <text:p>2716059.5</text:p>
          </table:table-cell>
          <table:table-cell office:value-type="string" calcext:value-type="string">
            <text:p>2724-03-21T00:00:00</text:p>
          </table:table-cell>
          <table:table-cell office:value-type="float" office:value="2716059.5" calcext:value-type="float">
            <text:p>2716059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4.5" calcext:value-type="float">
            <text:p>2716424.5</text:p>
          </table:table-cell>
          <table:table-cell office:value-type="string" calcext:value-type="string">
            <text:p>2725-03-21T00:00:00</text:p>
          </table:table-cell>
          <table:table-cell office:value-type="float" office:value="2716424.5" calcext:value-type="float">
            <text:p>2716424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9.5" calcext:value-type="float">
            <text:p>2716789.5</text:p>
          </table:table-cell>
          <table:table-cell office:value-type="string" calcext:value-type="string">
            <text:p>2726-03-21T00:00:00</text:p>
          </table:table-cell>
          <table:table-cell office:value-type="float" office:value="2716789.5" calcext:value-type="float">
            <text:p>2716789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4.5" calcext:value-type="float">
            <text:p>2717154.5</text:p>
          </table:table-cell>
          <table:table-cell office:value-type="string" calcext:value-type="string">
            <text:p>2727-03-21T00:00:00</text:p>
          </table:table-cell>
          <table:table-cell office:value-type="float" office:value="2717154.5" calcext:value-type="float">
            <text:p>2717154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20.5" calcext:value-type="float">
            <text:p>2717520.5</text:p>
          </table:table-cell>
          <table:table-cell office:value-type="string" calcext:value-type="string">
            <text:p>2728-03-21T00:00:00</text:p>
          </table:table-cell>
          <table:table-cell office:value-type="float" office:value="2717520.5" calcext:value-type="float">
            <text:p>2717520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5.5" calcext:value-type="float">
            <text:p>2717885.5</text:p>
          </table:table-cell>
          <table:table-cell office:value-type="string" calcext:value-type="string">
            <text:p>2729-03-21T00:00:00</text:p>
          </table:table-cell>
          <table:table-cell office:value-type="float" office:value="2717885.5" calcext:value-type="float">
            <text:p>2717885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50.5" calcext:value-type="float">
            <text:p>2718250.5</text:p>
          </table:table-cell>
          <table:table-cell office:value-type="string" calcext:value-type="string">
            <text:p>2730-03-21T00:00:00</text:p>
          </table:table-cell>
          <table:table-cell office:value-type="float" office:value="2718250.5" calcext:value-type="float">
            <text:p>2718250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5.5" calcext:value-type="float">
            <text:p>2718615.5</text:p>
          </table:table-cell>
          <table:table-cell office:value-type="string" calcext:value-type="string">
            <text:p>2731-03-21T00:00:00</text:p>
          </table:table-cell>
          <table:table-cell office:value-type="float" office:value="2718615.5" calcext:value-type="float">
            <text:p>2718615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81.5" calcext:value-type="float">
            <text:p>2718981.5</text:p>
          </table:table-cell>
          <table:table-cell office:value-type="string" calcext:value-type="string">
            <text:p>2732-03-21T00:00:00</text:p>
          </table:table-cell>
          <table:table-cell office:value-type="float" office:value="2718981.5" calcext:value-type="float">
            <text:p>2718981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6.5" calcext:value-type="float">
            <text:p>2719346.5</text:p>
          </table:table-cell>
          <table:table-cell office:value-type="string" calcext:value-type="string">
            <text:p>2733-03-21T00:00:00</text:p>
          </table:table-cell>
          <table:table-cell office:value-type="float" office:value="2719346.5" calcext:value-type="float">
            <text:p>2719346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11.5" calcext:value-type="float">
            <text:p>2719711.5</text:p>
          </table:table-cell>
          <table:table-cell office:value-type="string" calcext:value-type="string">
            <text:p>2734-03-21T00:00:00</text:p>
          </table:table-cell>
          <table:table-cell office:value-type="float" office:value="2719711.5" calcext:value-type="float">
            <text:p>2719711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6.5" calcext:value-type="float">
            <text:p>2720076.5</text:p>
          </table:table-cell>
          <table:table-cell office:value-type="string" calcext:value-type="string">
            <text:p>2735-03-21T00:00:00</text:p>
          </table:table-cell>
          <table:table-cell office:value-type="float" office:value="2720076.5" calcext:value-type="float">
            <text:p>2720076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2.5" calcext:value-type="float">
            <text:p>2720442.5</text:p>
          </table:table-cell>
          <table:table-cell office:value-type="string" calcext:value-type="string">
            <text:p>2736-03-21T00:00:00</text:p>
          </table:table-cell>
          <table:table-cell office:value-type="float" office:value="2720442.5" calcext:value-type="float">
            <text:p>2720442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7.5" calcext:value-type="float">
            <text:p>2720807.5</text:p>
          </table:table-cell>
          <table:table-cell office:value-type="string" calcext:value-type="string">
            <text:p>2737-03-21T00:00:00</text:p>
          </table:table-cell>
          <table:table-cell office:value-type="float" office:value="2720807.5" calcext:value-type="float">
            <text:p>2720807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2.5" calcext:value-type="float">
            <text:p>2721172.5</text:p>
          </table:table-cell>
          <table:table-cell office:value-type="string" calcext:value-type="string">
            <text:p>2738-03-21T00:00:00</text:p>
          </table:table-cell>
          <table:table-cell office:value-type="float" office:value="2721172.5" calcext:value-type="float">
            <text:p>2721172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7.5" calcext:value-type="float">
            <text:p>2721537.5</text:p>
          </table:table-cell>
          <table:table-cell office:value-type="string" calcext:value-type="string">
            <text:p>2739-03-21T00:00:00</text:p>
          </table:table-cell>
          <table:table-cell office:value-type="float" office:value="2721537.5" calcext:value-type="float">
            <text:p>2721537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3.5" calcext:value-type="float">
            <text:p>2721903.5</text:p>
          </table:table-cell>
          <table:table-cell office:value-type="string" calcext:value-type="string">
            <text:p>2740-03-21T00:00:00</text:p>
          </table:table-cell>
          <table:table-cell office:value-type="float" office:value="2721903.5" calcext:value-type="float">
            <text:p>2721903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8.5" calcext:value-type="float">
            <text:p>2722268.5</text:p>
          </table:table-cell>
          <table:table-cell office:value-type="string" calcext:value-type="string">
            <text:p>2741-03-21T00:00:00</text:p>
          </table:table-cell>
          <table:table-cell office:value-type="float" office:value="2722268.5" calcext:value-type="float">
            <text:p>2722268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3.5" calcext:value-type="float">
            <text:p>2722633.5</text:p>
          </table:table-cell>
          <table:table-cell office:value-type="string" calcext:value-type="string">
            <text:p>2742-03-21T00:00:00</text:p>
          </table:table-cell>
          <table:table-cell office:value-type="float" office:value="2722633.5" calcext:value-type="float">
            <text:p>2722633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8.5" calcext:value-type="float">
            <text:p>2722998.5</text:p>
          </table:table-cell>
          <table:table-cell office:value-type="string" calcext:value-type="string">
            <text:p>2743-03-21T00:00:00</text:p>
          </table:table-cell>
          <table:table-cell office:value-type="float" office:value="2722998.5" calcext:value-type="float">
            <text:p>2722998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03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9.5" calcext:value-type="float">
            <text:p>2723729.5</text:p>
          </table:table-cell>
          <table:table-cell office:value-type="string" calcext:value-type="string">
            <text:p>2745-03-21T00:00:00</text:p>
          </table:table-cell>
          <table:table-cell office:value-type="float" office:value="2723729.5" calcext:value-type="float">
            <text:p>2723729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4.5" calcext:value-type="float">
            <text:p>2724094.5</text:p>
          </table:table-cell>
          <table:table-cell office:value-type="string" calcext:value-type="string">
            <text:p>2746-03-21T00:00:00</text:p>
          </table:table-cell>
          <table:table-cell office:value-type="float" office:value="2724094.5" calcext:value-type="float">
            <text:p>2724094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9.5" calcext:value-type="float">
            <text:p>2724459.5</text:p>
          </table:table-cell>
          <table:table-cell office:value-type="string" calcext:value-type="string">
            <text:p>2747-03-21T00:00:00</text:p>
          </table:table-cell>
          <table:table-cell office:value-type="float" office:value="2724459.5" calcext:value-type="float">
            <text:p>2724459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03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90.5" calcext:value-type="float">
            <text:p>2725190.5</text:p>
          </table:table-cell>
          <table:table-cell office:value-type="string" calcext:value-type="string">
            <text:p>2749-03-21T00:00:00</text:p>
          </table:table-cell>
          <table:table-cell office:value-type="float" office:value="2725190.5" calcext:value-type="float">
            <text:p>2725190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5.5" calcext:value-type="float">
            <text:p>2725555.5</text:p>
          </table:table-cell>
          <table:table-cell office:value-type="string" calcext:value-type="string">
            <text:p>2750-03-21T00:00:00</text:p>
          </table:table-cell>
          <table:table-cell office:value-type="float" office:value="2725555.5" calcext:value-type="float">
            <text:p>2725555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20.5" calcext:value-type="float">
            <text:p>2725920.5</text:p>
          </table:table-cell>
          <table:table-cell office:value-type="string" calcext:value-type="string">
            <text:p>2751-03-21T00:00:00</text:p>
          </table:table-cell>
          <table:table-cell office:value-type="float" office:value="2725920.5" calcext:value-type="float">
            <text:p>2725920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03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51.5" calcext:value-type="float">
            <text:p>2726651.5</text:p>
          </table:table-cell>
          <table:table-cell office:value-type="string" calcext:value-type="string">
            <text:p>2753-03-21T00:00:00</text:p>
          </table:table-cell>
          <table:table-cell office:value-type="float" office:value="2726651.5" calcext:value-type="float">
            <text:p>2726651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6.5" calcext:value-type="float">
            <text:p>2727016.5</text:p>
          </table:table-cell>
          <table:table-cell office:value-type="string" calcext:value-type="string">
            <text:p>2754-03-21T00:00:00</text:p>
          </table:table-cell>
          <table:table-cell office:value-type="float" office:value="2727016.5" calcext:value-type="float">
            <text:p>2727016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81.5" calcext:value-type="float">
            <text:p>2727381.5</text:p>
          </table:table-cell>
          <table:table-cell office:value-type="string" calcext:value-type="string">
            <text:p>2755-03-21T00:00:00</text:p>
          </table:table-cell>
          <table:table-cell office:value-type="float" office:value="2727381.5" calcext:value-type="float">
            <text:p>2727381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6.5" calcext:value-type="float">
            <text:p>2727746.5</text:p>
          </table:table-cell>
          <table:table-cell office:value-type="string" calcext:value-type="string">
            <text:p>2756-03-21T00:00:00</text:p>
          </table:table-cell>
          <table:table-cell office:value-type="float" office:value="2727747.5" calcext:value-type="float">
            <text:p>2727747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2.5" calcext:value-type="float">
            <text:p>2728112.5</text:p>
          </table:table-cell>
          <table:table-cell office:value-type="string" calcext:value-type="string">
            <text:p>2757-03-21T00:00:00</text:p>
          </table:table-cell>
          <table:table-cell office:value-type="float" office:value="2728112.5" calcext:value-type="float">
            <text:p>2728112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7.5" calcext:value-type="float">
            <text:p>2728477.5</text:p>
          </table:table-cell>
          <table:table-cell office:value-type="string" calcext:value-type="string">
            <text:p>2758-03-21T00:00:00</text:p>
          </table:table-cell>
          <table:table-cell office:value-type="float" office:value="2728477.5" calcext:value-type="float">
            <text:p>2728477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2.5" calcext:value-type="float">
            <text:p>2728842.5</text:p>
          </table:table-cell>
          <table:table-cell office:value-type="string" calcext:value-type="string">
            <text:p>2759-03-21T00:00:00</text:p>
          </table:table-cell>
          <table:table-cell office:value-type="float" office:value="2728842.5" calcext:value-type="float">
            <text:p>2728842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7.5" calcext:value-type="float">
            <text:p>2729207.5</text:p>
          </table:table-cell>
          <table:table-cell office:value-type="string" calcext:value-type="string">
            <text:p>2760-03-20T00:00:00</text:p>
          </table:table-cell>
          <table:table-cell office:value-type="float" office:value="2729207.5" calcext:value-type="float">
            <text:p>2729207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3.5" calcext:value-type="float">
            <text:p>2729573.5</text:p>
          </table:table-cell>
          <table:table-cell office:value-type="string" calcext:value-type="string">
            <text:p>2761-03-21T00:00:00</text:p>
          </table:table-cell>
          <table:table-cell office:value-type="float" office:value="2729573.5" calcext:value-type="float">
            <text:p>2729573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8.5" calcext:value-type="float">
            <text:p>2729938.5</text:p>
          </table:table-cell>
          <table:table-cell office:value-type="string" calcext:value-type="string">
            <text:p>2762-03-21T00:00:00</text:p>
          </table:table-cell>
          <table:table-cell office:value-type="float" office:value="2729938.5" calcext:value-type="float">
            <text:p>2729938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3.5" calcext:value-type="float">
            <text:p>2730303.5</text:p>
          </table:table-cell>
          <table:table-cell office:value-type="string" calcext:value-type="string">
            <text:p>2763-03-21T00:00:00</text:p>
          </table:table-cell>
          <table:table-cell office:value-type="float" office:value="2730303.5" calcext:value-type="float">
            <text:p>2730303.5</text:p>
          </table:table-cell>
          <table:table-cell office:value-type="float" office:value="335657.571691" calcext:value-type="float">
            <text:p>335657.571691</text:p>
          </table:table-cell>
          <table:table-cell office:value-type="float" office:value="0.428309" calcext:value-type="float">
            <text:p>0.428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8.5" calcext:value-type="float">
            <text:p>2730668.5</text:p>
          </table:table-cell>
          <table:table-cell office:value-type="string" calcext:value-type="string">
            <text:p>2764-03-20T00:00:00</text:p>
          </table:table-cell>
          <table:table-cell office:value-type="float" office:value="2730668.5" calcext:value-type="float">
            <text:p>2730668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4.5" calcext:value-type="float">
            <text:p>2731034.5</text:p>
          </table:table-cell>
          <table:table-cell office:value-type="string" calcext:value-type="string">
            <text:p>2765-03-21T00:00:00</text:p>
          </table:table-cell>
          <table:table-cell office:value-type="float" office:value="2731034.5" calcext:value-type="float">
            <text:p>2731034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9.5" calcext:value-type="float">
            <text:p>2731399.5</text:p>
          </table:table-cell>
          <table:table-cell office:value-type="string" calcext:value-type="string">
            <text:p>2766-03-21T00:00:00</text:p>
          </table:table-cell>
          <table:table-cell office:value-type="float" office:value="2731399.5" calcext:value-type="float">
            <text:p>2731399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4.5" calcext:value-type="float">
            <text:p>2731764.5</text:p>
          </table:table-cell>
          <table:table-cell office:value-type="string" calcext:value-type="string">
            <text:p>2767-03-21T00:00:00</text:p>
          </table:table-cell>
          <table:table-cell office:value-type="float" office:value="2731764.5" calcext:value-type="float">
            <text:p>2731764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9.5" calcext:value-type="float">
            <text:p>2732129.5</text:p>
          </table:table-cell>
          <table:table-cell office:value-type="string" calcext:value-type="string">
            <text:p>2768-03-20T00:00:00</text:p>
          </table:table-cell>
          <table:table-cell office:value-type="float" office:value="2732129.5" calcext:value-type="float">
            <text:p>2732129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5.5" calcext:value-type="float">
            <text:p>2732495.5</text:p>
          </table:table-cell>
          <table:table-cell office:value-type="string" calcext:value-type="string">
            <text:p>2769-03-21T00:00:00</text:p>
          </table:table-cell>
          <table:table-cell office:value-type="float" office:value="2732495.5" calcext:value-type="float">
            <text:p>2732495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60.5" calcext:value-type="float">
            <text:p>2732860.5</text:p>
          </table:table-cell>
          <table:table-cell office:value-type="string" calcext:value-type="string">
            <text:p>2770-03-21T00:00:00</text:p>
          </table:table-cell>
          <table:table-cell office:value-type="float" office:value="2732860.5" calcext:value-type="float">
            <text:p>2732860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5.5" calcext:value-type="float">
            <text:p>2733225.5</text:p>
          </table:table-cell>
          <table:table-cell office:value-type="string" calcext:value-type="string">
            <text:p>2771-03-21T00:00:00</text:p>
          </table:table-cell>
          <table:table-cell office:value-type="float" office:value="2733225.5" calcext:value-type="float">
            <text:p>2733225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90.5" calcext:value-type="float">
            <text:p>2733590.5</text:p>
          </table:table-cell>
          <table:table-cell office:value-type="string" calcext:value-type="string">
            <text:p>2772-03-20T00:00:00</text:p>
          </table:table-cell>
          <table:table-cell office:value-type="float" office:value="2733590.5" calcext:value-type="float">
            <text:p>2733590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5.5" calcext:value-type="float">
            <text:p>2733955.5</text:p>
          </table:table-cell>
          <table:table-cell office:value-type="string" calcext:value-type="string">
            <text:p>2773-03-21T00:00:00</text:p>
          </table:table-cell>
          <table:table-cell office:value-type="float" office:value="2733956.5" calcext:value-type="float">
            <text:p>2733956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21.5" calcext:value-type="float">
            <text:p>2734321.5</text:p>
          </table:table-cell>
          <table:table-cell office:value-type="string" calcext:value-type="string">
            <text:p>2774-03-21T00:00:00</text:p>
          </table:table-cell>
          <table:table-cell office:value-type="float" office:value="2734321.5" calcext:value-type="float">
            <text:p>2734321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6.5" calcext:value-type="float">
            <text:p>2734686.5</text:p>
          </table:table-cell>
          <table:table-cell office:value-type="string" calcext:value-type="string">
            <text:p>2775-03-21T00:00:00</text:p>
          </table:table-cell>
          <table:table-cell office:value-type="float" office:value="2734686.5" calcext:value-type="float">
            <text:p>2734686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51.5" calcext:value-type="float">
            <text:p>2735051.5</text:p>
          </table:table-cell>
          <table:table-cell office:value-type="string" calcext:value-type="string">
            <text:p>2776-03-20T00:00:00</text:p>
          </table:table-cell>
          <table:table-cell office:value-type="float" office:value="2735051.5" calcext:value-type="float">
            <text:p>2735051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6.5" calcext:value-type="float">
            <text:p>2735416.5</text:p>
          </table:table-cell>
          <table:table-cell office:value-type="string" calcext:value-type="string">
            <text:p>2777-03-21T00:00:00</text:p>
          </table:table-cell>
          <table:table-cell office:value-type="float" office:value="2735417.5" calcext:value-type="float">
            <text:p>2735417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2.5" calcext:value-type="float">
            <text:p>2735782.5</text:p>
          </table:table-cell>
          <table:table-cell office:value-type="string" calcext:value-type="string">
            <text:p>2778-03-21T00:00:00</text:p>
          </table:table-cell>
          <table:table-cell office:value-type="float" office:value="2735782.5" calcext:value-type="float">
            <text:p>2735782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7.5" calcext:value-type="float">
            <text:p>2736147.5</text:p>
          </table:table-cell>
          <table:table-cell office:value-type="string" calcext:value-type="string">
            <text:p>2779-03-21T00:00:00</text:p>
          </table:table-cell>
          <table:table-cell office:value-type="float" office:value="2736147.5" calcext:value-type="float">
            <text:p>2736147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2.5" calcext:value-type="float">
            <text:p>2736512.5</text:p>
          </table:table-cell>
          <table:table-cell office:value-type="string" calcext:value-type="string">
            <text:p>2780-03-20T00:00:00</text:p>
          </table:table-cell>
          <table:table-cell office:value-type="float" office:value="2736512.5" calcext:value-type="float">
            <text:p>2736512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7.5" calcext:value-type="float">
            <text:p>2736877.5</text:p>
          </table:table-cell>
          <table:table-cell office:value-type="string" calcext:value-type="string">
            <text:p>2781-03-21T00:00:00</text:p>
          </table:table-cell>
          <table:table-cell office:value-type="float" office:value="2736878.5" calcext:value-type="float">
            <text:p>2736878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3.5" calcext:value-type="float">
            <text:p>2737243.5</text:p>
          </table:table-cell>
          <table:table-cell office:value-type="string" calcext:value-type="string">
            <text:p>2782-03-21T00:00:00</text:p>
          </table:table-cell>
          <table:table-cell office:value-type="float" office:value="2737243.5" calcext:value-type="float">
            <text:p>2737243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8.5" calcext:value-type="float">
            <text:p>2737608.5</text:p>
          </table:table-cell>
          <table:table-cell office:value-type="string" calcext:value-type="string">
            <text:p>2783-03-21T00:00:00</text:p>
          </table:table-cell>
          <table:table-cell office:value-type="float" office:value="2737608.5" calcext:value-type="float">
            <text:p>2737608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3.5" calcext:value-type="float">
            <text:p>2737973.5</text:p>
          </table:table-cell>
          <table:table-cell office:value-type="string" calcext:value-type="string">
            <text:p>2784-03-20T00:00:00</text:p>
          </table:table-cell>
          <table:table-cell office:value-type="float" office:value="2737973.5" calcext:value-type="float">
            <text:p>2737973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8.5" calcext:value-type="float">
            <text:p>2738338.5</text:p>
          </table:table-cell>
          <table:table-cell office:value-type="string" calcext:value-type="string">
            <text:p>2785-03-21T00:00:00</text:p>
          </table:table-cell>
          <table:table-cell office:value-type="float" office:value="2738339.5" calcext:value-type="float">
            <text:p>2738339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4.5" calcext:value-type="float">
            <text:p>2738704.5</text:p>
          </table:table-cell>
          <table:table-cell office:value-type="string" calcext:value-type="string">
            <text:p>2786-03-21T00:00:00</text:p>
          </table:table-cell>
          <table:table-cell office:value-type="float" office:value="2738704.5" calcext:value-type="float">
            <text:p>2738704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9.5" calcext:value-type="float">
            <text:p>2739069.5</text:p>
          </table:table-cell>
          <table:table-cell office:value-type="string" calcext:value-type="string">
            <text:p>2787-03-21T00:00:00</text:p>
          </table:table-cell>
          <table:table-cell office:value-type="float" office:value="2739069.5" calcext:value-type="float">
            <text:p>2739069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4.5" calcext:value-type="float">
            <text:p>2739434.5</text:p>
          </table:table-cell>
          <table:table-cell office:value-type="string" calcext:value-type="string">
            <text:p>2788-03-20T00:00:00</text:p>
          </table:table-cell>
          <table:table-cell office:value-type="float" office:value="2739434.5" calcext:value-type="float">
            <text:p>2739434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9.5" calcext:value-type="float">
            <text:p>2739799.5</text:p>
          </table:table-cell>
          <table:table-cell office:value-type="string" calcext:value-type="string">
            <text:p>2789-03-21T00:00:00</text:p>
          </table:table-cell>
          <table:table-cell office:value-type="float" office:value="2739800.5" calcext:value-type="float">
            <text:p>2739800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5.5" calcext:value-type="float">
            <text:p>2740165.5</text:p>
          </table:table-cell>
          <table:table-cell office:value-type="string" calcext:value-type="string">
            <text:p>2790-03-21T00:00:00</text:p>
          </table:table-cell>
          <table:table-cell office:value-type="float" office:value="2740165.5" calcext:value-type="float">
            <text:p>2740165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30.5" calcext:value-type="float">
            <text:p>2740530.5</text:p>
          </table:table-cell>
          <table:table-cell office:value-type="string" calcext:value-type="string">
            <text:p>2791-03-21T00:00:00</text:p>
          </table:table-cell>
          <table:table-cell office:value-type="float" office:value="2740530.5" calcext:value-type="float">
            <text:p>2740530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5.5" calcext:value-type="float">
            <text:p>2740895.5</text:p>
          </table:table-cell>
          <table:table-cell office:value-type="string" calcext:value-type="string">
            <text:p>2792-03-20T00:00:00</text:p>
          </table:table-cell>
          <table:table-cell office:value-type="float" office:value="2740895.5" calcext:value-type="float">
            <text:p>2740895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60.5" calcext:value-type="float">
            <text:p>2741260.5</text:p>
          </table:table-cell>
          <table:table-cell office:value-type="string" calcext:value-type="string">
            <text:p>2793-03-20T00:00:00</text:p>
          </table:table-cell>
          <table:table-cell office:value-type="float" office:value="2741260.5" calcext:value-type="float">
            <text:p>2741260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6.5" calcext:value-type="float">
            <text:p>2741626.5</text:p>
          </table:table-cell>
          <table:table-cell office:value-type="string" calcext:value-type="string">
            <text:p>2794-03-21T00:00:00</text:p>
          </table:table-cell>
          <table:table-cell office:value-type="float" office:value="2741626.5" calcext:value-type="float">
            <text:p>2741626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91.5" calcext:value-type="float">
            <text:p>2741991.5</text:p>
          </table:table-cell>
          <table:table-cell office:value-type="string" calcext:value-type="string">
            <text:p>2795-03-21T00:00:00</text:p>
          </table:table-cell>
          <table:table-cell office:value-type="float" office:value="2741991.5" calcext:value-type="float">
            <text:p>2741991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6.5" calcext:value-type="float">
            <text:p>2742356.5</text:p>
          </table:table-cell>
          <table:table-cell office:value-type="string" calcext:value-type="string">
            <text:p>2796-03-20T00:00:00</text:p>
          </table:table-cell>
          <table:table-cell office:value-type="float" office:value="2742356.5" calcext:value-type="float">
            <text:p>2742356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21.5" calcext:value-type="float">
            <text:p>2742721.5</text:p>
          </table:table-cell>
          <table:table-cell office:value-type="string" calcext:value-type="string">
            <text:p>2797-03-20T00:00:00</text:p>
          </table:table-cell>
          <table:table-cell office:value-type="float" office:value="2742721.5" calcext:value-type="float">
            <text:p>2742721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7.5" calcext:value-type="float">
            <text:p>2743087.5</text:p>
          </table:table-cell>
          <table:table-cell office:value-type="string" calcext:value-type="string">
            <text:p>2798-03-21T00:00:00</text:p>
          </table:table-cell>
          <table:table-cell office:value-type="float" office:value="2743087.5" calcext:value-type="float">
            <text:p>2743087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2.5" calcext:value-type="float">
            <text:p>2743452.5</text:p>
          </table:table-cell>
          <table:table-cell office:value-type="string" calcext:value-type="string">
            <text:p>2799-03-21T00:00:00</text:p>
          </table:table-cell>
          <table:table-cell office:value-type="float" office:value="2743452.5" calcext:value-type="float">
            <text:p>2743452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7.5" calcext:value-type="float">
            <text:p>2743817.5</text:p>
          </table:table-cell>
          <table:table-cell office:value-type="string" calcext:value-type="string">
            <text:p>2800-03-20T00:00:00</text:p>
          </table:table-cell>
          <table:table-cell office:value-type="float" office:value="2743817.5" calcext:value-type="float">
            <text:p>2743817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2.5" calcext:value-type="float">
            <text:p>2744182.5</text:p>
          </table:table-cell>
          <table:table-cell office:value-type="string" calcext:value-type="string">
            <text:p>2801-03-20T00:00:00</text:p>
          </table:table-cell>
          <table:table-cell office:value-type="float" office:value="2744182.5" calcext:value-type="float">
            <text:p>2744182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8.5" calcext:value-type="float">
            <text:p>2744548.5</text:p>
          </table:table-cell>
          <table:table-cell office:value-type="string" calcext:value-type="string">
            <text:p>2802-03-21T00:00:00</text:p>
          </table:table-cell>
          <table:table-cell office:value-type="float" office:value="2744548.5" calcext:value-type="float">
            <text:p>2744548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3.5" calcext:value-type="float">
            <text:p>2744913.5</text:p>
          </table:table-cell>
          <table:table-cell office:value-type="string" calcext:value-type="string">
            <text:p>2803-03-21T00:00:00</text:p>
          </table:table-cell>
          <table:table-cell office:value-type="float" office:value="2744913.5" calcext:value-type="float">
            <text:p>2744913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8.5" calcext:value-type="float">
            <text:p>2745278.5</text:p>
          </table:table-cell>
          <table:table-cell office:value-type="string" calcext:value-type="string">
            <text:p>2804-03-20T00:00:00</text:p>
          </table:table-cell>
          <table:table-cell office:value-type="float" office:value="2745278.5" calcext:value-type="float">
            <text:p>2745278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3.5" calcext:value-type="float">
            <text:p>2745643.5</text:p>
          </table:table-cell>
          <table:table-cell office:value-type="string" calcext:value-type="string">
            <text:p>2805-03-20T00:00:00</text:p>
          </table:table-cell>
          <table:table-cell office:value-type="float" office:value="2745643.5" calcext:value-type="float">
            <text:p>2745643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8.5" calcext:value-type="float">
            <text:p>2746008.5</text:p>
          </table:table-cell>
          <table:table-cell office:value-type="string" calcext:value-type="string">
            <text:p>2806-03-21T00:00:00</text:p>
          </table:table-cell>
          <table:table-cell office:value-type="float" office:value="2746009.5" calcext:value-type="float">
            <text:p>2746009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4.5" calcext:value-type="float">
            <text:p>2746374.5</text:p>
          </table:table-cell>
          <table:table-cell office:value-type="string" calcext:value-type="string">
            <text:p>2807-03-21T00:00:00</text:p>
          </table:table-cell>
          <table:table-cell office:value-type="float" office:value="2746374.5" calcext:value-type="float">
            <text:p>2746374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9.5" calcext:value-type="float">
            <text:p>2746739.5</text:p>
          </table:table-cell>
          <table:table-cell office:value-type="string" calcext:value-type="string">
            <text:p>2808-03-20T00:00:00</text:p>
          </table:table-cell>
          <table:table-cell office:value-type="float" office:value="2746739.5" calcext:value-type="float">
            <text:p>2746739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4.5" calcext:value-type="float">
            <text:p>2747104.5</text:p>
          </table:table-cell>
          <table:table-cell office:value-type="string" calcext:value-type="string">
            <text:p>2809-03-20T00:00:00</text:p>
          </table:table-cell>
          <table:table-cell office:value-type="float" office:value="2747104.5" calcext:value-type="float">
            <text:p>2747104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9.5" calcext:value-type="float">
            <text:p>2747469.5</text:p>
          </table:table-cell>
          <table:table-cell office:value-type="string" calcext:value-type="string">
            <text:p>2810-03-21T00:00:00</text:p>
          </table:table-cell>
          <table:table-cell office:value-type="float" office:value="2747470.5" calcext:value-type="float">
            <text:p>2747470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5.5" calcext:value-type="float">
            <text:p>2747835.5</text:p>
          </table:table-cell>
          <table:table-cell office:value-type="string" calcext:value-type="string">
            <text:p>2811-03-21T00:00:00</text:p>
          </table:table-cell>
          <table:table-cell office:value-type="float" office:value="2747835.5" calcext:value-type="float">
            <text:p>2747835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200.5" calcext:value-type="float">
            <text:p>2748200.5</text:p>
          </table:table-cell>
          <table:table-cell office:value-type="string" calcext:value-type="string">
            <text:p>2812-03-20T00:00:00</text:p>
          </table:table-cell>
          <table:table-cell office:value-type="float" office:value="2748200.5" calcext:value-type="float">
            <text:p>2748200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5.5" calcext:value-type="float">
            <text:p>2748565.5</text:p>
          </table:table-cell>
          <table:table-cell office:value-type="string" calcext:value-type="string">
            <text:p>2813-03-20T00:00:00</text:p>
          </table:table-cell>
          <table:table-cell office:value-type="float" office:value="2748565.5" calcext:value-type="float">
            <text:p>2748565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03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6.5" calcext:value-type="float">
            <text:p>2749296.5</text:p>
          </table:table-cell>
          <table:table-cell office:value-type="string" calcext:value-type="string">
            <text:p>2815-03-21T00:00:00</text:p>
          </table:table-cell>
          <table:table-cell office:value-type="float" office:value="2749296.5" calcext:value-type="float">
            <text:p>2749296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61.5" calcext:value-type="float">
            <text:p>2749661.5</text:p>
          </table:table-cell>
          <table:table-cell office:value-type="string" calcext:value-type="string">
            <text:p>2816-03-20T00:00:00</text:p>
          </table:table-cell>
          <table:table-cell office:value-type="float" office:value="2749661.5" calcext:value-type="float">
            <text:p>2749661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6.5" calcext:value-type="float">
            <text:p>2750026.5</text:p>
          </table:table-cell>
          <table:table-cell office:value-type="string" calcext:value-type="string">
            <text:p>2817-03-20T00:00:00</text:p>
          </table:table-cell>
          <table:table-cell office:value-type="float" office:value="2750026.5" calcext:value-type="float">
            <text:p>2750026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91.5" calcext:value-type="float">
            <text:p>2750391.5</text:p>
          </table:table-cell>
          <table:table-cell office:value-type="string" calcext:value-type="string">
            <text:p>2818-03-21T00:00:00</text:p>
          </table:table-cell>
          <table:table-cell office:value-type="float" office:value="2750392.5" calcext:value-type="float">
            <text:p>2750392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7.5" calcext:value-type="float">
            <text:p>2750757.5</text:p>
          </table:table-cell>
          <table:table-cell office:value-type="string" calcext:value-type="string">
            <text:p>2819-03-21T00:00:00</text:p>
          </table:table-cell>
          <table:table-cell office:value-type="float" office:value="2750757.5" calcext:value-type="float">
            <text:p>2750757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2.5" calcext:value-type="float">
            <text:p>2751122.5</text:p>
          </table:table-cell>
          <table:table-cell office:value-type="string" calcext:value-type="string">
            <text:p>2820-03-20T00:00:00</text:p>
          </table:table-cell>
          <table:table-cell office:value-type="float" office:value="2751122.5" calcext:value-type="float">
            <text:p>2751122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7.5" calcext:value-type="float">
            <text:p>2751487.5</text:p>
          </table:table-cell>
          <table:table-cell office:value-type="string" calcext:value-type="string">
            <text:p>2821-03-20T00:00:00</text:p>
          </table:table-cell>
          <table:table-cell office:value-type="float" office:value="2751487.5" calcext:value-type="float">
            <text:p>2751487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2.5" calcext:value-type="float">
            <text:p>2751852.5</text:p>
          </table:table-cell>
          <table:table-cell office:value-type="string" calcext:value-type="string">
            <text:p>2822-03-21T00:00:00</text:p>
          </table:table-cell>
          <table:table-cell office:value-type="float" office:value="2751853.5" calcext:value-type="float">
            <text:p>2751853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8.5" calcext:value-type="float">
            <text:p>2752218.5</text:p>
          </table:table-cell>
          <table:table-cell office:value-type="string" calcext:value-type="string">
            <text:p>2823-03-21T00:00:00</text:p>
          </table:table-cell>
          <table:table-cell office:value-type="float" office:value="2752218.5" calcext:value-type="float">
            <text:p>2752218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3.5" calcext:value-type="float">
            <text:p>2752583.5</text:p>
          </table:table-cell>
          <table:table-cell office:value-type="string" calcext:value-type="string">
            <text:p>2824-03-20T00:00:00</text:p>
          </table:table-cell>
          <table:table-cell office:value-type="float" office:value="2752583.5" calcext:value-type="float">
            <text:p>2752583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8.5" calcext:value-type="float">
            <text:p>2752948.5</text:p>
          </table:table-cell>
          <table:table-cell office:value-type="string" calcext:value-type="string">
            <text:p>2825-03-20T00:00:00</text:p>
          </table:table-cell>
          <table:table-cell office:value-type="float" office:value="2752948.5" calcext:value-type="float">
            <text:p>2752948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3.5" calcext:value-type="float">
            <text:p>2753313.5</text:p>
          </table:table-cell>
          <table:table-cell office:value-type="string" calcext:value-type="string">
            <text:p>2826-03-20T00:00:00</text:p>
          </table:table-cell>
          <table:table-cell office:value-type="float" office:value="2753313.5" calcext:value-type="float">
            <text:p>2753313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9.5" calcext:value-type="float">
            <text:p>2753679.5</text:p>
          </table:table-cell>
          <table:table-cell office:value-type="string" calcext:value-type="string">
            <text:p>2827-03-21T00:00:00</text:p>
          </table:table-cell>
          <table:table-cell office:value-type="float" office:value="2753679.5" calcext:value-type="float">
            <text:p>2753679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4.5" calcext:value-type="float">
            <text:p>2754044.5</text:p>
          </table:table-cell>
          <table:table-cell office:value-type="string" calcext:value-type="string">
            <text:p>2828-03-20T00:00:00</text:p>
          </table:table-cell>
          <table:table-cell office:value-type="float" office:value="2754044.5" calcext:value-type="float">
            <text:p>2754044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9.5" calcext:value-type="float">
            <text:p>2754409.5</text:p>
          </table:table-cell>
          <table:table-cell office:value-type="string" calcext:value-type="string">
            <text:p>2829-03-20T00:00:00</text:p>
          </table:table-cell>
          <table:table-cell office:value-type="float" office:value="2754409.5" calcext:value-type="float">
            <text:p>2754409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4.5" calcext:value-type="float">
            <text:p>2754774.5</text:p>
          </table:table-cell>
          <table:table-cell office:value-type="string" calcext:value-type="string">
            <text:p>2830-03-20T00:00:00</text:p>
          </table:table-cell>
          <table:table-cell office:value-type="float" office:value="2754774.5" calcext:value-type="float">
            <text:p>2754774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40.5" calcext:value-type="float">
            <text:p>2755140.5</text:p>
          </table:table-cell>
          <table:table-cell office:value-type="string" calcext:value-type="string">
            <text:p>2831-03-21T00:00:00</text:p>
          </table:table-cell>
          <table:table-cell office:value-type="float" office:value="2755140.5" calcext:value-type="float">
            <text:p>2755140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5.5" calcext:value-type="float">
            <text:p>2755505.5</text:p>
          </table:table-cell>
          <table:table-cell office:value-type="string" calcext:value-type="string">
            <text:p>2832-03-20T00:00:00</text:p>
          </table:table-cell>
          <table:table-cell office:value-type="float" office:value="2755505.5" calcext:value-type="float">
            <text:p>2755505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70.5" calcext:value-type="float">
            <text:p>2755870.5</text:p>
          </table:table-cell>
          <table:table-cell office:value-type="string" calcext:value-type="string">
            <text:p>2833-03-20T00:00:00</text:p>
          </table:table-cell>
          <table:table-cell office:value-type="float" office:value="2755870.5" calcext:value-type="float">
            <text:p>2755870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5.5" calcext:value-type="float">
            <text:p>2756235.5</text:p>
          </table:table-cell>
          <table:table-cell office:value-type="string" calcext:value-type="string">
            <text:p>2834-03-20T00:00:00</text:p>
          </table:table-cell>
          <table:table-cell office:value-type="float" office:value="2756235.5" calcext:value-type="float">
            <text:p>2756235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601.5" calcext:value-type="float">
            <text:p>2756601.5</text:p>
          </table:table-cell>
          <table:table-cell office:value-type="string" calcext:value-type="string">
            <text:p>2835-03-21T00:00:00</text:p>
          </table:table-cell>
          <table:table-cell office:value-type="float" office:value="2756601.5" calcext:value-type="float">
            <text:p>2756601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6.5" calcext:value-type="float">
            <text:p>2756966.5</text:p>
          </table:table-cell>
          <table:table-cell office:value-type="string" calcext:value-type="string">
            <text:p>2836-03-20T00:00:00</text:p>
          </table:table-cell>
          <table:table-cell office:value-type="float" office:value="2756966.5" calcext:value-type="float">
            <text:p>2756966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31.5" calcext:value-type="float">
            <text:p>2757331.5</text:p>
          </table:table-cell>
          <table:table-cell office:value-type="string" calcext:value-type="string">
            <text:p>2837-03-20T00:00:00</text:p>
          </table:table-cell>
          <table:table-cell office:value-type="float" office:value="2757331.5" calcext:value-type="float">
            <text:p>2757331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6.5" calcext:value-type="float">
            <text:p>2757696.5</text:p>
          </table:table-cell>
          <table:table-cell office:value-type="string" calcext:value-type="string">
            <text:p>2838-03-20T00:00:00</text:p>
          </table:table-cell>
          <table:table-cell office:value-type="float" office:value="2757696.5" calcext:value-type="float">
            <text:p>2757696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61.5" calcext:value-type="float">
            <text:p>2758061.5</text:p>
          </table:table-cell>
          <table:table-cell office:value-type="string" calcext:value-type="string">
            <text:p>2839-03-21T00:00:00</text:p>
          </table:table-cell>
          <table:table-cell office:value-type="float" office:value="2758062.5" calcext:value-type="float">
            <text:p>2758062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7.5" calcext:value-type="float">
            <text:p>2758427.5</text:p>
          </table:table-cell>
          <table:table-cell office:value-type="string" calcext:value-type="string">
            <text:p>2840-03-20T00:00:00</text:p>
          </table:table-cell>
          <table:table-cell office:value-type="float" office:value="2758427.5" calcext:value-type="float">
            <text:p>2758427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2.5" calcext:value-type="float">
            <text:p>2758792.5</text:p>
          </table:table-cell>
          <table:table-cell office:value-type="string" calcext:value-type="string">
            <text:p>2841-03-20T00:00:00</text:p>
          </table:table-cell>
          <table:table-cell office:value-type="float" office:value="2758792.5" calcext:value-type="float">
            <text:p>2758792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7.5" calcext:value-type="float">
            <text:p>2759157.5</text:p>
          </table:table-cell>
          <table:table-cell office:value-type="string" calcext:value-type="string">
            <text:p>2842-03-20T00:00:00</text:p>
          </table:table-cell>
          <table:table-cell office:value-type="float" office:value="2759157.5" calcext:value-type="float">
            <text:p>2759157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2.5" calcext:value-type="float">
            <text:p>2759522.5</text:p>
          </table:table-cell>
          <table:table-cell office:value-type="string" calcext:value-type="string">
            <text:p>2843-03-21T00:00:00</text:p>
          </table:table-cell>
          <table:table-cell office:value-type="float" office:value="2759523.5" calcext:value-type="float">
            <text:p>2759523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8.5" calcext:value-type="float">
            <text:p>2759888.5</text:p>
          </table:table-cell>
          <table:table-cell office:value-type="string" calcext:value-type="string">
            <text:p>2844-03-20T00:00:00</text:p>
          </table:table-cell>
          <table:table-cell office:value-type="float" office:value="2759888.5" calcext:value-type="float">
            <text:p>2759888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3.5" calcext:value-type="float">
            <text:p>2760253.5</text:p>
          </table:table-cell>
          <table:table-cell office:value-type="string" calcext:value-type="string">
            <text:p>2845-03-20T00:00:00</text:p>
          </table:table-cell>
          <table:table-cell office:value-type="float" office:value="2760253.5" calcext:value-type="float">
            <text:p>2760253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8.5" calcext:value-type="float">
            <text:p>2760618.5</text:p>
          </table:table-cell>
          <table:table-cell office:value-type="string" calcext:value-type="string">
            <text:p>2846-03-20T00:00:00</text:p>
          </table:table-cell>
          <table:table-cell office:value-type="float" office:value="2760618.5" calcext:value-type="float">
            <text:p>2760618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03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9.5" calcext:value-type="float">
            <text:p>2761349.5</text:p>
          </table:table-cell>
          <table:table-cell office:value-type="string" calcext:value-type="string">
            <text:p>2848-03-20T00:00:00</text:p>
          </table:table-cell>
          <table:table-cell office:value-type="float" office:value="2761349.5" calcext:value-type="float">
            <text:p>2761349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4.5" calcext:value-type="float">
            <text:p>2761714.5</text:p>
          </table:table-cell>
          <table:table-cell office:value-type="string" calcext:value-type="string">
            <text:p>2849-03-20T00:00:00</text:p>
          </table:table-cell>
          <table:table-cell office:value-type="float" office:value="2761714.5" calcext:value-type="float">
            <text:p>2761714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9.5" calcext:value-type="float">
            <text:p>2762079.5</text:p>
          </table:table-cell>
          <table:table-cell office:value-type="string" calcext:value-type="string">
            <text:p>2850-03-20T00:00:00</text:p>
          </table:table-cell>
          <table:table-cell office:value-type="float" office:value="2762079.5" calcext:value-type="float">
            <text:p>2762079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03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10.5" calcext:value-type="float">
            <text:p>2762810.5</text:p>
          </table:table-cell>
          <table:table-cell office:value-type="string" calcext:value-type="string">
            <text:p>2852-03-20T00:00:00</text:p>
          </table:table-cell>
          <table:table-cell office:value-type="float" office:value="2762810.5" calcext:value-type="float">
            <text:p>2762810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5.5" calcext:value-type="float">
            <text:p>2763175.5</text:p>
          </table:table-cell>
          <table:table-cell office:value-type="string" calcext:value-type="string">
            <text:p>2853-03-20T00:00:00</text:p>
          </table:table-cell>
          <table:table-cell office:value-type="float" office:value="2763175.5" calcext:value-type="float">
            <text:p>2763175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40.5" calcext:value-type="float">
            <text:p>2763540.5</text:p>
          </table:table-cell>
          <table:table-cell office:value-type="string" calcext:value-type="string">
            <text:p>2854-03-20T00:00:00</text:p>
          </table:table-cell>
          <table:table-cell office:value-type="float" office:value="2763540.5" calcext:value-type="float">
            <text:p>2763540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5.5" calcext:value-type="float">
            <text:p>2763905.5</text:p>
          </table:table-cell>
          <table:table-cell office:value-type="string" calcext:value-type="string">
            <text:p>2855-03-21T00:00:00</text:p>
          </table:table-cell>
          <table:table-cell office:value-type="float" office:value="2763906.5" calcext:value-type="float">
            <text:p>2763906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71.5" calcext:value-type="float">
            <text:p>2764271.5</text:p>
          </table:table-cell>
          <table:table-cell office:value-type="string" calcext:value-type="string">
            <text:p>2856-03-20T00:00:00</text:p>
          </table:table-cell>
          <table:table-cell office:value-type="float" office:value="2764271.5" calcext:value-type="float">
            <text:p>2764271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6.5" calcext:value-type="float">
            <text:p>2764636.5</text:p>
          </table:table-cell>
          <table:table-cell office:value-type="string" calcext:value-type="string">
            <text:p>2857-03-20T00:00:00</text:p>
          </table:table-cell>
          <table:table-cell office:value-type="float" office:value="2764636.5" calcext:value-type="float">
            <text:p>2764636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5001.5" calcext:value-type="float">
            <text:p>2765001.5</text:p>
          </table:table-cell>
          <table:table-cell office:value-type="string" calcext:value-type="string">
            <text:p>2858-03-20T00:00:00</text:p>
          </table:table-cell>
          <table:table-cell office:value-type="float" office:value="2765001.5" calcext:value-type="float">
            <text:p>2765001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6.5" calcext:value-type="float">
            <text:p>2765366.5</text:p>
          </table:table-cell>
          <table:table-cell office:value-type="string" calcext:value-type="string">
            <text:p>2859-03-20T00:00:00</text:p>
          </table:table-cell>
          <table:table-cell office:value-type="float" office:value="2765366.5" calcext:value-type="float">
            <text:p>2765366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2.5" calcext:value-type="float">
            <text:p>2765732.5</text:p>
          </table:table-cell>
          <table:table-cell office:value-type="string" calcext:value-type="string">
            <text:p>2860-03-20T00:00:00</text:p>
          </table:table-cell>
          <table:table-cell office:value-type="float" office:value="2765732.5" calcext:value-type="float">
            <text:p>2765732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7.5" calcext:value-type="float">
            <text:p>2766097.5</text:p>
          </table:table-cell>
          <table:table-cell office:value-type="string" calcext:value-type="string">
            <text:p>2861-03-20T00:00:00</text:p>
          </table:table-cell>
          <table:table-cell office:value-type="float" office:value="2766097.5" calcext:value-type="float">
            <text:p>2766097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2.5" calcext:value-type="float">
            <text:p>2766462.5</text:p>
          </table:table-cell>
          <table:table-cell office:value-type="string" calcext:value-type="string">
            <text:p>2862-03-20T00:00:00</text:p>
          </table:table-cell>
          <table:table-cell office:value-type="float" office:value="2766462.5" calcext:value-type="float">
            <text:p>2766462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7.5" calcext:value-type="float">
            <text:p>2766827.5</text:p>
          </table:table-cell>
          <table:table-cell office:value-type="string" calcext:value-type="string">
            <text:p>2863-03-20T00:00:00</text:p>
          </table:table-cell>
          <table:table-cell office:value-type="float" office:value="2766827.5" calcext:value-type="float">
            <text:p>2766827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3.5" calcext:value-type="float">
            <text:p>2767193.5</text:p>
          </table:table-cell>
          <table:table-cell office:value-type="string" calcext:value-type="string">
            <text:p>2864-03-20T00:00:00</text:p>
          </table:table-cell>
          <table:table-cell office:value-type="float" office:value="2767193.5" calcext:value-type="float">
            <text:p>2767193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8.5" calcext:value-type="float">
            <text:p>2767558.5</text:p>
          </table:table-cell>
          <table:table-cell office:value-type="string" calcext:value-type="string">
            <text:p>2865-03-20T00:00:00</text:p>
          </table:table-cell>
          <table:table-cell office:value-type="float" office:value="2767558.5" calcext:value-type="float">
            <text:p>2767558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3.5" calcext:value-type="float">
            <text:p>2767923.5</text:p>
          </table:table-cell>
          <table:table-cell office:value-type="string" calcext:value-type="string">
            <text:p>2866-03-20T00:00:00</text:p>
          </table:table-cell>
          <table:table-cell office:value-type="float" office:value="2767923.5" calcext:value-type="float">
            <text:p>2767923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8.5" calcext:value-type="float">
            <text:p>2768288.5</text:p>
          </table:table-cell>
          <table:table-cell office:value-type="string" calcext:value-type="string">
            <text:p>2867-03-20T00:00:00</text:p>
          </table:table-cell>
          <table:table-cell office:value-type="float" office:value="2768288.5" calcext:value-type="float">
            <text:p>2768288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4.5" calcext:value-type="float">
            <text:p>2768654.5</text:p>
          </table:table-cell>
          <table:table-cell office:value-type="string" calcext:value-type="string">
            <text:p>2868-03-20T00:00:00</text:p>
          </table:table-cell>
          <table:table-cell office:value-type="float" office:value="2768654.5" calcext:value-type="float">
            <text:p>2768654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9.5" calcext:value-type="float">
            <text:p>2769019.5</text:p>
          </table:table-cell>
          <table:table-cell office:value-type="string" calcext:value-type="string">
            <text:p>2869-03-20T00:00:00</text:p>
          </table:table-cell>
          <table:table-cell office:value-type="float" office:value="2769019.5" calcext:value-type="float">
            <text:p>2769019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4.5" calcext:value-type="float">
            <text:p>2769384.5</text:p>
          </table:table-cell>
          <table:table-cell office:value-type="string" calcext:value-type="string">
            <text:p>2870-03-20T00:00:00</text:p>
          </table:table-cell>
          <table:table-cell office:value-type="float" office:value="2769384.5" calcext:value-type="float">
            <text:p>2769384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9.5" calcext:value-type="float">
            <text:p>2769749.5</text:p>
          </table:table-cell>
          <table:table-cell office:value-type="string" calcext:value-type="string">
            <text:p>2871-03-20T00:00:00</text:p>
          </table:table-cell>
          <table:table-cell office:value-type="float" office:value="2769749.5" calcext:value-type="float">
            <text:p>2769749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4.5" calcext:value-type="float">
            <text:p>2770114.5</text:p>
          </table:table-cell>
          <table:table-cell office:value-type="string" calcext:value-type="string">
            <text:p>2872-03-20T00:00:00</text:p>
          </table:table-cell>
          <table:table-cell office:value-type="float" office:value="2770115.5" calcext:value-type="float">
            <text:p>2770115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80.5" calcext:value-type="float">
            <text:p>2770480.5</text:p>
          </table:table-cell>
          <table:table-cell office:value-type="string" calcext:value-type="string">
            <text:p>2873-03-20T00:00:00</text:p>
          </table:table-cell>
          <table:table-cell office:value-type="float" office:value="2770480.5" calcext:value-type="float">
            <text:p>2770480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5.5" calcext:value-type="float">
            <text:p>2770845.5</text:p>
          </table:table-cell>
          <table:table-cell office:value-type="string" calcext:value-type="string">
            <text:p>2874-03-20T00:00:00</text:p>
          </table:table-cell>
          <table:table-cell office:value-type="float" office:value="2770845.5" calcext:value-type="float">
            <text:p>2770845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10.5" calcext:value-type="float">
            <text:p>2771210.5</text:p>
          </table:table-cell>
          <table:table-cell office:value-type="string" calcext:value-type="string">
            <text:p>2875-03-20T00:00:00</text:p>
          </table:table-cell>
          <table:table-cell office:value-type="float" office:value="2771210.5" calcext:value-type="float">
            <text:p>2771210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5.5" calcext:value-type="float">
            <text:p>2771575.5</text:p>
          </table:table-cell>
          <table:table-cell office:value-type="string" calcext:value-type="string">
            <text:p>2876-03-20T00:00:00</text:p>
          </table:table-cell>
          <table:table-cell office:value-type="float" office:value="2771576.5" calcext:value-type="float">
            <text:p>2771576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41.5" calcext:value-type="float">
            <text:p>2771941.5</text:p>
          </table:table-cell>
          <table:table-cell office:value-type="string" calcext:value-type="string">
            <text:p>2877-03-20T00:00:00</text:p>
          </table:table-cell>
          <table:table-cell office:value-type="float" office:value="2771941.5" calcext:value-type="float">
            <text:p>2771941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6.5" calcext:value-type="float">
            <text:p>2772306.5</text:p>
          </table:table-cell>
          <table:table-cell office:value-type="string" calcext:value-type="string">
            <text:p>2878-03-20T00:00:00</text:p>
          </table:table-cell>
          <table:table-cell office:value-type="float" office:value="2772306.5" calcext:value-type="float">
            <text:p>2772306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71.5" calcext:value-type="float">
            <text:p>2772671.5</text:p>
          </table:table-cell>
          <table:table-cell office:value-type="string" calcext:value-type="string">
            <text:p>2879-03-20T00:00:00</text:p>
          </table:table-cell>
          <table:table-cell office:value-type="float" office:value="2772671.5" calcext:value-type="float">
            <text:p>2772671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6.5" calcext:value-type="float">
            <text:p>2773036.5</text:p>
          </table:table-cell>
          <table:table-cell office:value-type="string" calcext:value-type="string">
            <text:p>2880-03-20T00:00:00</text:p>
          </table:table-cell>
          <table:table-cell office:value-type="float" office:value="2773037.5" calcext:value-type="float">
            <text:p>2773037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2.5" calcext:value-type="float">
            <text:p>2773402.5</text:p>
          </table:table-cell>
          <table:table-cell office:value-type="string" calcext:value-type="string">
            <text:p>2881-03-20T00:00:00</text:p>
          </table:table-cell>
          <table:table-cell office:value-type="float" office:value="2773402.5" calcext:value-type="float">
            <text:p>2773402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7.5" calcext:value-type="float">
            <text:p>2773767.5</text:p>
          </table:table-cell>
          <table:table-cell office:value-type="string" calcext:value-type="string">
            <text:p>2882-03-20T00:00:00</text:p>
          </table:table-cell>
          <table:table-cell office:value-type="float" office:value="2773767.5" calcext:value-type="float">
            <text:p>2773767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2.5" calcext:value-type="float">
            <text:p>2774132.5</text:p>
          </table:table-cell>
          <table:table-cell office:value-type="string" calcext:value-type="string">
            <text:p>2883-03-20T00:00:00</text:p>
          </table:table-cell>
          <table:table-cell office:value-type="float" office:value="2774132.5" calcext:value-type="float">
            <text:p>2774132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03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3.5" calcext:value-type="float">
            <text:p>2774863.5</text:p>
          </table:table-cell>
          <table:table-cell office:value-type="string" calcext:value-type="string">
            <text:p>2885-03-20T00:00:00</text:p>
          </table:table-cell>
          <table:table-cell office:value-type="float" office:value="2774863.5" calcext:value-type="float">
            <text:p>2774863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8.5" calcext:value-type="float">
            <text:p>2775228.5</text:p>
          </table:table-cell>
          <table:table-cell office:value-type="string" calcext:value-type="string">
            <text:p>2886-03-20T00:00:00</text:p>
          </table:table-cell>
          <table:table-cell office:value-type="float" office:value="2775228.5" calcext:value-type="float">
            <text:p>2775228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3.5" calcext:value-type="float">
            <text:p>2775593.5</text:p>
          </table:table-cell>
          <table:table-cell office:value-type="string" calcext:value-type="string">
            <text:p>2887-03-20T00:00:00</text:p>
          </table:table-cell>
          <table:table-cell office:value-type="float" office:value="2775593.5" calcext:value-type="float">
            <text:p>2775593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8.5" calcext:value-type="float">
            <text:p>2775958.5</text:p>
          </table:table-cell>
          <table:table-cell office:value-type="string" calcext:value-type="string">
            <text:p>2888-03-20T00:00:00</text:p>
          </table:table-cell>
          <table:table-cell office:value-type="float" office:value="2775959.5" calcext:value-type="float">
            <text:p>2775959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4.5" calcext:value-type="float">
            <text:p>2776324.5</text:p>
          </table:table-cell>
          <table:table-cell office:value-type="string" calcext:value-type="string">
            <text:p>2889-03-20T00:00:00</text:p>
          </table:table-cell>
          <table:table-cell office:value-type="float" office:value="2776324.5" calcext:value-type="float">
            <text:p>2776324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9.5" calcext:value-type="float">
            <text:p>2776689.5</text:p>
          </table:table-cell>
          <table:table-cell office:value-type="string" calcext:value-type="string">
            <text:p>2890-03-20T00:00:00</text:p>
          </table:table-cell>
          <table:table-cell office:value-type="float" office:value="2776689.5" calcext:value-type="float">
            <text:p>2776689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4.5" calcext:value-type="float">
            <text:p>2777054.5</text:p>
          </table:table-cell>
          <table:table-cell office:value-type="string" calcext:value-type="string">
            <text:p>2891-03-20T00:00:00</text:p>
          </table:table-cell>
          <table:table-cell office:value-type="float" office:value="2777054.5" calcext:value-type="float">
            <text:p>2777054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9.5" calcext:value-type="float">
            <text:p>2777419.5</text:p>
          </table:table-cell>
          <table:table-cell office:value-type="string" calcext:value-type="string">
            <text:p>2892-03-20T00:00:00</text:p>
          </table:table-cell>
          <table:table-cell office:value-type="float" office:value="2777420.5" calcext:value-type="float">
            <text:p>2777420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5.5" calcext:value-type="float">
            <text:p>2777785.5</text:p>
          </table:table-cell>
          <table:table-cell office:value-type="string" calcext:value-type="string">
            <text:p>2893-03-20T00:00:00</text:p>
          </table:table-cell>
          <table:table-cell office:value-type="float" office:value="2777785.5" calcext:value-type="float">
            <text:p>2777785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50.5" calcext:value-type="float">
            <text:p>2778150.5</text:p>
          </table:table-cell>
          <table:table-cell office:value-type="string" calcext:value-type="string">
            <text:p>2894-03-20T00:00:00</text:p>
          </table:table-cell>
          <table:table-cell office:value-type="float" office:value="2778150.5" calcext:value-type="float">
            <text:p>2778150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5.5" calcext:value-type="float">
            <text:p>2778515.5</text:p>
          </table:table-cell>
          <table:table-cell office:value-type="string" calcext:value-type="string">
            <text:p>2895-03-20T00:00:00</text:p>
          </table:table-cell>
          <table:table-cell office:value-type="float" office:value="2778515.5" calcext:value-type="float">
            <text:p>2778515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80.5" calcext:value-type="float">
            <text:p>2778880.5</text:p>
          </table:table-cell>
          <table:table-cell office:value-type="string" calcext:value-type="string">
            <text:p>2896-03-19T00:00:00</text:p>
          </table:table-cell>
          <table:table-cell office:value-type="float" office:value="2778880.5" calcext:value-type="float">
            <text:p>2778880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6.5" calcext:value-type="float">
            <text:p>2779246.5</text:p>
          </table:table-cell>
          <table:table-cell office:value-type="string" calcext:value-type="string">
            <text:p>2897-03-20T00:00:00</text:p>
          </table:table-cell>
          <table:table-cell office:value-type="float" office:value="2779246.5" calcext:value-type="float">
            <text:p>2779246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11.5" calcext:value-type="float">
            <text:p>2779611.5</text:p>
          </table:table-cell>
          <table:table-cell office:value-type="string" calcext:value-type="string">
            <text:p>2898-03-20T00:00:00</text:p>
          </table:table-cell>
          <table:table-cell office:value-type="float" office:value="2779611.5" calcext:value-type="float">
            <text:p>2779611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6.5" calcext:value-type="float">
            <text:p>2779976.5</text:p>
          </table:table-cell>
          <table:table-cell office:value-type="string" calcext:value-type="string">
            <text:p>2899-03-20T00:00:00</text:p>
          </table:table-cell>
          <table:table-cell office:value-type="float" office:value="2779976.5" calcext:value-type="float">
            <text:p>2779976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41.5" calcext:value-type="float">
            <text:p>2780341.5</text:p>
          </table:table-cell>
          <table:table-cell office:value-type="string" calcext:value-type="string">
            <text:p>2900-03-20T00:00:00</text:p>
          </table:table-cell>
          <table:table-cell office:value-type="float" office:value="2780341.5" calcext:value-type="float">
            <text:p>2780341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03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2.5" calcext:value-type="float">
            <text:p>2781072.5</text:p>
          </table:table-cell>
          <table:table-cell office:value-type="string" calcext:value-type="string">
            <text:p>2902-03-21T00:00:00</text:p>
          </table:table-cell>
          <table:table-cell office:value-type="float" office:value="2781072.5" calcext:value-type="float">
            <text:p>2781072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7.5" calcext:value-type="float">
            <text:p>2781437.5</text:p>
          </table:table-cell>
          <table:table-cell office:value-type="string" calcext:value-type="string">
            <text:p>2903-03-21T00:00:00</text:p>
          </table:table-cell>
          <table:table-cell office:value-type="float" office:value="2781437.5" calcext:value-type="float">
            <text:p>2781437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2.5" calcext:value-type="float">
            <text:p>2781802.5</text:p>
          </table:table-cell>
          <table:table-cell office:value-type="string" calcext:value-type="string">
            <text:p>2904-03-20T00:00:00</text:p>
          </table:table-cell>
          <table:table-cell office:value-type="float" office:value="2781802.5" calcext:value-type="float">
            <text:p>2781802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7.5" calcext:value-type="float">
            <text:p>2782167.5</text:p>
          </table:table-cell>
          <table:table-cell office:value-type="string" calcext:value-type="string">
            <text:p>2905-03-21T00:00:00</text:p>
          </table:table-cell>
          <table:table-cell office:value-type="float" office:value="2782168.5" calcext:value-type="float">
            <text:p>2782168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3.5" calcext:value-type="float">
            <text:p>2782533.5</text:p>
          </table:table-cell>
          <table:table-cell office:value-type="string" calcext:value-type="string">
            <text:p>2906-03-21T00:00:00</text:p>
          </table:table-cell>
          <table:table-cell office:value-type="float" office:value="2782533.5" calcext:value-type="float">
            <text:p>2782533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8.5" calcext:value-type="float">
            <text:p>2782898.5</text:p>
          </table:table-cell>
          <table:table-cell office:value-type="string" calcext:value-type="string">
            <text:p>2907-03-21T00:00:00</text:p>
          </table:table-cell>
          <table:table-cell office:value-type="float" office:value="2782898.5" calcext:value-type="float">
            <text:p>2782898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3.5" calcext:value-type="float">
            <text:p>2783263.5</text:p>
          </table:table-cell>
          <table:table-cell office:value-type="string" calcext:value-type="string">
            <text:p>2908-03-20T00:00:00</text:p>
          </table:table-cell>
          <table:table-cell office:value-type="float" office:value="2783263.5" calcext:value-type="float">
            <text:p>2783263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8.5" calcext:value-type="float">
            <text:p>2783628.5</text:p>
          </table:table-cell>
          <table:table-cell office:value-type="string" calcext:value-type="string">
            <text:p>2909-03-21T00:00:00</text:p>
          </table:table-cell>
          <table:table-cell office:value-type="float" office:value="2783629.5" calcext:value-type="float">
            <text:p>2783629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4.5" calcext:value-type="float">
            <text:p>2783994.5</text:p>
          </table:table-cell>
          <table:table-cell office:value-type="string" calcext:value-type="string">
            <text:p>2910-03-21T00:00:00</text:p>
          </table:table-cell>
          <table:table-cell office:value-type="float" office:value="2783994.5" calcext:value-type="float">
            <text:p>2783994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9.5" calcext:value-type="float">
            <text:p>2784359.5</text:p>
          </table:table-cell>
          <table:table-cell office:value-type="string" calcext:value-type="string">
            <text:p>2911-03-21T00:00:00</text:p>
          </table:table-cell>
          <table:table-cell office:value-type="float" office:value="2784359.5" calcext:value-type="float">
            <text:p>2784359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4.5" calcext:value-type="float">
            <text:p>2784724.5</text:p>
          </table:table-cell>
          <table:table-cell office:value-type="string" calcext:value-type="string">
            <text:p>2912-03-20T00:00:00</text:p>
          </table:table-cell>
          <table:table-cell office:value-type="float" office:value="2784724.5" calcext:value-type="float">
            <text:p>2784724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9.5" calcext:value-type="float">
            <text:p>2785089.5</text:p>
          </table:table-cell>
          <table:table-cell office:value-type="string" calcext:value-type="string">
            <text:p>2913-03-21T00:00:00</text:p>
          </table:table-cell>
          <table:table-cell office:value-type="float" office:value="2785090.5" calcext:value-type="float">
            <text:p>2785090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5.5" calcext:value-type="float">
            <text:p>2785455.5</text:p>
          </table:table-cell>
          <table:table-cell office:value-type="string" calcext:value-type="string">
            <text:p>2914-03-21T00:00:00</text:p>
          </table:table-cell>
          <table:table-cell office:value-type="float" office:value="2785455.5" calcext:value-type="float">
            <text:p>2785455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20.5" calcext:value-type="float">
            <text:p>2785820.5</text:p>
          </table:table-cell>
          <table:table-cell office:value-type="string" calcext:value-type="string">
            <text:p>2915-03-21T00:00:00</text:p>
          </table:table-cell>
          <table:table-cell office:value-type="float" office:value="2785820.5" calcext:value-type="float">
            <text:p>2785820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5.5" calcext:value-type="float">
            <text:p>2786185.5</text:p>
          </table:table-cell>
          <table:table-cell office:value-type="string" calcext:value-type="string">
            <text:p>2916-03-20T00:00:00</text:p>
          </table:table-cell>
          <table:table-cell office:value-type="float" office:value="2786185.5" calcext:value-type="float">
            <text:p>2786185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50.5" calcext:value-type="float">
            <text:p>2786550.5</text:p>
          </table:table-cell>
          <table:table-cell office:value-type="string" calcext:value-type="string">
            <text:p>2917-03-21T00:00:00</text:p>
          </table:table-cell>
          <table:table-cell office:value-type="float" office:value="2786551.5" calcext:value-type="float">
            <text:p>2786551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6.5" calcext:value-type="float">
            <text:p>2786916.5</text:p>
          </table:table-cell>
          <table:table-cell office:value-type="string" calcext:value-type="string">
            <text:p>2918-03-21T00:00:00</text:p>
          </table:table-cell>
          <table:table-cell office:value-type="float" office:value="2786916.5" calcext:value-type="float">
            <text:p>2786916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81.5" calcext:value-type="float">
            <text:p>2787281.5</text:p>
          </table:table-cell>
          <table:table-cell office:value-type="string" calcext:value-type="string">
            <text:p>2919-03-21T00:00:00</text:p>
          </table:table-cell>
          <table:table-cell office:value-type="float" office:value="2787281.5" calcext:value-type="float">
            <text:p>2787281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6.5" calcext:value-type="float">
            <text:p>2787646.5</text:p>
          </table:table-cell>
          <table:table-cell office:value-type="string" calcext:value-type="string">
            <text:p>2920-03-20T00:00:00</text:p>
          </table:table-cell>
          <table:table-cell office:value-type="float" office:value="2787646.5" calcext:value-type="float">
            <text:p>2787646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11.5" calcext:value-type="float">
            <text:p>2788011.5</text:p>
          </table:table-cell>
          <table:table-cell office:value-type="string" calcext:value-type="string">
            <text:p>2921-03-21T00:00:00</text:p>
          </table:table-cell>
          <table:table-cell office:value-type="float" office:value="2788012.5" calcext:value-type="float">
            <text:p>2788012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7.5" calcext:value-type="float">
            <text:p>2788377.5</text:p>
          </table:table-cell>
          <table:table-cell office:value-type="string" calcext:value-type="string">
            <text:p>2922-03-21T00:00:00</text:p>
          </table:table-cell>
          <table:table-cell office:value-type="float" office:value="2788377.5" calcext:value-type="float">
            <text:p>2788377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2.5" calcext:value-type="float">
            <text:p>2788742.5</text:p>
          </table:table-cell>
          <table:table-cell office:value-type="string" calcext:value-type="string">
            <text:p>2923-03-21T00:00:00</text:p>
          </table:table-cell>
          <table:table-cell office:value-type="float" office:value="2788742.5" calcext:value-type="float">
            <text:p>2788742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7.5" calcext:value-type="float">
            <text:p>2789107.5</text:p>
          </table:table-cell>
          <table:table-cell office:value-type="string" calcext:value-type="string">
            <text:p>2924-03-20T00:00:00</text:p>
          </table:table-cell>
          <table:table-cell office:value-type="float" office:value="2789107.5" calcext:value-type="float">
            <text:p>2789107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2.5" calcext:value-type="float">
            <text:p>2789472.5</text:p>
          </table:table-cell>
          <table:table-cell office:value-type="string" calcext:value-type="string">
            <text:p>2925-03-21T00:00:00</text:p>
          </table:table-cell>
          <table:table-cell office:value-type="float" office:value="2789473.5" calcext:value-type="float">
            <text:p>2789473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8.5" calcext:value-type="float">
            <text:p>2789838.5</text:p>
          </table:table-cell>
          <table:table-cell office:value-type="string" calcext:value-type="string">
            <text:p>2926-03-21T00:00:00</text:p>
          </table:table-cell>
          <table:table-cell office:value-type="float" office:value="2789838.5" calcext:value-type="float">
            <text:p>2789838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3.5" calcext:value-type="float">
            <text:p>2790203.5</text:p>
          </table:table-cell>
          <table:table-cell office:value-type="string" calcext:value-type="string">
            <text:p>2927-03-21T00:00:00</text:p>
          </table:table-cell>
          <table:table-cell office:value-type="float" office:value="2790203.5" calcext:value-type="float">
            <text:p>2790203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8.5" calcext:value-type="float">
            <text:p>2790568.5</text:p>
          </table:table-cell>
          <table:table-cell office:value-type="string" calcext:value-type="string">
            <text:p>2928-03-20T00:00:00</text:p>
          </table:table-cell>
          <table:table-cell office:value-type="float" office:value="2790568.5" calcext:value-type="float">
            <text:p>2790568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3.5" calcext:value-type="float">
            <text:p>2790933.5</text:p>
          </table:table-cell>
          <table:table-cell office:value-type="string" calcext:value-type="string">
            <text:p>2929-03-20T00:00:00</text:p>
          </table:table-cell>
          <table:table-cell office:value-type="float" office:value="2790933.5" calcext:value-type="float">
            <text:p>2790933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9.5" calcext:value-type="float">
            <text:p>2791299.5</text:p>
          </table:table-cell>
          <table:table-cell office:value-type="string" calcext:value-type="string">
            <text:p>2930-03-21T00:00:00</text:p>
          </table:table-cell>
          <table:table-cell office:value-type="float" office:value="2791299.5" calcext:value-type="float">
            <text:p>2791299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4.5" calcext:value-type="float">
            <text:p>2791664.5</text:p>
          </table:table-cell>
          <table:table-cell office:value-type="string" calcext:value-type="string">
            <text:p>2931-03-21T00:00:00</text:p>
          </table:table-cell>
          <table:table-cell office:value-type="float" office:value="2791664.5" calcext:value-type="float">
            <text:p>2791664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9.5" calcext:value-type="float">
            <text:p>2792029.5</text:p>
          </table:table-cell>
          <table:table-cell office:value-type="string" calcext:value-type="string">
            <text:p>2932-03-20T00:00:00</text:p>
          </table:table-cell>
          <table:table-cell office:value-type="float" office:value="2792029.5" calcext:value-type="float">
            <text:p>2792029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4.5" calcext:value-type="float">
            <text:p>2792394.5</text:p>
          </table:table-cell>
          <table:table-cell office:value-type="string" calcext:value-type="string">
            <text:p>2933-03-20T00:00:00</text:p>
          </table:table-cell>
          <table:table-cell office:value-type="float" office:value="2792394.5" calcext:value-type="float">
            <text:p>2792394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03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5.5" calcext:value-type="float">
            <text:p>2793125.5</text:p>
          </table:table-cell>
          <table:table-cell office:value-type="string" calcext:value-type="string">
            <text:p>2935-03-21T00:00:00</text:p>
          </table:table-cell>
          <table:table-cell office:value-type="float" office:value="2793125.5" calcext:value-type="float">
            <text:p>2793125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90.5" calcext:value-type="float">
            <text:p>2793490.5</text:p>
          </table:table-cell>
          <table:table-cell office:value-type="string" calcext:value-type="string">
            <text:p>2936-03-20T00:00:00</text:p>
          </table:table-cell>
          <table:table-cell office:value-type="float" office:value="2793490.5" calcext:value-type="float">
            <text:p>2793490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5.5" calcext:value-type="float">
            <text:p>2793855.5</text:p>
          </table:table-cell>
          <table:table-cell office:value-type="string" calcext:value-type="string">
            <text:p>2937-03-20T00:00:00</text:p>
          </table:table-cell>
          <table:table-cell office:value-type="float" office:value="2793855.5" calcext:value-type="float">
            <text:p>2793855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20.5" calcext:value-type="float">
            <text:p>2794220.5</text:p>
          </table:table-cell>
          <table:table-cell office:value-type="string" calcext:value-type="string">
            <text:p>2938-03-21T00:00:00</text:p>
          </table:table-cell>
          <table:table-cell office:value-type="float" office:value="2794221.5" calcext:value-type="float">
            <text:p>2794221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6.5" calcext:value-type="float">
            <text:p>2794586.5</text:p>
          </table:table-cell>
          <table:table-cell office:value-type="string" calcext:value-type="string">
            <text:p>2939-03-21T00:00:00</text:p>
          </table:table-cell>
          <table:table-cell office:value-type="float" office:value="2794586.5" calcext:value-type="float">
            <text:p>2794586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51.5" calcext:value-type="float">
            <text:p>2794951.5</text:p>
          </table:table-cell>
          <table:table-cell office:value-type="string" calcext:value-type="string">
            <text:p>2940-03-20T00:00:00</text:p>
          </table:table-cell>
          <table:table-cell office:value-type="float" office:value="2794951.5" calcext:value-type="float">
            <text:p>2794951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6.5" calcext:value-type="float">
            <text:p>2795316.5</text:p>
          </table:table-cell>
          <table:table-cell office:value-type="string" calcext:value-type="string">
            <text:p>2941-03-20T00:00:00</text:p>
          </table:table-cell>
          <table:table-cell office:value-type="float" office:value="2795316.5" calcext:value-type="float">
            <text:p>2795316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81.5" calcext:value-type="float">
            <text:p>2795681.5</text:p>
          </table:table-cell>
          <table:table-cell office:value-type="string" calcext:value-type="string">
            <text:p>2942-03-21T00:00:00</text:p>
          </table:table-cell>
          <table:table-cell office:value-type="float" office:value="2795682.5" calcext:value-type="float">
            <text:p>2795682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7.5" calcext:value-type="float">
            <text:p>2796047.5</text:p>
          </table:table-cell>
          <table:table-cell office:value-type="string" calcext:value-type="string">
            <text:p>2943-03-21T00:00:00</text:p>
          </table:table-cell>
          <table:table-cell office:value-type="float" office:value="2796047.5" calcext:value-type="float">
            <text:p>2796047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2.5" calcext:value-type="float">
            <text:p>2796412.5</text:p>
          </table:table-cell>
          <table:table-cell office:value-type="string" calcext:value-type="string">
            <text:p>2944-03-20T00:00:00</text:p>
          </table:table-cell>
          <table:table-cell office:value-type="float" office:value="2796412.5" calcext:value-type="float">
            <text:p>2796412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7.5" calcext:value-type="float">
            <text:p>2796777.5</text:p>
          </table:table-cell>
          <table:table-cell office:value-type="string" calcext:value-type="string">
            <text:p>2945-03-20T00:00:00</text:p>
          </table:table-cell>
          <table:table-cell office:value-type="float" office:value="2796777.5" calcext:value-type="float">
            <text:p>2796777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03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8.5" calcext:value-type="float">
            <text:p>2797508.5</text:p>
          </table:table-cell>
          <table:table-cell office:value-type="string" calcext:value-type="string">
            <text:p>2947-03-21T00:00:00</text:p>
          </table:table-cell>
          <table:table-cell office:value-type="float" office:value="2797508.5" calcext:value-type="float">
            <text:p>2797508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3.5" calcext:value-type="float">
            <text:p>2797873.5</text:p>
          </table:table-cell>
          <table:table-cell office:value-type="string" calcext:value-type="string">
            <text:p>2948-03-20T00:00:00</text:p>
          </table:table-cell>
          <table:table-cell office:value-type="float" office:value="2797873.5" calcext:value-type="float">
            <text:p>2797873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8.5" calcext:value-type="float">
            <text:p>2798238.5</text:p>
          </table:table-cell>
          <table:table-cell office:value-type="string" calcext:value-type="string">
            <text:p>2949-03-20T00:00:00</text:p>
          </table:table-cell>
          <table:table-cell office:value-type="float" office:value="2798238.5" calcext:value-type="float">
            <text:p>2798238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03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9.5" calcext:value-type="float">
            <text:p>2798969.5</text:p>
          </table:table-cell>
          <table:table-cell office:value-type="string" calcext:value-type="string">
            <text:p>2951-03-21T00:00:00</text:p>
          </table:table-cell>
          <table:table-cell office:value-type="float" office:value="2798969.5" calcext:value-type="float">
            <text:p>2798969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4.5" calcext:value-type="float">
            <text:p>2799334.5</text:p>
          </table:table-cell>
          <table:table-cell office:value-type="string" calcext:value-type="string">
            <text:p>2952-03-20T00:00:00</text:p>
          </table:table-cell>
          <table:table-cell office:value-type="float" office:value="2799334.5" calcext:value-type="float">
            <text:p>2799334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9.5" calcext:value-type="float">
            <text:p>2799699.5</text:p>
          </table:table-cell>
          <table:table-cell office:value-type="string" calcext:value-type="string">
            <text:p>2953-03-20T00:00:00</text:p>
          </table:table-cell>
          <table:table-cell office:value-type="float" office:value="2799699.5" calcext:value-type="float">
            <text:p>2799699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03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30.5" calcext:value-type="float">
            <text:p>2800430.5</text:p>
          </table:table-cell>
          <table:table-cell office:value-type="string" calcext:value-type="string">
            <text:p>2955-03-21T00:00:00</text:p>
          </table:table-cell>
          <table:table-cell office:value-type="float" office:value="2800430.5" calcext:value-type="float">
            <text:p>2800430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5.5" calcext:value-type="float">
            <text:p>2800795.5</text:p>
          </table:table-cell>
          <table:table-cell office:value-type="string" calcext:value-type="string">
            <text:p>2956-03-20T00:00:00</text:p>
          </table:table-cell>
          <table:table-cell office:value-type="float" office:value="2800795.5" calcext:value-type="float">
            <text:p>2800795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60.5" calcext:value-type="float">
            <text:p>2801160.5</text:p>
          </table:table-cell>
          <table:table-cell office:value-type="string" calcext:value-type="string">
            <text:p>2957-03-20T00:00:00</text:p>
          </table:table-cell>
          <table:table-cell office:value-type="float" office:value="2801160.5" calcext:value-type="float">
            <text:p>2801160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03-21T00:00:00</text:p>
          </table:table-cell>
          <table:table-cell office:value-type="float" office:value="2801526.5" calcext:value-type="float">
            <text:p>2801526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91.5" calcext:value-type="float">
            <text:p>2801891.5</text:p>
          </table:table-cell>
          <table:table-cell office:value-type="string" calcext:value-type="string">
            <text:p>2959-03-21T00:00:00</text:p>
          </table:table-cell>
          <table:table-cell office:value-type="float" office:value="2801891.5" calcext:value-type="float">
            <text:p>2801891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6.5" calcext:value-type="float">
            <text:p>2802256.5</text:p>
          </table:table-cell>
          <table:table-cell office:value-type="string" calcext:value-type="string">
            <text:p>2960-03-20T00:00:00</text:p>
          </table:table-cell>
          <table:table-cell office:value-type="float" office:value="2802256.5" calcext:value-type="float">
            <text:p>2802256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21.5" calcext:value-type="float">
            <text:p>2802621.5</text:p>
          </table:table-cell>
          <table:table-cell office:value-type="string" calcext:value-type="string">
            <text:p>2961-03-20T00:00:00</text:p>
          </table:table-cell>
          <table:table-cell office:value-type="float" office:value="2802621.5" calcext:value-type="float">
            <text:p>2802621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6.5" calcext:value-type="float">
            <text:p>2802986.5</text:p>
          </table:table-cell>
          <table:table-cell office:value-type="string" calcext:value-type="string">
            <text:p>2962-03-20T00:00:00</text:p>
          </table:table-cell>
          <table:table-cell office:value-type="float" office:value="2802986.5" calcext:value-type="float">
            <text:p>2802986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2.5" calcext:value-type="float">
            <text:p>2803352.5</text:p>
          </table:table-cell>
          <table:table-cell office:value-type="string" calcext:value-type="string">
            <text:p>2963-03-21T00:00:00</text:p>
          </table:table-cell>
          <table:table-cell office:value-type="float" office:value="2803352.5" calcext:value-type="float">
            <text:p>2803352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7.5" calcext:value-type="float">
            <text:p>2803717.5</text:p>
          </table:table-cell>
          <table:table-cell office:value-type="string" calcext:value-type="string">
            <text:p>2964-03-20T00:00:00</text:p>
          </table:table-cell>
          <table:table-cell office:value-type="float" office:value="2803717.5" calcext:value-type="float">
            <text:p>2803717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2.5" calcext:value-type="float">
            <text:p>2804082.5</text:p>
          </table:table-cell>
          <table:table-cell office:value-type="string" calcext:value-type="string">
            <text:p>2965-03-20T00:00:00</text:p>
          </table:table-cell>
          <table:table-cell office:value-type="float" office:value="2804082.5" calcext:value-type="float">
            <text:p>2804082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7.5" calcext:value-type="float">
            <text:p>2804447.5</text:p>
          </table:table-cell>
          <table:table-cell office:value-type="string" calcext:value-type="string">
            <text:p>2966-03-20T00:00:00</text:p>
          </table:table-cell>
          <table:table-cell office:value-type="float" office:value="2804447.5" calcext:value-type="float">
            <text:p>2804447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03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8.5" calcext:value-type="float">
            <text:p>2805178.5</text:p>
          </table:table-cell>
          <table:table-cell office:value-type="string" calcext:value-type="string">
            <text:p>2968-03-20T00:00:00</text:p>
          </table:table-cell>
          <table:table-cell office:value-type="float" office:value="2805178.5" calcext:value-type="float">
            <text:p>2805178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3.5" calcext:value-type="float">
            <text:p>2805543.5</text:p>
          </table:table-cell>
          <table:table-cell office:value-type="string" calcext:value-type="string">
            <text:p>2969-03-20T00:00:00</text:p>
          </table:table-cell>
          <table:table-cell office:value-type="float" office:value="2805543.5" calcext:value-type="float">
            <text:p>2805543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8.5" calcext:value-type="float">
            <text:p>2805908.5</text:p>
          </table:table-cell>
          <table:table-cell office:value-type="string" calcext:value-type="string">
            <text:p>2970-03-20T00:00:00</text:p>
          </table:table-cell>
          <table:table-cell office:value-type="float" office:value="2805908.5" calcext:value-type="float">
            <text:p>2805908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03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9.5" calcext:value-type="float">
            <text:p>2806639.5</text:p>
          </table:table-cell>
          <table:table-cell office:value-type="string" calcext:value-type="string">
            <text:p>2972-03-20T00:00:00</text:p>
          </table:table-cell>
          <table:table-cell office:value-type="float" office:value="2806639.5" calcext:value-type="float">
            <text:p>2806639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4.5" calcext:value-type="float">
            <text:p>2807004.5</text:p>
          </table:table-cell>
          <table:table-cell office:value-type="string" calcext:value-type="string">
            <text:p>2973-03-20T00:00:00</text:p>
          </table:table-cell>
          <table:table-cell office:value-type="float" office:value="2807004.5" calcext:value-type="float">
            <text:p>2807004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9.5" calcext:value-type="float">
            <text:p>2807369.5</text:p>
          </table:table-cell>
          <table:table-cell office:value-type="string" calcext:value-type="string">
            <text:p>2974-03-20T00:00:00</text:p>
          </table:table-cell>
          <table:table-cell office:value-type="float" office:value="2807369.5" calcext:value-type="float">
            <text:p>2807369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03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100.5" calcext:value-type="float">
            <text:p>2808100.5</text:p>
          </table:table-cell>
          <table:table-cell office:value-type="string" calcext:value-type="string">
            <text:p>2976-03-20T00:00:00</text:p>
          </table:table-cell>
          <table:table-cell office:value-type="float" office:value="2808100.5" calcext:value-type="float">
            <text:p>2808100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5.5" calcext:value-type="float">
            <text:p>2808465.5</text:p>
          </table:table-cell>
          <table:table-cell office:value-type="string" calcext:value-type="string">
            <text:p>2977-03-20T00:00:00</text:p>
          </table:table-cell>
          <table:table-cell office:value-type="float" office:value="2808465.5" calcext:value-type="float">
            <text:p>2808465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30.5" calcext:value-type="float">
            <text:p>2808830.5</text:p>
          </table:table-cell>
          <table:table-cell office:value-type="string" calcext:value-type="string">
            <text:p>2978-03-20T00:00:00</text:p>
          </table:table-cell>
          <table:table-cell office:value-type="float" office:value="2808830.5" calcext:value-type="float">
            <text:p>2808830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03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61.5" calcext:value-type="float">
            <text:p>2809561.5</text:p>
          </table:table-cell>
          <table:table-cell office:value-type="string" calcext:value-type="string">
            <text:p>2980-03-20T00:00:00</text:p>
          </table:table-cell>
          <table:table-cell office:value-type="float" office:value="2809561.5" calcext:value-type="float">
            <text:p>2809561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6.5" calcext:value-type="float">
            <text:p>2809926.5</text:p>
          </table:table-cell>
          <table:table-cell office:value-type="string" calcext:value-type="string">
            <text:p>2981-03-20T00:00:00</text:p>
          </table:table-cell>
          <table:table-cell office:value-type="float" office:value="2809926.5" calcext:value-type="float">
            <text:p>2809926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91.5" calcext:value-type="float">
            <text:p>2810291.5</text:p>
          </table:table-cell>
          <table:table-cell office:value-type="string" calcext:value-type="string">
            <text:p>2982-03-20T00:00:00</text:p>
          </table:table-cell>
          <table:table-cell office:value-type="float" office:value="2810291.5" calcext:value-type="float">
            <text:p>2810291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03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2.5" calcext:value-type="float">
            <text:p>2811022.5</text:p>
          </table:table-cell>
          <table:table-cell office:value-type="string" calcext:value-type="string">
            <text:p>2984-03-20T00:00:00</text:p>
          </table:table-cell>
          <table:table-cell office:value-type="float" office:value="2811022.5" calcext:value-type="float">
            <text:p>2811022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7.5" calcext:value-type="float">
            <text:p>2811387.5</text:p>
          </table:table-cell>
          <table:table-cell office:value-type="string" calcext:value-type="string">
            <text:p>2985-03-20T00:00:00</text:p>
          </table:table-cell>
          <table:table-cell office:value-type="float" office:value="2811387.5" calcext:value-type="float">
            <text:p>2811387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2.5" calcext:value-type="float">
            <text:p>2811752.5</text:p>
          </table:table-cell>
          <table:table-cell office:value-type="string" calcext:value-type="string">
            <text:p>2986-03-20T00:00:00</text:p>
          </table:table-cell>
          <table:table-cell office:value-type="float" office:value="2811752.5" calcext:value-type="float">
            <text:p>2811752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03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3.5" calcext:value-type="float">
            <text:p>2812483.5</text:p>
          </table:table-cell>
          <table:table-cell office:value-type="string" calcext:value-type="string">
            <text:p>2988-03-20T00:00:00</text:p>
          </table:table-cell>
          <table:table-cell office:value-type="float" office:value="2812483.5" calcext:value-type="float">
            <text:p>2812483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8.5" calcext:value-type="float">
            <text:p>2812848.5</text:p>
          </table:table-cell>
          <table:table-cell office:value-type="string" calcext:value-type="string">
            <text:p>2989-03-20T00:00:00</text:p>
          </table:table-cell>
          <table:table-cell office:value-type="float" office:value="2812848.5" calcext:value-type="float">
            <text:p>2812848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3.5" calcext:value-type="float">
            <text:p>2813213.5</text:p>
          </table:table-cell>
          <table:table-cell office:value-type="string" calcext:value-type="string">
            <text:p>2990-03-20T00:00:00</text:p>
          </table:table-cell>
          <table:table-cell office:value-type="float" office:value="2813213.5" calcext:value-type="float">
            <text:p>2813213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03-21T00:00:00</text:p>
          </table:table-cell>
          <table:table-cell office:value-type="float" office:value="2813579.5" calcext:value-type="float">
            <text:p>2813579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4.5" calcext:value-type="float">
            <text:p>2813944.5</text:p>
          </table:table-cell>
          <table:table-cell office:value-type="string" calcext:value-type="string">
            <text:p>2992-03-20T00:00:00</text:p>
          </table:table-cell>
          <table:table-cell office:value-type="float" office:value="2813944.5" calcext:value-type="float">
            <text:p>2813944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9.5" calcext:value-type="float">
            <text:p>2814309.5</text:p>
          </table:table-cell>
          <table:table-cell office:value-type="string" calcext:value-type="string">
            <text:p>2993-03-20T00:00:00</text:p>
          </table:table-cell>
          <table:table-cell office:value-type="float" office:value="2814309.5" calcext:value-type="float">
            <text:p>2814309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4.5" calcext:value-type="float">
            <text:p>2814674.5</text:p>
          </table:table-cell>
          <table:table-cell office:value-type="string" calcext:value-type="string">
            <text:p>2994-03-20T00:00:00</text:p>
          </table:table-cell>
          <table:table-cell office:value-type="float" office:value="2814674.5" calcext:value-type="float">
            <text:p>2814674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9.5" calcext:value-type="float">
            <text:p>2815039.5</text:p>
          </table:table-cell>
          <table:table-cell office:value-type="string" calcext:value-type="string">
            <text:p>2995-03-20T00:00:00</text:p>
          </table:table-cell>
          <table:table-cell office:value-type="float" office:value="2815039.5" calcext:value-type="float">
            <text:p>2815039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5.5" calcext:value-type="float">
            <text:p>2815405.5</text:p>
          </table:table-cell>
          <table:table-cell office:value-type="string" calcext:value-type="string">
            <text:p>2996-03-20T00:00:00</text:p>
          </table:table-cell>
          <table:table-cell office:value-type="float" office:value="2815405.5" calcext:value-type="float">
            <text:p>2815405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70.5" calcext:value-type="float">
            <text:p>2815770.5</text:p>
          </table:table-cell>
          <table:table-cell office:value-type="string" calcext:value-type="string">
            <text:p>2997-03-20T00:00:00</text:p>
          </table:table-cell>
          <table:table-cell office:value-type="float" office:value="2815770.5" calcext:value-type="float">
            <text:p>2815770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5.5" calcext:value-type="float">
            <text:p>2816135.5</text:p>
          </table:table-cell>
          <table:table-cell office:value-type="string" calcext:value-type="string">
            <text:p>2998-03-20T00:00:00</text:p>
          </table:table-cell>
          <table:table-cell office:value-type="float" office:value="2816135.5" calcext:value-type="float">
            <text:p>2816135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500.5" calcext:value-type="float">
            <text:p>2816500.5</text:p>
          </table:table-cell>
          <table:table-cell office:value-type="string" calcext:value-type="string">
            <text:p>2999-03-20T00:00:00</text:p>
          </table:table-cell>
          <table:table-cell office:value-type="float" office:value="2816500.5" calcext:value-type="float">
            <text:p>2816500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03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31.5" calcext:value-type="float">
            <text:p>2817231.5</text:p>
          </table:table-cell>
          <table:table-cell office:value-type="string" calcext:value-type="string">
            <text:p>3001-03-21T00:00:00</text:p>
          </table:table-cell>
          <table:table-cell office:value-type="float" office:value="2817231.5" calcext:value-type="float">
            <text:p>2817231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6.5" calcext:value-type="float">
            <text:p>2817596.5</text:p>
          </table:table-cell>
          <table:table-cell office:value-type="string" calcext:value-type="string">
            <text:p>3002-03-21T00:00:00</text:p>
          </table:table-cell>
          <table:table-cell office:value-type="float" office:value="2817596.5" calcext:value-type="float">
            <text:p>2817596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61.5" calcext:value-type="float">
            <text:p>2817961.5</text:p>
          </table:table-cell>
          <table:table-cell office:value-type="string" calcext:value-type="string">
            <text:p>3003-03-21T00:00:00</text:p>
          </table:table-cell>
          <table:table-cell office:value-type="float" office:value="2817961.5" calcext:value-type="float">
            <text:p>2817961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03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1:02:46.49441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4T15:28:17.812814989</dc:date>
    <meta:editing-duration>P5DT11H22M31S</meta:editing-duration>
    <meta:editing-cycles>50</meta:editing-cycles>
    <meta:generator>LibreOffice/6.4.7.2$Linux_X86_64 LibreOffice_project/40$Build-2</meta:generator>
    <meta:document-statistic meta:table-count="1" meta:cell-count="999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329">
                <text:p>0.211329</text:p>
                <draw:g>
                  <svg:desc>jd_from_badi_date.F2:jd_from_badi_date.F1428</svg:desc>
                </draw:g>
              </table:table-cell>
              <table:table-cell office:value-type="float" office:value="0">
                <text:p>0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0476">
                <text:p>0.030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8239">
                <text:p>0.038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3765">
                <text:p>0.05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30284">
                <text:p>0.03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1528">
                <text:p>0.06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28309">
                <text:p>0.42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62639">
                <text:p>0.16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70402">
                <text:p>0.17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78165">
                <text:p>0.17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708">
                <text:p>0.029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87519">
                <text:p>0.7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4533">
                <text:p>0.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3141">
                <text:p>0.30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0952">
                <text:p>0.060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8763">
                <text:p>0.8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76574">
                <text:p>0.57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34385">
                <text:p>0.33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2196">
                <text:p>0.092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0007">
                <text:p>0.8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07818">
                <text:p>0.60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5629">
                <text:p>0.36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2344">
                <text:p>0.12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1251">
                <text:p>0.88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39062">
                <text:p>0.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6873">
                <text:p>0.39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54684">
                <text:p>0.154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12495">
                <text:p>0.9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70306">
                <text:p>0.67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28117">
                <text:p>0.42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85928">
                <text:p>0.185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43739">
                <text:p>0.94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0155">
                <text:p>0.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59361">
                <text:p>0.45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17172">
                <text:p>0.21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74983">
                <text:p>0.974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32794">
                <text:p>0.7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90605">
                <text:p>0.49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48416">
                <text:p>0.24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6227">
                <text:p>0.006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4038">
                <text:p>0.76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21849">
                <text:p>0.52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7966">
                <text:p>0.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7471">
                <text:p>0.037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5282">
                <text:p>0.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53093">
                <text:p>0.55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10904">
                <text:p>0.3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68715">
                <text:p>0.068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26526">
                <text:p>0.82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84337">
                <text:p>0.58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42148">
                <text:p>0.34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99959">
                <text:p>0.099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5777">
                <text:p>0.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15581">
                <text:p>0.615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73392">
                <text:p>0.3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1203">
                <text:p>0.13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9014">
                <text:p>0.8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46825">
                <text:p>0.64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04636">
                <text:p>0.4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62447">
                <text:p>0.162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20258">
                <text:p>0.92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8069">
                <text:p>0.6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588">
                <text:p>0.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3691">
                <text:p>0.193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51502">
                <text:p>0.95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09313">
                <text:p>0.70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67124">
                <text:p>0.46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24935">
                <text:p>0.22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82746">
                <text:p>0.98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40557">
                <text:p>0.740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8368">
                <text:p>0.49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56179">
                <text:p>0.25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99">
                <text:p>0.0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1801">
                <text:p>0.77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29612">
                <text:p>0.52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87423">
                <text:p>0.2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45234">
                <text:p>0.045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03045">
                <text:p>0.80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560856">
                <text:p>0.56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8667">
                <text:p>0.318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6478">
                <text:p>0.076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34289">
                <text:p>0.83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5921">
                <text:p>0.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49911">
                <text:p>0.34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07722">
                <text:p>0.107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65533">
                <text:p>0.86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23344">
                <text:p>0.62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81155">
                <text:p>0.38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8966">
                <text:p>0.138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96777">
                <text:p>0.8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4588">
                <text:p>0.65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12399">
                <text:p>0.41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7021">
                <text:p>0.17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8021">
                <text:p>0.92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85832">
                <text:p>0.6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643">
                <text:p>0.44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1454">
                <text:p>0.20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59265">
                <text:p>0.95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17076">
                <text:p>0.7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74887">
                <text:p>0.47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32698">
                <text:p>0.23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90509">
                <text:p>0.99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832">
                <text:p>0.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06131">
                <text:p>0.50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63942">
                <text:p>0.26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1753">
                <text:p>0.02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79564">
                <text:p>0.77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37375">
                <text:p>0.53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95186">
                <text:p>0.29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52997">
                <text:p>0.05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10808">
                <text:p>0.8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568619">
                <text:p>0.56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2643">
                <text:p>0.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84241">
                <text:p>0.084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2052">
                <text:p>0.84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99863">
                <text:p>0.5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7674">
                <text:p>0.35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15485">
                <text:p>0.115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73296">
                <text:p>0.87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31107">
                <text:p>0.63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88918">
                <text:p>0.38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6729">
                <text:p>0.146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0454">
                <text:p>0.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62351">
                <text:p>0.66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20162">
                <text:p>0.420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77973">
                <text:p>0.177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35784">
                <text:p>0.93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93595">
                <text:p>0.69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1406">
                <text:p>0.4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9217">
                <text:p>0.209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67028">
                <text:p>0.96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839">
                <text:p>0.724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8265">
                <text:p>0.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40461">
                <text:p>0.24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98272">
                <text:p>0.9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56083">
                <text:p>0.75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13894">
                <text:p>0.51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1705">
                <text:p>0.2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516">
                <text:p>0.029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87327">
                <text:p>0.78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45138">
                <text:p>0.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2949">
                <text:p>0.30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6076">
                <text:p>0.060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column-mapping="0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653" chart:data-source-has-labels="both" svg:x="0.924cm" svg:y="1.477cm" svg:width="58.496cm" svg:height="28.636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653" chart:label-cell-address="jd_from_badi_date.F1:jd_from_badi_date.F1" chart:class="chart:line">
            <chart:data-point chart:repeated="652"/>
          </chart:series>
          <chart:series chart:style-name="ch8" chart:values-cell-range-address="jd_from_badi_date.G2:jd_from_badi_date.G653" chart:label-cell-address="jd_from_badi_date.G1:jd_from_badi_date.G1" chart:class="chart:line"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11329">
                <text:p>0.211329</text:p>
                <draw:g>
                  <svg:desc>jd_from_badi_date.F2:jd_from_badi_date.F653</svg:desc>
                </draw:g>
              </table:table-cell>
              <table:table-cell office:value-type="float" office:value="0">
                <text:p>0</text:p>
                <draw:g>
                  <svg:desc>jd_from_badi_date.G2:jd_from_badi_date.G653</svg:desc>
                </draw:g>
              </table:table-cell>
            </table:table-row>
            <table:table-row>
              <table:table-cell office:value-type="string"/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